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80000001F0B65235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Wingdings" svg:font-family="Wingdings" style:font-pitch="variable" style:font-charset="x-symbol"/>
    <style:font-face style:name="StarSymbol" svg:font-family="StarSymbol"/>
    <style:font-face style:name="Tahoma1" svg:font-family="Tahoma"/>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áblázat1" style:family="table">
      <style:table-properties style:width="8.818cm" table:align="margins"/>
    </style:style>
    <style:style style:name="Táblázat1.A" style:family="table-column">
      <style:table-column-properties style:column-width="3.477cm" style:rel-column-width="25844*"/>
    </style:style>
    <style:style style:name="Táblázat1.B" style:family="table-column">
      <style:table-column-properties style:column-width="5.341cm" style:rel-column-width="39691*"/>
    </style:style>
    <style:style style:name="Táblázat1.A1" style:family="table-cell">
      <style:table-cell-properties fo:padding="0.097cm" fo:border-left="0.002cm solid #000000" fo:border-right="none" fo:border-top="0.002cm solid #000000" fo:border-bottom="0.002cm solid #000000"/>
    </style:style>
    <style:style style:name="Táblázat1.B1" style:family="table-cell">
      <style:table-cell-properties fo:padding="0.097cm" fo:border="0.002cm solid #000000"/>
    </style:style>
    <style:style style:name="Táblázat1.A2" style:family="table-cell">
      <style:table-cell-properties fo:padding="0.097cm" fo:border-left="0.002cm solid #000000" fo:border-right="none" fo:border-top="none" fo:border-bottom="0.002cm solid #000000"/>
    </style:style>
    <style:style style:name="Táblázat1.B2" style:family="table-cell">
      <style:table-cell-properties fo:padding="0.097cm" fo:border-left="0.002cm solid #000000" fo:border-right="0.002cm solid #000000" fo:border-top="none" fo:border-bottom="0.002cm solid #000000"/>
    </style:style>
    <style:style style:name="P1" style:family="paragraph" style:parent-style-name="Text_20_body" style:master-page-name="Hajnalvilág_20_fedlap">
      <style:text-properties fo:language="en" fo:country="US"/>
    </style:style>
    <style:style style:name="P2" style:family="paragraph" style:parent-style-name="Heading_20_1">
      <style:paragraph-properties fo:text-align="center" style:justify-single-word="false"/>
      <style:text-properties style:font-name="Georgia" fo:font-size="44pt" style:font-size-asian="44pt" style:font-size-complex="44pt"/>
    </style:style>
    <style:style style:name="P3" style:family="paragraph" style:parent-style-name="Text_20_body">
      <style:paragraph-properties fo:text-align="center" style:justify-single-word="false"/>
      <style:text-properties style:font-name="Georgia" fo:font-size="44pt" style:font-size-asian="44pt" style:font-size-complex="44pt"/>
    </style:style>
    <style:style style:name="P4" style:family="paragraph" style:parent-style-name="Frame_20_contents">
      <style:paragraph-properties fo:text-align="center" style:justify-single-word="false"/>
    </style:style>
    <style:style style:name="P5" style:family="paragraph" style:parent-style-name="Text_20_body">
      <style:paragraph-properties fo:break-before="page"/>
      <style:text-properties fo:language="en" fo:country="US"/>
    </style:style>
    <style:style style:name="P6" style:family="paragraph" style:parent-style-name="Frame_20_contents">
      <style:paragraph-properties fo:margin-top="0.199cm" fo:margin-bottom="0.21cm" fo:text-align="center" style:justify-single-word="false"/>
    </style:style>
    <style:style style:name="P7" style:family="paragraph" style:parent-style-name="Text_20_body">
      <style:paragraph-properties fo:text-align="center" style:justify-single-word="false"/>
      <style:text-properties fo:color="#666666" style:font-name="Arial" fo:font-size="12pt" fo:language="en" fo:country="US" fo:font-weight="bold" style:font-size-asian="12pt" style:font-weight-asian="bold" style:font-size-complex="12pt" style:font-weight-complex="bold"/>
    </style:style>
    <style:style style:name="P8" style:family="paragraph" style:parent-style-name="Text_20_body" style:list-style-name="L2">
      <style:paragraph-properties fo:margin-left="0cm" fo:margin-right="0.499cm" fo:text-indent="0cm" style:auto-text-indent="false"/>
      <style:text-properties fo:color="#666666" fo:font-size="10.5pt" fo:language="en" fo:country="US" style:font-size-asian="10.5pt" style:font-size-complex="10.5pt"/>
    </style:style>
    <style:style style:name="P9" style:family="paragraph" style:parent-style-name="Frame_20_contents">
      <style:paragraph-properties fo:margin-left="0.609cm" fo:margin-right="0cm" fo:text-indent="0cm" style:auto-text-indent="false"/>
      <style:text-properties fo:color="#666666" fo:font-size="10.5pt" fo:language="en" fo:country="US" style:font-size-asian="10.5pt" style:font-size-complex="10.5pt"/>
    </style:style>
    <style:style style:name="P10" style:family="paragraph" style:parent-style-name="Frame_20_contents">
      <style:paragraph-properties fo:text-align="start" style:justify-single-word="false">
        <style:tab-stops/>
      </style:paragraph-properties>
      <style:text-properties fo:color="#666666" fo:font-size="10.5pt" fo:language="en" fo:country="US" fo:font-style="italic" style:font-size-asian="10.5pt" style:font-style-asian="italic" style:font-size-complex="10.5pt" style:font-style-complex="italic"/>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justify" style:justify-single-word="false"/>
    </style:style>
    <style:style style:name="P13" style:family="paragraph" style:parent-style-name="Frame_20_contents">
      <style:paragraph-properties fo:text-align="center" style:justify-single-word="false"/>
      <style:text-properties fo:font-size="11.5pt" fo:language="en" fo:country="US" fo:font-style="italic" style:font-style-asian="italic" style:font-style-complex="italic"/>
    </style:style>
    <style:style style:name="P14" style:family="paragraph" style:parent-style-name="Heading_20_1" style:master-page-name="Hajnalvilág_20_tartalom">
      <style:text-properties fo:language="en" fo:country="US"/>
    </style:style>
    <style:style style:name="P15" style:family="paragraph" style:parent-style-name="Text_20_body">
      <style:text-properties fo:language="en" fo:country="US"/>
    </style:style>
    <style:style style:name="P16" style:family="paragraph" style:parent-style-name="Text_20_body">
      <style:paragraph-properties fo:margin-left="3.519cm" fo:margin-right="3.822cm" fo:text-indent="-1.058cm" style:auto-text-indent="false">
        <style:tab-stops/>
      </style:paragraph-properties>
      <style:text-properties fo:language="en" fo:country="US"/>
    </style:style>
    <style:style style:name="P17" style:family="paragraph" style:parent-style-name="Text_20_body">
      <style:paragraph-properties fo:margin-left="3.519cm" fo:margin-right="3.757cm" fo:text-indent="-1.058cm" style:auto-text-indent="false">
        <style:tab-stops/>
      </style:paragraph-properties>
      <style:text-properties fo:language="en" fo:country="US"/>
    </style:style>
    <style:style style:name="P18" style:family="paragraph" style:parent-style-name="Text_20_body">
      <style:paragraph-properties fo:margin-left="3.519cm" fo:margin-right="3.836cm" fo:text-indent="-1.058cm" style:auto-text-indent="false">
        <style:tab-stops/>
      </style:paragraph-properties>
      <style:text-properties fo:language="en" fo:country="US"/>
    </style:style>
    <style:style style:name="P19" style:family="paragraph" style:parent-style-name="Heading_20_1">
      <style:paragraph-properties fo:margin-top="0.019cm" fo:margin-bottom="0.21cm" fo:break-before="page"/>
      <style:text-properties fo:language="en" fo:country="US"/>
    </style:style>
    <style:style style:name="P20" style:family="paragraph" style:parent-style-name="Heading_20_2">
      <style:text-properties fo:language="en" fo:country="US"/>
    </style:style>
    <style:style style:name="P21" style:family="paragraph" style:parent-style-name="Text_20_body">
      <style:paragraph-properties fo:margin-top="0cm" fo:margin-bottom="0.101cm"/>
      <style:text-properties fo:language="en" fo:country="US"/>
    </style:style>
    <style:style style:name="P22" style:family="paragraph" style:parent-style-name="Text_20_body">
      <style:paragraph-properties fo:margin-top="0cm" fo:margin-bottom="0.079cm" fo:break-before="page"/>
      <style:text-properties fo:language="en" fo:country="US" style:text-scale="98%"/>
    </style:style>
    <style:style style:name="P23" style:family="paragraph" style:parent-style-name="Text_20_body">
      <style:paragraph-properties fo:margin-top="0cm" fo:margin-bottom="0.079cm"/>
      <style:text-properties fo:language="en" fo:country="US" style:text-scale="98%"/>
    </style:style>
    <style:style style:name="P24" style:family="paragraph" style:parent-style-name="Text_20_body">
      <style:paragraph-properties fo:margin-top="0cm" fo:margin-bottom="0.079cm"/>
      <style:text-properties fo:language="en" fo:country="US"/>
    </style:style>
    <style:style style:name="P25" style:family="paragraph" style:parent-style-name="Text_20_body">
      <style:paragraph-properties fo:margin-top="0cm" fo:margin-bottom="0.101cm"/>
      <style:text-properties fo:language="en" fo:country="US" style:text-scale="98%"/>
    </style:style>
    <style:style style:name="P26" style:family="paragraph" style:parent-style-name="Heading_20_2">
      <style:paragraph-properties fo:margin-top="0.319cm" fo:margin-bottom="0.21cm"/>
      <style:text-properties fo:language="en" fo:country="US"/>
    </style:style>
    <style:style style:name="P27" style:family="paragraph" style:parent-style-name="Text_20_body">
      <style:paragraph-properties fo:margin-top="0cm" fo:margin-bottom="0.109cm"/>
      <style:text-properties fo:language="en" fo:country="US"/>
    </style:style>
    <style:style style:name="P28" style:family="paragraph" style:parent-style-name="Text_20_body">
      <style:paragraph-properties fo:margin-top="0cm" fo:margin-bottom="0.109cm" fo:break-before="page"/>
      <style:text-properties fo:language="en" fo:country="US"/>
    </style:style>
    <style:style style:name="P29" style:family="paragraph" style:parent-style-name="Text_20_body">
      <style:paragraph-properties fo:margin-left="0cm" fo:margin-right="-0.095cm" fo:text-indent="0cm" style:auto-text-indent="false"/>
      <style:text-properties fo:language="en" fo:country="US"/>
    </style:style>
    <style:style style:name="P30" style:family="paragraph" style:parent-style-name="Text_20_body">
      <style:paragraph-properties fo:margin-left="0cm" fo:margin-right="-0.095cm" fo:text-indent="0cm" style:auto-text-indent="false" fo:break-before="page"/>
      <style:text-properties fo:language="en" fo:country="US"/>
    </style:style>
    <style:style style:name="P31" style:family="paragraph" style:parent-style-name="Text_20_body">
      <style:paragraph-properties fo:margin-left="0cm" fo:margin-right="-0.048cm" fo:text-indent="0cm" style:auto-text-indent="false"/>
      <style:text-properties fo:language="en" fo:country="US" fo:background-color="transparent" style:text-scale="96%"/>
    </style:style>
    <style:style style:name="P32" style:family="paragraph" style:parent-style-name="Text_20_body">
      <style:text-properties fo:language="en" fo:country="US" fo:font-style="normal" style:font-style-asian="normal" style:font-style-complex="normal"/>
    </style:style>
    <style:style style:name="P33" style:family="paragraph" style:parent-style-name="Text_20_body">
      <style:paragraph-properties fo:margin-left="0cm" fo:margin-right="-0.072cm" fo:text-indent="0cm" style:auto-text-indent="false"/>
      <style:text-properties fo:language="en" fo:country="US"/>
    </style:style>
    <style:style style:name="P34" style:family="paragraph" style:parent-style-name="Text_20_body" style:list-style-name="L3">
      <style:text-properties fo:language="en" fo:country="US"/>
    </style:style>
    <style:style style:name="P35" style:family="paragraph" style:parent-style-name="Text_20_body">
      <style:text-properties fo:language="en" fo:country="US" style:text-scale="98%"/>
    </style:style>
    <style:style style:name="P36" style:family="paragraph" style:parent-style-name="Text_20_body">
      <style:paragraph-properties fo:margin-left="0.423cm" fo:margin-right="0.397cm" fo:margin-top="0cm" fo:margin-bottom="0.109cm" fo:text-indent="0cm" style:auto-text-indent="false"/>
      <style:text-properties fo:font-size="11.5pt" fo:language="en" fo:country="US" fo:font-style="italic" style:font-size-asian="11.5pt" style:font-style-asian="italic" style:font-size-complex="11.5pt" style:font-style-complex="italic"/>
    </style:style>
    <style:style style:name="P37" style:family="paragraph" style:parent-style-name="Text_20_body">
      <style:paragraph-properties fo:margin-left="0.423cm" fo:margin-right="0.397cm" fo:margin-top="0cm" fo:margin-bottom="0.109cm" fo:text-indent="0cm" style:auto-text-indent="false" fo:break-before="page"/>
      <style:text-properties fo:font-size="11.5pt" fo:language="en" fo:country="US" fo:font-style="italic" style:font-size-asian="11.5pt" style:font-style-asian="italic" style:font-size-complex="11.5pt" style:font-style-complex="italic"/>
    </style:style>
    <style:style style:name="P38" style:family="paragraph" style:parent-style-name="Text_20_body">
      <style:paragraph-properties fo:margin-left="0.423cm" fo:margin-right="0.397cm" fo:text-indent="0cm" style:auto-text-indent="false">
        <style:tab-stops>
          <style:tab-stop style:position="11.642cm" style:type="center"/>
        </style:tab-stops>
      </style:paragraph-properties>
      <style:text-properties fo:font-size="11.5pt" fo:language="en" fo:country="US" fo:font-style="italic" style:font-size-asian="11.5pt" style:font-style-asian="italic" style:font-size-complex="11.5pt" style:font-style-complex="italic"/>
    </style:style>
    <style:style style:name="P39" style:family="paragraph" style:parent-style-name="Heading_20_3">
      <style:text-properties fo:language="en" fo:country="US"/>
    </style:style>
    <style:style style:name="P40" style:family="paragraph" style:parent-style-name="Heading_20_3">
      <style:paragraph-properties fo:margin-top="0.019cm" fo:margin-bottom="0.21cm" fo:break-before="page" style:shadow="none"/>
      <style:text-properties fo:language="en" fo:country="US"/>
    </style:style>
    <style:style style:name="P41" style:family="paragraph" style:parent-style-name="Heading_20_2">
      <style:paragraph-properties fo:break-before="page"/>
      <style:text-properties fo:language="en" fo:country="US"/>
    </style:style>
    <style:style style:name="P42" style:family="paragraph" style:parent-style-name="Text_20_body">
      <style:text-properties fo:font-size="11.5pt" fo:language="en" fo:country="US"/>
    </style:style>
    <style:style style:name="P43" style:family="paragraph" style:parent-style-name="Text_20_body" style:list-style-name="L4">
      <style:text-properties fo:font-size="11.5pt" fo:language="en" fo:country="US"/>
    </style:style>
    <style:style style:name="P44" style:family="paragraph" style:parent-style-name="Heading_20_1">
      <style:paragraph-properties fo:break-before="page"/>
      <style:text-properties fo:language="en" fo:country="US"/>
    </style:style>
    <style:style style:name="P45" style:family="paragraph" style:parent-style-name="Text_20_body">
      <style:text-properties fo:language="en" fo:country="US" style:text-scale="97%"/>
    </style:style>
    <style:style style:name="P46" style:family="paragraph" style:parent-style-name="Text_20_body">
      <style:text-properties fo:language="en" fo:country="US" fo:font-style="italic" style:font-style-asian="italic" style:font-style-complex="italic"/>
    </style:style>
    <style:style style:name="P47" style:family="paragraph" style:parent-style-name="Text_20_body">
      <style:paragraph-properties fo:margin-top="0cm" fo:margin-bottom="0.161cm"/>
      <style:text-properties fo:language="en" fo:country="US"/>
    </style:style>
    <style:style style:name="P48" style:family="paragraph" style:parent-style-name="Text_20_body">
      <style:paragraph-properties fo:margin-top="0cm" fo:margin-bottom="0.161cm" fo:break-before="page"/>
      <style:text-properties fo:language="en" fo:country="US"/>
    </style:style>
    <style:style style:name="P49" style:family="paragraph" style:parent-style-name="Heading_20_4">
      <style:text-properties fo:language="en" fo:country="US"/>
    </style:style>
    <style:style style:name="P50" style:family="paragraph" style:parent-style-name="Heading_20_4">
      <style:paragraph-properties fo:break-before="page"/>
      <style:text-properties fo:language="en" fo:country="US"/>
    </style:style>
    <style:style style:name="P51" style:family="paragraph" style:parent-style-name="Text_20_body">
      <style:paragraph-properties fo:margin-top="0cm" fo:margin-bottom="0.109cm"/>
      <style:text-properties fo:language="en" fo:country="US" style:text-scale="97%"/>
    </style:style>
    <style:style style:name="P52" style:family="paragraph" style:parent-style-name="Text_20_body">
      <style:paragraph-properties fo:text-align="center" style:justify-single-word="false"/>
      <style:text-properties fo:language="en" fo:country="US"/>
    </style:style>
    <style:style style:name="P53" style:family="paragraph" style:parent-style-name="Heading_20_3">
      <style:paragraph-properties fo:break-before="page"/>
      <style:text-properties fo:language="en" fo:country="US"/>
    </style:style>
    <style:style style:name="P54" style:family="paragraph" style:parent-style-name="Text_20_body">
      <style:paragraph-properties fo:margin-top="0cm" fo:margin-bottom="0.011cm"/>
      <style:text-properties fo:language="en" fo:country="US"/>
    </style:style>
    <style:style style:name="P55" style:family="paragraph" style:parent-style-name="Text_20_body" style:list-style-name="L5">
      <style:paragraph-properties fo:margin-top="0cm" fo:margin-bottom="0.011cm"/>
      <style:text-properties fo:language="en" fo:country="US"/>
    </style:style>
    <style:style style:name="P56" style:family="paragraph" style:parent-style-name="Text_20_body" style:list-style-name="L5">
      <style:text-properties fo:language="en" fo:country="US"/>
    </style:style>
    <style:style style:name="P57" style:family="paragraph" style:parent-style-name="Text_20_body">
      <style:paragraph-properties fo:margin-top="0cm" fo:margin-bottom="0.109cm"/>
      <style:text-properties fo:language="en" fo:country="US" fo:font-style="italic" style:font-style-asian="italic" style:font-style-complex="italic"/>
    </style:style>
    <style:style style:name="P58" style:family="paragraph" style:parent-style-name="Text_20_body" style:list-style-name="L6">
      <style:text-properties fo:language="en" fo:country="US"/>
    </style:style>
    <style:style style:name="P59" style:family="paragraph" style:parent-style-name="Heading_20_1">
      <style:text-properties fo:language="en" fo:country="US"/>
    </style:style>
    <style:style style:name="P60" style:family="paragraph" style:parent-style-name="Heading_20_2">
      <style:paragraph-properties fo:margin-top="0.12cm" fo:margin-bottom="0.21cm"/>
      <style:text-properties fo:language="en" fo:country="US"/>
    </style:style>
    <style:style style:name="P61" style:family="paragraph" style:parent-style-name="Heading_20_3">
      <style:paragraph-properties fo:margin-top="0.22cm" fo:margin-bottom="0.21cm"/>
      <style:text-properties fo:language="en" fo:country="US"/>
    </style:style>
    <style:style style:name="P62" style:family="paragraph" style:parent-style-name="Text_20_body">
      <style:paragraph-properties fo:margin-top="0cm" fo:margin-bottom="0.109cm"/>
      <style:text-properties fo:language="en" fo:country="US" style:text-scale="98%"/>
    </style:style>
    <style:style style:name="P63" style:family="paragraph" style:parent-style-name="Heading_20_3">
      <style:paragraph-properties fo:margin-top="0.019cm" fo:margin-bottom="0.21cm" fo:break-before="page"/>
      <style:text-properties fo:language="en" fo:country="US"/>
    </style:style>
    <style:style style:name="P64" style:family="paragraph" style:parent-style-name="Text_20_body" style:list-style-name="L7">
      <style:text-properties fo:language="en" fo:country="US"/>
    </style:style>
    <style:style style:name="P65" style:family="paragraph" style:parent-style-name="Heading_20_3">
      <style:paragraph-properties fo:margin-top="0.319cm" fo:margin-bottom="0.109cm"/>
      <style:text-properties fo:language="en" fo:country="US"/>
    </style:style>
    <style:style style:name="P66" style:family="paragraph" style:parent-style-name="Heading_20_3">
      <style:paragraph-properties fo:margin-top="0.319cm" fo:margin-bottom="0.109cm" fo:break-before="page"/>
      <style:text-properties fo:language="en" fo:country="US"/>
    </style:style>
    <style:style style:name="P67" style:family="paragraph" style:parent-style-name="Heading_20_3">
      <style:paragraph-properties fo:margin-top="0.22cm" fo:margin-bottom="0.109cm"/>
      <style:text-properties fo:language="en" fo:country="US"/>
    </style:style>
    <style:style style:name="P68" style:family="paragraph" style:parent-style-name="Text_20_body">
      <style:text-properties fo:font-style="normal" style:font-style-asian="normal" style:font-style-complex="normal"/>
    </style:style>
    <style:style style:name="P69" style:family="paragraph" style:parent-style-name="Text_20_body">
      <style:paragraph-properties fo:text-align="center" style:justify-single-word="false"/>
      <style:text-properties fo:font-style="italic" style:font-style-asian="italic" style:font-style-complex="italic"/>
    </style:style>
    <style:style style:name="P70" style:family="paragraph" style:parent-style-name="Heading_20_3">
      <style:text-properties fo:language="en" fo:country="US" fo:font-style="italic" style:font-style-asian="italic" style:font-style-complex="italic"/>
    </style:style>
    <style:style style:name="P71" style:family="paragraph" style:parent-style-name="Heading_20_3">
      <style:paragraph-properties fo:margin-top="0.019cm" fo:margin-bottom="0.109cm" fo:break-before="page"/>
      <style:text-properties fo:language="en" fo:country="US"/>
    </style:style>
    <style:style style:name="P72" style:family="paragraph" style:parent-style-name="Heading_20_3">
      <style:paragraph-properties fo:margin-top="0.12cm" fo:margin-bottom="0.109cm"/>
      <style:text-properties fo:language="en" fo:country="US"/>
    </style:style>
    <style:style style:name="P73" style:family="paragraph" style:parent-style-name="Text_20_body">
      <style:paragraph-properties fo:text-align="center" style:justify-single-word="false"/>
      <style:text-properties fo:language="en" fo:country="US" fo:font-style="italic" fo:font-weight="bold" style:font-style-asian="italic" style:font-weight-asian="bold" style:font-style-complex="italic" style:font-weight-complex="bold"/>
    </style:style>
    <style:style style:name="P74" style:family="paragraph" style:parent-style-name="Heading_20_1">
      <style:paragraph-properties fo:margin-top="0cm" fo:margin-bottom="0.21cm" fo:break-before="page"/>
      <style:text-properties fo:language="en" fo:country="US"/>
    </style:style>
    <style:style style:name="P75" style:family="paragraph" style:parent-style-name="Heading_20_2">
      <style:paragraph-properties fo:margin-top="0.22cm" fo:margin-bottom="0.011cm"/>
      <style:text-properties fo:language="en" fo:country="US"/>
    </style:style>
    <style:style style:name="P76" style:family="paragraph" style:parent-style-name="Text_20_body">
      <style:paragraph-properties fo:margin-top="0cm" fo:margin-bottom="0.21cm"/>
      <style:text-properties fo:language="en" fo:country="US"/>
    </style:style>
    <style:style style:name="P77" style:family="paragraph" style:parent-style-name="Heading_20_2">
      <style:paragraph-properties fo:margin-top="0.019cm" fo:margin-bottom="0.21cm" fo:break-before="page"/>
      <style:text-properties fo:language="en" fo:country="US"/>
    </style:style>
    <style:style style:name="P78" style:family="paragraph" style:parent-style-name="Text_20_body">
      <style:paragraph-properties fo:text-align="center" style:justify-single-word="false"/>
      <style:text-properties fo:language="en" fo:country="U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italic" style:text-underline-style="none" fo:font-weight="bold" style:font-style-asian="italic" style:font-weight-asian="bold" style:font-style-complex="italic"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text-scale="98%"/>
    </style:style>
    <style:style style:name="T5" style:family="text">
      <style:text-properties fo:background-color="transparent"/>
    </style:style>
    <style:style style:name="T6" style:family="text">
      <style:text-properties style:font-name="Wingdings" style:font-name-asian="Wingdings" style:font-name-complex="Wingdings"/>
    </style:style>
    <style:style style:name="T7" style:family="text">
      <style:text-properties fo:background-color="#ffff00"/>
    </style:style>
    <style:style style:name="T8" style:family="text">
      <style:text-properties fo:font-style="normal" style:font-style-asian="normal" style:font-style-complex="normal"/>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style:text-position="sub 58%"/>
    </style:style>
    <style:style style:name="T11" style:family="text">
      <style:text-properties fo:color="#000000" fo:font-size="12pt" style:font-size-complex="12pt"/>
    </style:style>
    <style:style style:name="T12" style:family="text">
      <style:text-properties style:text-underline-style="none"/>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Frame">
      <style:graphic-properties style:vertical-pos="bottom" style:vertical-rel="page-content" style:horizontal-pos="center" style:horizontal-rel="page-content" fo:padding="0cm" fo:border="none" style:shadow="none"/>
    </style:style>
    <style:style style:name="fr3" style:family="graphic" style:parent-style-name="Graphics">
      <style:graphic-properties fo:margin-top="0cm" fo:margin-bottom="0.19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style:vertical-pos="from-top" style:vertical-rel="paragraph" style:horizontal-pos="from-left" style:horizontal-rel="paragraph" fo:padding="0cm" fo:border="none" style:shadow="none">
        <style:columns fo:column-count="0" fo:column-gap="0cm"/>
      </style:graphic-properties>
    </style:style>
    <style:style style:name="fr5" style:family="graphic" style:parent-style-name="Frame">
      <style:graphic-properties style:vertical-pos="from-top" style:vertical-rel="paragraph" style:horizontal-pos="center" style:horizontal-rel="paragraph" fo:padding="0cm" fo:border="none" style:shadow="none"/>
    </style:style>
    <style:style style:name="fr6" style:family="graphic" style:parent-style-name="Frame">
      <style:graphic-properties style:wrap="none" style:vertical-pos="from-top" style:vertical-rel="paragraph" style:horizontal-pos="from-left" style:horizontal-rel="paragraph" fo:background-color="transparent" style:background-transparency="100%" fo:padding="0.3cm" fo:border="0.002cm solid #000000" style:shadow="none">
        <style:background-image/>
        <style:columns fo:column-count="0" fo:column-gap="0cm"/>
      </style:graphic-properties>
    </style:style>
    <style:style style:name="fr7" style:family="graphic" style:parent-style-name="Frame">
      <style:graphic-properties style:vertical-pos="middle" style:vertical-rel="page-content" style:horizontal-pos="center" style:horizontal-rel="paragraph" style:shadow="none"/>
    </style:style>
    <style:style style:name="fr8" style:family="graphic" style:parent-style-name="Frame">
      <style:graphic-properties style:run-through="foreground" style:wrap="run-through" style:number-wrapped-paragraphs="no-limit" style:vertical-pos="from-top" style:vertical-rel="paragraph" style:horizontal-pos="from-left" style:horizontal-rel="paragraph"/>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Keret4" text:anchor-type="paragraph" svg:x="2.277cm" svg:y="5.625cm" svg:width="12.49cm" draw:z-index="2"><draw:text-box fo:min-height="3.912cm"><text:h text:style-name="P2" text:outline-level="1">Mondo Aŭrora</text:h><text:p text:style-name="P3">-</text:p><text:h text:style-name="P2" text:outline-level="1">Dawnworld</text:h></draw:text-box></draw:frame><draw:frame draw:style-name="fr2" draw:name="Keret5" text:anchor-type="paragraph" svg:width="4.987cm" draw:z-index="3"><draw:text-box fo:min-height="1.194cm"><text:p text:style-name="P4">Hajnalvilág Foundation<text:line-break/>2009</text:p></draw:text-box></draw:frame></text:p>
      <text:p text:style-name="P5"><draw:frame draw:style-name="fr2" draw:name="Keret8" text:anchor-type="paragraph" svg:width="5.674cm" draw:z-index="6"><draw:text-box fo:min-height="1.39cm"><text:p text:style-name="P6"><draw:frame draw:style-name="fr3" draw:name="kép1" text:anchor-type="paragraph" svg:width="1.697cm" svg:height="0.596cm" draw:z-index="7"><draw:image xlink:href="Pictures/10000000000000580000001F0B652353.png" xlink:type="simple" xlink:show="embed" xlink:actuate="onLoad"/></draw:frame>Hajnalvilág Foundation</text:p></draw:text-box></draw:frame><draw:frame draw:style-name="fr4" draw:name="Keret9" text:anchor-type="paragraph" svg:x="1.05cm" svg:y="1.617cm" svg:width="14.898cm" draw:z-index="8"><draw:text-box fo:min-height="16.75cm"><text:p text:style-name="P7">Recommendations</text:p><text:list text:style-name="L2"><text:list-item><text:p text:style-name="P8"><text:span text:style-name="T1">Continuity:</text:span> I process smaller, sometimes remote topics inside the big sections like a mosaic – however these topics are related to each other, and the sections are founded upon the previous ones. It is better reading continuously, without jumping in contempt of its rugged style...</text:p></text:list-item><text:list-item><text:p text:style-name="P8"><text:span text:style-name="T1">Environmental consciousness:</text:span> I don't really know if it is better to read a book of hundred pages on a computer (consumption) or to print it out. I would like you to read the electronic version on a low consumption gadget (e-book reader, netbook), or pass on the (recycled) paper version after reading, if you liked it.</text:p></text:list-item><text:list-item><text:p text:style-name="P8">Feedback: the electronic version is free, the printed version (if any) will be available on price of the manufacturing. In return I would like to get feedback. Although I do my best to thoroughly select the most important points and analyze them – my knowledge is finite and shows only a single viewpoint. Please send your supporting opinion or critics in email to kl (at) hajnalvilag (dot) hu. I will use your address to the conversation only and keep it only if you request that.</text:p></text:list-item><text:list-item><text:p text:style-name="P8"><text:span text:style-name="T1">Cooperation: </text:span>I am really interested in any ideas on implementing the Dawnworld roadmap.</text:p></text:list-item><text:list-item><text:p text:style-name="P8"><text:span text:style-name="T1">Language:</text:span> the aim of Dawnworld is to create a global structure using Esperanto as the common language. For this reason, the book was translated to Esperanto that should be translated to any national language with one exception: the book can be published in double-language with Esperanto on the left – including the original Hungarian text. Natural exclusion is the Esperanto version that can be printed alone.</text:p></text:list-item><text:list-item><text:p text:style-name="P8"><text:span text:style-name="T1">A special note for the English readers:</text:span> I made this rough translation for those, who, like me use English as a global intermediate communication language. This version should later be replaced by a translation by a native speaker, but neither should be used as the source of further translations; the only legitimate source is the Esperanto or the Hungarian version.</text:p></text:list-item></text:list><text:p text:style-name="P9">Thank you</text:p><text:p text:style-name="P10"><text:tab/>Kedves Loránd</text:p></draw:text-box></draw:frame><draw:frame draw:style-name="fr5" draw:name="Keret7" text:anchor-type="paragraph" svg:y="18.831cm" svg:width="8.818cm" draw:z-index="9"><draw:text-box fo:min-height="5.228cm"><table:table table:name="Táblázat1" table:style-name="Táblázat1"><table:table-column table:style-name="Táblázat1.A"/><table:table-column table:style-name="Táblázat1.B"/><table:table-row><table:table-cell table:style-name="Táblázat1.A1" office:value-type="string"><text:p text:style-name="P11">Author:</text:p></table:table-cell><table:table-cell table:style-name="Táblázat1.B1" office:value-type="string"><text:p text:style-name="P12">Lorand Kedves, 2008-2009</text:p></table:table-cell></table:table-row><table:table-row><table:table-cell table:style-name="Táblázat1.A2" office:value-type="string"><text:p text:style-name="P11">Translation:</text:p></table:table-cell><table:table-cell table:style-name="Táblázat1.B2" office:value-type="string"><text:p text:style-name="P12">Lorand Kedves</text:p></table:table-cell></table:table-row><table:table-row><table:table-cell table:style-name="Táblázat1.A2" office:value-type="string"><text:p text:style-name="P11">Publisher's reader:</text:p></table:table-cell><table:table-cell table:style-name="Táblázat1.B2" office:value-type="string"><text:p text:style-name="P12"/></table:table-cell></table:table-row><table:table-row><table:table-cell table:style-name="Táblázat1.A2" office:value-type="string"><text:p text:style-name="P11">Language:</text:p></table:table-cell><table:table-cell table:style-name="Táblázat1.B2" office:value-type="string"><text:p text:style-name="P12">English</text:p></table:table-cell></table:table-row><table:table-row><table:table-cell table:style-name="Táblázat1.A2" office:value-type="string"><text:p text:style-name="P11">Last modified:</text:p></table:table-cell><table:table-cell table:style-name="Táblázat1.B2" office:value-type="string"><text:p text:style-name="P12">2010</text:p></table:table-cell></table:table-row></table:table><text:p text:style-name="Frame_20_contents"/></draw:text-box></draw:frame></text:p>
      <text:p text:style-name="P5"><draw:frame draw:style-name="fr4" draw:name="Keret3" text:anchor-type="paragraph" svg:x="0.97cm" svg:y="7.68cm" svg:width="15.268cm" draw:z-index="4"><draw:text-box fo:min-height="2.466cm"><text:p text:style-name="P13">Wherever we go, it is inevitable<text:line-break/>that we will make mistakes along the way</text:p><text:p text:style-name="P13">...but if we deny or adhere to them<text:line-break/>we surely miss our aim.</text:p></draw:text-box></draw:frame></text:p>
      <text:h text:style-name="P14" text:outline-level="1">Why?</text:h>
      <text:p text:style-name="P15"/>
      <text:p text:style-name="P15">Our world powered by the almighty “economics” is dying in an increasing speed.</text:p>
      <text:p text:style-name="P15">Day after day, we share this planet with less and less number of species, its resources are faster and faster forwarded to giant heaps of waste, and oceans that throw it up back to us more often. The smell and noise of the machines penetrate the life of “civilized humans” deeper; products made by pro psychologists race in our brains when looking for answers to the questions of our life – materialized in shampoos, cleaning agents or cars. The same “scientists” smash politics into our everyday life, we cannot say three sentences without using words “reserved by” political parties; any important topic will be transformed to “spokesman's statement” - in which the point is not the meaning but the estimation of the number of gained votes.</text:p>
      <text:p text:style-name="P15">Our personal relations are analyzed by sophisticated computer algorithms, it's not that bad that our emails are scanned if the “service” is “for free”. We meet with our pals from hundreds or thousands kilometers distance, but hardly know anything about our neighbors with whom we share the ground, air, food and life – not to mention empathy, touch or love.</text:p>
      <text:p text:style-name="P15">Although we don't agree, but get used to the yoke that finally evaluates everything by money, and locks us up in the cells in the endless lists of the banks either directly or using the state that in theory represents us, but really serves them. Our life is dissolved among thousands of virtual prisons, we can hope no mercy because our guards are vampire living on our blood: tax, loan, interest – in fact they are our lifetime traded for money.</text:p>
      <text:p text:style-name="P15">Just like any organism, mankind is a self supporting system, its immune system is working. It creates well-defined islands around different problems, tries to save local values: schools, streams, environment. It tries to regenerate itself on “cell-level”, groups emerge around restoring the inner balance of the human being: religious, spiritual movements, healing herbs, homeopathy, feng-shui...</text:p>
      <text:p text:style-name="P15">These efforts are very important, without them the system – the human civilization – might have already collapsed under the weight of its illness. Although I think that they are essential to keep up the operation or heal a separate islands, this is not enough to stop the disease and cure the whole system.</text:p>
      <text:p text:style-name="P15">Todays human civilization is in the state of blood-poisoning: its life sustaining, organizing systems are toxic, they reach everywhere and with nutritions they also pump poison into all parts. No wonder that those islands fight not only for their aims but against a continuous administrative pressure. This state cannot be healed by “removing the broken part” - without internal organization the whole system dies.</text:p>
      <text:p text:style-name="P15">Following the analogy of the immune system: the first step is to find the cause. This cause cannot be local, we have to see through the local phenomena, people, movements. For example, the poison causes inflammation in the liver, which is of course a critical problem and needs immediate actions; but to heal the patient we have to see through it and locate the agent, the source of the poison. Without this, we are doomed to a constant defensive retreat that we lose for sure, because the human body is not a battleground, cannot operate normally with a constant war inside.</text:p>
      <text:p text:style-name="P15"/>
      <text:p text:style-name="P5">The same analogy applies to protecting the environment, nature, minorities, handicapped, old, human rights, etc.: they are indeed very important, but lost cases alone. If we don't find out <text:span text:style-name="T1">why on Earth we have to defend</text:span> our constitutional rights for example, and we don't find a solution to the cause of this problem, we inevitably and finally lose the “patient”: the human civilization.</text:p>
      <text:p text:style-name="P15">Yes, we can say that life does not stop, the evolution rules, anything that disappears must disappear anyway. But I say this human world is what my father, my father's fathers and all my ancestors dreamed and built along their lives! (Father stands for the creative idea, while mother is the accepting, conceiving and caring quality – mother is fine, the “seed” is sick.) True, an infection can kill this wonderful organization, carnivores can tear up and digest its body, and this totally fits to the laws of the nature. However, it would be a shame just to watch it calmly – or furthermore, actively being involved in the process following our temporal interests, and finally say: “there were even worse than me”.</text:p>
      <text:p text:style-name="P15"><text:span text:style-name="T1">We ourselves</text:span> (on personal and race level) are those, who use the results of the efforts of generations of our ancestors to rob, smash and poison the world that we pass on to our children. We know and feel this, but under the pressure of the media that shows us being small and hopeless, we just shrug reading the previous sentence and switch on the TV – or continue our desperate battle for protecting a local “island”.</text:p>
      <text:p text:style-name="P15">This book is about the cause of the disease, how it emerged, what makes it lethal, what hides it from the immune system and what keeps it alive within our civilization – how we can identify it and separate from the life sustaining processes. </text:p>
      <text:p text:style-name="P15">The book consists of the following parts:</text:p>
      <text:p text:style-name="P16"><text:span text:style-name="T2">Phenomena</text:span><text:line-break/>some extracted sample from our world demonstrating the malfunctions;</text:p>
      <text:p text:style-name="P17"><text:span text:style-name="T3">Causes</text:span><text:line-break/>the problems hiding behind the phenomena, driving us to create those phenomena;</text:p>
      <text:p text:style-name="P18"><text:span text:style-name="T3">The real role of the crisis factors<text:tab/></text:span><text:line-break/>what is the actual use, benefit of those factors that we try to hide away from</text:p>
      <text:p text:style-name="P17"><text:span text:style-name="T3">Solution</text:span><text:line-break/>basic ideas that might help matching the parts properly </text:p>
      <text:p text:style-name="P17"><text:span text:style-name="T3">Raisins</text:span><text:line-break/>ideas lazily connected to the topic that popped up during the writing</text:p>
      <text:p text:style-name="P17"><text:span text:style-name="T3">Closing words<text:tab/></text:span><text:line-break/>my personal motivations</text:p>
      <text:h text:style-name="P19" text:outline-level="1">Phenomena</text:h>
      <text:p text:style-name="P15">I chat with neighbors, relatives, watch TV, read. All the information that come through these channels talk about “the situation is increasing”: like a dark regime sits on this world, and squeezes the life out of it – out of us: happiness, spare time that we could spend on being with other people. The more I think about it, the more I feel this picture is though dark, quite exact; let me demonstrate the progress by a few examples. Of course these examples are based on partial information that I can reach while sitting in the kitchen, but I could not be more exact even if I have the details – this is not about lawsuits and sins, but the phenomena.</text:p>
      <text:h text:style-name="P20" text:outline-level="2">Money...</text:h>
      <text:p text:style-name="P15">Out world under the power of money. All in all we trade everything for money, we evaluate all by it, the feasibility of all our plans depend on this; “anything and anyone can be bought, the question is only when and how much”. This sentence sounds weird for many people including me, and cry out in an optimistic-idealistic way: there are things that I would not sell or do for any money! My realistic self responses: okay, if they have offered a thousand times more and still replied no, can't they find someone else to your place who would do it for that much money?</text:p>
      <text:p text:style-name="P15">The evaluation is also based on money, so finally all decisions are made on the stock markets, or a level deeper, at the banks. They give or revoke the funds, their decisions are based only on the estimated risk and the short-term revenue. They cannot do anything else, because any decision resulting short term bad for a longer advantage, or sacrifices resources on developments which cannot be monetarized (like correct waste handling, provide better working environment, etc.) means handicap in the global race. Worse stock market reports, falling stock index, worse bank conditions, less loan. Such irrational decisions can be survived for a while, but under worse financial conditions these firms are lost naturally or are bought by a competitor that does not take care about such eye-candies (like it works with Indian slaves, has “questionable” environment protection policies, etc.)</text:p>
      <text:p text:style-name="P15">The most dangerous attribute of this evaluation method is that it has no aims, or they don't have to be reached. We don't care to fulfill a human or social need by using a rational amount of resources, we want financial success, making profit. It is no problem if we don't reach the “theoretical aim”, we only have to avoid bankruptcy. So the aim is to create a “market-ready service”, minimize the cost, increase the income.</text:p>
      <text:p text:style-name="P15">If our service seems to be successful, competitors arise, trying to sell the same service to the same customers – thus decreasing the number of the accessible clients (means “income”). The competitors will hand in hand rise the price (competing in the media all the time), while reduce the costs (the quality in fact) until reaching the level of having an almost unacceptable quality service for an almost unfordable price, for which multiple companies keep fighting (and spend our money on stupid advertisements).</text:p>
      <text:p text:style-name="P15">To avoid misunderstanding: monopoly without competitors is better only when the company really focuses on the service, out of the reach of the monetary system. As soon as investment, bank, stocks enter the picture, the race starts again but now independently from any material bonds, the sheer financial profit counts: how much income can be made on how much investment; if it works good it has to be marketed, if the customers have a reserve, it has to be mined out by new actions, smart price increases; if the company has reserves (“human” working habits, social services, etc.) it has to be decreased. THIS is what we call financial success!</text:p>
      <text:p text:style-name="P5">Those that do not follow these rules opens the door for the more arrogant competitor that does not care about these ethics. The mass of customers evaluates by money, buys the grocery in the mall, clothes from “the Chinese”, the “ethical” small shop closes, the neighbor used to work in a sewing factory gets unemployed.</text:p>
      <text:p text:style-name="P15">Summary: it's quite trendy to say not to be pessimistic, not to see all so dark, relax a little. I say do not relax, because we are in great trouble! On the other hand, it is so calming to “find the responsible one”, point out that John Doe is guilty in malpractice, insider trading, failures etc. and punish him/her well. There is no single person responsible for tis system, and the processes guided by it. We all commit more crimes than the counts appear in the shop windows (from smiling above a “smart” bill to the million dollar winks of the leaders) under an irresistible pressure.</text:p>
      <text:p text:style-name="P15">We all form this huge system, and in its name we force each other into the harder and harder situation. Yes, there are true criminals, consciously sponge on human pain, who use their power to command others to destroy their enemies: godfathers, terrorists, “spiritual” and state leaders – the man is the same, only the historical role differs. However, there are too few of them to call them “responsible” - it is all of us to be blamed who form this system and let some immature beings to control others.</text:p>
      <text:p text:style-name="P15">This is like a horse wagon. Throughout our history we had the luck to experience that the driver sooner or later abuse his power – be it a king, a president, a secretary general, a boss or a jailer. This is why “big generation” decided to refuse the whole system, get out of the wagon and go collect some flowers. When it turned out that so the whole wagon stops, no one took the dickey-seat, let the reins loose saying that the “horse” (the “free” economy) will follow its own rules and that should make no trouble. The command is: “Go, go, go!”, direction unset and we are happy counting the kilometers (GDP increases).</text:p>
      <text:p text:style-name="P15">However, the horses don't see far ahead, the wagon runs between food and drink depending on whether the majority is hungry or thirsty at a time; and in the case of a danger they more and more scared run back and forth, depending on what seems a little safer at the present moment.</text:p>
      <text:p text:style-name="P15">Day after day, the danger grows that our global civilization becomes unstable (because of the harm done to the sustaining human and biological environment), just like the stream that we use to go through started to flow. To get through we have to go in a direction that the horses consider worse than anything else: straight into the water. <text:span text:style-name="T1">They alone will never go that way,</text:span> the time for the escape may be gone and the whirl can grab the wagon. We have no other choice: the Human (after facing why fled from it and worked up the faulty motivations) has to sit back into the driver's seat, grab the rein, because we are the sole owner of the gift of foresight and faith in the future.</text:p>
      <text:h text:style-name="P20" text:outline-level="2">Financial crisis</text:h>
      <text:p text:style-name="P15">Serious and smartly dressed experts explain what happens in the world today, most of them were players, creators and winners in the game that seems to wreck now. Let's see my interpretation.</text:p>
      <text:p text:style-name="P15">The money originally was a tool to represent the abstract value of the goods, so the grain that I have produced could be exchanged for some bread, cheese, or a hammer without bargaining at each trade. Money makes it possible for me to get products of even those people who don't need my products right now or at all.</text:p>
      <text:p text:style-name="P21"/>
      <text:p text:style-name="P22">A highly organized civilization looks beyond trade and makes investments: these are actions that has no benefit right now, there is no “product” that could be traded for the resources used up today, because those products will appear later – such actions need credit. If money still represents goods, the contact would be direct: I am ready to invest five months of work into a venture because its products will be so beneficial to me or to others that it will worth my present efforts.</text:p>
      <text:p text:style-name="P23">Alas, the system is poisoned by the invention of the lazy: the term of “interest rate”. Originally this is the salary of the person trading with resources. He adds to the solution not the product of his efforts, but takes care of that all factors for the project will be available at the right place and time; let there be enough worker, food, drink, materials etc. This is given (bought) by the owner of the resources, the venturer in the hope that the investment pays back and he will have even more money.</text:p>
      <text:p text:style-name="P24">The accumulated money makes it possible that the roles of the creditor and the owner separate. The venturer cannot accomplish his ideas, he has not enough money in the present to make the goods in the future which would at least cover the initial investments, he needs a creditor. The creditor shares the risk with the investor with his money, and therefore (although he puts no real work in it at all) charges an interest rate.</text:p>
      <text:p text:style-name="P24">The tragedy of this game is that the creditor is not a “service provider” whose task would be the proper organization of the resources: provide the needs, share the risk and re-invests the gain, all for the most benefit to the venturers creating the real goods. No, the creditor considers the interest as his own income, which he does not have to re-invest into the production as a “fair owner”. So, the more money he has, the more ventures he can enter, the more gain he can harvest on them, and the more he can loan. Consequentially all members of the monetary processes want to have more money in the circulation, so it can be loaned and interest rate collected.</text:p>
      <text:p text:style-name="P24">No wonder that a new rule is born: the bank can lend more money than it actually has, because the product maker will pay it back; the income of the bank is the interest rate upon the loan. Of course this money “production” is controlled by dedicated organizations, but how strict can a control be if all the “guards” benefit from the increasing amount of money (more precisely: issued credit)? Smart ways appear to cheat the reserve requirement rules, the banks don't check the payback risk of the loan (or trade with it) – just because any forint, dollar, euro sitting in the bank is a deficit: it does not produce interest. A vicious circle starts, where by the end the amount of money in the financial world exceeds multiple (hundreds!) times the amount of all values available in the real world.</text:p>
      <text:p text:style-name="P24">Today all our actions are based on money: we get salary for the job we do, we pay money in the shop. In our everyday life money acts as a normal value transporter; those who have just a small amount can control their lives with it. We all believe that we can buy the bread, get the gas and electricity if we spend the proper share of our income on them. This (and only this) common faith keeps our normal, everyday “world go round”.</text:p>
      <text:p text:style-name="P24">However those organizations that have accumulated huge amount of money are in a totally surrealistic situation. On the current prices, they could literally buy half, maybe the the whole planet – but a hundred competitor stands nearby who also could do just the same. Their “wealth” is practically not covered by real values. If they start buying, the others would start the same, their bidding would rise the prices and drop the value of money until this horrible balloon collapses. But what would happen if the prices rise hundred times? Salaries have to follow it, investment costs would go up to the skies, interest rates rise too etc. <text:span text:style-name="T4">–</text:span> the result is a total chaos.</text:p>
      <text:p text:style-name="P25"/>
      <text:p text:style-name="P15"/>
      <text:p text:style-name="P5">To avoid this, banks “cure” the decreasing trust in the system by issuing enormous amount of fairy tail money. Precisely: when a bank has to accept that its credits are not covered, has thrown out its money and will not get it back simply because there is and will not be enough real value in the system to make the assumed interest income – then the state says yes, the money you need is “here”, tadaam. Of course there is no cover behind the “new money”, the missing wall is “fixed” by a sheet of wallpaper because it looks just the same. There is no other way to avoid the chaos, but this “operation” keeps and feeds further the system that has already created this impossible situation and has no motivation to change its ways.</text:p>
      <text:h text:style-name="P26" text:outline-level="2">Periodic wars</text:h>
      <text:p text:style-name="P27">The written and verbal history of mankind both shows that in spite of our progress we regularly “organize” wars, in which (thanks to our development) we kill increasing amount of fellow human who personally did no harm to us, apart from the fact that the also would like to survive behind their guns pointed at us. At the end of the fight, touching artworks appear about the pointless killing, heroism, self sacrifice – and soon the whole stuff starts again; always on our current organization level: tribes, states, allied states, and world wars.</text:p>
      <text:p text:style-name="P27">We do this in spite of knowing that we personally are not physically or intellectually stronger that people of the previous generations; our common better living environment is only the result of the cumulated knowledge and organization, that we regularly wipe away in wars. Furthermore, we kill others in order to “defend the interests of our organizations” (family, tribe, nation, religion), without any personal reason.</text:p>
      <text:p text:style-name="P27">This tendency seems to break in our era, as the last word war is more than a half decade away – however under the surface the very same old destroying power is in action, yet today we don't kill in a public show, but on the global economical, religious battlefields, secret weapons behind the scenes; we fight a “global war against terrorism”. Our mindset is the same, we paint everything to red and blue, the fight is the base of all the systems – and destroy our place to live forever even without noticing it.</text:p>
      <text:p text:style-name="P27">The theoretical problem is known for ages, plenty of books were written about it (with annoyingly small effect) – just to mention a few: Ernest Callenbach: Ecotopia (1975), Daniel Quinn: Izmael (1992), David C. Korten: When Corporations Rule the World (1995), George Soros: The Crisis of Global Capitalism (1998). My personal favorite analysis is Helmut Creutz: The money syndrome (1995). He presents very simple calculations to explain that the driving, organizing power of our civilization, the money is poorly defined (a tool for value transfer, personal reserve and crediting) and how this mistake guarantees the appearance and exponential growth in wealth differences.</text:p>
      <text:p text:style-name="P27">Based on this, we can easily find out how the term of money and wealth, in fact the connection between members of the society and money makes the financial distance among people reach an unacceptable level simply inevitable, and so the tension comes with that unbearable – and so: wars.</text:p>
      <text:p text:style-name="P27">If we can blame an “external enemy”, it results a war (that brings external, shareable wealth to the winner, and makes the loser mostly equally poor); if not, a revolution breaks out in which the (declared but in fact never reached) aim is to share the wealth equally. Both actions does a serious damage to the sustaining system, so the resources cannot be accumulated immediately (personal wealth), but they must be designated to accomplish immediate targets for the sake of survival (food, shelter, transportation, education, health care etc.) and this forces the money back to the original value transporter role.</text:p>
      <text:p text:style-name="P27"/>
      <text:p text:style-name="P28">Alas the restoration of the order immediately triggers the erosion: accumulating wealth, credit, interest, business – and the tension starts building up again.</text:p>
      <text:p text:style-name="P27">Does the fact that WWII was the last big and bloody war in our history break this theory? I don't think so, it just means that the world has changed and a new wonderful tool has been invented: the modern democracy.</text:p>
      <text:p text:style-name="P15">The word democracy means the <text:span text:style-name="T5">reign</text:span> of people, but in fact it is hardly like that, because in the case of population above the level of a city in close living community of same religion, language, nationality both the “people” and the “reign” term becomes opaque. Our modern democracy is nothing more but separating the real (financial) from the visible (political) power, and release the growing tensions by regular, controlled revolutions called parliament elections.</text:p>
      <text:p text:style-name="P15">All across them the rule of the real power owners (bankers, share holders) is not touched, but... Just a quick example: the support of a political party is largely dependent on their media appearance: experts, advertisements, consultants, polls – huge and expensive industry of marketing. The owners of the media are (of course for the sake of democracy) not politicians but “civil” <text:span text:style-name="T5">lords</text:span>, in fact the same who give money to parties to support their campaign. Politicians now busy advertise, buy experts, TV ads, roadsigns and media time, and <text:span text:style-name="T1">pay the support money back to those they have received from</text:span>, but are bond to them at the same time.</text:p>
      <text:p text:style-name="P15">This solution however a giant leap forward compared to the previous revolutions because the infrastructure and knowledge accumulated in the “production time” is intact, no senseless sacrifices. The war goes on in a mild way, but just because of this it loses its former benefit: it does not clear the bank accounts, credits and reserves, it does not reset the financial system. There appear no immediate and clear needs that cannot be faked, packed into contract, outsource, thoughtfully bring to bankruptcy etc. because they visibly and directly affect the life quality and prospects of the local people.</text:p>
      <text:p text:style-name="P15">It is like controlling the flow of a river: it protects human infrastructure but takes away the nutrition coming with the flood from the soil of the affected area, causing the loss of power of the soil in long term – this makes farming impossible despite the intact infrastructure. Translation: the growing tension generated by the financial basic rules and growing wealth differences remain, and finally even their creators and masters will not be able to control the rules of the monetary world.</text:p>
      <text:p text:style-name="P15">For some time the “ruling people” can be fooled by the image of “consumer society” but it wrecks the planet. The amounts of money required by the merciless laws of mathematics can be covered by fairy tale credits, and the resulted gaps filled by the state, but it is always harder to keep the illusion that all this represent any real value, product. It is possible to fight a never ending global war against an invisible enemy that somewhere in a hidden corner of the world, living in miserable conditions started to hate the ideas forced upon them that brought problems only, and cries for revenge. It is possible to line up an arsenal able to destroy the half of the planet against Iraq, Iran, North Korea because they are against the whole global civilization in their tissue-sized land.</text:p>
      <text:p text:style-name="P15"><text:span text:style-name="T1">In fact, the war is against the monster of global chaos</text:span>: we are too strong to lose our “race-level temper”. To the system that I criticize here (and continuously in this book) we must say thanks for that six billion, more or less healthy human being more or less in peace inhabits this planet; which is truly a great ecological challenge but a much better result than a few millions of scattered, irradiated mutants wandering around the remnants of a global civilization. There was a big chance of this outcome...</text:p>
      <text:p text:style-name="P15"/>
      <text:p text:style-name="P5">So, we had to avoid the “regular” bloody reset of the financial system, but by this we have procrastinated facing the facts. We accomplished a really lightning fast technical development by giving civilized regulations to the constant fear of death, but for now this works almost totally for its own sake: we create and fulfill “customer needs” out of thin air in order to keep up the volume of production and service systems, otherwise there comes the unemployment, recession, crisis and chaos. In the meantime the foundations of our existence got to miserable state: our nature, the sustaining systems of the society, and the human soul itself.</text:p>
      <text:h text:style-name="P20" text:outline-level="2">Environment and nature</text:h>
      <text:p text:style-name="P15">One of my favorite heroes is Bjorn Lomborg who dares to criticize the fight against climate change and makes a lot of good people angry with him, even though it is hard to argue with what he says. First, he points that we know ridiculously little about how our planet works to derive complex consequences, so we can calculate different results form the same measurements, but even these values are questionable and can be explained by the researcher's will: just like a flea would analyze the life cycle of the gorilla that he lives on. Furthermore he warns us that changing the climate is an integral part of our civilization today, fighting against it is merely a political vote-hunting and marketing of huge “green” investments, nothing more. The greatest polluters do not need Lomborg's statements to refuse cooperation, it's enough to simply check the sources of their income.</text:p>
      <text:p text:style-name="P15">Or have we forgotten the “save the rain forests” campaign? Concerts for the starving children? “Celebrities” of that time picked up the topic, the media ran a few circles, millions danced to the “green hits” – but tropical wood did not lose its fame; as also remained those economical interests that broke the self sustaining local communities, leaving an aid-dependent mob there. Today everybody becomes media stars from the Greenpeace pirates to world saving scientists and the wonder-technologies suppressed by “evil capitalists”, because it is much better to believe in a fairy-tale world where everything turns to the good at the end, instead of accepting that we are not better than the previous generations and they have achieved only what we have now.</text:p>
      <text:p text:style-name="P15">Problem is what we have indeed. We are the first – and according to the capacity of our planet – the only generation that can really destroy most of the forests on Earth. We are those who can use up the million years old oil wealth by puffing it into the air because of the “absolutely necessary transportation”, or in the shape of beverage, cleaning agent or shampoo flasks dig into the ground or flush into the oceans. We wash the fertile soil into the waters by “surprisingly heavy rains”, we break the million years old ecological system of whole regions by alien animals and plants. We can throw out the treasure of knowledge and experience accumulated in our civilization for thousand years, without which self sustaining local communities cannot exist indeed. For example to create furniture for the next two hundred years out of the nut tree growing in the neighborhood without huge machines (so the owner family will need another nut tree only after two hundred years) it is not enough to see a video – it takes talent and a decade spent on busy working in the workshop of an old master... And nut plank that has been drying in the master's attic for twenty years, because the tree cut today will be usable after another twenty years, by the one who is a little pupil now.</text:p>
      <text:p text:style-name="P15">Yes, the only generation, because the next one will not have enough forest, oil, soil for agriculture; new insects, diseases appear in the country, the old guards like honeybees disappear. Former fathers worked for the benefit of their children – we want good for ourselves and we don't care what our children will do with what we pass on to them, when this pops into our minds we just shrug and look away.</text:p>
      <text:p text:style-name="P5">For those who care for their children and grows a nice sum of money for the old days or for them, I have a message: in a short time, <text:span text:style-name="T1">wealth will be shame!</text:span> Its real value is ridiculous portion of what it means in theory (because we already monetized the total assumed growth of the global economy for decades in the shape of credits, what can you buy an that?) – but the blame will be total: you were rich, you could have done something to protect us from living on your wasteland! We owe to our children a livable planet, not the price of ten...</text:p>
      <text:p text:style-name="P15">Lomborg's statements are right, if we measure the climate change in Celsius or sea level – as we do it today. However, “climate” means the total global environment, its change means different rain density, temperature measures, animal and plant life cycles and habitation areas. We take the current state for granted: our whole, optimized to the limits financially (thus brutally expensive from all <text:s/>the other viewpoints) “western” economic system is based on that we will always have enough to eat and drink because the earth will produce food.</text:p>
      <text:p text:style-name="P15">I guess how our world can cope with that when we don't just watch hundreds of thousands starving in camps in the TV, but here in the “advanced west” food becomes a shortage? Except for the “normal local hungry homeless dudes” disappears form the media because they simply die. What happens when because of the growing number of floods some major insurance companies goes to bankruptcy, the other provide worse, then no insurance for agriculture workers? The states issue new huge amounts of tale-money and save the banks, which practically buys up the land through credits, and a new slavery system starts, of course under a much nicer name. Or: the tale-money system collapses, direct bargaining remains, re-enters robbery on community level, mass migration – because the agriculture that falls back with hundreds of years will be able to produce only a fraction of todays output, so the majority of global human population unfortunately dies.</text:p>
      <text:p text:style-name="P15">Of course we could chew this forever, create different scripts and quarrel above them, but this makes no sense. My opinion is that we stand at the beginning of a drastic change: we can't keep the current direction that exhausts the environment driven by the momentary interests; the “big green future” or the “golden past” plans for solution is also useless because they forget the real motivation of current people (and the motivations of our ancestors that lead the whole world to just this point) – and the global chaos that the realization of those dreams would result. And meanwhile the opposing groups keep yelling at each other with red faces, while the frightened majority desperately holds on to their chairs, the wagon rushes happily down the hill (this is a very Hungarian planet indeed <text:span text:style-name="T6"></text:span> ).</text:p>
      <text:h text:style-name="P20" text:outline-level="2">Job</text:h>
      <text:p text:style-name="P15">The life for the majority in the society is based on our jobs: after growing up, roughly one quarter of our lifetime we spend working, we get paid for that and we buy products of others' work: eat, drink, warmth etc.</text:p>
      <text:p text:style-name="P15">However, only a few people has a job that takes no more physically or intellectually that he/she is ready to give, but provides fair income. The cause of this is the previously detailed financial evolution, now viewed from the employees' side: while the same task can be accomplished with less people (or the competitor can do it); while another person, who can do the same task for less money (for a while) can be found, or do more for the same money, the staff shrinks, people are replaced. Good working conditions, our years spent on important tasks; living, cooperating working community based on friendship and trust does not count in this approach, it is rather a problem because such a group <text:span text:style-name="T7">holds together </text:span>in a human way, tries to protect the members, which means its operation is not perfect. The perfect employee is a self exhausting careerist bastard, hunting for the position of the other group members, this is honored by the system.</text:p>
      <text:p text:style-name="P29"/>
      <text:p text:style-name="P30">People having for example community tasks and therefore is not always reachable or does not work with full concentration is not efficient enough, needs to be replaced. People having or wanting children should forget their dreams because they are just trouble: they stay home <text:s/>with a sick child, cannot be grabbed to and fro in time and among places, they are sometimes worried, they are hard to fire because of stupid rules – better not to employ them or replace in time.</text:p>
      <text:p text:style-name="P29">This is not a cynical approach, does not depend on the “redneck boss” – the employer simply must fit to an evaluation system that forces him/her to behave like this, has no chance to anything else. The employer is also an employee, or a venturer protecting the investment, paying the loans back; he/she is improper for the position if he cannot squeeze the financial maximum from the controlled system. Furthermore there are those “white collar criminals” who know that they will bring their companies to bankruptcy but go under the fair competitors price and kick them out of the race. Those criminals <text:s/>mostly survive and continue this method because the the official control simply cannot cope with all the cases which are the result of general faults of the financial system so reappears all the time. If they can really catch a bad guy, that is in fact the natural selection of criminals; the smarter guy having stronger lawyers remain – against whom the fair competitor has even less chance.</text:p>
      <text:p text:style-name="P31">Multinational companies are on an even higher level, which can put the production to another country, find another supplier, get watermelon from Greece pushing local farmers into bankruptcy, all “for the sake of the consumer”. They are not criminals but welcomed investors bringing money into the country – and quickly forget that it does this in the hope of squeezing more income out of us than keeping that money in a bank. The multi has the gain and takes it back to where in has brought the money from (the banks?).</text:p>
      <text:p text:style-name="P15">Back to us, because of these rules a rare exception is a person who finds joy in his job – the result is: boredom, worse production, bad feeling and physical condition. We do a monotonous work in a stressful environment, we hang on to our salaries and to the hope that the weekend, the holiday will be better, a bit wish back those times when people worked out on the fields, when they got tired in the evenings they made fires, watched the stars, sang and danced, told and listened to tales with friends. However they worked from early morning to late night with very low efficiency because they could only use their physical power, had no infrastructure that could move big distant masses of people organize to solve big common tasks. Our ability to peek into a patient's body with ultrasonic waves is based on the work hundreds of thousands people, from the teachers of the engineers designing the tools, through the workers producing the screws to the doctors diagnosing with it. Our parents dreamed of the times when they can emerge bridges over the rivers, gates to stop the floods, when the rocks they try to lift does not break their legs – or if does they still not get crippled for the rest of their lives. <text:span text:style-name="T1">They dreamed our life.</text:span></text:p>
      <text:p text:style-name="P32">Yet we suffer in this dream world, our embarrassment and anger on personal and society level we flush upon our environment. We do have enormous abilities and tools, we are a wonderfully organized race – but we all feel that we became cogwheels in a stupid system, being such we have not common but conflicting interests, so we scratch each other, quarrel and build up tension all the time.</text:p>
      <text:p text:style-name="P15">And what is the final result of the efforts? Senseless content nicely wrapped up in brilliant, uniquely designed garbage that can fill the endless shelves of supermarkets. New shiny super intelligent mobile phones, though I just want to hear someone's voice when she is not there. Super TV sets, yet I just want community, stories, truth. New cars, although we already have too much of them, using up the air from me, burning the fuel that my grandchildren also may need (or push millions deeper into starvation, this is biofuel indeed), and their magic turns cities and the country into oceans of raging fools in tin boxes.</text:p>
      <text:p text:style-name="P15"/>
      <text:p text:style-name="P5">New cases, files, laws, documents, identifiers, which important people pass to and fro, notify, sign, register, resend – and when we scratch the surface we can see that the only reason for the whole process is to show its own importance; the real expertise is lost, the responsibility is dissolved and disappears from the system.</text:p>
      <text:p text:style-name="P15">The crisis of the term “work” is similar to, in fact the result of the financial crisis. If we seek to really fulfill real needs, if we compare the real total costs (resources and waste) with the requirements would result that the majority of current mindless rush, faulty and repeated mass working disappears. Remember: financial evaluation system focuses only on the efficiency that can be measured financially, in all the other ways it can waste resources without control. If I sign a contract with a factory that it should provide me with shoes, it would have interest in making comfortable and long lasting items, it would not create trend waves by ad campaigns to “sell” more, and surely would keep high endurance. If the rules of the community contain the foundations of fair cooperation instead of stating opposite interests, we would not control and fix them all the time – and so on. But in this way, we spend our precious and never returning lifetime under a constant pressure in spite of all the wonders in our environments, knowing that most of what we do is useless or goes in the wrong way.</text:p>
      <text:h text:style-name="P20" text:outline-level="2">Health care</text:h>
      <text:p text:style-name="P15">Health care system is a perfect demonstration of our world. First of all: it is a most basic human need, the essential factor of personal feeling safe, a front line if you like. Yes, there is education, police, fire department – but the school was a long time ago, and “I think I will never need” policemen or firemen; on the contrary I will surely meet doctors with increasing chance as the years go by. It is good to know that when I will need it, I will be in the hands of good people who chose curing other people to be the aim of their lives.</text:p>
      <text:p text:style-name="P15">On the other hand, health care (especially the most important part, or where its name comes from: health care, prevention) does not produce money. Its “product” is the long time kept, or in worse case somehow restored good condition, health, working ability. Furthermore, the older people needs more and more “reparation”, thus more expensive and less profitable according to the financial measures.</text:p>
      <text:p text:style-name="P15">The most important factor of a reliable health care system is a financially insane redundancy: over-covering the “average need” multiple times. An ER unit works fine if the doctors, nurses, diagnostics experts are “bored”. Only in this case they are enough to care the several patients of a bigger accident almost as if they have come one by one, without queuing them. It really matters with how much excess the ambulance can provide the required 15 minutes arrival to the scene.</text:p>
      <text:p text:style-name="P33">Health care is based on the direct contact of the sick, fallen patient and the nurses who must tolerate all the pain, fear, anger. People working here must stand a very serious mental and physical burden – yet alas, they do not produce any profit, furthermore their talent and skill is hard to identify. This is why it is the easiest way for a cost reduction to minimize the wages, replace for cheaper people on the lowest level: nurses and alike – so their heavy work does not get the proper honor in moral, financial ways and acceptable working conditions.</text:p>
      <text:p text:style-name="P15"/>
      <text:p text:style-name="P5">Health care system profits from the rich patient having an expensive insurance, of two types: acute patient cured because of an accident or a surprising event; and the chronic patient taking part in consultancy for a long time, needs continuous medication. The profit gained on them can be spent on curing “cheap” patients.</text:p>
      <text:p text:style-name="P15">From financial viewpoint the health care system should work in the following way:</text:p>
      <text:list text:style-name="L3">
        <text:list-item>
          <text:p text:style-name="P34">It is not worth supporting a healthy lifestyle because this reduces the number of potential “customers”,</text:p>
        </text:list-item>
        <text:list-item>
          <text:p text:style-name="P34">should not extend the reach and quality of community screenings because they very seldom catch a paying patient: a “boss” has no time for queuing in front of a lung scanning container in a parking lot, in light rain;</text:p>
        </text:list-item>
        <text:list-item>
          <text:p text:style-name="P34">it should not finally cure the patient, because that gets out of reach. The chronic patients are the “best customers”, who literally need the product sold to them, they want to believe in them, in the worst case they even want to be fooled just to sound better;</text:p>
        </text:list-item>
        <text:list-item>
          <text:p text:style-name="P34">at the same time it is worth providing extra service to the small, paying segment (luxury environment, sci-fi diagnostics and surgery equipment). This besides generates the flattening evolution of medical tools (both in technology and price).</text:p>
        </text:list-item>
      </text:list>
      <text:p text:style-name="P35">The same effort we have spent on inventing wonderful machines could have been spent on sending a 25 years old technology to developing regions. Indeed we would have lost hundreds of patient “here” in cases where the difference between the diagnostics levels mattered – we may have spent more on keeping and analyze the experience of the old doctors. The spare money could have been shared among nurses, physiotherapists, etc., no loans should be taken... </text:p>
      <text:p text:style-name="P35">However, the underdeveloped regions would have profited hundreds times from the “old” equipments, which are just as unreachable today. Yes, it is an effective way to control the population growth to keep dying rate high and to select people to life by financial, ecological factors (because this is just that!), but maybe not the only one...</text:p>
      <text:p text:style-name="P15">This approach also supports keeping global tension high. People living in a wrecked hut can watch TV and the “American dream” in hospital soap operas; the “suffers” of the rich get to those who hold their third child died from diarrhea (but cannot see that in the “land of dreams”, hundreds of thousands of their fellows live on the streets, who are just crowded out of the wonders). If I were them, I would probably hatefully attack anyone blamed for this by leaders whom I trust: here is the recipe of the freshly cooked terrorism!</text:p>
      <text:p text:style-name="P15">Atop of all this, most of all the suggestions that can keep a human healthy are indeed a financial misery. For example: do not bring safely treated with pesticides, genetically modified food from thousands of kilometers, but eat those things that grow in the neighborhood, when it grows: your body has adapted to consume the local resources, and is not compatible with long distance transportation, food industry or even with a freezer. Work the proper amount of time, in proper conditions and for purposes you really care for – this keeps your mind fresh and healthy; constant working stress shortens your life by years and drives you into a mental state in which you don't even care. Live where you like, without the need of traveling thousand kilometers for a “holiday” – a constant well being is better than the raging “intensive relaxation” after the frustrating everyday life. We are indeed smarter and can use the knowledge of generations to make our circumstances more comfortable, but note that the system based on financial interests benefits from the total opposite.</text:p>
      <text:h text:style-name="P20" text:outline-level="2">Sport</text:h>
      <text:p text:style-name="P15">If you want to see a perfect, full blown cartoon of how the money-based control system turns upside down each statement, word, letter and punctuation of a true idea, the best example is the sport.</text:p>
      <text:p text:style-name="P15">What comes to your mind hearing the word “sport”? Health, sweat, smile, recreation, concentration and then the well worth relaxation – life. And what do we see? Weekly paid millions to football players, the balls made in China (and we are so proud that child employment disappeared thanks to the international pressure – believe it, do you?) Unbelievable scientific studies to help XY gain 3 hundredth seconds. “Participation is important” says the principle – but the sponsors race for the winners, who actually are ad placement areas for a few years and by it in golden price. As no one likes to belong to “the rest”, the chemical smell fills the whole business, sportsmen die in competitions, trainings, etc.</text:p>
      <text:p text:style-name="P15">I have seen my sons at school football trainings, and I admit I was not happy with the view. Animal yelling and rushing after a goal – yes. Tossing each other with straight arms when chasing the ball – yepp. Kick down the other behind the referee – right. Acting, rolling on the ground in the hope of a free kick – exactly. Moaning and huffing when it does not go well and the other team leads – aye. The other side: keeping the unwritten laws of sport, respect the commands from the trainer, run even when I am tired, and finally honestly smiling at the members of the other team, and shake hands, say thanks for the time spent pleasantly together, independently from “the result” – well, this does not go that well. In fact I am happy that the kids are not “real sportsmen” and I hope they never will be. To my sorrow what I would call sport I cannot really show any example in the media – of course, because it does not fit.</text:p>
      <text:p text:style-name="P15">A sportsman has no choice, a very seldom exception who is able to live a normal human life and stay in contest with those who give up everything for the success, who prepare with almost unbearable intensity and amount of training to have the cover page and hear the hymn a few times, at best for a few years. Many thanks to 'grafitember' (Daniel Merenyi) who wrote about Marco Olmo. One day there might be a one hour show about what scientific preparation, equipments, nutrition can help someone to win the Mont Blanc Ultra marathon (166 kilometers, 9000 meters vertical difference – literally run through the Mont Blanc). His name will probably not mentioned, who, with none of those aids, in his 58 and 59 years of age, overtaking all the professional sportsmen has won this contest in 2006 and 2007.</text:p>
      <text:p text:style-name="P15">What all this is about? It's about money falling on people on the top or fighting upwards; those in whom they don't see any chance can fight hopelessly for a while then give up? About science that seeks for ways to squeeze yet another few grams, seconds out of a human body? About national pride reserved only for the winners – the fact that XY finished tenth with a new country record, or fell out of the semifinals with his personal best, is enough for a sad smile and a shrug with noting “the state of Hungarian sports” or “the others doped”.</text:p>
      <text:p text:style-name="P15">I have no personal conflict with the Budapest Olympics Movement (who am I for that), but... according to their homepage 2800 billion Forints of state budget would be well spent on organizing the Olympics games in our “national pride”. Furthermore, we have an “unprecedented agreement” on making the preliminary studies (free of charge I suppose, for the commitment to the national issue). Well, if talking about national pride... can we please rather be proud of something like this: our country committed to use local made sports equipments and tries to work them out with proper scientific background according to our own population's needs?</text:p>
      <text:p text:style-name="P15"/>
      <text:p text:style-name="P5">All because decided to serve the health of Hungarian people not by making them sit down at the TV, creating unfordable hotels, stadiums, Olympic village, but by showing up personal examples that they can follow and providing really attractive sports facilities. Alas, this can be achieved by real work (which is not media-compatible), with minimal and locally reusable profit (which is out of the interest of the banks). So, the preparation for the Olympics remains...</text:p>
      <text:h text:style-name="P26" text:outline-level="2">Split up personality</text:h>
      <text:p text:style-name="P27">Along the the evolution of the human community, the population spent their whole lifetime in small groups; the rest of the world was simply non existing. Studies show that the top number of manageable human relationships is around 120 for most of us (to my sorrow I have even less); this is the natural size limit of an efficiently cooperating community – or from backwards: during the evolution of human society, for the self sustaining, actively cooperating communities this number of connections was the most efficient.</text:p>
      <text:p text:style-name="P27">Our life is short, we cannot live all the possible lives, experience everything, learn all the skills, knowledge, because of this we seek for patterns, watch people, listen to stories. Basic question: what's the lesson in this? Which are the fragments in the story worth to remember, and can be useful in my life?</text:p>
      <text:p text:style-name="P27">Mythology and religions (we should thank building communities, keeping them together, forming higher aims to them) clearly indicate the importance of this factor: using countless names, in stories of gods or people they pass on moral lessons on how to handle the tensions that appear in human relations or in meeting our fate, show the harms caused by improper behaviors. Some religions go even further, <text:s/>throw the mosaic build up from lots of small stories and focus on the life and teaching of a single human, they circle around a single, absolutely positive sample with the concept that if one can understand that single being would be enough to live well. These “minimalistic”, “one-man” religions seems to be the most successful: Jesus, Buddha, Mohamed, Krishna (no importance order). The history demonstrates that to form the human personality, to build strong, love-based, successfully cooperating, growth accepting communities it is not necessary to show big amounts of samples, even a single, but absolutely positive ideal, and its deep study can be enough.</text:p>
      <text:p text:style-name="P27">Our enlightened civilization goes the other way. The mass media can flood our minds, our lives with models; the phenomenon was born with the printed books. Even at that time it was a way to escape from the unaccepted but controlling local (village) community to meet another, unknown world through the books (while true escape was to go away and enter the direct service of a landlord, the church or the king). The books, the chance for learning, the growing city lifestyle started the process where someone could even choose the thinking patterns to follow and in a lucky case, the actual human community as well.</text:p>
      <text:p text:style-name="P27">However, to reach these alien patterns one needed a serious education: the rare knowledge of reading, and to get it one had to personally connect to some of the exceptional scholars, who in fact taught not only reading but the view of the world, concepts, ideas, a way of thinking. In the lack of professional translators one had to learn one or multiple other languages; without language books this also happened via human relations, that meant direct contact to different cultures, viewpoints, history. The authors being highly educated people themselves regularly referred to other authors and works, to understand them it was essential <text:span text:style-name="T1">to grasp a larger cultural network</text:span>. Of course those artists and scientists were not fully honest in many cases, but anyways, they have built a solid structure of human or spiritual values, they wanted to show and answer to some actual or eternal human or social problems as thoroughly as they could.</text:p>
      <text:p text:style-name="P5">All this required a huge amount of work from the readers, who could get these new patterns only via their own personal development – this way they trained themselves to equal free thinkers. They separated from the set of patterns governing the local community, but could also examine the new models as independent, external analyst. The learning process made it impossible to adhere to, accept and realize any of them without critics, they had to build their own view in a conscious, selective way from the original and the fresh patterns. If succeeded they became a local scholar, teacher, inventor – the failed integration is nicely demonstrated in the story of Don Quixote.</text:p>
      <text:p text:style-name="P15">Considering this it is worth to watch what the modern, media-based civilization does to the personality. No skill is required to reach the content because it comes in pictures, sounds, in our own language and culture to us. The flood of models hit us already in childhood, when the mind had not reach the level of separating the independent self from the environment. Therefore accepting happens without processing and critics, is not based on conscious selection and self-building but adherence, picking up the seen role.</text:p>
      <text:p text:style-name="P15">Most of the child programs burn predefined roles into the immature mind unable to select, and its aim is clearly profit-oriented: children are target consumers, they want to generate need for the by-products: toys, candies, stationery etc. built around the current story – which is better to be a most simplistic, the least thought-provoking tin of banalities. This may not be that bad in itself, but its human and social side effect is tragic: the most important question: “who am I?” is replaced by the “what do I look like?”; the single, unique, context-independent <text:span text:style-name="T1">self (subjectum)</text:span> falls behind the set of behaviors adapted to the conditions, the <text:span text:style-name="T1">mosaic of identities</text:span>.</text:p>
      <text:p text:style-name="P15">Getting knowledge is not a chance for the interested and determined minority, but the masses feeling this to be a burden. The roles have changed, the teacher gives the required material to a mostly bored class instead of showing culture, mental skills, intellectual life models; in fact the model the children can see is the opposite of the phrases: learning is merely a due, while career, success is mostly independent from it – this is immediately visible on the school and the teacher compared to examples taken from the local environment and films.</text:p>
      <text:p text:style-name="P15">The mob created and properly “treated” by the elementary education fall into the hands of professionals. All of us have the right or almost required to have a TV that becomes part of the most intimate living areas, it is there in all the homes and floods us with various mosaic pieces of shallow life and knowledge. It does not require a personal brain operations like reading, learning and fantasy moved by the latter two; things come out of it “ready”, almost like a personal experience. This makes the next huge problem: the limited amount of place for known people in our brains are filled with artificial heroes instead of real people; our topics of thinking is not our and friends' stories and experiences but fictions. Nowadays authors already do not want to make better the society or the human, do not take the responsibility for the effects of their actions – their task is to “entertain”, and through this to implant the proper goods and views into the minds of the audience, as required by the investors.</text:p>
      <text:p text:style-name="P15">I could say that I don't watch soap operas only, but news, talks, interviews about living people, stars, politicians. True, they are real people indeed, but through the media I don't get the whole information, example as they form it, but a sketch painted by the media. In fact it is a great luck to have this divided world, we can see the same person talking confidently, well dressed with a nice background saying smart things – and on the other channel to retreat in shame, attack furiously while the camera catches trembling hands and embarrassed eyes. Here he is the devil, there was the reliable patriot – which indeed?</text:p>
      <text:p text:style-name="P28">Not to mention people who are “famous for food”, who flush their totally indifferent intimate, real or fictional details of their lives into our living room... We should be assured: the media is a business, there is no way to get full examples, real human values worth to think about, as there is no way to get whole models from history, literature or anywhere else: the first is affected by the current politics, the latter by the writer. </text:p>
      <text:p text:style-name="P27">So the players are rough, none of them have a thoroughly grounded personality, story, existence; thus according to the authors' will, it is much easier to “digest” them than a real human being. Furthermore, they can be switched off if I don't like them, I can talk behind their backs, blame or do whatever with them because they will never get hurt, will not hit back, and so on. This further increases the gap between me and the real flesh and blood people around me, who are real persons, have faiths, should be respected, cannot be used to ease my tensions on them, who feel the pain and might give it back if I hurt them.</text:p>
      <text:p text:style-name="P27">It feels somehow comfortable to have simple, easy to handle humans around me with well defined buttons, if I press them the routine things happen. The assumption of this idealized straightforward behavior reflects on me: I also want to have a clear path, regular communities, where things don't change, everything is calm and normal – I would never be sad, depressed or angry, should never choose among bad and worse. So, I create the sympathetic set of roles, search for the communities of people who choose similar or matching pieces and play my role. Now it gets clear that these pattern fragments lacks true personality: they answer only a few situations, we talk about the same things in the same way – luckily, the media provides us with new topics (do not miss the next episode!). More importantly: it lacks the conscious, accountable selection among the patterns, I might be surprised that I am impeached for the damages that I have caused along playing the role out. </text:p>
      <text:p text:style-name="P27">A way of escaping from this is to have multiple parallel communities, or parallel identities in the same community on the net where, without physical contact, even my basic attributes (sex, race, knowledge, shape etc.) can be denied, replaced – or totally indifferent. The consequences can be handled by a shrug: come on, the genocide suggested by “bubu17” was not serious, and it was not me anyway... why do you blame me for the increasing ethnic tension?</text:p>
      <text:p text:style-name="P27">Apart from all this and sadly enough: I am a single, finite biological entity with annoyingly short lifetime and well defined attributes and abilities; I can get only a few physical or intellectual skills and only via hard work and practice that can be useful for my community. I waste the greater portion of my already short lifetime on not searching, building and using my own tasks, abilities, self, “subjectum” - in short: <text:span text:style-name="T1">I don't live my life</text:span>, but merely act the plenty of fictional, limited and useless model fractions. (Thanks to Dr. Petra Aczel for her inspiring lectures that helped me shape these ideas.)</text:p>
      <text:h text:style-name="P20" text:outline-level="2">Communities rolling apart</text:h>
      <text:p text:style-name="P15">We travel for work: lots of people shuttle between their workplace and home, others travel long distances for business. We travel for personal reasons regularly short distances: for shopping, arrange things, carry the kids or relatives; long distances in family matters, hiking, on holidays. A sudden, incredible growth in the average traveled distance in a lifetime just along a single generation. Is this a real need, or just a new thirst driven by the opportunity?</text:p>
      <text:p text:style-name="P15">A short time ago this was physically impossible: the direct resource need of the transportation infrastructure (going on foot, wagons, horses, mail-coaches) both in numbers (horses) and efficiency (amount of resources compared to the speed and the number of carried people) could not solve mass relocations. This simple factor totally precluded the majority of those nowadays common big projects.</text:p>
      <text:p text:style-name="P15"/>
      <text:p text:style-name="P5">Presumably the wars catalyzed the improvement of travel/transportation means, because a key factor of success is how fast the opponents can relocate big masses of soldiers and equipment. The created infrastructure, tools and experience then serves further mostly the winner (as the loser's is mostly destroyed) in peace times.</text:p>
      <text:p text:style-name="P15">These solutions yet scarcely but finally allowed the expansions required by our modern era. Huge factories could be built because it had become possible to transport all the resources there in time, and to supply the cities built only for the brought people (thus not organically developed, relatively self-sustaining) from remote resources. New experience and instruments create a new situation: the sustainability that limited the swelling of the towns disappeared, the properly sized transportation infrastructure (consumer's goods in, waste and excrements out) solves everything. This also means that all towns grow until their supply system breaks...</text:p>
      <text:p text:style-name="P15">Improving the supply system is very expensive, for permitting to realize previously impossible plans – so transportation and travel is a community task with the corresponding solutions: railway, public shipping, trucks, buses. To carry the bigger mass for the smaller cost, to make the investment worth for the financing community.</text:p>
      <text:p text:style-name="P15">The subsequent plans and projects however receive the infrastructure, the locally supplied masses for free, so they don't care about the transportation, or settle to locations where these are available. The transportation improvement industry is left without a community demand so looks for a new market which it founds in people: this time starts building the fame around personal journeys and cars, first like a luxury service with a corresponding price tag (because this infrastructure has to be built: roads, traffic rules, safety gadgets, gas stations, service networks), and then, when all this is ready, the costs start to fall and “everyone” will be a possible target customer.</text:p>
      <text:p text:style-name="P15">The limit is only the crash of the supply services: constant traffic jam, accidents. Irrationally this becomes part of the marketing again: the car ads are full of freedom, a car gliding alone etc., in fact the masses believing these ads create the hell they are supposed to escape from by this tale. Keywords also are the safety, the stars of crash tests, although the safest car is in which I never take a ride: I will surely not die in that one... Surprisingly enough the easiest way for increasing safety: maximizing the speed never appears on the list, though the magic “kinetic energy”that appears in all accidents and crushes our bodies is square proportional to it – as it also proportionally grows with the volume of the car.</text:p>
      <text:p text:style-name="P15">Unfortunately this new supporter of car industry, the solvent customer has also bankrupted. It is useless to blind he crowd with shiny ads if it cannot pay for the car. The savior is the good old bank that provide credit, so the wonderland had opened for new masses who now finally can afford to get those vehicles – forget about the old junks and buy newer and newer miracles, balancing among the different loans, leasings, etc.</text:p>
      <text:p text:style-name="P15">At the same time, when the number of cars exceed a certain limit, the public transportation gets onto a slope. It's not comfortable any more because it crawls in the traffic jam just like the cars (although if we could put all the traveling people onto buses, there roads would be almost free). That's why less people uses the public way, it creates deficit, lines are canceled, it gets harder to adapt to the rest, even less people use them – here's the vicious circle. The cost and time of the regular travel (shuttling to work, shop, administration, carrying kids) is less and less considered by the employers (personal business, solve it somehow), this adds to the thinning public transportation, growing in-town distances and forces people (mostly women) into cars (generally the second car of a family).</text:p>
      <text:p text:style-name="P15"/>
      <text:p text:style-name="P5">In fact the resources that would be far enough to build a really comfortable, safe public transportation are stolen from the system through individuals' pockets by the car factories and the banks – leaving those behind who really cannot get a car, but slowly gets crowded out from the always more expensive public transportation as well. The “mock-rich” people having a car keep rushing to cover the loans and has no time to deal with such problems...</text:p>
      <text:p text:style-name="P15">Is this an optimal solution? Nope. It was optimal when the costs was backed by the same who needed the service, when transportation was a public business – since then the service providers optimize their income using a previously created infrastructure and the fake needs of an ad-manipulated society.</text:p>
      <text:p text:style-name="P15">It was not only the vehicle producers who found themselves in a vacuum when the basic infrastructure had been built; the actual transporters and builders felt the same. No wonder that they have also found their market in the mob. The story here is analogous with the cars: “transporters” implant their spare capacity into the common thinking as “special luxury for the unique people”. Long distance journeys are expensive at this time because the costs cover building the transportation and remote accommodation infrastructure. The further it develops the cheaper it gets as there is no more investment, it only has to cover the gain of the owners – so holiday appears as a public service. The race is not about who can see the Canary Islands in his life, but that how many times, how far, how expensive journeys he attended, what local bizarre specialty he had eaten, drunk, played etc. Each of these are carefully designed by marketing experts in the service, just in order to feed the guests with stories to tell, and generate envious and so potential new customers.</text:p>
      <text:p text:style-name="P15">Journey is less and less related to adventure, it's rather just shouldering at the changes of the scheduled flights, fighting for the “better seats”; the “exotic target” is almost like the nearby lake at home, only it is more expensive and we meet less of our next door neighbors – however those people we meet there is roughly from the same “social layer” as we are. We still don't break out of our “financial caste”, and the “big travel” brings less and less spiritually beneficial “environment change”.</text:p>
      <text:p text:style-name="P15">I suppose earlier times, when travels were used as a “treatment” for lethargic rich people bored of their own lives (keep this description in mind when checking holiday ads next time), doctors thought of environment as something starts at the skin of the patients: personally experiencing alien people, faiths, accommodation to a totally different culture, living the similarities and differences of customs, joys and sorrows within a strange community full of life and energy. The result is that you can at last see yourself from an external viewpoint, leave the regular mental tread wheel and search for new ideas, new paths.</text:p>
      <text:p text:style-name="P15">Pointless to mention that this is in total opposition to the aims of the “system”. If at last you were transformed to a good consumer and you have just paid for a journey that you picked up from a soap opera or from a pal, you should never be driven to bring any change into your life. So, you can see your room on the internet, arrange the fitness program with the trainer, virtually wander around the hotel, book all the tickets. People will try to talk to you on your language, serve you with your own food – and a few “local specialty” customized for white people, which real local people would not even recognize. You will receive some “exotic culture program” organized and controlled by the hotel (which you have also seen on color pictures, can already know the names of the dancers, and seen the show in your office). “Adventure seekers” may sink into the crowd of the bazaar or something alike – virtually, because no one is interested in the chance of something “image breaking insurance matter” happens to you, and they are ready to spend some money on that.</text:p>
      <text:p text:style-name="P15"/>
      <text:p text:style-name="P5">The “builders” who once worked by the requests and for the aims of the community, now create “symbols of national (or company) pride”, build touristic attractions without any reasonable need: hundred hundred-storey skyscrapers, gigantic sports arenas, theaters, company halls, artificial islands.</text:p>
      <text:p text:style-name="P15">Having checked the background of the service, take a look at the holiday targets. Tourism boosts the target area, brings money, creates jobs, allows development or “break out”. Well...</text:p>
      <text:p text:style-name="P15"/>
      <text:p text:style-name="P15">A community has lived for hundred years at a location, without blessings like stock market, long distance travel, waste management, in an ecologically close, stable system. The members have a vision of their future, and an accepted level of personal safety, although underdevelopment has effects: lots of children are born but relatively small ratio grow up to adult, the biological/social selection is strong. Those who survive look good, are strong and “exotic”.</text:p>
      <text:p text:style-name="P15">Tourism, the bless of civilization arrives and breaks the balance. True, it creates jobs – for the first: the term “job” itself. We buy your land (you don't even have money), and build a hotel on it. You can't farm, hunt, fish here anymore; you can't live your faith, culture, former habits – but you can sell them to us too if you can customize it for us. Sell us you exotic body, and you'll get money for that – and maybe rape, death, AIDS... Sell us your kids. You can serve us for money and you can buy things that we have. Sorry, we are more efficient, we don't need a village of people for solving a problem with one man and big machines – they should go and find another job. Oops, no more jobs...</text:p>
      <text:p text:style-name="P15">What is the result? After blowing up the original community we have a small portion of relatively well payed servants and a big, poor, futureless mass. Instead of managing the wealth considering the long term we have mindless buildings and environment transformation; the “exotics” does not mean experiencing a different environment but viewing it from the familiar chair having the familiar food and drink, chatting with the familiar partners. The whatnots serving the comfort of the tourist mob leaves garbage, waste; the soil and vegetation brutally trodden out – in the best case a transportation problem, if anyone cares about it at all.</text:p>
      <text:p text:style-name="P15"/>
      <text:p text:style-name="P15">After watching the means and effects of traveling it worths a look what it does to the person and the community for which it makes journeys and transportation a natural habit.</text:p>
      <text:p text:style-name="P15">A long time ago the problems of traveling (slow, expensive and risky), and the fact that wealth was also hard to carry, locked everyone to their local communities, and limited the wealth differences on a relatively low level. As long as the wealth means corn in the silos, or beef, this is big and hard to manage – there is no real accumulation of capital. The basic economic rule that the more corn I have and the more hungry the people are around me, means the higher price I can ask fails in this environment because sooner or later I will not be able the defend my property or even my life. If I don't trade it, it will perish and worth nothing – so I am interested in exchanging that for other goods or services sooner (thus relatively smaller “gain”). Of course I can lend wealth to someone and keep count of the dues, and have him work for it later, but this still locks me to the community: I cannot get new clothes for the dues of a carpenter.</text:p>
      <text:p text:style-name="P15">With the appearance of the money, all this changes: I can have personal reserve in money, and use resources according to my actual wants (independently from the current dues, physical exchange of goods, direct fulfillments of needs). The money is better if it can be carried more easily, safely and longer distances. This transforms the “money” from gold nuggets and pearls to empire coins, bills of exchange, banknote, national currency.</text:p>
      <text:p text:style-name="P5">On this way the state finally loses the war against the banks: the state cannot control the movements of its own currency, it is managed by the banks on the accounts, and finally drops the old burden and creates a “common money” – this totally breaks the ability of the real community to control the movement of resources.</text:p>
      <text:p text:style-name="P15">The final stage is when we measure all actions in money, which can be carried in a practically unlimited amount and distance, exchanged for goods or human labor anywhere; and at the same time our physical ability to travel increases – the latter is also limited only by wealth. This two allows the total elimination of the bonds to local, physical communities. I can easily accumulate wealth exceeding the sum of wealth of all my neighbors by multiple times. I don't need to be afraid of any risk, I am protected from “them” by the system, even though their poverty is an indirect result of my richness. I can live in virtual communities, my “friends” belong to the same “social caste” (in theory, practically this means wealth) who can live twenty, a hundred, a thousand or any more kilometers away, to whom I can go, hear or read about just anytime I want. I have rest in distant countries and collect “fantastic experiences” that can make me famous in the club.</text:p>
      <text:p text:style-name="P15">In the meantime I still miss something. The people I see every morning are strangers, the smile, the love they turn to each other is alien to me. I am scared what would happen if I just collapse on the street and cannot call the security – will someone help me to stand up? Will anyone give me a glass of water even if I cannot pay for it? Anyway, when did I ask or thank for anything honestly, when have I felt true gratitude, when have I done anything just in order to make a stranger feel better?</text:p>
      <text:p text:style-name="P15">(Nowadays “economic crisis” is just this phenomenon on the power. Behind the “accumulated capital” there is no real value, but the five-ten-twenty years of supposed (hoped) work of the hopelessly indebted mob, fuddled by scientifically planned lies. There is no true wealth, only the tangled web of debts, collected when chasing useless dreams. This money simply can't be spent because it is not backed by real values; if we all try to buy, the theoretical value of money would face the amount of goods and we would find out that we are poorer then we think we have by far. To some people this only means that they can't buy a new plasma TV – but this does not matter because those, whose job would be essential to have power in the outlet, can't buy bread right now...)</text:p>
      <text:h text:style-name="P20" text:outline-level="2">The way that can be walked only once</text:h>
      <text:p text:style-name="P15">Lots of people thinks that the upcoming ecological and resource crisis can be survived by retreating a bit, farming on the local lands and the world will recover soon. I think the situation resembles the fight of the Balmoral cruiser with a tornado.</text:p>
      <text:p text:style-name="P15"/>
      <text:p text:style-name="P36">The ship cruised at fantastic speed. In the distance, very dim among the mist, the rugged shores of the Bay of Bengal appeared. The sky now brightened up a bit.</text:p>
      <text:p text:style-name="P36">- Hey Fred! Look back for God's sake!</text:p>
      <text:p text:style-name="P36">Fred turned back calmly, thinking that there is a battleship on their trace. What can they do? If it's a light destroyer, they pretend to capitulate and shoot when they come close, sink it and it's done. Why do they make a fuss on everything? </text:p>
      <text:p text:style-name="P36">But when he turned around, he also felt a bit hot.</text:p>
      <text:p text:style-name="P36"/>
      <text:p text:style-name="P37">At the edge of the remote sky there was a bright gap, a few stars appeared within, and this strange window enlightened the dark swirling skies with a fearful green light. At the end of the clouds, towards the light a black, long balloon-shaped thing reached deep down from the sky, rushed closer, and its thin end seemed to spiral in this run...</text:p>
      <text:p text:style-name="P36">Quick pull on the lever: “Slow! Half steam! Left!”</text:p>
      <text:p text:style-name="P36">The tornado is coming!</text:p>
      <text:p text:style-name="P36">Yellow, stunned faces turned to each other in the airless, tense, hot night. These hard faces gazed back with a strange, surprised look. But in vain. The onion shaped cloud ending in a thin tail reached the sea and rushed on them, rushed...</text:p>
      <text:p text:style-name="P36">The full speed running cruiser must be stopped! The fire must be extinguished immediately. All of them worked on this. If they fail and the tornado hits the ship, the boiler busts them up to the skies like a shrapnel. There was no way to reach a harbor. The onion shaped scudding cloud came closer and lower, grown to a long peg-top.</text:p>
      <text:p text:style-name="P36">They worked insanely to bridle the monster that they fed full of steam. Pulleys squeaked, ropes tensed, half naked men pushed in and pulled out the carriages full of smolder, opened valves, lifted levers, Rusty, standing in oil to his ankles, beaten up by the shaking ship tried to let the water down... They decreased the speed as much as they could.</text:p>
      <text:p text:style-name="P38"><text:tab/>(Jenő Rejtő: The lost cruiser)</text:p>
      <text:h text:style-name="P39" text:outline-level="3">Depth</text:h>
      <text:p text:style-name="P15">The real separation factors among people living in different societies are not those that they can see and compare, but those that they don't even see because they are so far. We live in a totally different world, have to meet different requirements today in the developed world than only a hundred years ago, or at the less developed parts of the planet. We are used to get drinking water from the tap, have electricity in the wall outlets and get information about any event in the world immediately and correctly (at least we believe so)</text:p>
      <text:p text:style-name="P15">Indeed we can put away all this. But can we go without the safety that our kid does not die of a simple diarrhea because we have a hospital, infusion and medicines? That we go to an agile and well equipped dentist and not to a blacksmith with a toothache? That a broken bone does not make us crippled for a lifetime? That no one can beat or kill us for our property without the (at least theoretical) risk of punishment? My three sons has a fair chance to grow up – contrary to being lucky if two out of eight can survive; and the woman I love might die in childbirth... Having this security, the approach to our own lives, or to other people is fundamentally different, we build much deeper relationships, think in much longer times – in contrast to spending all our time with constant fight against others and the environment for mere survival or to avoid suffers.</text:p>
      <text:p text:style-name="P15">In fact <text:span text:style-name="T1">this </text:span>is the civilization. This is what mankind fought the hard battles of the last centuries, and if we let this system built by our parents crumble down because of our stupidity, we fall back by hundreds of years. Famous stories talk about how the survivors collect the remainders of knowledge after the collapse, but these are in fact fairy tales. The modern applied science (industry, medicine etc.) is totally useless without the sustaining infrastructure, and people would not have time for “having fun” with such things if they had to fight constantly for survival. This requires a huge civilization reserve, a supporting community that can keep up people working on anything that have no direct use from the production of the majority.</text:p>
      <text:h text:style-name="P40" text:outline-level="3">Time frame</text:h>
      <text:p text:style-name="P27">The reserve that can be spent on “civilization” was actually the excess of resources, when to fulfill the needs of the community did not take the whole lifetime of the members (this sounds harsh in our modern thinking). This remaining time was distributed among the members according to the current approach of the era, either mostly “horizontally” (a little for everyone) or “vertically” (creating a controlling, customer caste.</text:p>
      <text:p text:style-name="P27">The breakthrough was brought by an invention, when the energy sources started to help directly in the production (coal, steam engine, oil, ...) increasing the amount of “reserve time” by magnitudes, this permitted to consider the needs of the whole population, public education, etc.; the idea of “freedom, equality, brotherhood” could be formulated (was not totally pointless).</text:p>
      <text:p text:style-name="P27">By this time the majority of directly reachable fossil energy sources are depleted, the older a developed civilization on a certain territory, the larger is the local energy need and the smaller is the available energy source. Furthermore, mining and processing them also needs lots of energy and advanced services (transportation, organization), thus the lack of energy is a self improving process: the less is available at a given time, the further less can be produced.</text:p>
      <text:p text:style-name="P27">To summarize: the locations, where “knowledge” is accumulated get the hardest hit in the lack of energy, and because of the depleted natural sources, there is no way to climb back on the same way. This is not simply a temporal fall back, we will not have the hope to grow back up to the same level...</text:p>
      <text:h text:style-name="P39" text:outline-level="3">Speed</text:h>
      <text:p text:style-name="P15">In our everyday life any fundamental change seems so unbelievable, we think things change slowly, and if something is wrong, someone has to be blamed and punished, then all goes back to normal. For this assumption we might have to pay hard for – let me show a (hopefully too pessimistic and deniable based on the facts) screenplay here.</text:p>
      <text:p text:style-name="P15">One of the hurricanes coming to the US shores (growing in power and count according to the statistics) finally hits the gay and oil production and refinery centers causing a serious damage. The unprecedented natural disaster is shadowed by the fact that it takes months to even partially restore the oil production. The effect is an immediate price jump in the oil-based fuels (they already rise when the <text:span text:style-name="T1">hurricane risk appears in the news</text:span>). This can be balanced for a while by silently depleting the majority of oil reserves (this is a huge business), but the news gets more alarming, prices break loose: simply there is NO oil to cover the needs and slowly the reserves run out. The problem reaches all energy-thirsty regions: public services, trade, communication, health care, mining, industrial agriculture... The global transportation jams, the current production and support systems collapse because they are based on long-distance shipment and minimal local storage capacity: even if they have local energy and workforce, some raw materials don't come, products can't be carried away. Suddenly the lives of masses sustained by a working system are in danger: not only the chronic or serious patients, but inhabitants of big towns and anyone far from natural water and food sources. The panic seriously further damages the still working system fractions. It turns out that no one can “finance” the restoration of the production capacity in the “unstable economic situation”, but on the contrary: more and more fundamental systems stall.</text:p>
      <text:p text:style-name="P15">To sum it up: the capacity of the sustaining system falls back to a small fraction within a single year – in unlucky areas it's like every ten person should draw lots who will be the one survivor... Could we handle this situation as a single community, a global race? Or, as long as we still have some fuel left, the war machinery would fight as usual for the last remaining resources – practically wasting the final resources on blowing up the last remaining parts of our global infrastructure...</text:p>
      <text:p text:style-name="P15"/>
      <text:h text:style-name="P20" text:outline-level="2">Being Hungarian</text:h>
      <text:p text:style-name="P15">I have felt for many years that it's a great present from the fate to be Hungarian. Not because our DNA would turn differently (as some say), or that we are from the Sirius, or we have so many Nobel prized scientists (who in fact could not live and work here), or something alike. This feeling I finally formulated like this: <text:span text:style-name="T1">we are just in the middle of a slope.</text:span></text:p>
      <text:h text:style-name="P39" text:outline-level="3">The middle of a slope</text:h>
      <text:p text:style-name="P15">Being Hungarian we do have a chance to learn, prepare well for our tasks, and by fair labor and according to our talents we can excel in quite large communities. We can as well throw ethics away and use our intelligence against our environment to rise for this price. We can lean back and wait for others to support us, or we can chose to sink into the depth of laziness and self-pity blaming the world for passing us by, or we can live the extreme levels of poverty. IN the meantime we can keep a relatively sane mind and shape, we do have a chance to climb out of the depths or fall from the heavens. In a “higher society” the upper class closes and it is very hard to truly fall to the ground from it – but we can scramble forever, but we are still handled as replaceable and throwable servants in certain clubs. In “lower societies” the sucking power of poverty is final: giving up the fight throws such moral and physical depths where there is no rise from anymore (and it's much easier to die without trace or making <text:s/>interest).</text:p>
      <text:p text:style-name="P15">Hungary is “in the center of the world”... with its all good and bad, beauty and ugliness. We see wonderful and disappointing models, our fate is not given but we choose it – much more than in societies either “above” or “below” us. Today we walk the way of modeling the drastic separation in the world to a very rich few percent and a relatively very poor vast majority. The “top” tries to absorb all the resources and distribute it in a way that keeps the tension in “the people” a bit under the blast point; in the meantime the lack of responsibility and sometimes even the knowledge causes disasters. The real needs of “the people” are not considered in the “big game”, although they could be covered by the available resources by far presumably.</text:p>
      <text:p text:style-name="P15">This situation is not written in stone, final and hopeless. We can choose the opposite approach, and considering from how far we start going towards cooperation, clarity and truth, this can also stand as a model, show a hope to our collapsing world as well. If we can stand up from this ridiculously fragmented, pervert and stunned state of ours, then we have the right to believe that our global race can do the same.</text:p>
      <text:h text:style-name="P39" text:outline-level="3">Nation and nationality</text:h>
      <text:p text:style-name="P15">Along its modern history, Hungary has lost a serious fraction of its land and population, and even though there were (sometimes forced, sometimes peaceful) migrations, serious Hungarian minority lives <text:s/>outside of practically all the state borders. It is an extreme task to live the Hungarian nationality in these circumstances in a way that does not cause conflicts abroad, between the Hungarian minority and the majority – and this does not go well nowadays...</text:p>
      <text:p text:style-name="P15">“I am Hungarian” – saying this in Hungary does not make an echo, it does not touch the hearts of many people (this is quite visible at the school year opening ceremony during singing/listening to the Hymn). As counterpoint a minority has appeared whom “Hungarian consciousness” is extremely important, but this rather acts as a distinguishing and not a community building factor: a mean of separating from “the others” (melted into the consumer society).</text:p>
      <text:p text:style-name="P15"/>
      <text:p text:style-name="P5">In contrast for Hungarians abroad keeping the Hungarian culture, language, customs against the constant pressure acts as a cohesive power. We in fact have a reserve outside our country that might resurrect a real positive national consciousness based on acceptance and love. We don't have to re-attach lands to the Hungarian state – we, the people living within the borders should re-attach to the mentality that being Hungarian meant former times, and what is protected better abroad.</text:p>
      <text:h text:style-name="P39" text:outline-level="3">In the sandwich of prejudice</text:h>
      <text:p text:style-name="P15">“Gypsy”... a dark, unknowable term: a loud, strange, violent, harsh world with lots of kinds. A border where the norms we generally (most of us not just theoretically) follow suddenly stop. “They” have other norms, different movements, talk, songs; the expressions of joy and sorrow are alien to us. On the other end, some hissing, some hatefully, but lots of us points at the Jews. Or point at those who point at them. A dark, strange, fearful web, invisible walls, ghosts of tribal hierarchies floating in the thin air; rigid, complex, obscure rules control the procedures. One to the left, one to the right – same distance.</text:p>
      <text:p text:style-name="P15">We should be together more. We should talk more about ourselves, show, resurrect the treasures of our own, unique, truly different cultures, worlds, live and share this joy with each other. Hungarians the Hungarian, Gypsies the Gypsy, Jews the Jewish heritage. Perhaps we could find out that the source of prejudice is our own separation from the strange, unknown things – instead of curiosity and sharing. Perhaps we could find out that our fears are the same: a Gypsy can see the same alien factor in us (gajos) as we see in the Jews, who see us (goys) the same as we see the Gypsies.</text:p>
      <text:p text:style-name="P15">A new, quite ugly Hungarian term is “gypsy crime”. We mean violent, dark aggression “threatening the norms”, it can hit any of us anytime, we have the fear but we don't like when someone says it. But what about “white crime”? Peculated billions, tax fraud, industrial lies, crippling and selling out public sustainment systems, blaming “economical rules” for them, slander lawsuits, legal actions spanning for decades with further insane costs, smart lawyer tricks, medical expert's reports, etc. Which has the worse “social impact”? Which is the <text:span text:style-name="T1">cause</text:span> and which is the <text:span text:style-name="T1">consequence?</text:span></text:p>
      <text:p text:style-name="P15">Bizarre, tense world – like all situations from which one can really learn, grow, understand, just one has to look in the right direction.</text:p>
      <text:h text:style-name="P39" text:outline-level="3">Stephan, the king</text:h>
      <text:p text:style-name="P15">I find it typical that the birth of the Hungarian state we don't connect to a big, happy, joining ceremony, but a combined civil and religious war with the result of throwing the old faith, tribal order and life away, and joining the the world of the “settled nations”. We were forced to sit down to the table because we preferred staying out under the open skies; we had – and I think under the surface we still have – such amount of power that needs tight reins.</text:p>
      <text:p text:style-name="P15">I believe that the heritage of Stephan and Koppany can be joined, their opposition was not internal but caused by the historical environment; and the interior constant fight that is a known habit among Hungarians is also just a consequence. Just by watching the past twenty years, the constant conflicts could prove how deep we can sink – but this can also mean that we can't even imagine what we could do if we cooperate...</text:p>
      <text:p text:style-name="P15"/>
      <text:h text:style-name="P20" text:outline-level="2"/>
      <text:h text:style-name="P41" text:outline-level="2">The Lord of the Rings</text:h>
      <text:p text:style-name="P15">This book was started under the title “The World of the Ring”. The idea came from thinking over Tolkien's book and tried to attach current actors, phenomena and changes to his figures, to see if it provides some kind of solution. Later I have found that such a book would give a too complex, inside out approach to analyze, and if possible find an escape from th current beautiful world order. This current, much stricter shape was born then, but in this Phenomena section it worths to mention that. Alas, I have a quite small place to express weird consequences; anyways I hope it will be a thought provoking, yet short “piece of literature” allowing a bit of rest(?)</text:p>
      <text:p text:style-name="P15">As I searched for the way out, I tried to check the motivations of the official main heroes, those unique features that can turn them against an invisible but extremely powerful evil force. I had to face the fact that on this level they are merely superheroes invented by the author, who survive all, win, and that's all. Examining the novel like this was totally useless, the recipe is simple: take a spoonful of rock solid tale heroes, support them with the most irrational wonders and there you are: they save the world.</text:p>
      <text:p text:style-name="P15">However there was an item that did not let me down: the Ring itself, which is a perfectly caught symbol. According to the legendary, there were twenty rings altogether representing the power of each kingdom except one that has power upon the other rings and bears the spirit of the evil god: Sauron. In the film there is a perfect moment, when the fellowship realize that the Elves cannot protect the Ring. Gimli the dwarf tries to break it but his weapon flies in pieces, he falls on the ground, the Ring shines untouched in the middle of the table. In fact <text:span text:style-name="T1">it is not there.</text:span> Then the heroes race for becoming those who would be the ones fighting against the darkness with the help of the Ring. The camera focuses on the Ring, a chanting sounds, the main heroes almost kill each other for it. The true power of the Ring flashes here – in fact it seems quite weak along the story compared to the other very spectacular wonders. In essence it can make its owner invisible to the others, but at the same time the owner becomes visible to the evil forces of the Ring – this is a rather bad business.</text:p>
      <text:p text:style-name="P15">To me the Ring is a straightforward manifestation of the modern money. The Ring itself is not bond to any real equipment or power – it represents the Power that everyone desires. It is indestructible just like money: banknotes can be burned, coins can be crushed; money, the concept of an abstract value that is exchangeable to anything lives inside us, both as individuals and as the whole society. This power is already dangerous when it is bond to a closed community, but its dark power is released when it loses all the reins and becomes global. If I have enough money, I can do anything, go anywhere, get all I want – this absolute power can make almost anyone insane. If you start using it, it can hide you, your action from the environment, it can free you from bonds, responsibilities – but makes you visible to the real owners of the Power: the lords of the monetary system.</text:p>
      <text:p text:style-name="P15">Empowered by this analysis on the Ring, I started to search for the most powerful figure in the story, who is not else but... Tolkien, the writer himself! He is the one who, uninhibitedly and constantly changes the story and, just like in the ancient Greek tragedies he saves the good guys in hopeless scenarios, thus guarantees the happy ending which would have rationally zero percent chance without him. If we keep a realistic approach, the story should have ended in the first moments, our protagonists fail, Sauron gets the Ring. This may sound weird for the first time, but worths a few minutes playing.</text:p>
      <text:p text:style-name="P5">The counterpoint of Tolkien, the “good god” is Saruman. He (in contrast to Sauron) is a really active person in the story, he has almost unlimited power – they form a strange couple where Sauron is the bogey-man whom everyone is scared of, Saruman is the “strong boy”, the friend of Sauron who can beat up anyone in the kindergarten in his name. By a more daring analogy he is like the pharisees in the New Testament: the friends of the merciless God who can do anything in his name. In our world Saruman's role fits to the science: the human intelligence, the almost supernatural force that yet serves the “dark side”. Why, if it used to be “white” and swore to serve human beings and life on Earth?</text:p>
      <text:p text:style-name="P15">Alas, the answer is too easy. When the Lord, who is feared by the masses appears in the world, there is no place for a “white science” that aims to serve the people by using human intelligence, and applies the visible, knowable rules of the world. That can be good, that can be useful, but an uncontrollable mob being frightened by the afterlife (or whatever) is totally insensitive to the scientific values and sweeps it away – burns the library of Alexandria, treads on the circles of Archimedes, menaces Galileo, burns the witches. Saruman can nurse his trees and guide the rivers, but what can he do when an army of beasts ready to kill or be killed appear and say that Sauron does not like this? He can battle forever against the constantly coming hordes, or accept that it is better to stand in front of all this, and declares himself as the first servant and delegate of the Lord. Who is this Lord, what does he want, is he exist at all? It does not matter, the fate of Saruman and the world depends on one thing: <text:span text:style-name="T1">what do the masses think about the Lord?</text:span></text:p>
      <text:p text:style-name="P32">Okay, the Ring is the global money, Saruman is the science, but <text:span text:style-name="T1">who is Sauron?</text:span> He in fact never appears in the books, he is merely a glowing eye that appears here and there, and those who are bond to him do evil things. He himself (in spite of the visual and sound effects in the film) is quite weak, he is simply unable to kill the clearly dangerous Frodo on his own land! Yes, he “almost” does it, but again: having seen all the magics and wonders in the story, Frodo should have been eliminated instantly – but that does not happen. From the viewpoint of theology, Sauron (contrary to Tolkien) is a fair, hidden, non-intervening god. He is there by his symbol, the “eye” that can see everything, that you can't escape from; those who offend will be punished sooner or later, but he is standing outside of this world so it is impossible to riot against him. What does he <text:span text:style-name="T1">really do?</text:span> He unifies the ork tribes formerly battling against each other, gives them a common aim, force them into a community and gives the faith that they can rule the whole world. Is he <text:span text:style-name="T1">evil indeed?</text:span> This is a question of the viewpoint – the orks surely don't think so because for them, if they succeed to conquer the world, he is a huge, hard but rightful power that opened a way for the development. Would the story be different if Sauron <text:span text:style-name="T1">does not exist at all</text:span>, he is just fabricated myth and upheld for all costs? Not sure...</text:p>
      <text:p text:style-name="P15">This sound to me quite similar to the history of our own civilization. The mankind lived in separated little tribes, among others they actively hunted for other humans as well, thus keeping its own population small. The rank <text:s/>inside the tribe was based on the constantly changing physical power order, a stable hierarchy could not appear. The only way for a breakthrough was to put a behavior rule set in force that is above their own personal interests, and all that is needed for this is a supernatural entity who is <text:span text:style-name="T1">indestructible</text:span>, can <text:span text:style-name="T1">see everything</text:span>, and <text:span text:style-name="T1">threatens</text:span> all sins <text:span text:style-name="T1">with merciless punishment</text:span> through <text:span text:style-name="T1">several generations</text:span>.</text:p>
      <text:p text:style-name="P15">All of these features are inevitable to get a civilization forming power. The essence is that this entity must stand above all the contests, he must be an eternal and absolute winner, whom we can never find and threaten with anything because he cannot be reached on our physical level. He can see everything, we are unable to hide away; it might seem that nothing happens when I resist his will, but this is a temporal situation, sooner or later he will smash me ruthlessly.</text:p>
      <text:p text:style-name="P15"/>
      <text:p text:style-name="P5">... and of course there will be those who explain without any doubt that any illness, injury or death is in fact Sauron's revenge on me for a former mistake that I thought I escaped. I might accept this in order to get some unfair advantage for my offsprings – but Sauron does not forget and can punish my children for my sin as well.</text:p>
      <text:p text:style-name="P15">Do I still talk about Sauron now, or the God or gods of any religions, or perhaps the law of karma? None of them: the focus is not on the name, existence or attributes of one or more supernatural entities, but the believers' connections to him, to the community and to oneself. Or, from the other side: what does the power that forms us to a community looks like? A straightforward way from a totally wild horde controlled by biological rules only towards a civilization is the above described image of God – the question is the consequences of keeping this image along the improvement of the might of the society.</text:p>
      <text:p text:style-name="P15">The fundamental idea in Tolkien's story is that <text:span text:style-name="T1">Sauron must not get the Ring</text:span>. Following the analogy this can be translated in this way: a global value carrier tool should not be possessed by a race to which the community forming power is based on the weakness, the wish of hiding and the fear of punishment of the entities. If this happens, Sauron – in fact the forcing, unlimited power – materializes. As far as I can see, this has already happened.</text:p>
      <text:p text:style-name="P15">Our laws, our relationships show that our interests turn us against each other, only the state regulations and punishments keep us in check. The Rings of the kingdoms have appeared in the shape of state currencies. They permitted to achieve higher public plans and accumulate human knowledge, but also allowed the lords to realize such dreams that were totally opposite to the needs of their servants. Apart from this, that power was local, lords and servants lived on the same area, the lord could mostly buy goods and services only from his servants. The constant physical threat also limited him in fulfilling his wishes: a growing anger among the people could be controlled by growing military force in which he also could not trust without doubts. The opposing forces in this closed system created an always changing but long lasting balance (sometimes long stable periods, sometimes repeated revolutions).</text:p>
      <text:p text:style-name="P15">The global money transfer jams the effects of this feedback: lords and servants (or: exploiter and exploited, employer and employee) can live on the opposite side of the planet. The exploiter does not even consider his responsibility for the damage he indirectly makes; on the other side he himself is exploited by... what? A faceless “system”, economical or political “necessities”. The order of our world, appears as an “external” power above us having own will and aims, in which we act like replaceable components (consumer, clerk, worker); we forget that we have created and we keep this whole system up day by day – with our thoughts, words and actions.</text:p>
      <text:p text:style-name="P15">If it is so, we can decide to destroy it, do we? No, just like the Ring cannot be destroyed, because the problem is not the physical thing, the social structure, but our approach that creates it. The power of the Ring, Sauron is not on the bank desks, in offices or computer systems, but inside us, its creators and upholders. Our task is to find that source, bring the Ring back and throw it in. Other words: find the source of our personal bonds and wishes that make us creating Sauron; give them up and build a new civilization based on cooperation and love.</text:p>
      <text:p text:style-name="P15">Well, Mordor's plain looks like an easy joke compared to this journey...</text:p>
      <text:h text:style-name="P20" text:outline-level="2"><draw:frame draw:style-name="fr6" draw:name="Keret1" text:anchor-type="paragraph" svg:x="0.647cm" svg:y="1.132cm" svg:width="15.704cm" draw:z-index="0"><draw:text-box fo:min-height="20.098cm"><text:p text:style-name="P42">The former list could be much longer, but I think it is enough to support the following statements:</text:p><text:list text:style-name="L4"><text:list-item><text:p text:style-name="P43"><text:span text:style-name="T1">The processes going on in our world</text:span><text:span text:style-name="T8"> </text:span><text:span text:style-name="T1">have</text:span><text:span text:style-name="T8"> real, directly sensible </text:span><text:span text:style-name="T1">negative effects</text:span><text:span text:style-name="T8">, although we try to hide this by mocking ourselves in vain. This effect however is very small compared to what our children will have to face, but they will have much less freedom to choose.</text:span></text:p></text:list-item><text:list-item><text:p text:style-name="P43">Certain phenomena of <text:span text:style-name="T1">the crisis</text:span> can be connected to people and organizations (state leaders, firms, banks), but the <text:span text:style-name="T1">causes are deeper</text:span>; these actors merely play their roles. They do have true personal responsibility, but in fact their freedom is limited to do or leave.</text:p></text:list-item><text:list-item><text:p text:style-name="P43"><text:span text:style-name="T1">The system will not get better,</text:span> there is no motivation that could turn our rules back to follow the reality, personal, local interests are always against this.</text:p></text:list-item><text:list-item><text:p text:style-name="P43">This is not “all our fault”. We just live in our ancestors' dreams, that has lead generations; and cannot cope with, <text:span text:style-name="T1">failed to</text:span> keep in check and <text:span text:style-name="T1">set new directions to the power</text:span> they have created and <text:span text:style-name="T1">we possess</text:span>. It was not their spiritual perfection, but the nature and their everyday needs that limiter our ancestors, kept them in sync with the world and forced them to seek comfort from their pain in the nicer future they dreamed for us.</text:p></text:list-item><text:list-item><text:p text:style-name="P43"><text:span text:style-name="T1">I don't presume any evil external supernatural force</text:span> that would want to destroy the human race, and I don't want to use an opposing force either to solve this problem. Of course I don't deny the possibility of such powers, furthermore I believe in other levels in my way, but this does not change the fundamental concept that here and now, we, human beings have problems that we have made and we have to solve too.</text:p></text:list-item><text:list-item><text:p text:style-name="P43">We are near to the limit between the two states of our system (practically: existing and collapsing), the current world will soon disappear anyway – <text:span text:style-name="T1">the question is only that do we take the liability and control the change</text:span>, or do we let it collapse by itself because we want to use all the gains until the last moment?</text:p></text:list-item><text:list-item><text:p text:style-name="P43">When I say I believe in a positive ending, I don't base this on closing my eyes – on the contrary I try to measure the problems as precisely as I can and search for the solution at their very roots. I have the faith that each and every person, just like the Reader can be immunized against the toxins in the system if we realize the causes: why we created them, how they react on us, what is their real effect, how it is worth, beneficial and right to handle these factors.</text:p></text:list-item></text:list><text:p text:style-name="P42">This is what the rest of this book is about.</text:p></draw:text-box></draw:frame> <text:s/></text:h>
      <text:p text:style-name="P15"/>
      <text:h text:style-name="P44" text:outline-level="1">A válságot okozó tényezők</text:h>
      <text:p text:style-name="P15">Vajon miért nem természetes állapota az embernek a kiegyensúlyozott, harmonikus gondolkodás, miért kell küzdeni érte? Ha ez természetes lenne, akkor nem „talált volna fogást” az emberi civilizá­ción a ma uralkodó ostobaság. Az ember jó szándékú (különben a hidegháború évtizedeit sem éltük volna túl...), ugyanakkor a fenti jelenségek tanúsága szerint igen kártékony, ha tettekre kerül a sor. Ez azt jelenti, hogy a szándék és a tettek között tragikus félreértések húzódnak – lássuk őket.</text:p>
      <text:h text:style-name="P20" text:outline-level="2">Mintaillesztés</text:h>
      <text:p text:style-name="P45">„Hivatalos”, „nyugati” kulturális hagyományunk hatalmas mértékben támaszkodik az emberi intel­ligenciába vetett hitre, arra, hogy logikus gondolkodással rendelkezünk és mindent ennek köszönhe­tünk. Meg tudjuk ismertetni egymást elődeink és saját magunk eredményeivel, feldolgozzuk és megértjük az információt, majd hasznosítjuk azt. Mindez szöges ellentétben áll a keleti hagyománnyal, amely ugyanezt nem sokra értékeli, helyette a megtapasztalást és a megvilágosodást helyezi előtérbe.</text:p>
      <text:p text:style-name="P45">Amikor „racionális, nyugati emberként” magunkra tekintünk, lényegében egy automatát képzelünk el: bemennek az információk, összekapcsolódnak a korábbi ismeretekkel, elgondolkozunk rajtuk, és a lehetőségek tudatos elemzése útján kialakul az eredmény. Ha helytelen döntést hozunk, akkor álta­lában a hiányos információkra vagy elégtelen tudásra hivatkozunk; ha ez (a sokadik hiba után már) nevetségessé válik, az önsajnálatot és lebecsülést választjuk – egyedi és társadalmi szinten egyaránt.</text:p>
      <text:p text:style-name="P15">Állításom szerint ez a modell eleve téves: a gondolkodással kapcsolatos elméleteinket megtestesítő számítógéppel szemben <text:span text:style-name="T1">az emberi agy valójában képtelen az ilyen fajta logikus gondolkodásra</text:span>.</text:p>
      <text:p text:style-name="P15">A számítógép a legutóbbi időkig jellemzően egyetlen, ma (az extrém példáktól eltekintve) néhány (2, 4, ...) feldolgozó egységgel (processzor maggal) rendelkezik. Ezek rendkívül bonyolult logikai áramkörök tömegéből állnak, amelyek soha nem változnak. A változó rész a program, amit a gép nagy sebességgel beolvas, és az aktuális adatokon végrehajt. Egy feldolgozó egység egy időben egyetlen feladatot hajt végre; az, hogy számunkra úgy tűnik, sok mindennel foglalkozik egyszerre, csak attól van, hogy sok párhuzamos folyamatot „tart fejben”, és gyorsan tud váltani közöttük. Például az, hogy a billentyűleütésre megjelenik a képernyőn egy karakter, annak köszönhető, hogy a gép egy pillanatra megszakítja aktuális tevékenységét, és feldolgozza a billentyűzetről érkező jelet, majd folytatja, amit addig csinált. Állíthatjuk, hogy a számítógépben megbízhatóan, pontosan az fog történni, amit a programmal számára előírtunk, működése logikus, kiszámítható.</text:p>
      <text:p text:style-name="P15">Az emberi agy minden téren pontosan ellentétes módon viselkedik. A néhány komplex, jól szabá­lyozott feldolgozó egység helyett <text:span text:style-name="T1">sok milliárd egyszerű kapcsolóból áll </text:span>(internetes források 25-300 milliárd közötti számokat említenek!): ha a neuron „belépő oldalán” megjelenő jelzések túllépnek egy küszöböt, akkor ő is kiküld egy jelzést. A számítógép esetében a „program” az „adathoz” hasonlít: parancsok sora, amelyeket végre kell hajtani. Az agyban a „program” maga az agy; a tanulás, vagyis egy program „betöltése” az agy struktúrájának megváltoztatását, kapcsolatok létrehozását és megszüntetését jelenti. Az agy minden egyes eleme minden pillanatban aktív, valamilyen ingerületi állapotban van; nincs kijelölt folyamat, program, amelyet éppen futtatna, ahogyan nincs program sem; minden egyszerre történik. Ha egy számítógép működését meg akarom szakítani, majd újraindítani, csak azt kell tudom, milyen programok éppen hol tartanak, ezt elmenthetem, bármikor újra betölthetem, és minden ugyanúgy fog folytatódni. Az agy esetében ez azt jelentené, hogy minden egyes neuron ingerületi állapotát meg kellene jegyeznem, illetve az agy teljes struktúráját is lemásolnom, mivel minden pillanatban születnek és szűnnek meg kapcsolatok. És ha mindezt megtettem, lemásoltam, és öt perc múlva visszatöltöttem az egészet, akkor sem mondhatom, hogy a másolat öt perc késésben van csupán az eredetitől, mert az eredeti az eltelt öt perc alatt már tetszőleges mértékben, a másolattól függetlenül megváltozhatott.</text:p>
      <text:p text:style-name="P46"/>
      <text:p text:style-name="P5"><text:span text:style-name="T1">Az agy szerkezetét tekintve tehát semmitől sem áll távolabb, mint egy „megbízhatóan gondolkodó gép­től”.</text:span> Mi lenne hát a valódi feladata? <text:span text:style-name="T1">Az agy egy „mintaillesztő gép”! </text:span>Az evolúció során egyre bo­nyolultabbá váló idegrendszer egyetlen feladata: az egyén(!) életben maradási esélyeinek növelése azáltal, hogy a saját tapasztalatok felhasználásával kifinomultabban reagáljon a környezeti hatások­ra – szemben a faj fennmaradásának szintjén a kevésbé megfelelő egyedek gyorsabb pusztulására építő fiziológiai evolúcióval. (Ironikus módon a két hatás ellentétes: a fiziológiai gyengeség szelektáló hatását csökkentheti, sőt semmissé teheti a finomabb idegrendszer – ennek fajszintű példája maga az emberiség).</text:p>
      <text:p text:style-name="P15">Az agy feladata tehát kettős: a korábbi tapasztalatok alapján legjobb reakció lehető leggyorsabb kiválasztása, illetve a „hasznos” minták folyamatos beépítése. Ehhez egyrészt az érzékszervektől folyamatosan áradó információfolyamból mintákat szűr ki a lehető leggyorsabban, és a viselkedést a mintákhoz legjobban illeszkedő emléknyomok alapján határozza meg. Ezzel egy időben rövid távon raktározza a beérkezett eseményeket, vagyis a „rövidtávú tároló” struktúrája folyamatosan változik, emlékminta-kezdemények születnek benne. Amennyiben a minta mellé erős belső változások társulnak (a tigris szagához a támadó állat, a faág tapintásához az, hogy eltörik a lábam alatt), a minta bevésődik a hosszú távú mintaraktárba, hogy legközelebb megelőzhessen egy kellemetlen helyzetet. A minél gyorsabb reakció érdekében az agy hierarchiát épít bemenő és kimenő oldalon egyaránt: az emlékekből kiemeli a lényegesnek tartott elemeket, és csak azokat raktározza el; a bejövő millió párhuzamos ingerben még az illesztés folyamata előtt mintákat, hasonlóságokat keres (ilyen például az arckifejezések felismerése egy addig soha nem látott arcon) így csökkenti a mintaillesztés bonyolultságát; illetve az irányítás oldalán is hierarchiát szervez: tudati szinten elég elhatároznom, hogy odamegyek az asztalhoz, az ehhez szükséges hihetetlenül összetett izomvezérlési sorozatot már nem kell egyenként végigkövetnem, mert „beidegződött”: az agy mozgásokért felelős rétege kisgyermekkorban, milliónyi véletlenszerűnek tűnő mozgás-kísérlet során megtanulta megvalósítani a szándékot.</text:p>
      <text:p text:style-name="P15">A fenti működésben ott rejlik „gondolkodás” gyökere is, ami valójában a tapasztalatok újraélésének, hasonlóságok keresésének és a lényegtelennek tűnő részletek elhagyásának képessége. A gyors válasz létrehozásához használhatatlan a milliónyi, teljes részletességű emlékkép: helyettük néhány kiemelt jellemzőre van szükség, és tengernyi párhuzamos szálra, amin a pillanatnyi állapot „befut” a memóriába, és különféle erősséggel a felszínre hoz néhány emléket, amelyekből a reakció összeállítható. <text:span text:style-name="T1">A gondolkodás „képessége” tehát az, hogy az agy bizonyos alrendszerei a külső hatásoktól függetleníteni képesek magukat</text:span>, és belső, önmaguk által keltett ingereket keringtetnek az idegsejtek között (ahogy mondjuk, gondolatainkba merülünk). A gondolkodás eredménye lehet az emlékekből származó minták egyszerűsítése, de akár új minták (vagyis meg nem történt események emlékeinek) létrehozása, illetve az előszűrő rendszer megváltozása is (a rendszeresen elhanyagolt jellemzőket már a bemeneti oldalon érdemes kiszűrni, így „érzéketlenné válunk” bizonyos informá­ciókra). Nem szabad azt sem elfelejteni, hogy magát <text:span text:style-name="T1">a gondolkodást is az agyunk végzi, amely struktúrájával alkalmazkodik a benne zajló folyamatokhoz;</text:span> nincs „program”, így „megtanulhatja” az optimizmust és a pesszimizmust egyaránt – rajtunk áll, hogy melyiket gyakoroljuk be.</text:p>
      <text:p text:style-name="P15">Az állatvilágban is működik az újraélés: egy kísérlet során egy macska agyában blokkolták azt a mechanizmust, amely alvás közben lekapcsolja az agy irányító rendszerét a testről, és az alvó macska vadászni kezdett. Vajon a mi különleges gondolkodó képességünk nem más, mint az, hogy megtörtük az ébrenlét (információgyűjtés és reakcióvezérlés) és az álom (információfeldolgozás, rendszerezés, struktúraátalakítás) szigorú időbeli felosztását, és az álomfunkciókat ébrenlét közben is képesek vagyunk fenntartani? A gondolkodás lényegében éber álmodás?</text:p>
      <text:p text:style-name="P5">A gondolkodás tehát az emberi agy fő működésével valójában ellentétes irányú folyamat: míg az idegrendszer elsődleges célja a minél gyorsabb és teljesebb rögzítés és reakció, addig a gondolkodás az agy szerkezetének, működési szabályainak belülről történő „tudatos” alakítása, amely visszahat az ingerek felvételére és a tárolt emlékekre egyaránt. A <text:span text:style-name="T1">logika a gondolkodás ellenőrzésére szolgál</text:span>, hogy a belső alakulások valóban értelmes irányban menjenek végbe, a végrehajtott egyszerűsítés megalapozott és hasznos legyen a továbbiakban; a hiba tragikus lehet (egyéni és társadalmi szinten egyaránt): fontos információk elhanyagolása a megismerés során, lényeges tapasztalatok félresöpré­se, a kiválasztottak téves értelmezése, a reakciók hatásainak elégtelen felmérése és rossz értékelése. </text:p>
      <text:p text:style-name="P15">Az agy kettős működése olyan, mint az ember mozgása, amelyhez egyaránt nélkülözhetetlenek a kemény csontok (a logika szabályai), az ízületek (az új információk alapján megváltoztatható következtetések) és az egészet folyamatosan mozgásban tartó, állandóan változó állapotú izmok (a külvilág ingereinek befogadása és a rájuk adott reakciók). Ha a részek nem látják el saját feladatukat, a harmónia megbomlik.</text:p>
      <text:p text:style-name="P15">A logika (bárki számára elérhető) szabályai a gondolkodás lépéseit formalizálják: hogyan kezelhe­tők, értékelhetők és kapcsolhatók egymáshoz a különféle információk; milyen módon érdemes állí­tani valamit, és milyen mondatok értéktelenek. A logikus gondolkodás elsajátítható és folyamatos gyakorlással fenntartható, viszont karbantartás és megfelelő minták hiányában önmagától is erodá­lódik, nem beszélve arról, ha intézményes szinten igyekeznek tönkretenni. Vegyük például a „Magyarország célba ér”, vagy az „aki magyar, velünk tart” mondatokat, melyek logikailag ekvivalensek a következővel: „armukli paktter pú!!”. A beszélő nem definiálja, mit ért „Magyarországon”, „célon”, „magyaron” vagy azon, hogy „velünk tart”, éppen ellenkezőleg, a szavak érzelmi töltésére apellál, nem gondolati, hanem zsigeri szinten igyekszik hatást kiváltani. Ezért nem volt érdemes megtanulni beszélni, írni, globális médiát kifejleszteni, egy sima „huuáááá!” is meg­tenné a támogató tömeg előtt. Ugyanez igaz a reklámokra, filmekre, játékokra, bulira – gyakorlati­lag szinte mindenre, amivel ma körülvesszük magunkat.</text:p>
      <text:p text:style-name="P15"><text:span text:style-name="T1">Ideje tudomásul vennünk, hogy a gondolkodás szabályait tudatosítanunk, fenntartásuk felett folya­matosan őrködnünk kell,</text:span> különben „elromlik”, és ezerféle babonával tölti ki a valós megismerés és következtetések helyét. Ez száz évvel ezelőtt nem lett volna probléma, de ma, globális fajként hihe­tetlen hatalom birtokában vagyunk, így ezt már nem engedhetjük meg magunknak következmények nélkül. Ma egy ostoba ötlet, téves minta (pl.: a trópusi fából készült asztal „az igazi”, vagy a tigris­bajusz mindenre orvosság, az elefántcsont, a …, az eldobható italos palack vagy pelenka „mo­dern”, ha nincs jó autód senki vagy, a menő emberek Thaiföldön nyaralnak) a globális médián keresztül mindenhová eljut, a globális szállítási és kereskedelmi kapcsolatok révén bárhol kielégíthetővé válik – és az üzlet mindkét végén (erőforrások és szemét) brutális pusztítás a következmény.</text:p>
      <text:h text:style-name="P20" text:outline-level="2">A halál és sérülékenység tudata</text:h>
      <text:p text:style-name="P15">Alaposabban megvizsgálva a kérdést, éppen az ellenkező oldalra kerülünk: embernek lenni a legidegesítőbb dolog a világon. Rendelkezünk a gondolkodás képességével, amit az evolúció azért talált ki, hogy az egyed a saját életét és egészségét képes legyen egyre kifinomultabb ismeretek birtokában megő­rizni. Ennek érdekében a logika segítségével először megtanulja a bejövő ingerek csoportosítását, okok és következmények összekapcsolását, míg eljut a jövőbeli események kikövetkeztetéséig, <text:s/>saját tervek készítéséig. Ekkor pedig megkapja a legnagyobb pofont: saját végességének tudatát.</text:p>
      <text:p text:style-name="P15">Hiába az ügyesség, az erő, a tudás – a játék könyörtelenül véget fog érni egyszer. Ráadásul ez az „egyszer” bármelyik pillanatban bekövetkezhet, gyorsan vagy lassan, könnyen vagy sok szenvedés, rokkantság, mentális leépülés után. Ha fiatalon halok meg, egy csomó álmom marad betöltetlen, ha idős koromban, akkor sok szeretett rokont, barátot kell ápolnom, eltemetnem.</text:p>
      <text:p text:style-name="P15"/>
      <text:p text:style-name="P5">Lehet „igazságtalan hozzám az élet”, bármelyik pillanatban elveszíthetek bárkit és bármit (ráadásul tudatában kell lennem: bármilyen rossz is nekem, milliók vannak sokkal rosszabb helyzetben, mér­hetetlen kiszolgáltatottságban, a felemelkedés legkisebb esélye nélkül). Minden emberi kapcsola­tomban ott rejlik a sérülés, a veszteség lehetősége, minél szorosabban kötődöm másokhoz, annál nagyobb fájdalom kockázatát vállalom.</text:p>
      <text:p text:style-name="P15">Agyunk tehát a lehető legrosszabb helyzetbe kerül. Feladata az, hogy sérüléseink lehetőségét minimálisra csökkentse, biztosítsa a lehető leghosszabb életet, ugyanakkor elemzőképességével feltárja, hogy ez teljesen lehetetlen: mindkét téren óhatatlanul veszíteni fog, és ez minden erőfeszítése ellenére bármikor és bárhogyan bekövetkezhet. A másik oldalon pörög az örök, beégetett program: <text:span text:style-name="T1">keress kiutat</text:span>.</text:p>
      <text:p text:style-name="P15">Ebből a helyzetből két irányban kínálkozik menekvés, a végeredmény általában valahol a kettő között lesz. Egyik lehetőség a következtetések figyelmen kívül hagyása: ugyan, odébb van az még... Közben a logikus gondolkodás (az önellenőrző funkció) jelzi, hogy „nincs odébb”, bármi bármikor bekövetkezhet, vagyis az akarat, a jó közérzet védelmi funkciói, az agy „önjutalmazó” mechaniz­musai szembekerülnek a logikus gondolkodással. Az önjutalmazó mechanizmusok vezérlik az agy önprogramozó tevékenységét (a megerősített minták megmaradnak, a téves minták eltűnnek), így az agy rombolni kezdi saját logikai képességeit – belső („pörgés”, <text:s/>felszínessé váló belső párbeszéd és emberi kapcsolatok) és külső (alkohol, kábítószerek, adrenalinfüggőség) eszközökkel egyaránt. Felszámolni természetesen képtelen, hiszen logika nélkül képtelen lenne bármit is tanulni – sokaknál ez jellegzetes kedélyhullámzást vagy a személyiség rétegeinek szétszakadását okozza.</text:p>
      <text:p text:style-name="P15">Másik menekvés „megnyugtató minták” keresése: olyanoké, amelyek tudással kecsegtetnek az elkerülhetetlen negatív eseményekkel kapcsolatban. Agyunk felismert és feloldhatatlan belső konfliktusa követeli azt, hogy legyen valami megnyugtató, biztató információja a „derült égből lecsapó” szenvedésekről, a minden logikus magyarázat nélkül, gyakran a legrosszabbkor érkező halálról. Legyen bár ez Isten, a karma törvénye vagy a démonok játéka, mindegy: kapaszkodó, amihez lehet igazodni; végre ezen a téren is vannak „játékszabályok” amelyekhez igazodhatunk, amelyek kiutat mutatnak, a tragédiák elkerülhetőségét vagy feldolgozhatóságát ígérik.</text:p>
      <text:p text:style-name="P15">A természetfeletti folyamatok keresése tehát az agy „zsigeri igénye”, teljesen függetlenül attól, hogy létezik-e ez a természetfeletti szint. Két jelenség kiemelése igen fontos: egyrészt, ez egy hatalmas „piac”: amennyiben sikerül valakiben a megfelelő mintákat elültetni, szinte teljes mértékben irányíthatóvá válik! Agyunk minden pillanatban védeni igyekszik minket, keresi a legjobb megoldást – azonban folyamatosan ott kering benne, hogy bármikor bármi megeshet, mindenre fel kell készülni, vagy (ami egyszerűbb): gondoskodni róla, hogy a dolgok „jó irányba” haladjanak. Minden gondolat és tett mögé oda lehet tolni a láthatatlan szellemvilágot, akikkel folyamatosan jó viszonyt kell ápolni, hogy elkerülhessük a rontást, a démonokat vagy a kárhozatot. Az pedig, aki a „helyes viselkedés” módját sugalmazza, ennek megfelelően szinte bármit megtehet, szinte bármikor beleavatkozhat a „hívő” életébe. Nem csoda tehát, hogy mostanára a spiritualitás, a szekták, jóslás, „okkult tudományok” ilyen hatalmas üzletté nőttek.</text:p>
      <text:p text:style-name="P15">A másik fontos tényező a „hívő” ragaszkodása, ami szintén teljesen természetes: Isten (vagy a karma, Buddha, Krisna, a vudu, bármi) a magyarázat minden jelenségre, az ő meg nem értett szándékai a problémák forrása – Ő tehát abszolút igaz, Ő az a világon kívüli pont, amihez minden méretik (most és halálunk óráján). Figyelem: ez a mondat nem istenről (…) szól, hanem arról, hogy a benne hívőnek zsigeri szükséglete az, hogy abszolút, mindenható és egyedül igaz legyen az, amiben hisz. A kétely mögött ugyanis megint kidugja a fejét az agy totális bizonytalansága, talaj­vesztettsége. Ez magyarázza a görcsös ragaszkodást nevekhez, tabukhoz, kinyilatkoztatásokhoz, ez a forrása a múlt és sajnos a jelen vallásháborúinak (amit, félreértés ne essék, nem <text:span text:style-name="T1">ellenünk vívnak</text:span> a zsidók, keresztények, muzulmánok stb., hanem egyforma felelősséggel vívunk egymás ellen). </text:p>
      <text:p text:style-name="P15"/>
      <text:p text:style-name="P5">Korábban a történelmi egyházaknak mindig meg kellett birkózniuk a közösség összetartásának kérdésével, minden réteg számára elérhető és megnyugtató vigaszt kellett nyújtaniuk. Ma a különféle csodahirdetők tetszőleges távolságból, alaposan „megszűrt” hívőcsoporttal tudnak „dolgozni”, elég néhány hatalommal vagy hírnévvel rendelkező lelkes követő, és az egyház, tanainak minőségétől és hirdetőinek képességeitől, szándékaitól függetlenül él és virul. A kötődés szomorú következménye, hogy minél hiteltelenebb a „vezér”, annál elvakultabbak a követők, annál hihetetlenebb képekkel kell megtámogatni vagy akár elnyomni a logikus gondolkodást. Végső esetben sajnos a spiritualitás képes összefonódni a logikus gondolkodás elnyomásával, és akár ugyanolyan „pótszerré” válni, mint az alkohol.</text:p>
      <text:p text:style-name="P15">Összefoglalva: amennyiben nem vagyunk képesek feldolgozni saját esendőségünk problémáját, <text:s/>ezzel a viselkedésünkért végső soron felelős rendszert állandó stresszben tartjuk, és ilyen körülmények között nem várható el tőle a helyes működés. Jelen világunk nagyon kevés fogódzót nyújt az egyénnek ehhez, ugyanakkor szélesre tárja a kaput az ezt a helyzetet érdekből vagy saját sérüléseiktől űzve kihasználó sarlatánok előtt. A betegség fennáll, de a gyógyszer sok esetben kuruzslók kezébe került, köztük a zsibvásáron valódi értéket találni nagyon nehéz.</text:p>
      <text:h text:style-name="P20" text:outline-level="2">Korlátozott erőforrások</text:h>
      <text:p text:style-name="P15">Mindezek tetejében kénytelenek vagyunk a korlátozott erőforrásokon megosztozni: ezt a kis időt sem tudjuk úgy eltölteni, hogy mindenki békében és nyugalomban azt egye, igya, csinálja, ami éppen az esszébe jut (az elképzelt „Édenkert”), hanem éppen ellenkezőleg: mindenért, amire szükségünk van, meg kell dolgoznunk (pontosabban ma inkább azt mondjuk: <text:span text:style-name="T1">valakinek</text:span> meg kell dolgoznia), ráadásul akkor sem lesz belőle „bármennyi”, így azt el kell osztanunk egymás között, majd a saját részt is „beosztani”, hogy kitartson a következő osztozkodásig. Mindez pedig frusztráló, hiszen én <text:span text:style-name="T1">akarom</text:span> azt a valamit, és bosszant, hogy valaki más is akarja. Miért nem lehet, hogy <text:span text:style-name="T1">mindenkinek</text:span> legyen sok; és ha már nem lehet mindenkinek, akkor miért nem lehet <text:span text:style-name="T1">nekem</text:span> sok.</text:p>
      <text:p text:style-name="P15">Ismét fel kell idézni: az emberi agy az egyén túlélési esélyeinek maximalizálására alakult ki – a másik ember ebben egyáltalán nem szerepel, ráadásul <text:span text:style-name="T1">neki is ugyanilyen agya van!</text:span> Ha nem tudunk egymásról eleget, nincsenek arra utaló minták az agyunkban, hogy együttműködve hatékonyabban oszthatjuk meg a korlátos javakat, akkor bizony kizárólag vetélytársakként fogunk tekinteni a másikra. Ha én azt mondom: na jó, ideengedlek, a másik röhögve elviszi az összes „valamit”, nekem meg marad a negatív emlék – juszt se leszek rendes a legközelebb.</text:p>
      <text:p text:style-name="P15">Ahhoz, hogy képesek legyünk közösségi lényként üzemelni, az agyunkat be kell tanítani ezekre a folyamatokra. Ha a közösség egyes tagjait „megfertőzik” a közösségi viselkedés mintái (most mosolyoghatnak a mém-hívők), ezek a minták képesek pozitív visszajelzéseket generálva egyre erősebbé válni. Ismétlésként: nem logikus magyarázatokról van szó, mert az semmit sem jelent, hanem mintákról, személyes vagy abszolút igaznak tekintett külső forrásból származó tapasztalatokról. Igen, itt jön be a képbe egy nép mitológiája, vallása. Miből áll például a görög mitológia? Történetek hatalommal rendelkező lények konfliktusairól. Miért hasonlít az Ószövetség időnként egy telefonkönyvre? Így van mihez kötni azokat a történeteket, amiket elmesél. A lényeg: a közösség tagjai gondoskodnak arról, hogy mindenki agyában rögzüljenek ezek a minták. Az egyének közötti érdekellentétek törvényszerűen váltanak ki ütközéseket gyakorlatilag minden esetben; akkor viszont, ha ehhez mindkét fél rendelkezik közös, beégetett mintakészlettel, nem muszáj állati szinten reagálni a helyzetre, van minta, amihez kötni lehet. Ha egymás között mégsem sikerül rendezni a kérdést, van minta arra is, hogy kihez kell fordulni: természetesen a paphoz, rabbihoz stb., aki a közösség bölcsességének, mintakészletének letéteményese.</text:p>
      <text:p text:style-name="P15"/>
      <text:p text:style-name="P5">Másik nagy „konfliktuskezelő” a zárt közösség, a közvetlen tapasztalat. Amennyiben egy erőforrás szűkösségét a rá igényt tartó emberek közös problémaként élik meg, külső forrásból származó gondként, akkor a probléma magja nem az lesz, hogy azt a bizonyos most meglevőt ki kapja végül, hanem hogy mit lehet tenni egy közösségi szinten felmerült hiány, konfliktusforrás ellen. Ehhez az kell, hogy tapasztalatom legyen a hiányról, tudjam, mennyire kellemetlen, ha nincs az a valami, és a közösségem tagjának érezzem azt az embert, aki velem egy időben jelzi igényét. Ekkor történik meg a váltás a destruktív: <text:span text:style-name="T1">„add ide, az enyém!”</text:span> és a konstruktív: <text:span text:style-name="T1">„hé, kinek kellene még ilyen? Vagyunk elegen ahhoz, hogy változtassunk ezen a hiányon, vagy próbáljuk meg elosztani ezt, ami van?”</text:span> Érdemes a hátteret is figyelni: az első titkolózna, a második publikál. Az első a saját erőben bízik, amellyel a konkrét konfliktus megoldható, a második a közösség erejére számít, bízik abban, hogy a hiány meghirdetése nem újabb vetélytársakat, hanem segítőtársakat fog eredményezni, akikkel eldönthető, hogy a közös erőt az igazságos elosztásra vagy a több előállítására érdemes használni.</text:p>
      <text:p text:style-name="P15">A múlt századig mindkét feltétel gyakorlatilag adott volt. A fizikai távolságok mérhetetlen nagyok voltak (idő, utazás kockázata, információs távolság – aki elment száz kilométert, lehet, hogy soha többet nem hallott az otthagyottakról), tehát adott volt a zárt közösség. Ennek minden tagja részt vett a közösség létfenntartó munkáiban (mezőgazdaság, ipar); az „eladható termékeket” létrehozó emberek gondoskodtak a kívülről származó javak (só, nyersanyagok, stb.) behozataláról. Nem volt kérdés, hogy mindenkinek az a feladata, amiben a közösség őt a legjobbnak tartja, a lustaságot azonnal büntette. Mindennapos volt a súlyos betegség, megnyomorodás, halál – együtt éltek ennek tudatával, természetes volt a közös segítségnyújtás, amikor lehetőség volt rá, hiszen bárki lehetett a következő, másrészt mindenki személyesen emlékezett arra, mennyit kapott a most éppen „haszontalanná” vált embertől. Ugyanilyen természetes volt ugyanakkor a lemondás a menthetetlen esetekről, amikor a közösség tudása vagy éppen pillanatnyi nélkülözése lehetetlenné tette a segítségnyújtást. Ehhez megint megvoltak a közösség mintái a mítoszokból, vallásokból, amelyek mindig erőt és vigaszt is nyújtottak a nehéz helyzetekben.</text:p>
      <text:p text:style-name="P15">A közösség ereje méretével együtt nő – hatékonyabban tudja elosztani a munkát, több kapacitása marad a nem termelő, önfenntartó tevékenységekre (oktatás, gyógyítás, rendfenntartás, hódítás stb.), így növekedésre vannak ítélve: a nagyobb elpusztítja vagy magába olvasztja a kisebbet. Egyre nagyobb „foltok” alakulnak ki közös „mitológia” (vallás, nyelv, „nemzettudat”, …) mentén, ezek határain egyre erősebb az ellentét – a közösségek buta egyénekként viselkednek a konfliktusok során, közöttük nincs „közösségtudat”, nincsenek minták, amelyek alapján közösen megoldást kereshetnének – háborúzni kezdenek. A harcot persze olyan egyének vívják, akiknek személyesen semmilyen konfliktusuk nincs, sőt, alapvetően felismert, jóval mélyebb sorsközösségben élnek egymással, mint <text:s/>saját vezetőikkel, ezért a közösség teljes mértékben félrevezető mintákról gondoskodik, amelyek képessé teszik a harc kirobbantását. Utána már a személyes negatív minták: társak, ismerősök halála az „ellenség” által már elég a romboló spirál beindítására.</text:p>
      <text:p text:style-name="P15">Ez addig működik, amíg a közösség tagjainak egyéni tudatossága nem képes felülkerekedni az irányítók által gerjesztett ideológiai nyomáson. Az egyén inkább megtagadja saját közösségformáló mintakészletét, ha felismeri, hogy ennek révén akarják rávenni arra, hogy ártson embertársának. Ha ez a folyamat nem indult volna be időben, ma egy atomháború sugárfertőzött áldozataiként sirathatnánk az elpocsékolt civilizációt. A „nagy generáció” megpróbált egy saját minta-készletet összeállítani a világ összes vallásából, kultúrájából, hogy az emberek, akik a világ-közösség tagjának tekintik majd magukat, megszabaduljanak minden olyan nyomástól, amely egymás ellen uszítaná őket. </text:p>
      <text:p text:style-name="P15"/>
      <text:p text:style-name="P5">A szép elméletnek egy buktatója volt: a működő mintastruktúra felépítéséhez két dolog kell: a koherens mintakészlet, és a közvetlen közösség, amely ezek szerint működik. A mindenhonnan összekapkodott foszlányok eredménye az állandó csapongás: a belső tapasztalatok megéléséhez mély, stabil hit és odafordulás kell. Ha tizenöt egyforma vallás van körülöttem, miért ragadnék le egy mellett, amikor már hetek óta hiszek benne, és még mindig nem történt semmi... Pedig bármelyik mögött ott van az a közös megtapasztalás, csakhogy ehhez évek, évtizedek kellhetnek. Vagy egy kis kábítószer, amely mindegyik mögé percek alatt odavarázsolja a csodavilágot.</text:p>
      <text:p text:style-name="P15">A Himalája vagy egy szent forrás igazi értéke nem megtapasztalható egy egyhetes „spirituális utazás” által, hiszen ennek mélyén egy élő közösség ereje van: a szüleim, <text:s/>ismerőseim, az általam tisztelt emberek csak akkor keresik fel ezt a helyet, akkor emelik a szemüket a Hegyre, amikor Istennel kívánnak találkozni, és lelküket megfelelően megtisztították. A szertartás tisztelete és ennek folyamatos megtapasztalása tanít a türelemre, a saját érdekek egy magasabb szint előtti feloldására. Más szavakkal: ez a viselkedés csak akkor lehet képes beépülni (evolúciós okokból kizárólag egyéni érdekeimet figyelő) agyam mintakészletébe, ha kizárólag pozitív, megerősítő tapasztalat, érzékelhető haszon (a közösség támogatása, a belőle származó erő, biztonság) kíséri a saját érdekek ilyen módon történő feladását.</text:p>
      <text:p text:style-name="P15">Az átalakulás eredménye a mai világ. Az egyéni szabadság (legalábbis az általunk megismerésre méltatott, magyarul: ebben egyetértő kultúrákban) egyeduralkodóvá vált, az erőforrásokon való megosztozás egyetlen módja a harc, amelyet a piacgazdaság verseny-szemlélete szentesít. A helyi közösségekben nincsenek mindenki által egyformán tisztelt mintakészletek, amire a konfliktuskezelést alapozni lehetne – sőt, a média által sugalmazott minták jellemzően a harcot népszerűsítik. Nincsenek közös tapasztalatok sem, mert az egymás mellett élők nem függenek közvetlenül egymástól, hanem bonyolult rendszerek közvetítenek közöttük; anyagi helyzetük és virtuális ismerősi körük teljesen idegen egymás számára. </text:p>
      <text:p text:style-name="P15">Mielőtt ez „felelősségrevonás-szerűvé” válna, hozzá kell tenni, hogy semmi csodálatos nincs abban, hogy a fürdővízzel a gyereket is kiöntöttük, mert mindkét oldalról a kellemetlen dolgokat kellett volna megtartani: a régi rendszerből a korlátokat és a szabályokat, ezekre viszont egy teljes, személyesen vállalt felelősséget helyezni. Természetes, hogy az ellenkezőjét választottuk: a korlátoktól való szabadulást és a felelősség kerülését.</text:p>
      <text:h text:style-name="P20" text:outline-level="2">Félelem, hazugság, rejtőzködés</text:h>
      <text:p text:style-name="P15">Adott tehát immár két komoly feszültségforrás: egyrészt a végesség és sérülékenység tudata, másrészt az a tény, hogy az erőforrások is végesek, tehát nem csak a ködös jövőben fenyeget engem a fájdalom, szenvedés és halál, hanem a jelen pillanatban is bármikor megeshet, hogy éhes, szomjas leszek, vagy fázni fogok, és nem tudom megoldani a problémát, mert az erőforrások végesek, és esetleg másoknál vannak. Ezek az információk állandó félelmet keltenek agyamban, bár jellemzően nem emelkednek a tudatos szintre, és valójában minden erőmmel azon küzdök egész életemben, hogy ne is kerüljenek a felszínre. Sokkal jobban szeretek kellemes, pozitív dolgokkal foglalkozni, mint mondjuk a haláltól, szűkölködés veszélyétől való állandó és jogos félelemmel. Ugyan mi értelme lenne az ellenkezőjének?</text:p>
      <text:p text:style-name="P15">Az agyam természetes funkciói közé tartozik, hogy védi saját integritását, igyekszik elkerülni az olyan, esetleg kialakuló önerősítő folyamatokat, amelyek csökkentik a külvilág felé forduló figyelmet, reagálókészséget, felkészültséget. Ebbe a körbe tartozik az is, amikor a nyilvánvalóan megoldhatatlan kérdéseken töprengek: a mókuskerék egy idő után taszítani kezd: beindultak agyam védelmi mechanizmusai, „nincs kedvem” ezekkel a kérdésekkel foglalkozni. Szeretnék most nagyon pontosan fogalmazni: <text:span text:style-name="T1">a gondolkodás lezárásának semmi köze nincs a lustasághoz vagy felelőtlenséghez</text:span>. </text:p>
      <text:p text:style-name="P5">Egyszerűen annyi történik, hogy az emberi agy végzi a dolgát: az egyén életben maradásához szükséges alapfunkciók megfelelő szinten tartását. Ha azt érzékeli, hogy ebből a szempontból terméketlen tevékenység (tulajdonképpen reménytelen, kétségbeesett gondolatok) túl sokáig keringenek a fejemben, védekezik és ellentétes parancsokat ad – mondhatni: lekapcsolja a lámpát.</text:p>
      <text:p text:style-name="P15">A gyerekszobában leoltott lámpához hasonlóan: a félelem nem huny ki, sőt inkább erősödik, amikor a tudat kontrollja megszűnik. A tudatos gondolkodás némi reményt adó kiútkeresése abbamarad, a „baj” elkerülhetetlen, végzetes „katasztrófává” minősül, és „zsigeri szintre” kerül. Úgyis mindegy, tehát inkább addig tegyünk meg mindent, amíg lehet; a hétköznapi tudat számára pedig keressünk, teremtsünk olyan környezetet, amelyben képes a megoldhatatlan problémákat „a helyükön, a pincében”, vagyis a tudat alatti szinten tartani.</text:p>
      <text:p text:style-name="P15">Ez a motorja mai civilizációnk harsogásának, színkavalkádjának, termékbőségének: olyan környezetet teremteni, amely elszigetel engem saját megoldatlan problémáimtól. Itt gyökerezik elpusztíthatatlansága is: minden szokásos frázissal szemben nem arról van szó, hogy ez a mai világ megnyomorítja az embert, hanem éppen az ellenkezőjéről: az ember a saját felismert és menthetetlen nyomorának tudata ellen védekezik, amikor megteremti és magára húzza ezt a színes poklot. A reklámok hazugsága nem létezne, ha nem lenne elegendő méretű célcsoport, mely pont azt a hazugságot nem kívánná hallani – legyenek ezek kozmetikumok, autók, mobiltelefonok vagy fizetett politikai hirdetések.</text:p>
      <text:p text:style-name="P15">Az éhezéstől rettegő, zsigereimben élő elődök számtalan generációját vakítják el az áruházak teletömött polcai. Ő az, akinek megnyugtatására plázákban vándorlunk, kirakatokat nézegetve: nyugi, látod, van elég étel, ital, ruha, minden... De ő az, aki a tudatunk küszöbe alatt élve ennek ellenére nem nyugszik meg, mert nem csak a tudatos szint hazugságát, hanem rejtett félelmeit is ismeri: tudja, hogy hiába a mérhetetlen árutömeg, csak a pénztárcánk vastagságának mértékében részesülhetünk belőle. Tudja, hogy ebben a pillanatban látunk, érzékelünk számtalan olyan, velünk egy helyen élő embert, akinek nem jut a bőségből, aki eladósodott, nincs lakása, nem tud bejönni ezen a nyitott ajtón, nem tud elvenni semmit ezekről a nyitott polcokról, hiába kínálják magukat a finomságok. Tudja, hogy ebben a pillanatban is éhen és szomjan halnak emberek, válogatott módon mészárolják le egymást okkal vagy csak szórakozásból. Tudja, hogy ezektől a szintektől csak a munkahelybe való görcsös kapaszkodás, amazoktól pedig csak a szerencsés születési hely és idő mentette meg – de bármelyik pillanatban megszűnhet minden, ami most biztonságot ad. </text:p>
      <text:p text:style-name="P15">Pontosan tudja, hiszen mindezt az információt ugyanoda, a pincébe, a tudat küszöbe alá száműzöm. Ezért hiába a csillogás, a teli polcok, a karrier – az éhség egyre gyötrőbb, a félelem nem enyhül, a hazugság, a lárma, a forgatag iránti vágy egyre erősebb. És természetesen, amire van igény, arra azonnal megjelennek a versengő szolgáltatók, akik egymást túlkiabálva ragadnak karon, kényeztetnek és magyaráznak, simogatnak és mosolyognak, és visznek <text:s/>előre addig, amíg a pénzből futja. Mi pedig pár percig zavarodottan tekintünk hátra, a többiekre, akik éhesek, szomjasak, fáznak, betegek; sokkal nagyobb szükségük lenne a segítségre, mint nekünk az újabb műcsodára; aztán elengedjük magunkat, mert a félelemnél, a zavarnál sokkal kellemesebb a fürdés a fényben, a társalgás a hozzánk hasonlókkal. Agyunk, a mintaillesztő pedig legbelül tudja, egyszer óhatatlanul mi leszünk az éhesek, szomjasak és betegek, akit hátrahagynak, mi fogjuk majd onnan nézni az eleinte kétségbeesetten hátratekintő ismerőseink lassan kisimuló arcát, kiüresedő tekintetét. Ez az információ ismét megy a pincébe, a tudat küszöbe alá.</text:p>
      <text:p text:style-name="P15">A félelem pedig nagy úr, a pincéből árad a rettegés, hajtja a tudatos ént, hogy nem maradhat le a versenyben, nem eshet ki a kosárból, mert a zuhanás megállíthatatlan. A tudat pedig kiutat keres, küzd, versenyez a fennmaradásért; aki veszít, kikerül a látótérből, aki marad, egyre keményebb ellenfél, a küzdelem óhatatlanul egyre durvább lesz. A korábbi játékos versengés, a „na most mutasd meg” helyét öldöklő küzdelem veszi át. </text:p>
      <text:p text:style-name="P5">Az apróságok, például egy óra, ruha, autó vagy cipő vásárlása – ami valamikor csak arról szólt, hogy megengedhetek magamnak egy drágább, de kényelmes darabot, elfajul – vizsla szemek térképezik fel, mennyit tudtam magamra költeni? Ha többet, mint a körülöttem állók, akkor értékesebb, „nyertes” vagyok, velem fognak szóba állni, ha nem, „kiesek a társaságból”, és már kezdem is látni azokat a borzasztó távolodó, kiürülő szemeket. Öngerjesztő, gyilkos verseny zajlik a csúcson, lakói már régen elszakadtak az emberi élet szükségleteitől, nem látják, hogy minden számukra apróság „idelent” akár ezrek életét tehetné jobbá, mert ugyan, milyen élet, egyáltalán élet-e ez fentről nézve...? És vajon élet-e az, odafent?</text:p>
      <text:p text:style-name="P15">A harc, ha nem valamilyen közösen elismert célért és módon folyik, törvényszerűen válik tisztességtelenné: minél váratlanabb egy piszkos trükk, annál nagyobb eséllyel válik nyerő húzássá, de annál gyorsabban kerül is a szokásos fegyvertárba, amíg újabb, még arcátlanabb megoldás nem születik. Minél „feljebb” jár valaki, annál több ilyet látott és használt már, ezért alapszabály a rejtőzködés, hiszen szégyellem magam, amiért ezt tettem; félek, hogy gond lesz, ha kiderül – attól meg még jobban félek, hogy ugyanezt a fegyvert valaki ellenem fordíthatja. Társadalmunk tehát nem csak „vízszintesen” szakad óhatatlanul szét átjárhatatlanul távoli rétegekre, hanem az egyre magasabb rétegek lakói egyedileg is egyre távolabb kerülnek egymástól, csak a pillanatnyi érdekeknek megfelelően alakulnak ki a kapcsolataik, majd válnak ellenségekké egy pillanat alatt.</text:p>
      <text:p text:style-name="P15">Kialakulnak a teljességgel abszurd fogalmi zavarok: rabjává válok a „szabadság” fogalmának, amit úgy határozok meg, hogy megszerezhetem mindazt a valójában szükségtelen ételt, holmit vagy „élményt”, amit számomra okos emberek etetésül kieszeltek. Szabad vagyok, mert álnevek, ál-személyiségek és szerepek mögé bújhatok, lényem részeit elrejthetem a „kíváncsi szemek elől”.</text:p>
      <text:h text:style-name="P20" text:outline-level="2">Időtávok</text:h>
      <text:p text:style-name="P15">Sajátos formája az önbecsapásnak, az idő kérlelhetetlen ereje szőnyeg alá söprésének az időfogalom irracionális kezelése. Köztudatunkban helyet kap a világegyetem fejlődésének a csillagászati távolságokba rejtett évmilliárdos időtartama; gyermekeink beszélgetési témája a „dínók” évmilliókkal ezelőtti története. Aki foglalkozik vele, elmélkedhet a „Nagy Bumm” első másodpercének történésein, egy atombomba robbanásának ezredmásodpercekre lebontható lépésein, vagy a részecskegyorsítókban lezajló reakciók sebességén.</text:p>
      <text:p text:style-name="P15">Nagyon ritka ugyanakkor a néhány éves közvetlen, illetve a néhány évtizedes – egy emberi generációt átfogó – időtávok megfigyelése. Kimarad a legfontosabb minta: a minden egyes emberre, így rám is érvényes, néhány évtizedes időtáv: az én személyes élettartamom, lehetséges életpályáim modelljeinek megalkotása, amelyek tartalmazzák születésemet, fejlődésemet, aktív időszakomat, hanyatlásomat és elmúlásomat egyaránt. Nincs minta arra, hogyan simul bele tevékenységem, életpályám a nagyobb távlatokat befoglaló folyamatokba.</text:p>
      <text:p text:style-name="P15">Mai gazdasági világunk elképzelt „győztese”, ideálja az az ember, aki a verseny nyerteseként még aktív korában eléri, hogy semmit nem kell tennie, csak hátradől karosszékében, lógatja a lábát, irányíthatja a birodalmát, amikor kedve van hozzá, egyébként pedig azon töri a fejét, hogy milyen legyen a következő hajója, és milyen pezsgőt fogyasszon reggelire. Ez a kép azonban csak elméletben létezik, valójában rendszerünk csak egy mérhetetlen apró töredék számára képes ezt biztosítani, a többiek nyilván hozzájuk képest vesztesnek érezhetik magukat, a kiszolgálók hadába sorolódnak.</text:p>
      <text:p text:style-name="P15">Éppen ezért nem is ők jelennek meg a médiában mint elérendő cél, olyan kép, amelyhez hasonulni lehet, hanem a törtetők, a szépek, a fiatalok, 20-30 éves vidám, láthatóan tehetős fiúk és lányok, akiknek egyértelműen csak a szórakozással kell foglalkozniuk, összes problémájukat az emésztéstől a takarításig vagy a gyermekek szórakoztatásáig <text:s/>megoldják a kiszolgáló ipar termékei. </text:p>
      <text:p text:style-name="P5">Az már nem látszik, hogy a ma vízipisztollyal fröcskölő szép lányok öt év múlva már „kiöregednek” a szakmából, és náluk fiatalabbakat bámulhatnak azon a plakáton, ahol pár éve még ők virítottak. A reklámozott fiatalság örök; mi, az óriásplakátok bámulói leszünk minden évvel öregebbek, frusztráltabbak – így egyre inkább kiszolgáltatottabbak a pótszerek számára.</text:p>
      <text:p text:style-name="P15">Arra a kevés „győztesre” sem igaz az álombeli kép. Van, aki élete végéig képtelen kiszakadni a versenyből, melynek tárgya egyre abszurdabbá válik. Jó példát mutat erre a luxushajó-építő ipar, a sportautók, magánrepülők, nők, drogok, őrült hobbik és az egyre értelmetlenebbé váló elektroni­kus „ketyerék” hada, amivel az emberi kapcsolatokat és a nyugodt tükörbe nézést próbálják helyettesí­teni. Mások pedig – felismerve a megszerzett lehetőségek mögötti felelősség súlyát – igye­keznek valamit visszajuttatni azokba a rendszerekbe, amelyek (közvetlen vagy közvetett) tönkreté­tele biztosította egyéni kiemelkedésüket – elég csak Soros Györgyöt vagy Bill Gates-t említeni.</text:p>
      <text:p text:style-name="P15">Ezzel most szembesültem igazán, amikor a ház és a kert kialakításánál nem volt lehetőségem „gyári panelekkel” dolgozni, az átalakulások: tereprendezés, füvesítés, stb. éves lépéseket jelentenek, egy fa, szőlőtőke, bokor elhelyezése után években, évtizedekben kell gondolkodnom, és látni, hogy mialatt termőre fordul egy gyümölcsfa, a fiam már középiskolás, egyetemista lesz, és ezzel együtt én is sok évvel leszek újra idősebb, ugyanennyivel kevesebb időm lesz már hátra. A mandulás összes combvastagságú gyümölcsfája már születésem előtt itt volt, a mellettünk lévő akácos, amellyel folyamatos küzdelmet vívok, akkor is itt lesz, amikor én már nem. Azok a döntések, amelyeket most hozok, az a munka, amit belefektetek, egy következő generáció életében is jelen lesznek, „ellenfeleim” és „gyümölcseim” egyaránt túlélnek engem. </text:p>
      <text:p text:style-name="P15">Nincs körülöttem az az élő, gyerekkorom óta ismert közösség, amely erre az átalakulásra, erre az időtávra mintákat, segítséget, erőt; a gondolatban megbújó szomorúságra vigaszt, mosolyt, belenyugvást adna. Nem csoda hát, hogy atomjaira hullott közösségeinkben ekkora feszültséget kelt bennünk és pótszerekért kiált a „generációs”, emberi léptékű gondolkodás.</text:p>
      <text:h text:style-name="P20" text:outline-level="2">A hit kérdései</text:h>
      <text:p text:style-name="P15">A logikus gondolkodással szemben a hit sokkal nagyobb jelentőséggel bír, mint amit ma tulajdonítunk neki. A hit az én definícióm szerint a „nem-tudás”: ismereteinknek azon része, amelyet nem tudunk személyes megtapasztalás útján alátámasztani, racionális érvekkel megmagyarázni, hanem elfogadunk úgy, ahogy van, ahogy olvastuk, hallottuk.</text:p>
      <text:p text:style-name="P15">Ez a definíció megdöbbentő mértékben terjeszti ki a hit szerepét. Be kell látnunk, hogy valójában rendkívül keveset tudunk a világról. Tudatos emlékezet birtokában éltünk már néhány évtizedet, vannak tapasztalataink a saját életünkből, de az igen hézagos (ráadásul már azt is tudjuk, hogy érzékszerveink becsaphatók, memóriánk pedig szelektív, sőt: megfelelő eszközökkel elérhető, hogy másként emlékezzünk dolgokra, mint ahogy azokat valójában átéltük). A legalapvetőbb fizikai, biológiai kísérleteket sem végeztük el magunk, „tudásunk” szinte teljes egészében azon alapul, amit az iskolában megtanultunk, rádióban, televízióban hallottunk – és elhisszük, hogy úgy van, mert okos emberek mondják.</text:p>
      <text:p text:style-name="P15">Igen, persze tudom, ezek tudományos kísérletek által bizonyított tények. Azonban a befogadó oldaláról, mint amilyen én vagyok, mindez nem különbözik attól, amikor pár száz évvel ezelőtt az volt a „tudás”, hogy a Föld lapos, és egyébként is a világegyetem közepe. Hall az ember Galileiről, de az olyan felemás, érthetetlen és zavaró – amíg meg nem születik az új, immár az ő felfedezéseit is magába foglaló közös, megnyugtató, tudományos világkép. Aztán jön Einstein, és rendkívül zavaró, logikátlan dolgokat kezd magyarázni; jön a kvantumelmélet... A fizika lassan olyanná válik, mint a középkor Istene: csak a felkent papsága által érthető, ködös valaki, akinek azonban mindenáron katedrálist kell építeni – ennek szerepét tölti be ma az LHC.</text:p>
      <text:p text:style-name="P15"/>
      <text:p text:style-name="P5">Az a bosszantó, hogy mindig érkeznek hírek e tudomány falain túlról. Emberek, akiknek a biológia, fizika törvényei szerint meg kellett volna halniuk – és mégsem „tették”. Fizikusok, akik állítják, hogy egy kísérlet eredményét befolyásolni látszik az, hogy éppen mit szeretnének bebizonyítani vele. Pszichológiai kísérletek, amelyek az ember elképesztő befolyásolhatóságát bizonyítják, vagy éppen azt, hogy legtöbbünk hétköznapi énje alatt ott rejtőzik az a mentalitás, amely a világháborúkat és a haláltáborokat előidézte. Az a terület, amelyre divat „tudásként” hivatkozni, időnként megmutatja valódi arcát: hatalmas munkával kitoltuk ugyan a határt, amely a hétköznapi, érthető dolgokat az ismeretlentől elválasztja, és a megszerzett területet „benépesítettük” (gépek, elektromosság, hajózás, repülés, űrkutatás, orvostudomány), de a határon túl, alatt és felett most is ismeretlen területek húzódnak. Nem tudjuk, mi van ott, ahová a lámpa fénye éppen nem világít be.</text:p>
      <text:p text:style-name="P15">Ezért állítom: agyunk jól ismeri a határt, amely az általa valóban befogott, és valljuk be: zavaróan szűk terület és az „elhitt”, ellenőrzés nélkül elfogadott világ között van. Kiemelkedően fontos tehát, hogy „hiszünk-e a hitünkben”.</text:p>
      <text:p text:style-name="P15">A spirituális szóhasználat „megtérésnek” vagy „megvilágosodásnak” nevezi azt az állapotot, amikor az ember hosszú keresés után belső valóságként, sajátjaként képes megélni a hitét (bár persze ez is gyenge megnevezés erre az állapotra). A megtért/megvilágosodott ember belső stabilitása megingathatatlan – nem dogmatikus, nem külső szabályokat követ többé, hanem megtalálja belső hangját, ami békét, megértést, tiszteletet és alázatot hoz az életébe önmagával és a világgal kapcsolatban egyaránt.</text:p>
      <text:p text:style-name="P15">Amíg ez az állapot nem következik be, tudatosan vagy tudat alatt, formális vallásosság keretei között vagy hiedelmek között csapongva, esetleg hívő ateistaként folyamatos küzdelem zajlik a tudat peremén, melyet a hit bizonytalansága szít folyamatosan.</text:p>
      <text:h text:style-name="P39" text:outline-level="3">A hétköznapi hit forrása</text:h>
      <text:p text:style-name="P15">Az emberi faj történetének kezdetén őseink apró csoportokban éltek, melyek belső szerkezetét, tevékenységét egyetlen dolog határozta meg: az egyének pillanatnyi erőviszonya. A legerősebb volt a főnök, de mindenki megharcolt saját helyéért a rangsorban. Egy ilyen rendszer egyértelműen korlátozza a csoport létszámát, hiszen egy bizonyos szinten túl gyakorlatilag minden idő a tagok közötti marakodással telne el, ugyanis képtelenség akár egy százas erősorrendet folyamatosan fejben tartani, és küzdeni a pozíciókért (ami bármelyik pillanatban élet-halál kérdése lehet). </text:p>
      <text:p text:style-name="P15">A csoportok, ha túlnövik a határt, darabokra szakadnak, elvándorolnak, majd esetleg szűkösebb időkben csoportszinten harcolnak meg a területért, a győztes magába olvaszthatja a vesztes csoportot, elvégre a harcban a határ alá csökken az egyedszám. Egyedül a közös hit volt képes olyan szabályokat teremteni, amelyeket harc nélkül betartott minden egyed – az ellenállókat a közösség egyesült erővel vetette ki magából. Ez tette lehetővé a csoport egyedszámának növekedését, mert fontosabbá vált az egyedi erőrangsornál, korlátozta a harc jelentőségét.</text:p>
      <text:p text:style-name="P15">A hit eredetileg egyfajta papság birtokában volt, egyaránt jelentett a külvilágról szóló, nem szemé­lyes úton szerzett materiális tudást (eszközök, növények, gyógyítás, természeti ciklusok és jelen­ségek) és az ezeket egységbe foglaló spirituális szemléletet (isten vagy istenek, szellemek stb.). Az egyház történelme során elkezdte félteni hatalmát a materiális tudástól, megtagadta, kirekesztette a hit világából a tudományt, így az önálló életre kelt – nem ritkán ellentámadásba lendült.</text:p>
      <text:p text:style-name="P15">Miért fontos mindez? Ahhoz, hogy az állandó erőszak árán fenntartott egyéni rangsorok helyett együttműködő, nagy egyedszámú közösséget alkossunk, elengedhetetlen a közös hit – értve ezalatt a megtanult és tiszteletben tartott materiális tudást, illetve a spiritualitás megfelelő szintjét. </text:p>
      <text:p text:style-name="P5">Más szóval, egy közösség addig él igazából, amíg egyként tiszteli a tanítót és a papot, egyikhez tudásért, másikhoz vigaszért, megnyugtatásért, a békesség fenntartásáért (egyszóval bölcsességért) fordul; és persze valóban megfelelő és egymást elfogadó személyek töltik be ezeket a pozíciókat.</text:p>
      <text:p text:style-name="P15">Ma gyakorlatilag a történelem előtti időknél tartunk: „minden kakas úr a maga szemétdombján”. Hiába alkotunk papíron több százezres, milliós, milliárdos „közösségeket”, valójában néhány egyedből álló atomi közösségek léteznek minden környezetben, közvetlen erőszakon alapuló hatalmi harcokkal – csak most nem a frissen leölt zsákmány elosztása, hanem állások, pályázati vagy kutatási pénzek, megrendelések, stb. a marakodás tárgya.</text:p>
      <text:p text:style-name="P15">A hit helye, az általa nyújtott belső stabilitás követelése az emberi lényben nem szűnt meg, viszont <text:s/>a hit forrása végtelen gyengévé vált. Az egyház tanait kritikával illetjük; ráadásul számtalan vallásról tudunk – és akkor melyik az igazi? Valójában melyik megszólítást szereti isten? És mi van, ha rossz lóra teszek? A tudás hatalma... elég csak a tanári hivatás megbecsültségét figyelni, vagy azt, hogyan érvényesül ma a valódi tudás és őszinteség az állandó helyezkedés, ügyeskedés, kiskapuk keresésének világában. A túlélést, az „előre kerülést” ma nem a közösségi normák követése, hanem azok egyéni harcok során történő kijátszása jelenti.</text:p>
      <text:p text:style-name="P15">A média eredetileg a közösség aktuális állapotát, hitrendszerét és terveit közvetítette, lehetővé téve, hogy akkora (valódi, értékeken, hiten és közös célokon alapuló) közösségeket hozzon létre, amelyekben az egyedek jó része soha nem is találkozott. Gyakorlatilag a hit forrása szerepét töltötte be. Mára a totális korrupció állapotába került: bármit elad igazságként, fő funkciójának a „szórakozta­tást” tekinti, pedig mennyivel jobb lenne, ha újra a doboztól függetlenül önmagunkban és társaink, barátaink körében keresnénk a szórakozást... </text:p>
      <text:p text:style-name="P15">Nyilván ez sem véletlen: az emberi faj nem volt felkészülve a média által megmozgatható tömegek méretére és kezelésére, ennek tudhatók be a világháborúk, az azt követő hidegháború. Ha úgy vesszük, a mai értelmetlen kaleidoszkóp még mindig jobb, mint a teljesen tudatos, egyirányú manipuláció... Viszont ideje ráébrednünk: ez is csak szükségmegoldás, és rossz irányba vezet.</text:p>
      <text:h text:style-name="P39" text:outline-level="3">Az eredendő bűn</text:h>
      <text:p text:style-name="P15">A feszültségforrások azonban nem állnak meg a hit határain, megjelennek a vallásos hitben is. </text:p>
      <text:p text:style-name="P46">Az alábbiakban néhány eretnek gondolatomat szeretném elmondani, melyek keresztény vallású em­ber számára elsőre bizonyára bizarrnak fognak tűnni; őket arra kérem, tartsák szem előtt: a magam nyakas módján én is hiszek Istenben, pont ez tesz képtelenné engem arra, hogy elfogadjam azt a ne­vetséges kutyakomédiát, melyben az Úr huzakodik az Ördöggel úgy, hogy a kötél szerepét az ember­re osztotta. Az én hitem azt súgja nekem, ennél sokkal mélyebb és szeretetteljesebb ez a történet.</text:p>
      <text:p text:style-name="P15">A Biblia emberi története azzal kezdődik, hogy Lucifer, a „rossz fiú” felkínálja az asszonynak a jó és rossz tudása fájának gyümölcsét. Éva eszik belőle, majd Ádámnak adja, aki szintén megkóstolja, de a torkán akad a falat. Isten ezért kiűzi őket a Paradicsomból, és őrt állít a kapuba, hogy vissza ne sompolyoghassanak. Ez az eredendő bűn, amely minden emberi lényt érint – lehet gyalázni érte a nőket (máig se szabadultak meg a középkori eredetű háttérbe szorítástól) –, a fő felelős pedig az a gonosz Lucifer, ha ő nincs, ma is békésen éldegélünk a Paradicsomban.</text:p>
      <text:p text:style-name="P15">Nézzük kicsit a másik oldalról. Mikor vagyunk igazán büszkék arra, hogy emberek vagyunk? És most nem arra gondolok, hogy „kétszázötvennel is tudok menni az új sportkocsimmal”, vagy hogy akár mesterséges szigeteket is tudunk építeni, meg 200 emeletes luxusszállót homokra, hanem arra, amikor kicsit összeszorul a torok, és meghajlik a fej, és azt mondjuk magunkban: „ez igen, ő nagy ember”. Akkor mondjuk ezt, amikor valaki a személyes érdekeit félretéve, akár életét veszélyezteti, vagy rengeteg időt áldoz fel arra, hogy egy magasabb szintű célt megvalósítson, hogy embertársainak jót tegyen. </text:p>
      <text:p text:style-name="P47"/>
      <text:p text:style-name="P48">Azt értékeljük, hogy valaki személyesen erkölcsi döntést hozott, felismerte a „jó és rossz” különbségét, és a jót választotta, ráadásul nem egy paradicsomi környezetben, mert ott mindegy, hanem a zord, hétköznapi világban. Hogy is van ez? Arra vagyunk büszkék, azt tekintjük az emberi lét csúcsának, amit nem tapasztalhatnánk meg, ha nem követjük el az „eredendő bűnt”, ha nem tréfálja meg az a gonosz Lucifer az asszonyt?</text:p>
      <text:p text:style-name="P47">Az ellentmondás forrása nem a Biblia, mert az jelen esetben is inkább kicsit túl egyértelműen fogalmaz, hanem a szokványos értelmezése, bár azért a középkortól már szerencsére elég messzire jutottunk.</text:p>
      <text:p text:style-name="P47">Ki a főbűnös? Lucifer, nevének jelentése: Fényhozó... vajon milyen fényt hoz ő? Miért nem valami csúf névvel illetjük, ha már egyszer neki „köszönhetjük” kitaszítottságunkat? Én úgy gondolom, az a Fény, amelyet ő hozott, az erkölcsi döntés képessége, amelyet Isten kezéből az emberébe ad, és ezzel ráterheli annak felelősségét is. Rokona a görög mitológiában Prométheusz, a titán, aki az égi kovácsműhelyből ellopja a tüzet, és az embereknek adja – meg is kapja érte büntetését Zeusztól. Látványos a két mitológia különbsége: a görög hitvilág szerint a tűz birtoklása az a különleges ajándék, amely Istentől származik, és az embert a természet világából kiemeli; a Biblia viszont a jó és rossz tudását tekinti megkülönböztető erőnek, amely új pályára állítja az embert.</text:p>
      <text:p text:style-name="P47">Lucifer az asszonynak adja az almát... mert a nő az, aki erre alkalmas, ő az új élet hordozója, táplálója, ő az, aki képes minden szabályt felrúgni, bármit megtenni az életért, a gyermekért. Ő az, aki a jó és rossz különbségét, merev vonalait szeretettel, türelemmel, elnézéssel és alázattal az élethez hajlítja. És ő az, aki ad a férfinak is belőle, akinek azonban torkán akad a falat, nem tudja lenyelni. Neki fontosak a szabályok, a külső formák, amelyhez mérni, illeszteni tudja magát, és amelyek szerint formálni kívánja a világot.</text:p>
      <text:p text:style-name="P47">Isten kiűzi az embert az Édenkertből: megkapjuk a szűkös erőforrások és a rövid létezés játékszabályait. Ez azonban nem gonosz dolog, nem kicsinyes bosszú a rosszalkodásért, hanem vizsga, lehetőség arra, hogy belső tartásunkat, értékrendünket valóban mérlegre tegyük. Saját <text:s/>életünkkel, választásainkkal mutatjuk fel, mekkora értéket jelent a döntés kezünkbe tett hatalma, mennyire éljük meg a vele járó felelősséget. Őrt is állít az Édenkert kapujába – vagyis nem befalazza, örökre eltünteti a csodák világát, csak őrizteti, feltételekhez köti a belépést.</text:p>
      <text:p text:style-name="P15">Természetesen megtehetjük, hogy bűntudatot szuggerálunk magunkba, akár a keresztény hitre, akár múltbeli döntéseinkre, cselekvésképtelenségünkre hivatkozva, és egy életen át menekülhetünk saját feladataink, lehetőségeink és mindennapi döntéseink súlya elől; de lehet úgy is értelmezni ezt a tanítást, hogy hatalmas ajándékot kaptunk, és egy olyan életet, amelyben megmérethetünk, és alkalmunk van felnőni a kapott lehetőséghez.</text:p>
      <text:h text:style-name="P39" text:outline-level="3">Feszítsd meg...</text:h>
      <text:p text:style-name="P15">Másik kedves témám sok szempontból Jézus halála. Kiindulási alapként fogadjuk el a Bibliában leírt történetet, ahogy azt megteszi minden hívő, és azok a nem hívők, akik a Bibliát vagy Istent a benne foglalt történetek alapján kritizálják; ugyanakkor tegyük félre az egyéni hitből fakadó spirituális meggyőződést és megtapasztalást.</text:p>
      <text:h text:style-name="P49" text:outline-level="4">Milyen Isten az, aki feláldozza a fiát, kínhalálba küldi? </text:h>
      <text:p text:style-name="P15">A válasz keresése előtt érdemes elgondolkodni azon, mit jelent maga ez a kérdés? Vajon Isten akarja Jézus halálát? Értelmezhető-e egyáltalán az „akarat” fogalma egy olyan lény esetében, aki számára az idő nem létezik, hiszen egyszerre lát múltat, jelent és jövőt (amely képességet időnként megadja a prófétáknak is)? Dönt Isten? Nem... Mi vagyunk azok, akik az időt folyamatként éljük meg, akik a döntés szabadságával rendelkezünk; mintha mi szálanként futnánk végig egy belőlünk és cselekede­teinkből álló szőnyegen, melyet Isten felülről, készen lát. Nem ő ítéli kínhalálra fiát, hanem mi... </text:p>
      <text:p text:style-name="P15"/>
      <text:p text:style-name="P5">Mit jelent vajon az, hogy Jézus Isten fia? Nem tartom értelmezhetőnek a biológiai szempontokat, valamilyen közvetlen leszármazást, számomra inkább az a fontos, hogy Jézus születése Isten „szándéka szerint való”, jelen van fogantatásában – <text:span text:style-name="T1">ahogy mindnyájunkéban</text:span>. A hívő ember számára valamennyien, minden egyes ember, élőlény és élettelen dolog Isten gyermeke, az ő szándéka szerint létezik és hordoz üzenetet a többiek számára. Jézus az, aki matematikai pontossággal fogalmaz: Emberfiának nevezi magát, nem embernek; ez számomra azt jelenti, hogy emberből van, de több annál, mint amit az ember fogalmán értünk, ezért nem nevezheti úgy magát. Ez a több pedig az, hogy Istent apjaként szereti, tudatosan vállalva ennek minden következményét.</text:p>
      <text:p text:style-name="P15">Miért baj, hogy Isten fia meghal? Hiszen mindannyian meghalunk; talán akkor cselekedne helyesen Isten, ha a saját fiát a játékszabályok fölé helyezné, és ő örökké élne közöttünk? Ez sokkal kevésbé volna elfogadható, mint az, hogy a Fiú is él és meghal, mint bármelyikünk. Ugyanakkor ez kicsit más színt ad az induló kérdésnek, amely valójában így szól: milyen Isten az, aki feláldoz <text:span text:style-name="T1">engem</text:span>? Aki elnézi, hogy halálra születek, nem tesz semmit a megmentésemre, nem csinál csodát, nem ragad ki hirtelen szenvedéseim közül? Hogy várhatja el, hogy szeressem, milyen alapon mondja, hogy szeret engem? Ez a kérdés csak akkor válaszolható meg, ha képes vagyok elfogadni a játékszabályt, függetlenül attól, hogy számomra ez saját végességemet jelenti – és ismét az „eredendő bűnnél” tartunk, amelyet lehet pozitívan, lehetőségként értelmezni, mint egyetlen esélyt arra, hogy Jézus sorsa vagy az én sorsom kiteljesedjék, megvalósulhasson.</text:p>
      <text:p text:style-name="P15">Jézus sorsa az emberé, aki Istent valóban atyjaként szereti, példa és figyelmeztetés mindannyiunk számára. Mindenképpen véges életet élünk, és ez alól nem jelent kibúvót az sem, ha tökéletesen Istennek tetsző életet élünk: a halál óhatatlanul eljön értünk. A mi döntésünk az, hogy mit tekintünk fontosabbnak: az élet által nyújtható fizikai örömöket és előnyöket, a birtoklást, vagy a szeretetben élést, javaink, „talentumaink” megosztását? Jézus erre a példa, ő mindenek felett, következetesen a megosztás, a másoknak átadás, a szeretet törvénye szerinti cselekvést választotta, és ezért a szó szoros értelmében mindent, az életét is feladta – a lecke egyszerűen nem lenne teljes, ha ez a végső áldozat nem jelenne meg benne. A másik oldalt jeleníti meg a megkísértése, amely teljes kidolgozást kap Faust történetében, aki az ellentétes oldalt választja: megkapja a fizikai világ minden örömét, kincsét, hatalmát – az egyetlen ár saját lelke, vagyis a másik ember egyenrangú, szeretett társként való kezelésének vágya és képessége. Története ugyanakkor figyelmeztetés, mert láthatjuk, hogy a lélek útja számtalan lemondással és a legvégső áldozattal is járhat. Valóban, nem Jézus az egyetlen, aki értékes, csodálatos és egyetlen életét másokért áldozta.</text:p>
      <text:p text:style-name="P15">Van még egy kritikus pillanat, Jézus halálakor elhangzik a kulcsmondat: „miért hagytál el engem?” Jézus, a lélek emberének halála az a pillanat, amikor elveszni látja a kapcsolatot Istennel. Számára ugyanis fordított lépés a halál: életében Istennel, saját spirituális hangjával összhangban cselekedett, az vezette végig életének számtalan epizódján. Számára az élet vége nem más, mint az a pillanat, amikor már nincs több feladat; a belső hang elhallgat, a fény, amely mindig vezette, kialszik. Az első döbbenet után megérti, ez nem Isten változása, hanem a saját magáé: vége a feladatoknak, <text:span text:style-name="T1">elvégeztetett</text:span>. A mi mai életünk ezzel ellentétes: a mai világ Faust világa, benne mi döntésenként, morzsáról morzsára adjuk fel jézusi énünket, és a fizikai világ által nyújtott álságos biztonságra törekszünk, örömeit keressük. Számunkra idegen a belső fény, amit sokan csak halálunk pillanatában látunk meg – vagy még pontosabban: amikor az utolsó pillanatban minden fizikai kötöttségünk és ragaszkodásunk lehullik rólunk, csak akkor vesszük észre a véges-végig figyelmen kívül hagyott Utat: erről szól az élet-film, amelyről a halálközeli élményt megéltek mesélnek. Számunkra tehát nem elhagyatás a halál, hanem ellenkezőleg: rátalálás, és amikor szembesülünk vele, nem tudunk mást mutatni neki, mint: <text:span text:style-name="T1">ezt csináltam</text:span>. A két záró mondat: „elvégeztetett” és „ezt csináltam” közötti távolság rettenetes, az előttünk álló kérdés pedig egyértelmű: vajon a két ellentétes történet közül melyik áll a „talpán” és melyik a „feje tetején”?</text:p>
      <text:h text:style-name="P49" text:outline-level="4"/>
      <text:h text:style-name="P50" text:outline-level="4">Pilátus</text:h>
      <text:p text:style-name="P15">Pilátust nem szeretjük, mert kívülálló, mert megmenthette volna Jézust, ehelyett megkínoztatta, végül ellenségei kezére adta, rossz példát mutatott. Érdekes, Jézus az első pillanattól kezdve felmenti őt, arról beszél, hogy az ő hatalma felülről van, és Pilátus hiába próbálkozik, nem tehet semmit a folyamatok ellen. Vajon ez Istenről és az eleve elrendelésről, a megírt próféciákhoz való ragaszkodásról szól? Nem feltétlenül...</text:p>
      <text:p text:style-name="P15">Pilátus hatalma Rómától származik. Ezért ül abban a székben; az általa ismert világ a „római helytartó világa”; ő nem a személyek egyike a történetben, hanem egy szerep megtestesítője. Az ember lelkifurdalása lényegtelen, a végrehajtandó szerep kötelez: Pilátus, az ember megmentené Jézust, mert tisztának találja, de Pilátus, a helytartó tehetetlen, éppen az általa „birtokoltként” megélt hatalom teszi képtelenné őt az emberként vágyott döntés meghozatalára. Egyvalamit tehetne: megszabadulhatna a hatalmától, lemondhatna azzal a felkiáltással, hogy ezt a döntést nem akarja meghozni, de Jézust ezzel sem mentené meg. Következne az új helytartó, ugyanabban a helyzetben, és akárhogy is: Jézus sorsa a végén ugyanaz lenne. „Nem tehetsz semmit” – mondja Jézus, és ez nem lemondás, nem a sors könyvének felolvasása, hanem egyszerű tény.</text:p>
      <text:p text:style-name="P15">Szegény Pilátus azonban mégis próbálkozik; egészen pontosan mindent megtesz, hogy megmentse Jézust. A helytartó gondját az okozza, hogy Jézust a zsidók Istentől rendelt királynak tartják, amit ebben a szerepben nem tűrhet el. Róma kiegyezett a zsidók hivatalos vezetésével, így abban reménykedik, hogy ők esetleg „házon belül” rendezik helyette a problémát. A papok azonban ugyanúgy tehetetlenek, mint Pilátus: nem tudnak mit kezdeni Jézussal és az őt követő, benne a felszabadítót vágyó tömeggel. Megpróbálnak kiegyezni vele: ha Jézus bizonyítja isteni mivoltát valamilyen csodával, akkor minden rendben van: Isten tényleg rászánta magát, hogy megmentse népét, ők mellé állnának, és átmentenék egzisztenciájukat az új vezetés alá. Jézus azonban nem tesz csodát a saját megmentése érdekében, a tömeg viszont ott van. Ha pedig bűnbak kell, az legyen inkább a római, így visszaküldik Jézust.</text:p>
      <text:p text:style-name="P15">Ekkor Pilátus a tömeget próbálja meggyőzni: lássák, hogy Jézus ugyanolyan ember, mint ők: megverhető, vérzik, jajgat és sír; higgyék már el végre, nem ő az Istentől rendelt király, mindenki menjen végre haza és folytassa megszokott életét, akkor Jézus megmenekül, vele semmi baja Rómának, de a lázon­gó tömeget kezelni kell. Kulcsmondat: „íme, az ember!” Meggyőződésem, hogy ebben a pillanat­ban csakis egyvalaki áll az erkélyen, hiszen Jézus, az ács fia és Barabás (vagyis Bar Abbas: az Atya fia), aki miatt máris lázongás tört ki a birodalomban, <text:span text:style-name="T1">egy és ugyanaz a személy!</text:span> Ha a tömeg benne Jézust ismeri fel, az ács fia, a tanító, gyógyító, szent ember szabadon elmehet; ha viszont az Isteni Királyt üdvözli, Rómának nincs más választása, el kell pusztítania. A tömeg pedig választ.</text:p>
      <text:p text:style-name="P15">Miért nem szeretjük Pilátust? Mert önmagunkra emlékeztet. Saját világunkban mi magunk vagyunk a Helytartó, aki Róma, a fizikai, külső világ képviselőjeként próbáljuk megzabolázni belső vágyainkat, törekvéseinket, álmainkat. Kiegyezünk a hit „egyezményes parancsaival”, többé-kevésbé beépítjük azokat életünkbe, viszonylagos békét teremtünk a külső és belső világ között.</text:p>
      <text:p text:style-name="P15">Ezt a békét azonban felrúgja Jézus, a Hit, a belső hang, amely gyökeresen ellentétes ezzel a sok lemondással megalkotott renddel, kikényszerít bennünket szerepeink megszokottságából, egyéni színvallásra kényszerít minket olyan helyzetben, amikor a „szerep” döntése egyértelmű. Ráadásul az is biztos, hogy a szerep feladása sem változtat semmit a történeten: a helyemre ülő ember nyugodtan, gondolkodás nélkül megcselekszi azt, amire engem nem vitt rá a lélek. Megpróbálom lelki oldalát venni a dolognak, de rá kell jöjjek, Isten nem tesz csodát azért, hogy megmutassa nekem az utat. Meghunyászkodom az arctalan tömeg ereje előtt, de hiába: el kell pusztítanom a belső hangot ahhoz, hogy újra béke legyen; lépésről lépésre, döntésről döntésre adom fel Isten bennem élő fiát.</text:p>
      <text:h text:style-name="P49" text:outline-level="4"/>
      <text:h text:style-name="P50" text:outline-level="4">Vére rajtunk...</text:h>
      <text:p text:style-name="P15">Végül pedig különösen haragszunk a zsidókra, mert lényegében csakis ők választották Jézus halálát, nézték végig pusztulását, még vállalták is érte a felelősséget. Vagy?...</text:p>
      <text:p text:style-name="P15">Kik is voltak a zsidók? Egy hihetetlenül erős, összetartó nép. Róma hatalmas birodalmában számtalan népet beolvasztott, kultúrájukat átvette, saját képére formálta, tanítóit, vezetőit saját szolgálatába rendelte. A zsidókkal nemigen tudott zöld ágra vergődni, nem tudta megtörni a „kiválasztott nép” tudatot, a zártságot; ezért kényszerült arra a mai szóval részleges autonómiának nevezhető együttélésre, amely kialakult.</text:p>
      <text:p text:style-name="P15">A zsidó népben folyamatosan ott élt a harag méltatlan sorsuk miatt, ez tükröződik az Ószövetség történeteiben, melyekben Isten a legnagyobb csodákat művelte azért, hogy népét mindenkor megtartsa, előbbre vigye, ellenségeit elpusztítsa. Bizonyára nap mint nap felemlegették Egyiptomot, Mózest, a számtalan csodát, amivel Isten megtörte a látszólag korlátlan hatalommal bíró fáraót, és megmentette népét. (Ne felejtsük el, ez bizonyára tökéletesen ugyanaz, mint amit ma minden muzulmán hallgat, Róma helyén a pénz hatalmát bálványként imádó, Isten ajándékát, a Földet tönkretevő „nyugati civilizációval”, és láthatjuk: ez a hit valóban képes teljes önfeláldozásra bírni sok-sok embert – de most ne tegyük fel a kérdést, hogy kinek van igaza...) A zsidó minden ügyét-baját a rabbi elé vitte, a bölcsességet, hitet, tudást közvetlenül ugyanabból a forrásból kapta, mint a menekülés történetét és a reményt. Bennük megvolt a korábban emlegetett koherens világkép, amely valódi, élő közösséget formál.</text:p>
      <text:p text:style-name="P15">Ebben a közegben jelenik meg Jézus. Cselekedetei (oknyomozó újságírás és globális média hiányában) hatalmas hullámokat vernek a közösségben, és minden továbbadó beleszövi saját álmait, vágyait, a nyomortól való szabadulásának reményét. Jézusból, a szerény tanítóból a tömegek ajkán hamar isteni küldött lesz, az Új Mózes, aki azért jött, hogy végre megtörje az utált légiók és adószedők hatalmát. Végre Isten megelégelte népének szenvedését, jajkiáltásuk felhatolt az égig, és az Úr elküldte követét. Számtalan „Barabás” támad, akik akár az idők szavát érzik, akár a saját dühüket élhetik ki végre, de oda-odaütnek a rómaiaknak, a tartomány forrong.</text:p>
      <text:p text:style-name="P15">Jézus pedig Jeruzsálembe megy! Nyilván sorsát nem kerülheti el, mindenki oda tolja-löki – ő talán a hivatalos hittel, a tömegekkel szeretne találkozni, tanítani, segíteni, ahogy mindig is tette. A tömeg azonban mást lát: az Isteni Király a trónusa felé tart, meg fogja mondani az igazságot, újra vezetni fogja népét. Hiába látják a főpapok, rabbik, hogy Jézus valóban isteni ember, ők maguk sem tudják kezelni a tömeg nyomását, amely most a kezébe kapta azt az álmot, amellyel eddig nyugton lehetett tartani.</text:p>
      <text:p text:style-name="P15">„Igen! Ez az ember az Isten Fia, az Égi Király! Ostobaságodban megverheted, meggyalázhatod, hitetlen római, esztelenségedben megpróbálhatod elpusztítani – mégis itt van, Isten velünk van, és lesújt majd rád, újra megjelennek a csodák, a nép újra szabad s boldog lesz, Isten kivezet minket a Birodalomból! Vérünkből való, közösséget vállalunk vele, meghalunk érte, ha kell!”</text:p>
      <text:p text:style-name="P15">Ennyire egyszerű. Dehogy akarták ők Jézust elpusztítani – éppen ellenkezőleg, meghaltak volna érte, a Királyért, és egyszerűen nem hitték el, hogy Pilátus ezt meg tudja tenni. Amikor mégis sikerült, hirtelen nagyon nagy lett a csend. Isten Fia, a Megmentő nem halhatott volna meg... de hiszen akkor nem is lehetett ő az – csupán egy tanító, próféta a sok közül. Mégis igaza volt a főpapoknak, Isten mégsem elégelte még meg a szenvedést, mégis nagyobb az ő népének bűne, mint hitték, még tart tovább az elnyomás.</text:p>
      <text:p text:style-name="P15">Ki ölte meg hát Jézust? Ha úgy tetszik, nem más, mint az antikrisztus. A krisztus szó jelentése: „felkent”, a szent olajat a homlokán viselő ember – hitem szerint ő követi belső hangjának vezetését, személyes kapcsolatot ápol Istennel, felelősséget vállal minden tettéért, szeretetben él, elfogadja sorsát, megosztja javait. </text:p>
      <text:p text:style-name="P15"/>
      <text:p text:style-name="P5">Az antikrisztus nem személy, hanem hozzáállás, amely tagadja mindezt; amikor a hit erejével szembesül, nem odaadással fordul feléje, hanem saját álmait igyekszik belelátni, csodákat vár. Szeme várja és issza a csodát, de füle süket annak meghallására, hogy a csoda nem a külső erő, a hatalom felmutatása, hanem <text:span text:style-name="T1">maga az élet</text:span>. Mi, Istennel segítségért és hatalomért üzletelő vakhitűek, vagy csupán félelmünkben hozzá menekülő hitetlenek feszítjük keresztre őt önmagunkban nap mint nap.</text:p>
      <text:h text:style-name="P26" text:outline-level="2">Minél jobb, annál rosszabb</text:h>
      <text:p text:style-name="P27">„Utálom az egész huszadik századot” – szól az énekes mérgesen. Pedig a helyi földesúr nem erőszakolta meg a feleségét a nászéjszakán, nem verték véresre a hátát azért, mert ezt nem akarta tűrni, nyolc gyereke közül nem csak három érte meg a felnőttkort, hogy aztán ugyanolyan félrabszolga legyen, mint az apja, a saját sorsából való kitörés legkisebb esélye nélkül. Amikor elesik és eltöri a karját, vagy megbetegszik, akkor nem a helyi patkolókovácsra meg javasasszonyra van bízva, hogy nyomorék lesz-e, életben marad-e, hanem (na jó, elvileg) 15 percen belül képzett orvos száguld vele egy mentőautóban a legközelebbi kórházba.</text:p>
      <text:p text:style-name="P27">Bármennyire is tagadjuk, életkörülményeink összemérhetetlenek akár egy két évszázaddal előttünk élt uralkodóéval is: civilizációnk, amennyire tőle telik, gondoskodik egészségünkről és biztonságunkról – ezért dolgoztak érte minden erejükkel mindazok, akik előttünk éltek.</text:p>
      <text:p text:style-name="P27">Biztonságtudatunk ugyanakkor félelmetes következménnyel jár: a saját megtapasztalás hiányában érzéketlenné válunk a másik ember problémái iránt – nincsenek mintáink, amelyekhez illeszkedne egy éhező, szomjazó vagy a világ ellentmondásait az alulmaradottak oldalán megélő ember gyilkos vagy öngyilkos dühe. Gondolatainkat és cselekedeteinket csak az befolyásolja, hogy ránk milyen hatást gyakorol, cselekvési szabadságunkat mennyire korlátozza egy másik ember problémája.</text:p>
      <text:p text:style-name="P27">Az alkoholfogyasztás, kábítószer-használat – de mondhatjuk akár a „cigányságot” is (szándékosan a mögöttes negatív érzésekkel) – első találkozásnál társadalmi probléma, amit „majd megoldanak az ezzel foglalkozó szakemberek” – akik lehetőleg tegyék ezt úgy, hogy engem minél kisebb mértékben érintsen, hiszen „én nem vagyok olyan.” Aztán a személyes kontaktusban mindez felerősödik: milyen kellemetlen egy tántorgó részeg előttem az úton, egy belőtt narkós mellettem a buszon, vagy egy csapat roma, akik máshogyan beszélnek, máshogyan élik meg közös világunkat.</text:p>
      <text:p text:style-name="P27">Egyedül a közvetlen összezártság – amikor a fenti sorsokat értékelés és falak nélkül tapasztaljuk meg – teszi lehetővé azt, hogy agyunk mintaként elfogadja, felismerési és döntési mechanizmusai közé illessze a tőlünk távoli élethelyzeteket. Amikor megérzem, hogy mekkora terhek, mennyi fájdalom és kiszolgáltatottság kergeti a pótszerek világába azt az embert, akit korábban lenéztem, eltaszítottam, nem értettem, gyűlöltem; amikor megérzem, hogy milyen távoli az általam ismert világtól a másik emberé, és hogy mennyire elkeserítő a távolság tudata „alulról szemlélve”, mennyire dühítő az a tekintet, amellyel rám néznek, a hang, amellyel hozzám szólnak. Amikor úgy érzem, lehet, hogy én a helyükben még ennyire se bírnám...</text:p>
      <text:p text:style-name="P27">A jól szervezett, működő társadalmi környezet hátránya az is, hogy elfedi az egyes ember teljesítményének értékét: saját munkánk során egyre kevésbé látjuk, miként illeszkedünk egy nagy egészbe, és ezáltal mi módon válunk hasznára másoknak – ezt a szerepet a pénz veszi át. A munka pénzkereset (szükséges rossz), amely által másokat szolgává tehetünk (kényszeríthetjük őket a pénzünkért számukra rossz dolgok elviselésére) – szemben azzal, hogy a munka szolgálat, ami önmagában is érték, ráadásul megválthatjuk vele más emberek értünk tett erőfeszítését.</text:p>
      <text:p text:style-name="P15">Az átalakulásban levő rendszerek, a katasztrófák, az elnyomatás – a tökéletlen környezet okozta közös szenvedés teremt emberek között igazi sorsközösséget, amikor örömmel szorítom meg a felém nyújtott kezet, amikor minden szervezettség nélkül, egy szebb világ bennünk élő képének kedvéért vállalunk egymásért áldozatot. </text:p>
      <text:p text:style-name="P27"/>
      <text:p text:style-name="P28">Az ilyen tapasztalatok mutatják meg, hogy miért érdemes és szép élni, embernek lenni – szemben az unalommal terhes, jól szervezett napi robottal. Nem váltható pénzre az őszinte hála a jól végzett munkáért; és a hiány igazi vesztese nem a munkás, hanem az, aki ilyen minta nélkül nem tud hálát érezni, így képtelen a felé irányuló hála megérzésére és értékelésére is, emiatt pedig arra, hogy bármikor őszinte, saját érdekektől független, tiszta jó szándék vezérelte cselekedetet hajtson végre.</text:p>
      <text:p text:style-name="P27">Aki nem érez hálát, tiszteletet, annak nehéz befogadni egy másik ember másságát, értékeit – ennek hiányában a közvetlen kapcsolatban óhatatlanul megjelenő súrlódásokat, lénye egy részének elvesztését a kapcsolat érdekében. A veszteségek, rosszul működő kapcsolatokban megélt szenvedés mutatja meg, teszi megélhetővé az összetartozás egyén felett álló értékét személyes és közösségi kapcsolatokban egyaránt. Alázat és az egó egyes részeinek önkéntes feladása nélkül (amit soha nem mérünk össze a másik ember, közösség által nyújtott előnyökkel) nincs mély kapcsolat, nincs őszinte érzelem, csupán felszínes, átmenetileg kellemes, bármikor feladható együttlét. Ez azonban soha nem adja meg azt a biztonságot, amelyre valóban vágyunk; a kielégítetlenség örök keresgélésbe hajszol, örömlányok karjaiba kerget szerelmet álmodni.</text:p>
      <text:p text:style-name="P27">A közvetlen egymásrautaltság megélésének hiányában úgy véljük, minden megvásárolható, pénzzel értékelhető – így aztán teljesen érzéketlenné válunk az iránt, hogy milyen mértékben vagyunk környezetünkre, a benne uralkodó, általunk ismert viszonyokra utalva. Természetesnek vesszük, hogy ezernyi ember dolgozik azért, hogy legyen víz, világosság és meleg otthonunkban, ehessünk és ihassunk, amikor tetszik. Alapszolgáltatásnak tartjuk, hogy a földeken elég élelem terem, hogy az eső esik, süt a Nap, és minden úgy van, ahogy megszoktuk – nincs bennünk minta arra, hogy ez bizony másként is lehet. Igaz, a híradóban nap mint nap látjuk, hogyan halnak meg emberek termé­szeti csapások következtében, ez azonban egyrészt ugyanabból a forrásból jön, mint a krimik és szappanoperák, másrészt agyunk egyetlen helyes és lényeges döntése az, hogy oda nem megyünk, azokkal az emberekkel közösséget nem alkotunk, hogy ily módon megmeneküljünk a bajtól.</text:p>
      <text:p text:style-name="P27">A sorsközösség elutasítása viszont szó szerint halálos veszélyt jelent világunkra. Az emberi faj két különleges tulajdonsággal rendelkezik: kiemelkedő intelligenciával és azzal a képességgel, hogy legfőbb ragadozója önmagának. Meggyőződésem szerint ez nem véletlen egybeesés, hanem utóbbinak köszönhetjük az előbbit (meg persze az intelligenciának azt, hogy önragadozóvá lett fajunk nem pusztította ki önmagát).</text:p>
      <text:p text:style-name="P27">Az élővilág legnagyobb részében az evolúciót az egyedek fizikai képességei és a környezet tulajdonságainak viszonya mozgatja: a környezeti feltételeknek jobban megfelelő adottságú egyedek több utódot képesek létrehozni, így az ő képességeik egyre nagyobb teret nyernek az állományban. Amennyiben azonban a faj egyedei képesek elpusztítani egymást, nincs igazán mihez alkalmaz­kodni, hiszen a versengő felek között lényeges fizikai különbség nincs. Az viszont tény, hogy sok ember erősebb, mint egy, egy bottal nagyobbat lehet ütni, mint kézzel: vagyis a közösségalkotás, kommunikáció, eszközhasználat képessége válik a legerősebb szelekciós tényezővé. Ugyanez hajtja előre a gondolkodás önszervező, csoportosító, rendszerező képességének fejlődését, lényegében a közvetlen ingerektől független utófeldolgozás, gondolkodás, éntudat kialakulását, mert ezek gyorsítják a pillanat kiértékelését (a mellettem megjelenő fajtárs barát vagy ellenség, együtt vadá­szunk vagy egymásra?); egy ezredmásodpercnyi előny jelentheti a túlélést. Ugyanakkor ha egy csapat vadászai egymást irtják, hamarosan az egész csapat éhen hal, vagy kiirtja őt egy másik csapat: az egységes, jól szervezett közösség evolúciós előnyben van.</text:p>
      <text:p text:style-name="P15">Ehhez a zsigereinkben élő örökséghez nyúl, aki közösséget szervez. Kérdés, hogy egy jól meghatá­rozott pozitív cél elérése, vagy egy homályos kép alapján teszi, esetleg a közösség tagjainak más emberektől való bármilyen (faji, gondolkodásbeli, vallási) különbségére épít. A sorsközösséget felvállaló, kifelé forduló közösség az evolúció pozitív, életet és fejlődést segítő útján halad; az elhatároló, befelé forduló pedig a természetes szelekció gyilkos ágát őrzi. Egy szinte határtalan eszközkészlet birtokában levő globális faj esetén az utóbbi rettenetes következményekkel jár.</text:p>
      <text:h text:style-name="P20" text:outline-level="2">Redundancia</text:h>
      <text:p text:style-name="P27">Ezzel a szép szóval nevezzük a rendszerben rejlő tartalékokat, azt a tényt, hogy képességeinek hány százaléka vesz részt az átlagos szolgáltatás megvalósításában, és mennyi az a teljesítmény, amely extrém terhelések kielégítésére, különleges esetekre áll készenlétben.</text:p>
      <text:p text:style-name="P51">Ez abban az esetben, ha a rendszer szolgáltatása kulcsfontosságú, egészen magas is lehet, például egy számítógépes szolgáltató központjában jellemző, hogy két azonos képességekkel rendelkező központi számítógép áll, amelyből csak egy végez valós tevékenységet, a másik kizárólag azért van ott, hogy az aktív gép kiesése esetén „azonnal”, a szolgáltatás zavaró kimaradása nélkül átvegye a munkát. Más esetekben több azonos kiépítésű gép végzi ugyanazt a munkát, ezeknek egy terheléselosztó eszköz továbbítja a kéréseket, amely folyamatosan figyeli az elérhetősé­güket és válaszidejüket. Ráadásul a munkavégző gép(ek) átlagos foglaltsága is jócskán 50% alatt van, mert a terhelés soha nem egyenletes, és senki nem szeret várakozni csak azért, mert véletlenül egy pár percig tartó csúcsba szaladt bele. Ez a helyzet, ha a rendszert az általa nyújtott szolgáltatás teljesítménye alapján ítéljük meg, vagy lehetőségünk van objektív mérések végrehajtására és kikerülhetetlen módon, súlyosan büntetjük a szolgáltatás kimaradását. Ez az a hozzáállás, amely megalapozott biztonságérzetet kelt az emberben.</text:p>
      <text:p text:style-name="P27">Mit jelent ez emberi erőforrásokra lefordítva? Minden gyárban, minden irodában legalább KÉT ember tud mindent az összes aktuális folyamatról, hogy ha egyikük, aki éppen aktívan foglalkozik a feladattal, bármilyen ok miatt kiesne, a másik folytatni tudja a munkát. Ráadásul a folyamatok minden adata központilag, mások által elérhető, áttekinthető, folytatható módon van tárolva. Minden alkalmazott a saját feladatát az általa elérhető legnagyobb precizitással végzi, mégis (vagy esetleg: éppen ennek érdekében) munkaidejének mondjuk negyedét kötelezően rekreációs tevékenységekkel (sport, lelkigyakorlatok, művészet, stb.) tölti a munkatársai körében; ha ez az idő sérülne, akkor új munkatársat vagy új, azonos területen működő szolgáltató csoportot („céget”) kell létrehozni. Az arányt szigorúan, automatikus eszközökkel figyelni kell, az időszakos túldolgozást kötelező lecsúsztatni, a „munkamániásoknak” jelezni kell, hogy hozzáállásuk nem megfelelő.</text:p>
      <text:p text:style-name="P27">Így áll össze egy számítóközpont képességeivel egyenértékű szolgáltató csapat, amely extrém esetekben (több munkatárs egyidejű kiesése, a terhelés hirtelen megugrása) is képes jó teljesítményt nyújtani. Ahogy például egy mentőállomás működőképességét is az mutatja a legjobban, hogy még a magas terhelésű időszakokban is vannak, akik lógatják a lábukat egy széken: az ő feladatuk az, hogy az igen ritka tömegbalesetek esetén is elég orvos érjen ki időben a helyszínre.</text:p>
      <text:p text:style-name="P27">A piaci verseny azonban nem erről szól, hanem arról, hogy miként lehet a legkisebb ráfordítással úgy intézni, mintha rendben lennének a dolgok. Ez egy termelő üzemben még csak-csak értelmezhető: hogyan kell úgy beállítani a futószalag sebességét, hogy a meghajszolt munkások által óhatatlanul létrehozott selejt számának növekedése árán ugyan, de mennyiségében több elfogadható állapotú termék jöjjön ki a végén. Addig kell csökkenteni a sok pénzbe kerülő emberek számát, amíg éppen képesek elvégezni az adott termelési feladatokat (egy minimális ráhagyással, hiszen időnként mindenki beteg lesz, szabadságra megy, stb.) </text:p>
      <text:p text:style-name="P27">Még ha munkaerő-kölcsönző cégtől is vesz fel embert a munkáltató, vagy ezt a kockázatot alvállal­kozóra hárítja, akkor is veszteséget kockáztat, ha alulbecsüli a szükségletet. Itt tehát létezik egy objek­tív korlát, amely megköti a tulajdonos kezét. Vegyük észre: ez a hozzáállás, mondjuk egy kórház esetében, erkölcsileg teljesen elfogadhatatlan volna, pénzügyileg azonban a nyomás egyértelműen ebbe az irányba hat.</text:p>
      <text:p text:style-name="P15">A társadalom szerkezetének fenntartásán dolgozók esetében (tanárok, orvosok, rendőrök, tűzoltók, hivatalnokok stb.) ez nem ennyire egyértelmű, hiszen a cél csak annyi, hogy az „átlagember” biztonságérzete egy kritikus határ felett maradjon. „Normák” kerülnek megállapításra, Nemzeti Alaptanterv, ügyeleti óraszám és hasonlók, céllá válik a normák minimális teljesítése, mert minden egyes „plusz” ember vagy óra veszteség, rossz gazdálkodás, amit meg kell szüntetni.</text:p>
      <text:p text:style-name="P15"/>
      <text:p text:style-name="P5">A rendszer stabilitásáért egyetlen dolog felel: a minimum szint teljesítéséért is majdnem teljesen leterhelt, a minimumszinten megfizetett munkaerő túlterhelhetősége. Ez pedig előrevetíti, hogy nem csak extrém helyzetekben, de normál üzemben is elő fognak fordulni hibák, amiknek nem lenne szabad megtörténni. Ennek komoly romboló hatása van arra a bizonyos „biztonságérzetre”, amelyet az állam feladata fenntartani. Mi történik hát? Megkeressük és megbüntetjük a „felelőst”, bepereljük a kórházat, feljelentjük a rendőrt. A média pedig felkapja a hírt, láthatjuk, ahogy megkapja magáét a gonosz. Máskor tehetetlenül belenyugszunk, és barátaink között háborgunk a hivatalnok bunkósága miatt, akit mi tartunk el azért, hogy az ügyeinket elintézze. </text:p>
      <text:p text:style-name="P15">Pedig... ha a hibát vétő felkészületlensége vagy emberi alkalmatlansága okozta a problémát, akkor a rendszernek kellett volna kiszűrnie, még mielőtt kárt tehetett volna – ezzel szemben ma egészségügyi alkalmazottakat „soroznak be” az utcáról, kérdés, hogy milyen eredménnyel. Ha pedig alkalmas ember hibázott, akkor abban a pillanatban nyilván nem volt ura képességeinek, pihennie kellett volna munka helyett.</text:p>
      <text:p text:style-name="P15">A hibát vétő ember egyéni felelőssége természetesen valós, de nem szabad elfelejtkezni a rendszer felelősségéről, amely nem védte meg magát, utat nyitott a hibának: arra késztette az embert, hogy megélhetésének biztosítása érdekében olyan képességeket hazudjon, amelyekkel nem rendelkezik, olyan állapotban dolgozzon, amelyben fennállt a súlyos hiba kockázata. Ezek után nem csoda, hogy az elsődlegesnek tekintett gazdasági szempontok (minél olcsóbban legyen meg a norma) miatt nem is ellenőrizte megfelelően az alapfeltételek meglétét, mindezzel megteremtette a hiba lehetőségét, amely az adott konkrét helyzetben be is következett. Ezen viszont nem érdemes csodálkozni, mert a társadalmi rendszerek pénzügyi értékelése teljesen egyértelműen ezt a folyamatot erősíti, így a „rendszeren” nem az egészségügyi, oktatási stb. rendszereket értem, hanem azok pénzügyi értékelését.</text:p>
      <text:h text:style-name="P20" text:outline-level="2">A fejlődés képlete</text:h>
      <text:p text:style-name="P15">Bolygónkon valami alapvető, gyökeres ellentét van az ember és „az összes többi lény” között. Utóbbiak hiába vannak mérhetetlenül többen tömegben, egyedszámban, fajszámban – van valami, amit nem tudnak (és az emberi faj is csak evolúciós szempontból mérhetetlenül rövid idő óta tudja), valami, ami minket egy hihetetlen, exponenciális változásra sarkall és tesz képessé. Most úgy látom, hogy a különbség ez az egyszerű képlet:</text:p>
      <text:p text:style-name="P52">IDŐ x KÉPESSÉG = ÉRTÉK</text:p>
      <text:p text:style-name="P15">Egy tetszőleges állatfaj egyedei életük során egy nagyobb kör létezésébe kapcsolódnak bele. Egy őz megszületik, eszik sok füvet, bogyót, trágyázza a talajt, végül elpusztul, dögevők és lebontó szer­vezetek visszaforgatják a talajba. Értéke biológiai szinten jelenik meg, önmagára nézve az „érték” fogalma nem definiált: lokális érdekei vannak, amelyek a környezetre adott reakcióit vezérlik.</text:p>
      <text:p text:style-name="P15">Úton az ember felé egyre bonyolultabb közösségi szabályokkal rendelkező csoportokat találunk, ahol a csoport működését ugyan még evolúciós szabályok csiszolják, de már megjelenik egyfajta, az egyedekbe kódolt csoportszintű "érték" is, amely nem közvetlenül az egyed élete, jó/rossz közérzete vagy pusztulása mentén hat, hanem például a kicsinyek csoporthoz és környezethez való szoktatásán keresztül. Érték például az ehető/nem ehető bogyók, rejtekhelyek, vízlelők csoportszinten örökített ismerete, adott esetben védelme.</text:p>
      <text:p text:style-name="P15">Az ugrást az jelenti, amikor a közösség önálló értékfogalmakat definiál, elkezdi „visszaforgatni” az egyedek tevékenységét, vagyis az evolúció hosszú, lassú folyamata helyét átvéve maga kezd szelekciós tényezőként működni. Közösségi szerepeket deklarál, amelybe „beosztja” az egyedeket, visszajelzést ad nekik, vagyis szelektálja, illetve egyéni fejlődésre kényszeríti őket.</text:p>
      <text:p text:style-name="P15"/>
      <text:p text:style-name="P5">Míg egy farkas esetében hiába van a bonyolult társas viselkedés, az egyetlen cél a „jó farkas”, minden szereplő egyformán versenyez ezért a címért; az emberi közösségben „jó vadász”, „ügyes gyűjtögető”, „vízkereső”, „szerszámkészítő” jön létre, akiket a közösség nem egyformán, hanem a saját igényei szerint ítél meg és szolgál ki a közösen megszerzett javakból, <text:s/>továbbá igényeket fogalmaz meg velük szemben és szelektál. Az evolúciót mintázza, csak kicsiben és rettentő gyorsasággal, hiszen egyetlen egyed életében hat. </text:p>
      <text:p text:style-name="P15">Lássuk most a képletet részleteiben</text:p>
      <text:h text:style-name="P39" text:outline-level="3">Idő</text:h>
      <text:p text:style-name="P15">Ezt adja hozzá az egyén, mert ez csak neki van. Lényegében az idő az egyetlen valódi kincsünk, amelyből nem tudjuk, mennyit kapunk, de biztos, hogy minden pillanattal kevesebb van hátra. Az egyetlen igazi ajándék, amit magunknak vagy másoknak adhatunk: az idő, amit rá fordítunk.</text:p>
      <text:p text:style-name="P15">A közösség tehát „üzletet ajánl” az időnkért, amit nem szórakozással, pihenéssel, stb. töltünk, hanem számára hasznos tevékenységgel. Cserébe javakat juttat nekünk, amelyeket mások idejének hasonló megvásárlásával szerez meg.</text:p>
      <text:p text:style-name="P15">Amennyiben egy közösség elveszíti „időbankját”, vagyis nincs elég tagja, akik idejüket a közösség érdekében való tevékenykedéssel töltenék, a közösség elpusztul. Ez a tényező biztosítja a közösségek evolúcióját: azok, amelyek nem képesek olyan mértékben szolgálni tagjaikat(!), hogy azok legértékesebb (pontosabban egyetlen) kincsükből, létezésük idejéből rájuk fordítsanak, megszűnnek. </text:p>
      <text:p text:style-name="P15">Gandhi a Szatjágraha mozgalom irányítása során elutasított minden nagyobb összegű támogatást, a fenntartásra szükséges pénzt minden hónapban sok-sok aktivistának szabályosan össze kellett koldulnia (ebben ő maga is részt vett). Azt mondta ugyanis, hogy a szervezet addig él és működik céljainak megfelelően, amíg az igen szegény embereknek annyi értéket tud felmutatni, hogy ott helyben csekély vagyonuk egy részét odaadják érte. Ha ez a közvetlen függés megszűnik, a mozgalom elveszti létjogosultságát.</text:p>
      <text:p text:style-name="P15">Gandhi viselkedése, hozzáállása irracionális – legalábbis a fennálló gazdasági/közösségi törvények szerint: hatalmas befektetés, minimális eredmény, abszolút kötöttség. Valójában azonban éppen a lényeget fejezi ki: a közösség SZOLGA(!), feladata az egyén saját létezésén, kicsinységén túli célok, feladatok megtestesítése; teret adni annak, hogy ezen célok érdekében az egyén másokkal együttműködve tevékenykedhessen.</text:p>
      <text:p text:style-name="P15">Körülnézve a közösségek háza táján: hol találunk olyan csoportokat, amelyek valójában így működnek? Sehol, hiszen ez a működés ellentmond a gazdaság törvényeinek, nem teremt létalapot a bennük dolgozóknak, nem „hatékony”. A gazdasági, hatékonyság-alapú megközelítés prostituálja a közösség létezésének magját; innentől a közösségek evolúciójának útja egyenes az elvileg népképviseletet megvalósító (valójában az örökölt vagyonon és értékteremtő egyedekre kivetett sarcon marakodó) pártokig, a dogmatikus egyházakig és világmegváltó szektákig.</text:p>
      <text:p text:style-name="P15">A közösségek (valóban jó szándékú, a szolgálat szelleme szerint gondolkodó tagjaik ellenére) ma alapvetően ellenszélben haladnak, és amennyiben ezt nem tudatosítják működésük első pillanatától, törvényszerű módon pályát tévesztenek, időbankká változnak, csatornaszerű működés helyett élősködni kezdenek, démoni életre kelnek.</text:p>
      <text:h text:style-name="P39" text:outline-level="3"/>
      <text:h text:style-name="P53" text:outline-level="3">Képesség</text:h>
      <text:p text:style-name="P54">A közösség ajándéka: azon tényezők, amelyek az egyed idejét minél nagyobb közösségi értékké tudják változtatni. A képesség sokrétű. Ide tartozik:</text:p>
      <text:list text:style-name="L5">
        <text:list-item>
          <text:p text:style-name="P55">a tehetség – amelyet bár az egyén birtokol, a közösség feladata a tehetség felkutatása, kiválasztása, bátorítása; valójában tehát hiába egyéni tulajdonság (sok egyéni adottság adott célnak megfelelő kombinációja), közösségi feladat. Továbbá a közösség állapotához mérve relatív, hiszen teljesen lényegtelen a kiemelkedő kézügyesség, ha a közösség éppen követ tör egy bányában.</text:p>
        </text:list-item>
        <text:list-item>
          <text:p text:style-name="P55">a tudás – amelyet a közösség tagjai hordoznak, és örökítenek tovább egymásra. A tudás birtokában tevékenyen töltött idő termel értéket, állít elő tárgyakat, eszközöket, termel élelmet. Ennek megfelelően a közösség „befektet”, javakat nyújt azoknak, akik később számára hasznos tudás birtokosai lesznek majd. Ugyanígy: „őrzi” a tudást akkor is, ha éppen nem hoz hasznot: fenntartja a földművest akkor is, ha a rossz év miatt gyenge a termés.</text:p>
        </text:list-item>
        <text:list-item>
          <text:p text:style-name="P56">A koncentráció – hiába az idő és a tudás, ha az egyén nem azzal foglalkozik, ami a közösségnek hasznos, mert éppen más baja van, félelmek gyötrik, saját létének problémáival küzd. A közösség támaszt nyújt, biztonságérzetet ad, elandalít, nagyobb célokat mutat stb. – ezzel hatékonyabbá, koncentrálttá teszi tagjait, lelkesíti őket. Ezért találja meg a helyét a közösségben a művészet, a kultúra, vallás, stb.</text:p>
        </text:list-item>
      </text:list>
      <text:p text:style-name="P15">A kép ezen a szinten is meglehetősen kusza – főként ha az államot mint közösséget tekintjük. Nagyobb célok hiányában a gazdaság (az abszolút szolga) mércéjét tekinti egyetlen mértéknek, amely azonban semmilyen emberi motivációt nem hordoz, nem készteti az egyént hatékonyabb tevékenykedésre, sőt ellenkezőleg: az egyén is gazdasági eredményekre tör, kerüljön bármibe a közösségnek.</text:p>
      <text:p text:style-name="P15">Ugyanazzal a szájjal mondja, hogy feladata a létbiztonság megteremtése például egy működő egészségügy fenntartásával, illetve azt, hogy neki nem feladata az egészségügy fenntartása, mert az egészségügy üzlet, és az üzlet törvényei majd (az evolúció szabályai szerint) betömik a lyukat, akármekkora is legyen az – udvariasan elhallgatva, hogy az evolúció szelektál, folyamatainak része a gyengébbek kihalása. Mielőtt elfelejtenénk: ezért túlnyomó részben a közösség felelős, hiszen nem abszolút biológiai törvények, hanem a közösség szabályai teremtik a gyengét és erőset.</text:p>
      <text:p text:style-name="P15">Befektet az oktatásba, de nem képes helyet, célt, biztonságot, szép emberi életet ígérni a felnövekvő generációnak. Így nem csoda, hogy a befektetésért cserébe kapott „emberanyag” nem motivált, nincs közösségi szintű célja, pedig a közösség számára <text:span text:style-name="T1">csak az az egyed „éri meg”</text:span>, aki a közösség részévé kíván válni, és a tudását annak érdekében hasznosítani. Így nem csoda, ha az oktatás „mostohagyerek”, hiszen gyakorlatilag pénznyelő.</text:p>
      <text:p text:style-name="P15">Nem szabad felejtenünk ugyanakkor, hogy a mai közösség is evolúciós úton jött létre, jelen állapota az „elérhető legjobb” – számtalanszor megégette már magát például a „nagy cél” felmutatásával, amely nem volt összhangba hozható más közösségek nagy eszméivel, így csúnya konfliktusok keletkeztek. Mára a közösség gyakorlatilag önmaga által választott kómába került: nincsenek célok, gépek ellenőrzik a vegetatív rendszerek működését –persze még mindig jobb, mintha egymás torkát szorongatnák. Közben minden egyes ember járja a maga kis köreit a gazdaság törvényei szerint.</text:p>
      <text:h text:style-name="P39" text:outline-level="3">Érték</text:h>
      <text:p text:style-name="P15">Az absztrakt „jó”, amely elszakad az élet/halál párostól, nem az utódok százalékának lassú hatása, hanem a közösség által kiosztott javak mennyisége révén sodorja az egyedet. Jelentése ezért kettős: érthető alatta az a jutalom, amelyet az egyed a közösségtől kap, illetve az a haszon, a megtermelt javak, amelyeket az egyed a közösségbe betesz.</text:p>
      <text:p text:style-name="P15"/>
      <text:p text:style-name="P5">Fizikusok számára ismerős lehet a probléma: a tárgyaknak van mérhető súlya, illetve kiszámolható tömege. A kettő kapcsolata valós, mégis van valami bizarr váltás a kettő között. Korunk tragédiája a kétféle érték különbsége. Amíg egy közösség zárt volt, a benne megtermelt javak kerültek újraelosztásra a tagok között; vagyis az érték nem volt absztrakt, nagy távolságokon hordozható, addig a közösség tudta önmagát szabályozni, sőt, kénytelen volt rá: a faluban megtermelt javak túlnyomó többsége lokálisan hasznosult, csak kis mértékben került túl a határokon, mert a szállítás és az egyetemes értékelés (az „abszolút pénz”) hiányában többet ért a szomszéd által elfogyasztott gabona, mint az eladott, mert cserébe a szomszéd segített a földön, stb.</text:p>
      <text:p text:style-name="P15">Mára az egyetemesen használható pénz felszámolta ezt az önszabályozó képességet: a megtermelt javak elszakadnak a jutalomtól, az egyed értékességét, a neki járó javakat a közösség valójában levegőben lógó szabályai határozzák meg. Ezeknek semmi közük ahhoz, hogy az egyed valójában mennyi értéket termelt a közösség számára.</text:p>
      <text:p text:style-name="P15">A képlet alkalmazása: valójában mennyi értéket termel a közösség számára egy bankvezér vagy egy miniszter? Semmit, hiszen teljes életciklusa a társadalom és a gazdaság önmaga által teremtett értékkörében zajlik, kapát, szerszámot nem vesz kézbe... Viszont mivel ő alkotja a törvényt, a jutalomból kiemelkedő mértékben részesül. Ugyanakkor attól, aki a javakat megtermeli, a közösség akár erővel elveszi azt, nem ritkán a tisztesség és a józan ész határait messze túllépve.</text:p>
      <text:p text:style-name="P15">Talán ezért van az a meggyőződés sokakban, hogy a látható világ mögött akár materiális, akár spirituális szinten valami megfoghatatlan összeesküvés rejlik... Nos, lehetséges ugyan, de a fentiek alapján nem szükségszerű. Olyan ez, mintha homokból akarnánk gátat építeni: a víz előbb-utóbb, a befektetett munkától függetlenül , áttöri a védvonalat, ugyanúgy mint előtte akárhányszor. Mindig van lokális felelős, csúnya, rossz, gondatlan stb. (legyen az világháború vagy ciánkatasztrófa) – a hiba valójában az alapelemekben van, amelyek a „rossz embert” oda emelik, ahol rosszat tehet. </text:p>
      <text:h text:style-name="P20" text:outline-level="2">Feladat helyett jutalom-központúság</text:h>
      <text:p text:style-name="P15">Közösségi és egyéni gondolkodásunkban a szükséglet és a feladat helyét átvette a jutalom: az érte kapott pénz. Ha ma megkérdezünk bárkit arról, hogy miért végzi éppen azt a munkát, amit csinál, nagyon kevesen válaszolják azt, hogy lelkesedésből, a munka öröméért, a jól végzett feladat utáni elégedettség miatt – és inkább arról beszélnek, hogy el kell tartani a családot, vagy hogy a munkához képest elfogadható a fizetés. Ezzel a hozzáállással a legfontosabb pozitív visszajelző mechanizmust tettük működésképtelenné. </text:p>
      <text:p text:style-name="P15">Hasonló ez a sportok és a drog viszonyához. A morfinszármazékok pozitív hatása az emberi pszichére már évezredek óta ismeretes, tudományosan viszont csak nemrég bizonyított tény, hogy azért képesek ilyen hatást kiváltani, mert hasonló beépített mechanizmusai az agynak is vannak, amely endorfint termel. Az endorfin „jutalmazza” és ellazítja az agyat komoly fizikai terhelés után, illetve csökkenti a fájdalmakat.</text:p>
      <text:p text:style-name="P15">Az ember evolúciója során nap mint nap találkozott olyan helyzetekkel, amelyekben komoly fizikai erőfeszítéseket kellett tennie az életben maradás érdekében – vadászat, menekülés, munka, mely közben és után az agy önmagát endorfin segítségével „dicsérte meg”, ezzel erősítve, bevésve azokat a gondolati mintákat, tevékenységsorokat, amelyek a túlélést eredményezték (élek, tehát amit csináltam, jó volt, hiába fáradtam el, hiába sérültem meg). Egyébként nyilván a küzdelem, a futás fáradsága, fájdalma lett volna erősebb, és a túlélést eredményező tevékenység negatív mintaként rögzült volna.</text:p>
      <text:p text:style-name="P15"/>
      <text:p text:style-name="P28">Ennek megfelelően <text:span text:style-name="T1">az emberi agy eredendően drogfüggő</text:span>, hiszen generációkon keresztül arra kondicionálódott, hogy rendszeresen hozzájut az adagjához, működése során igényli ezt a fajta stimulációt. Az is fontos azonban, hogy ezt a drogot belülről, saját, szintén evolúciós úton szinte tökéletesre hangolt szabályozórendszerén keresztül kapja meg, ráadásul csak komoly igénybevételt jelentő fizikai, vagy hasonló mértékben megterhelő sikeres szellemi munka eredményeként, így ez összességében egy mértéktartó, egyedülálló eszköz a pozitív minták bevésésére. Aki hozzám hasonlóan rendszeresen fut, bizonyára nem tartja furcsának azt a kifejezést, hogy „rákattantam a futásra”, sőt, „futok az adagomért”: a felszabaduló endorfin bőséges kárpótlás az egyébként testemet karbantartó fizikai munka fáradságáért, vágyat ébreszt a következő napi futásra – egyúttal valóban oldja a lelki feszültségeket, a stresszt.</text:p>
      <text:p text:style-name="P51">Ugyanakkor rájöttünk, hogy ezek az anyagok kívülről is bevihetők, és ezt a tudást felelőtlenül hasz­náljuk is. Amikor a jutalomhoz nem kapcsolódik az őt vezérlő kifinomult rendszer, és rajta keresztül a munka, az áldozatvállalás, a teljesítmény, akkor ennek nem csak a túlhasználásban látjuk kárát, hanem a bevéső mechanizmusok sérülésében is. Ha droggal megjutalmazhatom az agyamat ugyan­úgy, ahogy azt az agy maga tenné egy dicséretes tevékenység után, akkor a bevésés ereje a droghoz kötődik, azt emeli a helyes és követendő cselekvéssorok közé. Mivel az agyban nincs kifinomult mér­ték, a pótszer mámora erősebb, mint a természetes önjutalmazás (vagyis az erőfeszítés árán elérhető öröm) ezért aztán „elszürkül a világ”, érdektelenné válik, nem ad elég motivációt a cselekvésre, munkára, a drog köréből való kiszakadásra. Ez utóbbira kizárólag az jelent esélyt, hogy egyre erő­sebb belső és külső pofonok érik a drogost, aki már képtelenné válik az anyag mennyiségének foko­zásával egyensúlyba hozni a „jó és rossz” oldalt, kénytelen ráébredni: egy tartalmas élet és a lassú halál között kell választania. E konfliktus megélése, a lélekbe való beégése jelent esélyt a túlélésre.</text:p>
      <text:p text:style-name="P27">Az analógia világos: <text:span text:style-name="T1">drogfüggő civilizációban élünk</text:span>, a „szer” a pénz, amely jutalmazza a helyes cselekvést, és evolúciója során elszakadt magától a cselekvéstől. Minden körülötte forog, az „adag” megszerzése a cél, mellette elszürkül, érdektelenné válik minden más: a nagy feladatok, a nemes célok mögött (legyen az az elmaradott földrészek lakóinak megsegítése, a tudomány, technika fejlődése, a szociális feszültségek enyhítése, űrkutatás) az egyetlen kérdés: hogy lesz rá pénz, mi benne az üzlet. Hiányzik az önszabályozás, hogy egy adott tevékenység jutalmának mértéke megfeleljen a rá fordított erőforrásoknak és az általa termelt társadalmi haszonnak. Beindult az ördögi kör, amely láthatatlanná teszi a valós élet jelenségeit, arányait, és helyükre egyeduralkodóként a „szert”, a pénzt teszi. Kialakulnak a külső és belső, egyre erősebb konfliktusok (a társadalom belső és a külső eltartó környezet egyre súlyosabb válságai), nem jelent megoldást az „anyag” mennyiségének növelése (gazdasági növekedés, GDP). </text:p>
      <text:p text:style-name="P27">A kérdés: beleég-e civilizációnkba a tanulság: a pénz álomvilágának követése a haldoklás útja egy egyre szürkébbé váló, egyre súlyosabb külső és belső konfliktusokkal terhelt bolygón. Ad-e ez nekünk, bolygóméretű fajnak akkora motivációt arra, hogy elinduljunk „visszafelé”, a valódi élet, valós feladatok és örömök irányában – amely kevesebb ugyan, mint amit ma pénzzel elérhetünk, valóban meg kell küzdenünk érte – viszont kézzel fogható, megérinthető, látható. Olyan tevékeny­ségeket jutalmaz a megfelelő mértékben, amelyek valóban javítják az életminőségünket, és olyan jövőképet adnak, amelyben valóban hihetünk, amelyért valóban érdemes élnünk és dolgoznunk.</text:p>
      <text:p text:style-name="P15">Mindezt lehet másként is fogalmazni, mondhatjuk azt, hogy a probléma forrása a <text:span text:style-name="T9">haszon</text:span> fogalmának eltolódása. Jelen világunkban a haszon gazdasági fogalom, a befektetés és a bevétel közötti különbsége, pénzben mérhető és kifizethető. Nem mindig volt ez így, korábban a hasznos tevékenységet az jelentette, ami előnyére vált egy másik embernek, közösségnek vagy a gyermekeknek. Hasznos tehát olyan tárgyakat készíteni, amelyek javítás nélkül is sokáig szolgálják tulajdonosukat, illetve tudni, hogy mi használódhat el bennük, és tervezés, megvalósítás során ezek javíthatóságára, cserélhetőségére felkészülni. Hasznos egy tárgy megjavítása, amely így még tovább tudja szolgálni birtokosát, nem kell erőforrást pazarolni új tárgy beszerzésére. </text:p>
      <text:p text:style-name="P5">Igen hasznos gyümölcsfát telepíteni és gondozni, mert a gyermekeknek lesz mivel foglalkozni, mit enni, érték lesz a kezükben. És egyáltalán: azok a dolgok hasznosak, amelyek valamilyen valós emberi szükségletet elégítenek ki, a lehető leghatékonyabb módon – és itt nem a pénzügyi nyereség maximalizálásáról, hanem az ezzel szinte mindig alapvetően ellentétes szolgáltatási minőségről, optimális álló- és mozgóeszköz-felhasználásról van szó.</text:p>
      <text:p text:style-name="P15">Mindezek ellentéte, vagyis: rövid élettartamú tárgyak készítése, a széles körű, alacsony költségű javíthatóságra való törekvés hiánya a tervezés során, az utódok érdekeinek figyelmen kívül hagyása, és általában: nem valós, hanem generált igényeket kielégítő dolgok létrehozása haszontalan. Legalábbis a közösségi haszon-fogalom szerint, mert hiszen gazdasági szempontból éppen hogy ez a hasznos! Nem helyi, szabályokkal, felelősségre vonással és büntetéssel megoldható hibával állunk tehát szemben, amikor egy gyár környezetszennyező módon, rövid élettartamú vagy kizárólag reklámokkal generált igényt kielégítő terméket gyárt, hanem az egész rendszerre kiterjedő fogalmi hibának a következményével küzdünk, lényegében reménytelenül, a „cső végén”.</text:p>
      <text:p text:style-name="P15">Jellemző a magyar szóhasználat is: a haszontalan szó értelme szerint semleges ténymegállapítást közöl: valaminek nincs haszna, nekem e szóról mégis a „Te, haszontalan!” szülői felkiáltás, figyelmeztetés ugrik be elsőre, ami rögtön nem semleges, hanem negatív csengést ad a szónak. A nyelvben kifejeződő társadalmi logika szerint <text:span text:style-name="T1">jogos elvárás a közösség minden tagjától, hogy hasznos legyen a többiek számára</text:span>, a semleges haszontalanság valójában negatív viselkedésminta. Ettől pedig már nem jár messze az Újszövetség tanítása a talentumokról; és Isten talentumai nem fejezhetők ki aranyban, ahogy a rajtuk áldozatos munkával nyert haszon sem. Iszonyatosan messze van ugyanakkor ettől a képtől a fogyasztókból álló „fogyasztói társadalom”. Csak ennek az egyetlen kifejezésnek az értelmét kellene egyszer úgy igazán végiggondolni; mit jelent valójában az, hogy az álmokat, az alkotást, a szeretetet, tiszteletet, becsületet és hitet fogyasztásra cseréltük, és <text:span text:style-name="T1">nem fáj</text:span>, ha ezt írjuk a kapunk fölé, sőt természetesnek tartjuk! Végignézve őseink hosszú során, akiknek áldozatos munkáján taposunk, örökségét elherdáljuk, gyermekeinkre csak szemetet és problémákat hagyunk, ez bizony nem más, mint <text:span text:style-name="T1">szégyen.</text:span></text:p>
      <text:p text:style-name="P15">Miért van mégis így, ahogy most látjuk? Lényegében sokkal egyszerűbb a mai hozzáállásunk. Egy példa: fiaim mostanában a tanulást meglehetősen félvállról veszik. Egyik barátom egyszerű rendszert vezetett be: az iskolai érdemjegyek mellé pénzjutalmat, illetve büntetést rendelt: a gyerek pénzért tanul, a jutalom-központú rendszer teljes sikert aratott, ráadásul tökéletesen megfelel mai világunk felépítésének, a srác tapasztalatot szerez, amivel az életben pontosan ugyanebben a formában fog találkozni. Minden bizonnyal nálunk is jól működne, én viszont képtelen vagyok rá, és már sokadszor magyarázom el mérsékelt sikerrel azt, hogy csak a tudás révén válhatnak hasznos tagjává a közösségnek. Csak így kaphatnak olyan feladatot, amelynek megoldásához minden erejüket, tudásukat latba kell vetni, és csak így válhatnak igazán értékes emberré. Hogy amíg élnek, <text:span text:style-name="T1">az elismerést az Isten előtt tiszta lélekben és társaik szemében keressék, ne a tenyerükben</text:span>.</text:p>
      <text:h text:style-name="P20" text:outline-level="2">Evolúciós hatás</text:h>
      <text:p text:style-name="P15">Amikor felmerül a kérdés, hogy egyáltalán mi értelme, mi haszna van számunkra ennek a világ­méretű gazdasági szövevénynek, a globális rendszereknek, előbb-utóbb eljutunk az evolúció­hoz. Azért van mindez, hogy az egész emberiségre kiterjedő játékteret hozzon létre, amelyben a külön­féle megoldások versengenek, és kiválasztódik a legjobb, legyen az orvosi kezelés vagy telefon. Ez a rendszer tehát a fejlődés záloga, és bizonyára működik, hiszen a természetben is hasonló folyamat, az evolúció vezetett el az emberig. Így szól a mese, amely valójában több sebből vérzik.</text:p>
      <text:h text:style-name="P39" text:outline-level="3"/>
      <text:h text:style-name="P53" text:outline-level="3">Első hiba: a „jó” fogalmának definíciója </text:h>
      <text:p text:style-name="P15">A természetben végső soron ez az energia, a termelő szervezetek számára a napfény, illetve tápanyagok, víz és levegő, ezért harcolnak a maguk módján a növények, ezt alakítják át a biomassza fajuk által hordozott részévé. A következő szinteken a harc ezért az átalakított energiáért folyik, az nyer, aki hatékonyabban szerzi meg és tárolja az energiát. A harc visszahatásai is erősek: a „nyertes” nagyobb szeletet hasít ki a biomasszából, így nagyobb verseny indul meg az általa tárolt energiáért, egyre hatékonyabb „ragadozók” jelennek meg. A túl sikeres ragadozó viszont képes felélni, kipusztítani saját energiaforrását, így ő maga is eltűnik. A hosszú folyamat végső globális eredménye az, hogy az energia minél lassabban csorogjon át a rendszeren, minél több szinten haladjon át. Ugyanaz a napenergia, amely valamikor egy keletkező és lebomló algatelepet táplált, ma egy korallzátony millió élőlényét tartja fenn, mert a létrejött rendszer képes az energia élő szervezetekben való megtartására, forgatására.</text:p>
      <text:p text:style-name="P15">A világgazdaság színpadán a „jó” a rövid távú pénzügyi nyereség. Fontos észrevenni ezt az árnyalatnyi különbséget: nem a pénz maga, hanem a nyereség, a „hozam” a mindenható, a pénz maga is csak eszköz a nyereség megszerzéséhez. Aki nagyobb nyereséget ér el, ahhoz áramlik a pénz, aki akár a legrövidebb távon (érthető ezalatt néhány perc is!) kevesebb nyereséget termel, és „meginog iránta a befektetői bizalom”, pillanatok alatt akár csődbe is mehet. Erről szól ez a globális játszótér, ez a legfőbb érték, ennek megszerzése a rendszer kizárólagos célja. Tragikus önámítás, hogy itt bármilyen szerepet kap a „fejlődés”, a „közjó”, az „élhető környezet fenntartása”. A valóság ennek pont az ellenkezője: a rövid távú nyereség hajszolása az erőforrások minél gyorsabb és csak a legértékesebb részének felhasználására kényszerít. </text:p>
      <text:p text:style-name="P15">Kitalált példa: egy afrikai törzs él egy területen, többek között elefántra is vadászik, ha éppen úgy adódik. Ha sikerül elejteni egyet, minden apró darabját felhasználják az agyarától a farka végéig: az elefánt maga az erőforrás, úgy csorog végig a törzsön, mint a napenergia az élő rendszeren (illetve ez pontosan ugyanaz a folyamat). Hosszú idő alatt „beáll a törzs elefántfogyasztása”, az a periódus, amely biztosítja a szükséges elefántdarabok elérhetőségét. Nincs értelme többet elejteni, mert az elefántvadászat kockázatos, néhányan meghalnak közben, ráadásul a túlzott vadászat következménye az elefántok számának csökkenése, új területért viszont harcolni kellene a szomszédos törzsekkel... Így aztán az elefántból készült tárgyak megbecsült értéket képviselnek, és vigyáznak rájuk. A rendszer „nyeresége” nulla, nincsenek felfelé mutató grafikonok, a törzsnek nincs tőzsdei értéke, ilyen „cégbe” nem fektet be senki.</text:p>
      <text:p text:style-name="P15">Ezzel ellentétes lehetőség: a törzs területén elefántok élnek, az elefántcsont piaci ára magas. A tökéletes üzlet: céget kell alapítani, amely megszerzi a területet, és „kitermeli” az elefántcsontot. Rövid távú, nagy haszonnal kecsegtető befektetés, a gazdasági értékelés szempontjából <text:span text:style-name="T1">ez a legjobb</text:span>, mert a lehető leghatékonyabban használja ki a terület adottságait, kis befektetés – nagy bevétel. A leölt elefántok teteme ott rohad a pusztán, mert a nyereség az agyarban van, már a hússal sem érdemes bíbelődni; a törzs elvándorol. Ez nem látszik a tőzsdén. Az viszont igen, ha egy másik cég ugyanezen a területen a nyereség töredékét tudja csak kitermelni, mert „elefántgyárat” létesít a hosszabb távú üzemelés érdekében – és veszíteni fog, mert nem talál befektetőt. Ami pedig teljesen elképzelhetetlen: hagyni az értékes területet egy olyan embercsoport birtokában, amely semmit nem kezd vele, „csak” él rajta generációk óta. Ami biztos: a legutóbbi csak átmeneti állapot, valahogyan úgyis be fogja kebelezni őket a „civilizáció”, mert nekik is úgy lesz jobb (?)</text:p>
      <text:h text:style-name="P39" text:outline-level="3"/>
      <text:h text:style-name="P53" text:outline-level="3">Második hiba: a szabályozó tényezők</text:h>
      <text:p text:style-name="P27">A természeti evolúció minden fajt arra késztet, hogy a lehető leghatékonyabban illeszkedjen be a fennálló körülmények (meglévő erőforrások, illetve az azokért vetélkedő más fajok) közé. Ennek feltételei minden egyes szereplő számára adottak, és teljes mértékben függetlenek tőlük: hőmérsék­let, sebesség, erő, kommunikációs képességek. Adott pillanatban a hiénafalka megfutamítja az oroszlánt, máskor fordított az eredmény – a túlélés mindezen egyedi, mindig változó kimenetelek átlagától függ, és egy folyamatosan változó belső arányokkal rendelkező, de jellemzően egyensúly­ban levő rendszert alkot. Különös tulajdonsága, hogy bár időnként szélsőségesen kileng például egy-egy faj javára, a negatív visszacsatolások (a kiemelkedett faj túlhasználja a saját erőforrásait, ugyanakkor nagy tömegű homogén táplálékforrásként is megjelenik, ezáltal megemeli a rá vadászó lények egyedszámát) gyorsan visszaterelik a rendszert a fősodorba, így a folyamatosan változó fizikai körülményekhez képest megdöbbentően stabil képes maradni.</text:p>
      <text:p text:style-name="P57">A felsorolt feltételek egyike sem teljesül az emberi civilizációra, amely a közhiedelem szerint garantálná a résztvevők fejlődését.</text:p>
      <text:p text:style-name="P51">A korlátokat nem objektív fizikai, biológiai jellemzők alkotják, hanem ember alkotta törvények, melyek kialakítása során burkoltan vagy akár a felszínen is megjelenő módon a szabályozni kívánt résztvevők erőviszonyai határozzák meg egy döntés végleges formáját. Ebben természetesen helyet kapnak a „szép elvek”, amelyekkel a törvény a nagyközönségnek eladható, „médiaképes” lesz, viszont a konkrét megvalósításon a csúcsragadozók szakértői huzakodnak elsősorban, hogy csak a <text:s/>számukra megfelelő módon változhasson a kialakult helyzet. Mintha a cápák gyűlése határozná meg a tenger áramlatait, tápanyagait, hőmérsékletét. Miért is? Hogy számukra optimális legyen a zsákmány­szerzés. Vajon mennyiben garancia egy ilyen környezet a cápák átalakulására, fejlődésére?</text:p>
      <text:p text:style-name="P27">Evolúciós körülmények között minden nap megmérettetés – ez a „kicsik és szaporák” előnye a hatalmasokkal szemben: minden nap, minden egyes konfliktusban helyt állni. Az oroszlánok és a hiénák egyensúlya azt jelenti, hogy egy elűzött, elpusztított oroszlánnal szemben sok hiéna esik áldozatul a folyamatos harcban, ez utóbbi viszont népesebb falkában, nagyobb szaporulattal tudja ezt ellensúlyozni, és így folyamatosan párhuzamosan létezni az erősebb oroszlánok mellett, szó szerint kordában tartva azok egyedszámát, és folyamatos fejlődésre kényszerítve azokat. A mi ítélkezésünk, döntéseink viszont precedens-alapúak. Érzékeljük az alapvető pillérek (az általunk alkotott törvények) ingatagságát, így a stabilitást ironikus és az evolúció alapjaival ellentétes módon az eredményben keressük. Míg ott a számtalan megmérettetés során mindig a véletlen dönt, melyben a szabályok és képességek csak az esélyeket befolyásolják, nálunk az a fontos, hogy a precedenst teremtő megmérettetés során minél nagyobb erőkkel csatába vonulva „egyszer és mindenkorra” nyerjük meg a háborút, és az új döntés fenntartását, a következmények lenyomását az érintett közösségek torkán már elvégzi a „jogállam”, amely tiszteletben tartja a döntést. Ez a fajta lokális stabilitás teljes mértékben ellentétes a hosszú távú egyensúly alapfeltételeivel.</text:p>
      <text:p text:style-name="P15">A mindennapos küzdelemben nincs hazugság, nincs ismeretlen tényező, végső soron minden játékos terített lapokkal játszik. Nálunk ez sokkal bonyolultabb: a döntést, illetve hogy a megmérettetésre sor kerül-e egyáltalán (vizsgálatok, feljelentés, nyomozás, stb.) szintén emberek által begyűjtött adatok és azok értékelése határozza meg. Ezen a ponton azok az emberek, akikre a rendszer az ellenőrzés, felderítés feladatát bízta, egyénileg szembesülnek egy felmérhetetlen hatalom velük ellentétes érdekeivel – legyen az egy befektetői csoport által megvalósítani kívánt beruházás és annak környezeti hatásai vagy egy „túl magasra szaladó” bűnügyi nyomozás, ahol az érintettek szinte szó szerint bármit megtehetnek, hogy az érdekeiknek megfelelő szakértői vélemények keletkezzenek, döntések szülessenek. A rendszer ilyen módon csak arra nyújt garanciát, hogy a „problémás szerepre” előbb-utóbb megtalálja azt a személyt, aki „megfelelő módon közelíti meg a kérdéseket”, ami homlokegyenest ellentétes az objektivitás alapkövetelményével.</text:p>
      <text:p text:style-name="P5">Rendszerünk tehát a versengés terén csak karikatúrája az evolúciónak, de nem jobb a helyzet az együttműködés, táplálékláncok terén sem. Elvileg a nagy szervezetek (az állami intézmények, a gazdasági szereplők) az egyén szolgái, az a feladatuk, hogy az én igényeimet kielégítsék. Amennyiben ez nem történik meg, elfordulok tőlük, és ők „éhen maradnak”, meg kell változniuk annak érdekében, hogy az általam nyújtott erőforrást (a munkámmal megkeresett pénzt) megszerezhessék. Valójában ennek éppen a fordítottja történik. A „nagyok” felmérték, hogy nem versenyképesek egy lényegében önfenntartó, totálisan egyéni igényekkel rendelkező emberekből formálódó közösségek ellátásában a lokális termelőkkel szemben – ők a nagy létszámú homogén embermassza kiszolgálásában „jók” (de ott is csak akkor, ha kizárólag a pénzügyi hatékonyságot figyeljük igen korlátozott módszerekkel). Amennyiben megfelelő igazgatási háttérrel (ügyesen megalkotott törvények) és médiatámogatással rendelkeznek, képesek igényeket teremteni, más igényeket pedig elsorvasztani. Mik az igények? Egészséges ételek és innivaló, ösztönzés a közösségi sporttevékenységre, saját környezetünk állapotának folyamatos fejlesztésére, működő családokra, … Vajon mennyiben járulnak hozzá ehhez az áruházláncok, italgyártók, kozmetikai cégek és a sportipar? Csak annyiban, hogy a természetes igényeket kifacsarva termék-függőkké igyekeznek tenni a megcélzott piaci szegmenst. Nem alkalmazkodnak, hanem tudatot formálnak, nem kielégítik, hanem teremtik az igényeket. Evolúció, de ismét negatív előjellel.</text:p>
      <text:h text:style-name="P39" text:outline-level="3">Harmadik hiba: generációk</text:h>
      <text:p text:style-name="P15">Az evolúció módszere kegyetlen, ezt jól lehet látni minden természetfilmes csatornán: elpusztítja a vesztest. Ez nem túl szimpatikus egy minden pusztulásban a saját halálától rettegő embernek. Sajnos ezzel együtt a végletes megoldás, udvarias nevén a természetes szelekció elkerülhetetlen eszköze az evolúciónak. Ha a büntetés nem elég erős, nem elég általános, ki lehet bújni alóla, akkor hiába minden szabály, ellenőrzés: az alkudozás is csak részévé válik az alkalmazkodási stratégiáknak – lásd a politikus módon „adóoptimalizáció” néven emlegetett tevékenységet.</text:p>
      <text:p text:style-name="P15">A legfontosabb probléma azonban nem is itt van, hanem a halál elkerülhetetlenségében. Minden élő rendszer legfontosabb törvénye, hogy az egyedek, teljesen függetlenül az alkalmazkodóképességük­től, cselekedeteiktől és szerencséjüktől, véges és a faj minden egyedére lényegében azonos élettar­tammal rendelkeznek, az idő múlásával a túlélési esélyeik folyamatosan a nulláig csökkennek. </text:p>
      <text:p text:style-name="P15">A halál nem büntetés, megtorlás valamilyen hiba miatt, hanem az élet legfontosabb játékszabálya. Ez az, ami megakadályozza egy „szuper szörny” létrejöttét, amely minden évben újabb réteg páncélt növeszt, erősebb és több mérget bocsát ki, amellyel elpusztítja és bekebelezi a környezetében élő lényeket addig, amíg egyedül nem marad, és éhen nem hal. Ez az, ami minden egyes embert elgondolkodtat: ugyan mit viszek magammal a halálon túlra? Mit érdemes gyűjtenem, mire érdemes törekednem, mi lesz az, amire távozásom pillanatában is büszkén gondolok vissza, ami miatt halálom tudatában is érdemes végigélnem életem boldog és keserű pillanatait egyaránt?</text:p>
      <text:p text:style-name="P15">Az általunk teremtett világból (államok, pártok, hivatalok, vállalatok, bankok, de akár a megalkotott tárgyak, épületek) hiányzik az elkerülhetetlen halál fogalma. Vajon milyen magatartást kényszerítene a világ cégeire, ha pár évtizedes tevékenykedés után mindenképpen megszüntetnék őket, „darabjaikat” (gyártelepek, szakértő munkaerő, újítások, vezetőség stb.) átvilágítanák, kitakarítanák, és más területeken használnák újra? Lenne-e a mai szintű szabadalomharácsolás, titkolózás, etikátlan viselkedés, rejtett szennyezések, amelyeket egymást követő vezetőgenerációk takargatnak?</text:p>
      <text:p text:style-name="P15">Felmerül a kérdés: akkor miért léteznének egyáltalán a gazdasági, állami szereplők, minek dolgoznának, ha tudható, hogy néhány év múlva úgyis szétszedik őket? A válasz kézenfekvő: talán akkor több hangsúly jutna deklarált feladatukra: az emberi társadalom valós szükségleteinek kielégítésére – és kevesebb a piaci harcokra és a vezető réteg szórakoztatására.</text:p>
      <text:p text:style-name="P15"/>
      <text:p text:style-name="P5">Talán akkor mára sikerült volna elérnünk, hogy képességeinknek és a bolygó eltartóképességének megfelelő életszínvonalat biztosítsunk minden egyes embernek ahelyett, hogy az erőforrások végletes túlhasználása árán ötvenszer túlteljesítsük a „fizetőképes réteg” álmait.</text:p>
      <text:p text:style-name="P15">Érdekes kivételt képeznek azok a területek, ahol a piaci érdekek egybevágnak a józan ésszel: így például repülőgépek esetén, ahol az elöregedésből származó kockázat és kár nem a tulajdonos egyént, hanem a légitársaságot terheli, van meghatározott élettartam, amin túl a gépet ki kell vonni a forgalomból. Az már világunk sajátossága, hogy az ilyen gépek „nagyjavítás után” vagy alkatrészként mégis tovább repülnek a világ kevésbé finnyás részein, ahol nem számolják a balesetek áldozatait...</text:p>
      <text:h text:style-name="P39" text:outline-level="3">Eredmények</text:h>
      <text:p text:style-name="P15">A negatív törvénykezéssel azt a hozzáállást alakítjuk ki, hogy civilizáltnak lenni az emberi természettel ellentétes dolog: a kapitalizmus alapelve az ösztönösen egymás ellen törő, minden téren versengő egyed, akit a törvényekkel kell visszatartani attól, hogy másokban vagy a közösségben kárt tegyen. Ezzel szemben a szocializmus – szintén alaptalanul – azt feltételezte, hogy a közösségalkotás vágya erősebb az emberben az egyéni érdekek szavánál. </text:p>
      <text:p text:style-name="P15">A szocializmus elbukott, a kapitalizmus hívei ebből azt a következtetést vonták le, hogy nekik van igazuk, pedig az, hogy megnyerünk egy küzdelmet, nem bizonyítja igazunkat, csupán azt, hogy az adott körülmények között és pillanatban erősebbek voltunk. A mai folyamatok (a globális hitelválság és Kína erősödő szerepe) azt jelzik, hogy az ajtóban a kapitalista gondolkodás csődje áll. Kína megtanulta a leckét, nem adta fel a társadalom szigorú rendezésének elvét, nem hajlandó versengő egyedek homogén tömegévé alakítani saját szervezetét – és „nyerésre áll”.</text:p>
      <text:p text:style-name="P15">Ma számos terméken megszokott a felirat: „Made in China”, de valójában mit jelent ez? Azt, hogy Kína áll a sor legelején, ők azok, akik dolgoznak, akik a nyersanyagokból termékeket készítenek, amelyeket mi megveszünk; náluk zajlik a termelés valódi, értékteremtő folyamata. Mi nyugaton kereskedünk és pereskedünk fő foglalkozásként, ami forgatja ugyan a pénzt, de nem termel értéket – gyakorlatilag a pénz csendesen és folyamatosan kifelé, keletre áramlik a rendszerből. Ezt a folyamatot a bankok segítségével lehetett takargatni, amelyek folyamatosan „gyártották” a pénzt, (nekik ez a feladatuk, ettől értékelik őket a tőzsdén; ha valamelyik versenytársuk jobban csinálja, elbuknak), ezzel azt az illúziót táplálják, hogy a világ közepe azért még mindig a „fejlett nyugat”. Most lassan felborul ez a díszlet, és napfényre kerül a valóság: a világ közepe, a legnagyobb hatalom most is, mint mindig: a munkáé, az értékteremtésé. Ha ezt rövid távú érdekeket követve elkótyavetyéljük, akkor másoké lesz.</text:p>
      <text:h text:style-name="P39" text:outline-level="3">Következtetés</text:h>
      <text:p text:style-name="P15">Az emberi társadalom erőforrása nem más, mint az én pénzzé tett életidőm, ami szó szerint az egyetlen „bemenő” érték a rendszerben, ha úgy tetszik, a társadalmi rendszerek „növénye” az egyén, az elsődleges energiaforrás, amely életidőből és környezeti erőforrásokból társadalmilag hasznos értéket termel. Minden további rendszer feladata a „növények” termékeinek felhasználása abból a célból, hogy a növények termelőképességét, jó közérzetét biztosítsa, semmilyen módon nem indokolható olyan tevékenység, amely ennek kárára lenne. Mai civilizációnkra nem csak kifogáskeresés céljából alkalmazva az evolúció törvényét, egyetlen következtetés vonható le: az általunk teremtett rendszer messze túlhasználja, megmérgezi táplálékforrását, katasztrofális összeomlásra ítélve önmagát.</text:p>
      <text:h text:style-name="P20" text:outline-level="2"/>
      <text:h text:style-name="P41" text:outline-level="2">Hibakeresés és beavatkozás</text:h>
      <text:p text:style-name="P15">Sérülékeny és menthetetlenül múlandó létezésünk bosszantó tudata elől abban keresünk menedéket, hogy igyekszünk a dolgokat „jól”, hibátlanul csinálni... Ezzel pedig újabb megvalósíthatatlan, hatásaiban a környezetre és önmagunkra is végzetes hibát követünk el: elveszítjük az önellenőrzés képességét, pontosabban még az objektív önvizsgálat szándékát is.</text:p>
      <text:p text:style-name="P15">Egyéni szinten vizsgálva a kérdést, a „hiba” negatív fogalom. Rossz érzés rádöbbenni, hogy hibát követtem el – például egy emberi kapcsolatban azzal, hogy másmilyennek képzeltem a másik felet, mint amilyen valójában. A töprengés következő lépése már a másik hibáztatása: ő hazudott nekem, illetve az önsajnálat: pedig mennyi mindent feláldoztam érte. </text:p>
      <text:p text:style-name="P15">A hiba felfedezéséhez kapcsolódó negatív gondolkodási körök, rossz közérzet, zavar pedig negatív visszajelzés az agynak: ezt az állapotot el kell kerülni! Ne feledjük: az agy az érzések által programozható, saját szerkezetét, működési folyamatait állandóan változtató rendszer, nem logikusan mérlegel, hanem alkalmazkodik, és ezt az alkalmazkodást mi magunk vezéreljük.</text:p>
      <text:p text:style-name="P15">Hatalmas munkát fektet például abba, hogy a túléléshez vezető akciók, mint egy sikeres menekülés, illetve a fajfenntartáshoz kapcsolódó tevékenységek (az udvarlástól az orgazmusig) a fáradság, fájdalmak, esetleges sérülések ellenére pozitív mintaként épüljenek be a tudatba, ezért kifejlesztett egy belső bódító, lelkesítő mechanizmust. Sajnos a gondolkodási hibák felfedezéséhez biológiai szinten lehetetlen ilyen rendszert kapcsolni; innen vizsgálva megint csak nem csoda, hogy a vallás, a mitológia milyen sokat foglalkozik a gondolati hibákkal, azok kezelésével és a megbocsátással. Így közösségi, spirituális keretet ad annak, ahogy az általunk elkövetett hibákkal szembesüljünk, elfogadjuk őket és önmagunkat a hibával és annak következményeivel együtt.</text:p>
      <text:h text:style-name="P39" text:outline-level="3">Közösségi szint</text:h>
      <text:p text:style-name="P15">A hiba összetett folyamat: egyszerűsítve az erőforrások nem optimális felhasználása, amelynek során a befektetett javak az eredeti feltételezésekkel ellentétben nem hozták a remélt hasznot, ugyanakkor a káros következmények mértéke túllépte a tervezettet (amennyiben az utóbbira „nem számítottunk”, az tervezési hiba). Oka a körülmények téves vagy nem kellő mélységű előzetes felmérése, nem megfelelő célok megfogalmazása, és az ezekből származó téves cselekvés. </text:p>
      <text:p text:style-name="P15">A „hiba” nem Isten büntetése vagy a felelős megkeresésével és meghurcolásával orvosolható természetellenes folyamat. <text:span text:style-name="T1">A hiba valójában megfelelési pontatlanság,</text:span> amely minél nagyobb rendszerekkel vagyunk kapcsolatban, annál nagyobb eséllyel jelentkezik, kizárni semmilyen zárt körülmények között sem lehet. Nem az tehát a kérdés, hogy hány darab hiba keletkezik, még talán az sem, hogy ezek mennyire súlyosak, hanem az, hogy az adott rendszer hogyan készül fel, milyen hatékony a hibák felismerésében, kezelésében.</text:p>
      <text:p text:style-name="P15">A hatások tekintetében kritikus, hogy a hibát milyen hamar sikerül észlelni, van-e kidolgozott módszertan a hiba elhárítására, a következmények mérséklésére: vagyis a tevékenység tervezésekor és közben fordítunk-e kellő energiát olyan dogokra, amelyek remélhetőleg feleslegesek lesznek? Kérdés továbbá, hogy a hiba felismerését a konkrét esetben milyen beavatkozás követi, és milyen módon igyekszünk elkerülni azt, hogy hasonló hiba a későbbiek során bekövetkezzék. Vizsgáljuk meg ezeket a pontokat növekvő fontossági sorrendben, vagyis visszafelé haladva.</text:p>
      <text:h text:style-name="P39" text:outline-level="3">Mit tekintünk ma hibának?</text:h>
      <text:p text:style-name="P15">A fenti definíció, bár abszolút értelemen szépen hangzik, mai világunkban teljesen érvénytelen. Ma ugyanis az erőforrások, környezeti és emberi értékek nem képezik részét az értékelő rendszernek, az egyetlen valós visszajelzés pénzügyi vonalon történik.</text:p>
      <text:p text:style-name="P5">Persze lehet hivatkozni arra, hogy vannak törvények; a büntetések, mint például egy környezetvédelmi bírság vagy egy sza­bálysértési eljárás valójában csupán tételek a pénzügyi, hatalmi játszma mérlegében, a döntéseket alapvetően nem határoz­zák meg, csupán az esélyeknek megfelelően befolyásolják, növelik a költséget és a kockázatot.</text:p>
      <text:p text:style-name="P15"><text:span text:style-name="T1">A hiba ma egyértelműen a pénzügyi veszteséggel járó tévedést jelenti</text:span>, amely rontja az adott szereplő „életesélyeit”, helyzetét a piaci versenyben. Csak ez az, ami megbocsáthatatlan; a közösség érdekei, az erőforrás-takarékosság, egyáltalán a józan ész csak akkor kap teret, ha a kapcsolódó megfon­tolások pénzügyi szempontból behozzák az árukat. (Ezért lesz „zöld” a mosószer és a gumiabroncs: a cég fedezni reméli befektetését a „hívószó” által behozott plusz fél százalék vásárlóval. Ha ez nem történik meg, a környezetkímélés versenyhátrányt jelent, és abba kell hagyni.)</text:p>
      <text:p text:style-name="P15">Pénzügyi szempontból gyártói szinten az a jó megoldás, ha a költségek minél nagyobb százaléka a bevételt jelentő termék előállítására fordítható, és minél kisebb hányad jut olyan tevékenységekre, amelyek nem termelnek bevételt (szociális kiadások, hulladékkezelés stb.). Így jutunk el a sörösüvegtől az alumíniumdobozig: utóbbi, bár drágább és folyamatos hulladéktermelést jelent, nem a gyártót terheli a bevételt nem termelő üvegvisszaváltás. A cél tehát a kötelező minimális szint elérése, minden pluszköltség hiba.</text:p>
      <text:p text:style-name="P15">Az állam feladata lenne olyan szabályok felállítása, amelyek kötelezik a területén működő gyártókat, szállítókat arra, hogy pénzük akkora részét fordítsák a környezet és a társadalom védelmére, amennyi már elégséges annak egészséges fennmaradásához. Az ilyen törvények azonban egy nemzetközi piacon versenyhátrányt jelentenek a cégeknek, így azok elvándorlását okozzák, csődbe viszik őket, tehát az állam részéről hiba ilyen szabályokat hozni. Az államok közötti verseny tehát azért zajlik, hogy mennyire képesek „eladni” polgáraiknak saját környezetük tönkretételét, vagy milyen mértékben képesek azt „kihelyezni”: saját vállalataik más államok területén okozzanak kárt.</text:p>
      <text:p text:style-name="P15">Az állam saját, szigorú törvényei által hátrányos helyzetbe hozott cégeit csak úgy védhetné, ha területének piacát fenntarthatná a számukra, ez azonban ellentmondana a szabad kereskedelmi egyezményeknek – ennek pedig súlyos pénzügyi és politikai következményei lennének, vagyis hibás elképzelés. </text:p>
      <text:p text:style-name="P15">A legnagyobb pénzügyi hatalommal rendelkező nemzetek feletti kereskedelmi és ipari társaságok ilyen módon biztosították, hogy a termeléshez mindig meg tudják keresni azt a helyet, amely a legkevésbé érzékeny a környezet károsítására, lakói egészséges élethez, utódai jövőhőz való jogára; és az ilyen módon minimalizált költségeken a globális szállítás révén (amelynek költségét: az erőforrások elhasználását és a környezetszennyezést a következő generációkra terhelik) maximális haszonra tudnak szert tenni. </text:p>
      <text:p text:style-name="P15">Ezzel pedig a kör bezárult: a nemzetközi cégek egyetlen megmérettetési környezete a tőzsde, amely kizárólag az aktuális hozamot és a rövid távon tervezett pénzügyi eredményeket „értékeli” azzal, hogy a sikeres cég túlélését biztosítja, a lemaradókat a nyertesek bekebelezik. Mindez tehát nem rosszindulat, nem „felelőtlenség” – <text:span text:style-name="T1">ez a fennálló rendszer hibátlan működése</text:span>. </text:p>
      <text:h text:style-name="P39" text:outline-level="3">Káros-e a hiba? </text:h>
      <text:p text:style-name="P15">A közösség egészét tekintve kétségkívül, minden egyes esetben, hiszen a bolygó véges erőforrás­készletét használtuk rosszul, a bolygó zárt környezetét károsítottuk. Amennyiben azonban a mai versengő modellben szemléljük, már árnyaltabb a kép: <text:span text:style-name="T1">rám nézve csak az általam elkövetett hiba káros</text:span>. Továbblépve: a versenytársam által elkövetett hiba számomra előnyt jelent, tehát <text:span text:style-name="T1">hasznos!</text:span> </text:p>
      <text:p text:style-name="P5">Erre az abszurd megközelítés ölt testet a mai világ szabadalmi felfogásában, a körülötte kialakuló versenyben, amely közösségi keretet ad annak, hogy jogom van a hasonló tevékenységet űző versenytársamat tudatlanságban tartani, nem optimális erőforrás-felhasználásra kényszeríteni. Röviden: a társadalom segítséget nyújt ahhoz, hogy a piaci szereplők kárt okozzanak neki...</text:p>
      <text:h text:style-name="P39" text:outline-level="3">Ellenlépések</text:h>
      <text:p text:style-name="P15">Ennek megfelelően egyáltalán nem garantálja semmi, hogy a felismert és a közösségnek kárt okozó tevékenység elkerülésére globális, az adott szakterületet érintő ellenlépések történnek – éppen ellenkezőleg! A megoldás kitalálója azt „saját szellemi termékének” tekinti, és szabadalmi védelmet kér rá, ezzel rögzíti a hatékonyabb megoldásból származó versenyelőnyt; nyilván úgy igyekszik gazdálkodni vele, hogy a vele versengő cégek ne legyenek képesek olyan módon használni, hogy valaha is ledolgozhassák hátrányukat. Azok pedig, akik hátrányos helyzetüknél fogva nem tudják megfizetni a technológiát, azok menjenek tönkre, és vásárolják inkább az általa előállított terméket.</text:p>
      <text:p text:style-name="P15">Talán ebből következően optimális lenne, ha egyetlen gyártó a terület összes szabadalmának birtokában a lehető leghatékonyabb módszerekkel állítaná elő a termékeket? Távolról sem, mert onnantól őt semmi nem hajtja arra, hogy további erőforrásokat fektessen a kutatásba, fejlesztésbe. Ráadásul, ha a befektetett erőforrások árán véletlenül valamilyen eredményre jutna, amiatt kénytelen lenne újabb erőforrásokat ölni saját rendszere megváltoztatásába, hogy a találmányt alkalmazza. Ez annyira igaz, hogy még a jelenlegi, sok versengő szereplővel felálló iparágak is inkább őrzik a fennálló helyzetet, nem tesznek nagy lépéseket, mert a „beállt piac” némi versengéssel a felszínen sokkal jobb, mint egy teljesen új helyzet, új szereplők, nagy befektetések; ráadásul ha mindez valóban hatékonyabbá tenné az ipart, vagyis végső soron a „fogyasztó” költségeit csökkentené, beláthatatlan következményekkel járna</text:p>
      <text:p text:style-name="P15">Röviden: a közösség egészét tekintve hibás tevékenységek még felismerésük után sem feltétlenül változnak meg, mert a változás elindítása pénzügyi szempontból súlyos hiba lenne.</text:p>
      <text:h text:style-name="P39" text:outline-level="3">Megelőzés</text:h>
      <text:p text:style-name="P15">Itt ismét visszaköszön a kérdés: mit tekintünk hibának? A kizárólag pénzügyi alapon történő értékelés egyértelművé teszi, hogy a tevékenység piaci tervezése rendkívül alaposan történik (fogyasztói kör felmérése, marketing stratégia, beszállítók versenyeztetése, állami támogatások kihasználása, „adóoptimalizáció”). Másik oldalról (környezeti terhelés, társadalmi hatások) viszont a céget a fennálló törvények korlátozzák. Ezekre, amennyiben megfelelő „lobbierő” áll rendelkezésre, közvetlenül is képesek hatást gyakorolni, az érdekeknek megfelelően „kilúgozni” (erre jó példa a magyarországi hulladéktörvény sorsa). A hatályos törvények pedig az ellenőrzési oldalon is puhíthatók (hatósági vizsgálatok, a szemét „láthatatlanná tétele”). A lényeg a következő: nem a valódi környezeti terhelés, hanem a törvényi előírások bizonyított áthágása a hiba; a kettő között hatalmas „szürke terület” fekszik, ahol a versenyelőnyt a szükséges minimum jelenti.</text:p>
      <text:p text:style-name="P15">Ennek megfelelően oszlanak meg a tervezési folyamat erőforrásai is: a pénzügyi tervek kritikusak, mert azonnal visszaütő, a cég életét veszélyeztető buktatókat rejthetnek. Második kör a szabályok, törvények betartása (itt az ökológiai, társadalmi fenntarthatóság költségei versenyeznek a kevésbé „igényes” távolabbi országokkal járó szállítási költségekkel). Ezután jönnek csak a fenntarthatóság valódi elvei: esetleges technológiai problémákra erőforrások tartalékolása, anyagkörforgás optimalizálása: helyi erőforrások fenntartható kihasználása, a gyártási melléktermékek felhasználása a hulladékként való elszállítás helyett, stb. Ezek figyelmen kívül hagyása a közösség hosszú távú érdekei szempontjából súlyos hibák, pénzügyileg azonban már a tervezésük is pazarlás, nem hogy a megvalósításuk.</text:p>
      <text:h text:style-name="P53" text:outline-level="3">Hatások mérséklése</text:h>
      <text:p text:style-name="P15">Hibák minden tevékenység során jelentkeznek: az anyagok elfáradnak, az emberek figyelme kihagyhat, adódhatnak szélsőséges természeti körülmények, a fogyasztás hirtelen változhat. A hiba hatásai viszont erősen függenek attól, hogy a rendszer mennyire „felkészült” a bármely pontján bekövetkező hibára, ehhez pedig tudatos túltervezésre van szükség. Olyan anyagok, szerkezetek használatára, amelyek a várható maximális terhelés többszörösét képesek elviselni. Kritikus pontokon sok ember egyidejű jelenlétének biztosítására annak érdekében, hogy a hibát mihamarabb észlelni lehessen, illetve a dekoncentrált személy át tudja adni a munkáját valaki másnak. Olyan szállítási struktúrák kialakítására, amelynek elemei át tudják venni más elemek feladatát (ellátó hálózatok); tudatosan sokszorosan túlméretezni, tartalékokat képezni.</text:p>
      <text:p text:style-name="P15">Pénzügyi szempontból a felsorolt tényezők mindegyike totális pénzkidobás: a költségeket a sokszorosára növeli az olyan helyzetekre való felkészülés miatt, amelyek esélye minimális. Nem beszélve a termékek túltervezéséről, ami egyrészt drágábbá teszi az árut, ezzel a gyártó piacot veszít a versenytársakkal szemben a jelenben, ráadásul a tartós (vagy ne adj isten könnyen, a gyártótól függetlenül javítható) termék a jövőben is csökkenti a keresletet!</text:p>
      <text:p text:style-name="P15">Piaci szereplő ilyet semmilyen körülmények között nem vállalhat önmagától, így ismét marad a versenyképességet rontó törvényi szabályozás, aminek a minimális megfelelés szintjén optimális a költsége. Jó példa erre a magyar egészségügyben zajló átalakulás vagy például a magánkézben lévő áramszolgáltató vállalatok működése.</text:p>
      <text:p text:style-name="P15">Az első esetben óriási szükség lenne az udvaron kosarazó orvosokra, kávézó nővérekre és ápolókra, üres ágyakra, most ugyanis egy esetleges természeti csapás, tömegkatasztrófa esetén csak papíron létezik ellátás; de a ma balesetet szenvedők életesélyeit is jelentősen befolyásolja, hogy velük egy időben még hányan kerültek kritikus állapotba. Ennek mérésére alkalmatlan a mai ellenőrző rendszer. Az áramszolgáltató a zord időjárásra és a kevés emberre való tekintettel vállrándítással intézi el, hogy emberek napokig maradnak áram nélkül; hiszen ennek költsége nem őt terheli, szemben azoknak az elbocsátott embereknek a bérével, akik helyre tudták volna állítani a szolgáltatást.</text:p>
      <text:p text:style-name="P15">Összefoglalva: a rendszer semmilyen formában nem képes garantálni azt, hogy a szereplők a hibák hatásának mérséklésére megfelelő erőforrásokat különítsenek el. Éppen ellenkezőleg: mivel a „pangó” erőforrás azonnali veszteség, az esetleges súlyos hiba költsége viszont „externalizálható”, legrosszabb esetben hosszas pereskedés után kártérítéssel, a „felelős megbüntetésével” elintézhető, a cél a tartalékok minimalizálása – ezzel az esetleges hiba hatásainak tompítás nélkül a „fogyasztókra”, illetve a szemét esetében a jövő generációkra terhelése.</text:p>
      <text:h text:style-name="P39" text:outline-level="3">Elhárítási módszertanok</text:h>
      <text:p text:style-name="P15">Mind a hibák észlelésének és feltárásának, mind pedig a következmények mérséklésének kritikus feltétele az, hogy mennyire felkészült, összehangolt csapat áll készen, megfelelőek-e a felderítés vagy elhárítás eszközei, minden szükséges információ birtokában vannak-e az adott pillanatban. Amennyiben ezek a feltételek sérülnek: pánik alakul ki, nincs megfelelő szervezettség, tudás, eszközök, és egy egyszerű hiba is katasztrófába torkollhat. </text:p>
      <text:p text:style-name="P15">Különösen fontos, hogy a korábbi tapasztalatok, megoldások rendelkezésre álljanak, előre kidolgozott megoldási elemeket lehessen használni, amelyeket alapos elemzés és begyakorlás révén minden szereplő pontosan ismer és tudja benne a helyét; így sokkal nagyobb az esély a sikerre, mintha minden résztvevő önállóan próbálná kitalálni a legjobb megoldásokat. Mindez pontosan alkalmazható az orvosi műtőtől a tűzoltáson keresztül az árvízi védekezésig, katasztrófa elhárításig.</text:p>
      <text:p text:style-name="P5">Sajnos, ezek a megközelítések azonban csak ott kapnak helyet, ahol közvetlenül és egyértelműen szükség van a hiba elhárítására, és a résztvevők egyértelműen érdekeltek a sikeres elhárításban – elsősorban pénzügyileg: saját berendezések védelmében, a kiesés idejének csökkentése érdekében, illetve a törvényeknek való megfelelés kényszere miatt. Ahol maga a hiba a homályos definíciók miatt rejtve marad, nincs semmilyen motiváció arra, hogy ilyen szinten sikerüljön rá felkészülni. Továbbá, a verseny miatt</text:p>
      <text:list text:style-name="L6">
        <text:list-item>
          <text:p text:style-name="P58">a szereplők közvetetten érdekeltek az ellenfelek sikertelen hibaelhárításában;</text:p>
        </text:list-item>
        <text:list-item>
          <text:p text:style-name="P58">a saját hibák napfényre kerülése rontja a versenyhelyzetet;</text:p>
        </text:list-item>
        <text:list-item>
          <text:p text:style-name="P58">a teljes információmegosztás „ipari titkokat” sért.</text:p>
        </text:list-item>
      </text:list>
      <text:p text:style-name="P15">Ráadásul az érintettek érdekeltek abban, hogy minden feladatra saját, egyedi megoldást dolgozzanak ki, elvégre a fogyasztóval (vagy a pályázati pénzből stb.) meg lehet fizettetni; így viszont a hibaelhárítási módszertanok nem általánosak, nincsenek moduláris elemek, amelyek lehetővé tennék a hibaelhárítási módszertanok iparág feletti egységes kialakítását.</text:p>
      <text:p text:style-name="P15">A saját elhárítási módszertanok költsége egyedül a konkrét céget terheli, ennek megfelelően a minimálisan szükséges szinten kerülnek kidolgozásra, és ezen belül is elsőbbséget élvez a saját károk elhárítása, illetve az értékelhető szintű „erőfeszítés” azokon a pontokon, ahol súlyos kártérítések fenyegetnek. Mindenhol a veszteség esélyeinek minimalizálása a cél; ha az elhárítás drágább, mint az esetleges kártérítés, pénzügyi hiba az előbbit választani. Közös, moduláris elhárító módszertanok kialakítására pedig – ahol a költségek megoszlanának, a tapasztalatok és a szakértelem újra felhasználható lenne – a jelenlegi keretek között nincs esély.</text:p>
      <text:h text:style-name="P39" text:outline-level="3">Felismerés</text:h>
      <text:p text:style-name="P15">Ismét visszaköszön a kérdés: mit tekintünk hibának? Pénzügyi tekintetben egyszerű megfogalmazni: a bevétel csökkenése, a nyereség csökkenése, a részvényárfolyam esése a „rossz”, ennek oka valamilyen hiba (mivel az elvárt „normál” állapot ezek ellentéte), amelyet ki kell javítani. Ez egy viszonylag egyszerű modell, jelen világunkban elégséges is a fennmaradáshoz; a trendek figyelése nagyon fontos dolog, hiszen a figyelmetlenség azonnal visszaüt; a pénzügyi állapot ellenőrzésére komoly erőforrásokat érdemes fordítani, hogy a versenytársaknál gyorsabban legyek képes reagálni a változásokra.</text:p>
      <text:p text:style-name="P15">Ugyanez sokkal bonyolultabb, ha a működési környezetet alkotó ökológiai és társadalmi rendszer állapotának megőrzését, ha lehet, javítását tűzzük ki célul. Ez így leírva erősen utópisztikusnak hangzik, világunk alap marketingszövege mégis mindig ide lyukad ki, hogy a haladás révén egyre jobb lesz minden, még ha pont itt és most nem is így érezzük... „gonosz bankok”, „csúnya válság”...</text:p>
      <text:p text:style-name="P15">Gyakorlatilag minden, a cég által befolyásolt környezeti mutató és társadalmi folyamat teljes előze­tes felmérése, állandó figyelése, az adatok külső hatásoktól való megtisztítása, elemzése hatalmas feladat, aminek semmilyen hozadéka nincs a cég számára. Az államnak, önkormányzatnak szintén nincs erre erőforrása, hiszen ennek költségét végső soron újból a cégektől kellene beszednie külön­féle címeken. Ráadásul, amennyiben sikerül felfedezni valamilyen változást, az alkalmazkodáshoz meglévő folyamatokat kellene megváltoztatni, ami újabb költségeket jelent.</text:p>
      <text:p text:style-name="P35">A probléma tehát az, hogy rendszerünk piaci és állami szereplői egyaránt abban érdekeltek, hogy „ne ismerjék fel” a környezeti/társadalmi (vagyis a fenntarthatóságot alapvetően érintő) hibákat, mert azok érdemi kezelése komoly anyagi erőforrásokat igényelne – azonnali pénzügyi haszon nélkül. Sokkal kézenfekvőbb a következményeket kihelyezni a rendszerből, és alacsonyabb szintre tolni (állami fela­datokat önkormányzatokra, az egészségügyi rendszer strukturális problémáit a kór­házakra, a rosszul szigetelt épületek energiaköltségeit a lakókra stb...), akik, illetve amelyek kreativitásuknál fogva valamilyen módokon azért részben csak megoldják (bár sokkal rosszabbul, mintha a rendszer hibáin sikerülne változtatni), a maradékot pedig szociális problémának tekintve segélyekkel tapasztgatni.</text:p>
      <text:h text:style-name="P53" text:outline-level="3">Eredendő ok </text:h>
      <text:p text:style-name="P15">A hiba fogalmához negatív felhang társul, a hiba világunkban „rossz dolog”, pedig ha közelebbről megnézzük, ez a társítás értelmetlen. A hiba nem más, mint helytelen alkalmazkodás a rendelkezésre álló feltételekhez, aminek következménye az erőforrások nem optimális felhasználása és nem a várt eredmény, illetve mellékhatások jelentkezése.</text:p>
      <text:p text:style-name="P15">Világunk hatalmas, mérhetetlenül bonyolult, egymással összefüggésben, állandóan változó egyensúlyban lévő alrendszerekből álló egész, amelyet teljes mélységében képtelenek vagyunk megismerni. A káosz fogalmának felfedezése óta pedig azt is tudjuk, hogy még ha minden egyes pontjáról ismerettel bírnánk is, a legkisebb mérési, számolási vagy tárolási pontatlanság, kerekítés is aránytalanul nagy eltérést eredményezhet a modellezett és a valós viselkedés között. Mégsem tehetünk mást: a rendelkezésünkre álló adatmennyiség és tudás szintjén igyekszünk tervezni, dönteni és cselekedni. Ennek megfelelően a hiba eredendő módon elkerülhetetlen: örökké hibázunk, ha cselekszünk, mert nem tudunk eleget a rendszerről.</text:p>
      <text:p text:style-name="P15">A hiba nem akkor keletkezik, amikor láthatóvá válik. Egy hatalmas olajfolt által okozott környezeti katasztrófa nem akkor keletkezik, amikor a tankhajó megsérül, hanem sokkal korábban: amikor a mesterséges igények által keltett energiaéhség mérhetetlen tömegű nyersolajat kényszerít világ körüli útra, amikor nincs elég tartalék a rendszerekben ahhoz, hogy el lehessen halasztani a szállítást az időjárás miatt, amikor a szállítórendszer biztonsági rendszerei nem megfelelőek, amikor nincs előre elkészített, azonnal bevethető forgatókönyv a kár elhárítására.</text:p>
      <text:p text:style-name="P15">A hibaeseteket mindig konkrét szereplők, folyamatok, berendezések okozzák; ezek azonosítása, „felelősségre vonása”, lecserélése már rögtön hatalmi harcokat indukál, és nagyon ritkán objektív; azonban messze nem elég, viszont gyakran teljesen elmarad magának a rendszernek a vizsgálata, amely a szereplők egyéni gyengeségeit hibává duzzasztotta. Amikor mégis elvégzik, akkor is gyakran félrecsúszik az elemzés, és a rendszer céljait, illetve szabályozó eszközeit módosítják ahelyett, hogy az okok feltárása megtörténne. A hibát lehetővé tévő „szerep” marad, csak a szereplő cserélődik benne; a díszletek változnak, de a motivációk nem: a konkrét hibaeset megismételhetetlen, de a rendszer hibája nem szűnik meg.</text:p>
      <text:p text:style-name="P15">Ugyanakkor minden felderített, kielemzett hiba által többet tudunk meg nem csak a rendszerről, hanem (és ez még fontosabb): önmagunkról, elemzési képességeinkről, azokról a motivációkról, amelyek téves adatértelmezéshez, döntéshez, cselekvéshez vezettek. Ha megfelelően kezeljük a hibáinkat, azok a legjobb – sőt mondhatjuk: az egyetlen – eszközévé válnak a világ és önmagunk megismerésének. Mi sajnos jelenleg minden ponton az ellenkezőjét tesszük a „megfelelő kezelés­nek”, nem csoda hát, hogy a világról és önmagunkról alkotott képünk egyaránt ilyen mértékben elszakadt a valóságtól. Még így is jobban járunk, mintha elkövetnénk az abszolút hibát, és éppen a hibáktól való félelem miatt elzárkóznánk a tevékenységtől, és ezáltal elzárkóznánk a tanulás lehetőségétől is.</text:p>
      <text:h text:style-name="P41" text:outline-level="2"><draw:frame draw:style-name="fr7" draw:name="Keret2" text:anchor-type="paragraph" svg:width="14.616cm" draw:z-index="1"><draw:text-box fo:min-height="1.277cm"><text:p text:style-name="Text_20_body">Az áttekintés során eddig két nagy témát érintettem. A Jelenségek fejezetben azt igyekeztem bizonyítani, hogy megállíthatatlanul rohanunk a fal felé, bár minden igyekezetünkkel próbálunk ezzel nem foglalkozni; pedig a fal ott van, és valóban nagyon súlyos árat fizetünk érte, ha nekiszaladunk.</text:p><text:p text:style-name="Text_20_body">Az okok felderítése során arra próbáltam rávilágítani, hogy fajszintű viselkedésünk egyéni, kikerülhetetlen konfliktusainkból származik, törvényszerűnek tekinthető, és semmi szükség nincs külső gátló tényezőt keresni, sötét globális összeesküvések után nyomozni (habár bizonyára van néhány), vagy valami transzcendentális bűnbakra mutogatni. Amit gondolkodó képességgel megáldott biológiai lényként el kell viselnünk, bőven elég ahhoz, hogy problémákat okozzon, különösen, ha zárt érdekcsoportok által homogén módon (magyarul: pénzzel) tetszőleges távolságból és mértékben mozgatható globális fajjá válunk.</text:p><text:p text:style-name="Text_20_body">Véges hosszúságú pályán rohanunk egyre nagyobb sebességgel, leszegett fejjel, minél rövidebb távon tekintve előre, görcsösen ragaszkodva a megismert szabályokhoz, a talajhoz, megbotlani nem szabad, mert borzasztó nagy esés lenne a vége – estünk már eleget, de soha nem ekkora tempónál. Úgy látszik, ha akarnánk sem tudnánk már megállni a pálya vége előtt, ha most azonnal behúznánk minden féket; lekanyarodni nem lehet, csak annyit érnénk el vele, hogy hamarabb kerülnénk a teljesen ismeretlen tartományba, nem a pálya végén, hanem mellette.</text:p><text:p text:style-name="Text_20_body">...</text:p><text:p text:style-name="Text_20_body">Vajon mit érezhettek a Wright fivérek recsegő-ropogó, szedett-vedett szerkezetükben, amikor már messze túllépték a súlyos, talán halálos kimenetelű balesethez vezető sebességet, kezdett elfogyni a próbálkozásra kijelölt út, már elkanyarodni és megállni egyaránt lehetetlenné vált? A pilóta számára nem maradt más, csak a hit, hogy mégis sikerülni fog valami olyasmit csinálni, amit még soha nem sikerült – vagy elpusztulni abban a tudatban, hogy ezért a próbáért is már megérte.</text:p><text:p text:style-name="Text_20_body">Én azt a hitet választottam, hogy mai világunk, jelenlegi állapotunk is „jó”, felhasználható valamire; hinni akarom, hogy nem csak képzelem, remélem, vágyom, hanem valóban hallom a szétrázott, csörömpölő, füstölgő szerkezetben ülve, a karfába kapaszkodva a hangot: „Hölgyeim és uraim, öveket becsatolni, erősen kapaszkodni – <text:span text:style-name="T1">most felszállunk!”</text:span></text:p></draw:text-box></draw:frame></text:h>
      <text:p text:style-name="P15"/>
      <text:h text:style-name="P59" text:outline-level="1">A válság tényezőinek valódi szerepe</text:h>
      <text:p text:style-name="P15">Az alábbiakban néhányat kiemelek azon gondolatok közül, amelyek legnagyobb szerepet játszanak a bennünket elöntő és mai világunkban testet öltött frusztrációk kialakulásában. A felsorolás meglehetősen önkényes, számos más témát is körül lehetne járni; a következtetések személyesek, nem feltétlenül hordoznak „abszolút igazságot”. Csupán annak szemléltetése a célom, hogy a világnak, életünknek vannak alapvető játékszabályai, amelyek pont olyan bosszantóak, mint amilyenek egy kíváncsi gyerek számára a szülői tiltások. Ennek ellenére mindenkinek sokkal jobb, ha a szabályokat és ránk vonatkozó következményeiket elfogadjuk, az általuk kijelölt keretek között keressük boldogságunkat.</text:p>
      <text:p text:style-name="P15">Ehhez arra van szükség, hogy kicsit „fordítva” használjuk gondolkodásunkat. Egy konkrét helyzet elemzése során kétféle módon használom elmémet. Igyekszem elemezni a környezetem tevékenységeit, szándékait – ebben megpróbálok precíz, objektív lenni, előre kiszámítani a lehetséges lépéseket; azon töröm a fejem, hogy a többieknek mit kéne máshogyan csinálniuk. Másrészt, megpróbálok magyarázatot, igazolást találni saját viselkedésemre, gondolataimra, igyekszem a lehetőségekhez mérten elkerülni azt, hogy önmagamra vonatkozó következtetéseket vonjak le, amelyek gondolkodásom esetleges hibáira utalnának, változásra sarkallnának. Ez saját gondolkodási stabilitásom, önbizalmam, önismeretem természetes védelme; teljesen természetes, hogy így viselkedem.</text:p>
      <text:p text:style-name="P15">„Adj egy szilárd pontot és kifordítom sarkaiból a világot.” - mondta Arkhimédész, és erre a pontra szükség is van ahhoz, hogy megváltozzunk, és így a világ megváltozhasson körülöttünk. Ez a pont a rendszeren kívül kell nyugodjék, egy magyarázatot, megindoklást, alátámasztást nem igénylő szilárd alap: az önmagamba vetett hit. Ez kézenfekvően származhat valamely vallásból (a kereszténység szerint Jézus bennem él, egy zsidó Isten által kiválasztott nép tagja, a buddhistának Buddha-természete van), de nem feltétlenül szükséges hozzá – a lényeg, hogy megélt tapasztalat legyen: jelenlétem bár ideiglenes, de jelentőséggel bírhat, hasznára válhat másoknak, törékenységemen túl mutató folyamatok részévé válhatok.</text:p>
      <text:p text:style-name="P15">Amennyiben ezt meg tudom tenni, feleslegessé válik saját gondolati rendszerem védelme: nem számít, ha olyan gondolatokat vallok magaménak ma, amelyektől tegnap még idegenkedtem, és a tegnapi gondolataimat ma már nagyon furcsának találom. Személyiségem átalakulását nem veszteségként élem meg, hanem a fejlődés örömével és az átalakulás értékében bizakodva – ez utóbbi miatt azért elég lényeges, hogy egy pozitív világkép mentén történjen az átalakulás...</text:p>
      <text:p text:style-name="P15">Csak ez teszi lehetővé, hogy megfordítsam gondolkodásomat. A körülményeimen nem tudok változtatni, azokat külső szereplők és a világ alapvető működési törvényei határozzák meg: halandó vagyok, sérülékeny, az „embereket” pedig nem igazán érdekli, hogy szerintem mit és miért kellene csinálniuk. Az egyetlen lény a világon, akinek a cselekedeteiért, gondolataiért, változásaiért száz százalékban felelős vagyok, és módomban is áll befolyásolni – az én magam vagyok. Tehát: magyarázatot, igazolást, elfogadást keresni, állandóként elfogadni <text:span text:style-name="T1">a körülöttem lévő világra és emberek cselekedeteire</text:span> <text:span text:style-name="T8">érdemes;</text:span> míg elemezni, változási pontokat keresni <text:span text:style-name="T1">önmagamban</text:span> hasznosabb. A következtetések hatására megváltozhat a gondolkodásom, a megértés szándéka nyitottabbá tehet a környezet jelenségeire, jelzéseire, tanulságokat fogalmazhatok meg a hatásukra. </text:p>
      <text:p text:style-name="P15">A következőkben ilyen fordított gondolatmenetekre szeretnék néhány példát felhozni, amelyek számomra fontosak voltak, változásokat indítottak el bennem. A sort ki-ki saját érdeklődésének, ismereteinek, tapasztalatainak megfelelően folytathatja. A lényeg: nem feltétlenül létezik magyarázat, értelem, jó szándék a világ történései mögött, és nem feltétlenül igazak azok a megállapítások, amelyekre jutok – ettől függetlenül ha pozitív folyamatokat indít el bennem a befogadó szemlélet, akkor miért ne játszanék el ezekkel a gondolatokkal?</text:p>
      <text:h text:style-name="P20" text:outline-level="2"/>
      <text:h text:style-name="P41" text:outline-level="2">Élet, halál, változás</text:h>
      <text:p text:style-name="P15">Biológiai-fizikai létezésünk egy alapvető paradoxonra épül. A fizika egyik alaptörvénye az entrópia tétele, amely egyszerűsítve azt rögzíti, hogy minden folyamat a rendezetlenség felé halad, a bonyolult szerkezetek lassan felbomlanak, többé-kevésbé homogén, rendezetlen halmazzá alakulnak. Jellemző példa erre egy magára hagyott épület, amely elveszítve korábbi rendezettségét lassan romhalmazzá alakul át. </text:p>
      <text:p text:style-name="P15">Ezzel ellenkezni látszik a biológia történelme, amely a homogén, kis rendezettségű szervezetektől eljutott a mai, igen összetett felépítésű élőlényekig, köztük hozzánk, emberekhez. Az ellentét azonban valóban csak a felületes szemlélő számára létezik. Közelebbről megfigyelve látható, hogy az élővilág minden egyedben csatát veszít: minden egyes példány a fizika törvényeinek megfelelően pusztulásra ítéltetett, nincs kivétel a szabály alól. Ugyanakkor minden egyed nyer valamennyi (a fizika számításai szerint parányi) időt, amelyben utódokat hozhat létre, ezek bár létrehozójukhoz hasonlóan el fognak pusztulni, de újra és újra időt nyernek. A folyamatos pusztulás ráadásul az egyetlen módja a fejlődésnek: a „jobb” kicsit több időt nyer, így nagyobb tere nyílik a szaporodásra, növeli az előnyösebb tulajdonságokkal bíró egyedek arányát.</text:p>
      <text:p text:style-name="P15">Ugyanez igaz ránk, önmagunkra önálló, megismételhetetlen egyedként tekintő emberekre: életünk átmeneti és igen rövid, halálunk eleve elrendelt, kikerülhetetlen szükségszerűség. Fejlődésünk záloga pedig az állandó, különböző mértékű és különféleképpen kombinált eltérések, „hibák” megjelenése, amely ellen küzdeni, titkolni értelmetlen, viszont elengedhetetlen, hogy teljes, objektív és valós értékrendet tükröző ellenőrzés alá kerüljenek, amely gondoskodik a helyes minták előnyre juttatásáról, ezáltal a közösség gondolkodásának pozitív sodródásáról.</text:p>
      <text:p text:style-name="P15">Mai létezésünket már a biológiai-fizikai feltételeknél sokkal nagyobb mértékben határozza meg a társadalmi környezet, az abban elfoglalt helyzet. Akár szélsőséges fizikai feltételek közé kerülünk (hideg, meleg, száraz stb.), akár biológiai tulajdonságaink térnek el a szokásostól (testméret, erő, gyorsaság vagy akár fejlődési rendellenességek, betegségek, maradandó sérülések), ezek életminőségünkre, várható élettartamunkra, szaporodási esélyeinkre gyakorolt hatása annál kisebb, minél nagyobb társadalmi pozícióval, illetve az ezt megtestesítő pénzzel rendelkezünk.</text:p>
      <text:p text:style-name="P15">Sajnálatos módon ugyanakkor a társadalom szerkezetét (most természetesen a „fejlett világról” beszélek) mi magunk alakítjuk ki, így ez lényegében a biológia és fizika törvényeivel szembeni lázadásunkat testesíti meg: igyekszünk „örök” vagy legalábbis „időtálló”, változatlan szerkezeteket alkotni, legyen az egy épület, eszköz, állami szervezet, cég vagy filozófiai eszme. Mi magunk pedig saját mulandóságunkat ezekbe a struktúrákba építjük, tőlük várjuk azt a biztonságérzetet, amit életünk alaptörvényei miatt folyamatosan keresünk. Ennek megfelelően a „csinált világ” alaptörvényeiben ellenkezik a „való világgal”, és ennek megfelelően ellentétes érdekeket képvisel, viszályban áll, és folyamatosan rombolja azt, de minket is, hiszen attól, hogy megtagadjuk alaptörvényeinket, még nem lesznek kevésbé igazak ránk.</text:p>
      <text:p text:style-name="P15">Visszafordítva az előző megállapítást: mi alkottunk egy olyan társadalmi rendszert, amely belső konfliktusainkat megtestesítve tönkreteszi természeti környezetünket és lelkünket egyaránt. Ezt csak úgy akadályozhatjuk meg, ha a globális emberi közösség számára új szabályokat alkotunk, amelyek egybevágnak a fizika és biológia tőlünk független, abszolút felettünk álló törvényeivel – beleértve azt is, hogy a társadalom törvényei ugyanúgy a rendszer felett állnak, mint a fizika, biológia törvényei az élőlények felett. Erre is történtek már kísérletek, a totális diktatúráktól az államvallásokig, azonban nem érintették az alapkérdést: ezt a rendszert csak gyökeresen megváltozott gondolkodású emberi közösség tudja megalkotni, amely létezésének alaptörvényeit felismerte és elfogadta.</text:p>
      <text:h text:style-name="P20" text:outline-level="2">Pénz - globális értékhordozó</text:h>
      <text:p text:style-name="P15">Világunk értékhordozója a pénz, ennek kritikája jelen elemzés egyik kulcsmotívuma; a probléma oka pedig a pénz globalitása, illetve az, hogy ezen tulajdonságához mi, kitalálói és használói nem nőttünk fel. A pénzt három szempont szerint tekintem globálisnak: hely, „eladó” és „vásárló” szempontjából. </text:p>
      <text:p text:style-name="P15">Földrajzilag globális, hiszen bárhová elvihetem, a pénz, mint önálló haszonnal nem rendelkező csereeszköz fogalma (szinte) minden közösségben rendelkezésre áll; a „fejlett világ” bármely pontján pedig beváltható. Eladói szempontból globális, (szinte) bárminek, a kiflitől a hallgatáson át a becsületig szabható ár, amiért hajlandóak vagyunk odaadni. Vevő oldalról szintén globális, megfelelő ajánlattal (szinte) bármit meg lehet érte szerezni. A felsorolásban szereplő kivételek azt jelentik, hogy bizonyos körülmények, pontosabban bizonyos emberi mentalitás ugyan képes egy adott helyzetben határt szabni az „eladó az egész világ” megállapításnak, viszont ennek nincs semmilyen végső kényszerítő hatása, még több pénzzel minden ellenállás megtörhető, az akadályok (törvények, személyek) kikerülhetők, elmozdíthatók.</text:p>
      <text:p text:style-name="P15">Önmagában a globalitás nem „probléma”, sőt, egy hosszú fejlődés örvendetes eredménye, amely lehetővé teszi globális feladatok megfogalmazását és megoldását. A földrajzi globalitás lehetővé teszi, hogy a bolygó (majdnem) tetszőleges helyére hatalmas erőforrásokat mozgósítsunk; így például lehet csillagvizsgálót építeni a dzsungel közepére vagy hegy tetejére – teljesen függetlenül attól, hogy az adott területen nincs meg a hozzá szükséges erőforrás, illetve nem jár semmilyen konkrét haszonnal az obszervatórium működése; de a célt kitűző közösség rendelkezik megfelelő erőforrásokkal és szüksége van rá.</text:p>
      <text:p text:style-name="P15">A vevői globalitás lehetővé teszi az erőforrások azonnali megszerzését, nem kell az előállító pillanatnyi igényeit kielégíteni. Jó példa a kiskakas és a pipe meséje, amikor a kút csak akkor ad vizet, ha a lány koszorút, a tükrös tükröt, a … és <text:s/>pipe megfullad, mire a kiskakas odaér a vízzel. Mennyivel egyszerűbb így: „kút, adsz vizet húsz forintért? Vehetsz rajta koszorút, vagy amit akarsz...”</text:p>
      <text:p text:style-name="P15">Az eladói globalitás eredménye, hogy tetszőleges szolgáltatás, termék, bármi pénzzé tehető, így lehetőség nyílik egyfajta „alapkutatásra”: arra, hogy egy ötlet megvalósuljon, mielőtt a rá vonatkozó igény megjelenne, ugyanis utána is lehet vevőt találni rá. Erre példa gyakorlatilag a minket körülvevő világ jelentős része: az általunk használt eszközök, szolgáltatások, amelyekre száz évvel ezelőtt nem lehetett volna érdeklődőt találni, mai életünknek viszont természetes (többé-kevésbé nélkülözhetetlen) részei.</text:p>
      <text:p text:style-name="P15">Ezek a tulajdonságok együttesen hatalmas szabadságot adnak fajunk számára: az erőforrások óriási, valóban bolygóméretű beszerzésére és összpontosítására – vagy éppen ellenkezőleg: a létrehozott javak globális terítésére; a fejlődésnek nem szab gátat az aktuális kereslet-kínálati paletta, ezernyi új megközelítés versenyezhet a jövő szükségleteinek feltárására, kielégítésére. Mindezeknek köszönhetjük azt a hihetetlen mértékű fejlődést, amelyet az elmúlt évszázadokban, még inkább néhány évtizedben bejártunk (ahogy a pénz egyre nagyobb területeket hódított meg).</text:p>
      <text:p text:style-name="P15">A problémát a pénz által nyújtott hatalom kezelése, illetve az erre való képtelenség okozza. A globalitás felsorolt aspektusainak következménye mindaz, amit a Jelenségek fejezetben felsoroltam: például a felelőtlen és korlátlan szeméttermelés, társadalmi struktúrák szétrombolása, az emberek mesterséges igények álomvilágába zárása. Ráadásul a pénzhez való viszonyunk beégeti a rendszerbe a kamat, kamatos kamat törvényét, ezzel az exponenciális növekedés kényszerét. Ez elfogadható volt egy „meghódítható, feltáratlan” bolygó, leigázható szomszédok alkotta rendszerben, de a teljes bolygón háborúk nélkül élni kívánó faj egy korlátos fenntartó rendszerben nem alkalmazhatja.</text:p>
      <text:p text:style-name="P15">Történtek ugyan kísérletek a pénz „megszelídítésére”, ezek azonban a mai napig rendre elbuktak, és létrejött a mai világunk. Az „Egy Gyűrű” nem birtokolható, nem átalakítható, és megsemmisíteni sem lehet, mert nem evilági jelenség, hanem gondolkodásunk, fogalomkészletünk része.</text:p>
      <text:h text:style-name="P26" text:outline-level="2">Képességek és képtelenségek</text:h>
      <text:p text:style-name="P27">Mindannyian különböző képességekkel érkezünk e világba, mintha egy nagy hátizsákot találnánk induláskor az ajtó mellett, rajta a nevünkkel. Az út hosszú, minden pillanatában döntéseket kell hoznunk, és hogy merre érdemes igazából továbblépnünk, a hátizsák tartalmán is múlik.</text:p>
      <text:p text:style-name="P27">Nagyon fontos megismernünk, pontosan tudnunk, hogy milyen eszközök lapulnak benne, mert ennek birtokában egész pontosan látható az adott pillanatban előttünk álló lehetőségek azon öt százaléka, amelyhez valóban jól fel vagyunk szerelkezve.</text:p>
      <text:p text:style-name="P27">Ennél a tudásnál már csak egy fontosabb van: tudni, hogy mi <text:span text:style-name="T1">nincs</text:span> a zsákban. Ennek birtokában ugyanis gondolkodás nélkül kizárhatjuk a lehetséges választásnak tűnő utak túlnyomó többségét, mondjuk nyolcvan százalékát. Ezek az utak szimpatikusnak tűnhetnek, álmodozhatunk arról, hogy egyszer a végére érve büszkén tekinthetünk magunkra. Valójában azonban kicsi az esély arra, hogy az adott útra nálunk sokkal jobban felszerelt versenytársak mellett valóban labdába rúghatunk, és ha rettentő küzdelem árán mégis elérjük az áhított célt, esetleg kiderülhet, hogy semmi közünk nincs hozzá, de már eldobni sem tudjuk. Ez lehet karrier, pozíció, házastárs – bármi.</text:p>
      <text:p text:style-name="P27">Racionálisan gondolkodó ember számára éppen ezért hatalmas értéket jelentenek a kudarcok, főleg azok, amelyben tudja, hogy semmi erőfeszítést nem sajnált, nem maradt tartalék, amire hivatkozni lehetne: mindent beleadott, és mégis alulmaradt, ráadásul olyan módon, hogy az ellenfél nem is nagyon erőltette meg magát. Újabb lépést tett afelé, hogy képes legyen figyelmen kívül hagyni a számára nem járható nyolcvan százalék egy újabb darabját.</text:p>
      <text:p text:style-name="P27">A hívő ember ezen túl meggyőződéssel vallja, hogy létezik a világon egy hely, egy feladat, amire az ő képességei lettek kiszabva. Tiszteli a hatalmat, amely azt a helyet megteremtette, és az ajtó mellett otthagyta neki pont azt a zsákot, pont azokkal az eszközökkel. Hálát ad a bizalomért, amiért a zsákban nem volt pontos térkép, amely az elérendő célhoz vezette volna, szabad akaratára, belátására, érettségére bízták a hely megtalálását. Megkapta a neki, mint szabad lénynek kijáró tiszteletet, és minden erejével igyekszik is rászolgálni.</text:p>
      <text:p text:style-name="P15">Nézzünk szembe a ténnyel: a pohár egyikünk számára sem „félig tele vagy üres”, valójában <text:span text:style-name="T1">alig van benne valami</text:span>, így gyakran üresnek érezzük. A több milliárd, velünk együtt élő ember között mérhetetlen sok olyan fizikai, szellemi tehetség, pénzügyi vagy társadalmi lehetőség oszlik meg, amelyet bár szeretnénk néha, soha el nem érhetünk. Nem a miénk, ahogy a feladat sem, amelynek betöltését birtokosuk számára lehetővé teszik. Ugyanakkor ha megismerjük azt a picit, ami nekünk jutott, és elfogadjuk azt a nagyon sokat, amivel nem rendelkezünk, felismerhetjük azt az irányt, amelynek követésére talán a legalkalmasabbak vagyunk. Vonzani kezd egy feladat, egy szerep, egy kép, egy életforma, egy társ, egy hely – visszanézve egyre inkább úgy érezhetjük, minden lépés, minden tapasztalat és képesség valami varázslatos módon állt össze annak érdekében, hogy hely, idő és ember egymásra találjon.</text:p>
      <text:h text:style-name="P26" text:outline-level="2">Feladatok </text:h>
      <text:p text:style-name="P15">Biológiai szempontból minden élőlény számára eleve kódoltak az alábbi feladatok: „maradj életben”, illetve „járulj hozzá fajod fennmaradásához”. A növények számára ez a biológiai felépítésükbe épül: a mag nedvesség hatására csírázni kezd, a talaj felé gyökeret, a fény irányába pedig szárat, leveleket növeszt, a felvett tápanyag és energia segítségével növekszik és újra magokat állít elő. Az önálló mozgásra képes lényeket a fájdalom mechanizmusa kényszeríti testük megóvására, a szükségletek és a kielégítésük ciklusa az egyéni életben maradásra. </text:p>
      <text:p text:style-name="P15"/>
      <text:p text:style-name="P5">A fejlettebb aggyal rendelkező, vagyis nem csak előre rögzített programok lejátszására, hanem tanulásra, kommunikációra képes élőlények mind összetettebb közösségi mechanizmusokkal rendelkeznek: például a közös vadászat, területvédelem, utódok életben tartása terén. Ezen feladatok kialakulása és változása a közösség evolúciójának tekinthető, azonos szelekciós módszerekkel: egy elhibázott megoldás (félreérthető kommunikáció, kevésbé sikeres viselkedésminta) a hordozójának kizárásához, elterjedése esetén a közösség versenyképességének, így egyedszámának csökkenéséhez vezet, kiszorul az élettérből, míg a hatékonyabb működést eredményező minták (riasztó jelzések, hatékonyabb szerepmegosztás) elterjednek.</text:p>
      <text:p text:style-name="P15">Eddig a pontig azonban az egyed szelekciója a kulcspont, a közösséget alkotó egyedek hatékonyabbak, mintha önállóan tevékenykednének, a hatékonyabb közösségi mintákkal rendelkező egyedcsoport tagjainak nagyobb az esélye a túlélésre. A fejlődési ugrás akkor következik be, amikor megjelenik a közösség „identitása”, és az egyedek felett álló szabályozó tényezőként kezd működni. Az egyedek az adott közösség tagjaként definiálják önmagukat, egyed felett álló csoportszintű igényeket fogalmaznak meg. Ilyen különbség például, ha nem tanulják meg egymástól a szerszám vagy fegyver készítését, hanem kiválasztják az igénynek megfelelő számú legügyesebb „kézművest”, akik a közösség ilyen igényét kielégítik. Ugyanilyen fontos, hogy a közösség a szokásait nem tisztelő egyedeket képes legyen „szelektálni”: elűzni vagy akár elpusztítani.</text:p>
      <text:p text:style-name="P15">Ez a közösség feladatokat, szerepeket definiál, tagjait ezekhez rendeli, eszközöket dolgoz ki az egyének által megszerzett tapasztalatok megőrzésére, továbbadására – ezzel ismét új szintre lép. Az élővilág és a fizika sajátos együttéléséhez hasonló megoldással a közösség túléli minden egyede pusztulását, és a tanítással gondoskodik fennmaradásáról; az egyedek különbözősége és az átadás tökéletlensége gondoskodik a fejlődéshez szükséges véletlenszerűségről, a közös érték és szokásrend szigorú betartatása pedig a szelekciós tényező.</text:p>
      <text:p text:style-name="P15">A feladat, szerep tehát nem más, mint a közösség életben maradásának és fejlődésének a kulcsa: oka és eredménye egyaránt. Ezáltal képes tagjainak nagyobb biztonságot nyújtani, mintha egyénenként kellene kielégíteniük minden igényüket, ugyanakkor az egyénen túlmutató szervezetek, feladatok révén vigaszt nyújtani a mulandóságra.</text:p>
      <text:p text:style-name="P15">Tekintve, hogy a mai ember ennek a közösségi evolúciónak az eredménye, okkal feltételezhető, hogy gondolkodásában, alapvető viselkedésmintáiban közösségi feladatok ellátására, a közösség támogatására és visszajelzéseinek megfelelő értékelésére szelektálódott. Nem véletlen, hogy elégedettséget érez, amikor segíteni tud embertársán vagy bármilyen élőlényen, hogy keresi a fajtársak közösségét; kevesebben vágynak tartós egyedüllétre, és közülük is sokan inkább kihívásnak, mint természetes állapotnak tekintik azt. A közösség pedig mindig szerepek, feladatok formájában jelentkezik, és ezek végrehajtását értékeli; a megelégedett ember az általa szeretett közösségek aktív, hasznos, elismert szereplője, képességeinek megfelelő, azokat próbára tevő feladatokat kap, amelyeket társai segítségével, és azok örömére sikeresen old meg.</text:p>
      <text:p text:style-name="P15">Ezzel érkezünk el a mai, feje tetején álló rendszerhez. A pénz, mint egyedüli értékmérő, a jutalomra helyezi a hangsúlyt a feladattal szemben. A rendszer irányítói, a feladatok kitalálói számára nem jelennek meg a közösséget alkotó egyének valódi igényei; a kutatások, felmérések nem sokat érnek, és gyakran túlmutatnak az éppen kezelni kívánt problémán, vagy éppen ellentétesek az irányítók érdekeivel. Pontosan megjelennek viszont a „megvalósításra jelentkezők” igényei és érdekei, gyakran háttéralkukkal támogatva – ezek számára jellemzően nem a feladat megvalósítása a fő cél, hanem a kitűzött jutalom megszerzése, a feladat csak teher. A feladat megoldásán dolgozó egyén számára gyakran nem világos, hogy milyen közösség számára dolgozik, egyáltalán valós igényt elégít-e ki tevékenységével, és csak a munkáltatójától kap visszajelzést, amely gyakran nem fedi a közösség értékelését.</text:p>
      <text:p text:style-name="P15"/>
      <text:p text:style-name="P5">Nem csoda hát, hogy a feladat tisztelete, szemlélete távol áll attól a kiemelt szereptől, amelyet a közösségben, társadalomban betölt; így az egyén számára sem megtiszteltetésként, tanulási és bizonyítási lehetőségként, sokkal inkább teherként jelenik meg. A megoldás örömének helyét már az iskolában átveszi az érte kapott érdemjegy, később fizetség. A következmény pedig egy egyre felületesebb és céltalanabb, az alkotás helyett a felső rétegben a fogyasztást, szórakozást hajszoló, alacsonyabb szinten az elbutulás, növekvő agresszió felé vezető élet az egyén és a közösség szintjén egyaránt.</text:p>
      <text:h text:style-name="P20" text:outline-level="2">Birtoklás</text:h>
      <text:p text:style-name="P15">Személyes létezésünk, egészségünk, jó közérzetünk fenntartásához, illetve közösségi feladataink végrehajtásához egyaránt szükségünk van eszközökre, tárgyakra, szolgáltatásokra. Ezek egy része személyes tulajdonunkat képezi, hozzánk kötődik (ruha, lakás, háztartási eszközök, autó stb.); más részük bár nem a miénk, mégis folyamatosan rendelkezésre áll és megszerezhető a megszokott módon (élelem, víz, energia); harmadik részük valaki más tulajdona, amelyhez hozzáférési jogot kapunk (például a munkahelyen elérhető munkaeszközök, szolgáltatások).</text:p>
      <text:p text:style-name="P15">Még egy kicsit visszalépve: én, mint önmagát „mindenki mástól” megkülönböztető egyén, rendelkezem a gondolkodás képességével, illetve egy emberi testtel: ezek az enyémek, birtoklom őket – mondanám megszokott módon. Ez így önmagában azonban nem igaz, hiszen a gondolkodás képessége nélkül nem tudnám önmagamat másoktól megkülönböztetni, nem lennék ember; létezésem és közérzetem függ a testem állapotától, szükségleteinek kielégítésétől – nélkülük nem léteznék, függök tőlük, befolyásolják gondolataimat és cselekedeteimet: nem csak az igaz, hogy ők az enyémek, de én is hozzájuk tartozom. <text:span text:style-name="T1">A tulajdonviszony kölcsönös, oda-vissza kapcsolat</text:span>.</text:p>
      <text:p text:style-name="P15">Mitől lesz a tulajdonból birtok? Attól, hogy <text:span text:style-name="T1">bírok vele</text:span>: ismerem erejét és gyengéit, felmérem az általa nyújtott lehetőségeket és a vele járó korlátokat. Például: lehet a tulajdonomban egy faragókés – ahhoz azonban, hogy „birtokommá váljék”, szükségem van a használatához szükséges erőre, tapasztalatra; helyre, ahol használhatom; anyagra, amit megformálhatok vele; tudásra és eszközökre ahhoz, hogy karbantartsam; és kell olyan feladat, amelynek megoldásához felhasználhatom. Mindezen túl egy közösség tagjaként azt is számításba kell vennem, hogy mekkora erőfeszítésbe kerül mindezen feltételek és tudás megszerzése, illetve milyen képességekkel bírok az eszköz használatához. Lehetséges, hogy teljesen értelmetlen foglalkoznom vele, másra alkalmasabbak a képességeim, és mindenki jobban jár, ha ezt a kést, és a használatához szükséges feltételeket nem én, hanem valaki rátermettebb szerzi meg, én pedig valami más eszköz birtokosa leszek.</text:p>
      <text:p text:style-name="P15">Akkor válik birtokommá a gondolkodás képessége, ha megismerem saját gyengéimet, vágyaimat, képessé válok a szükséges ideig és módon koncentrálni, ugyanakkor tudok lazítani, pozitív minták­kal táplálni, regenerálni gondolkodásomat (anélkül, hogy veszélyeztetném). A megismerése révén tudom megtalálni azt a munkát, amelyet életem során örömmel fogok végezni, mert mindig újat mutat, és általa hasznos tagjává válok közösségeimnek (ezt hívták régen „mesterségnek”), így elmém megbecsült és szeretettel karbantartott eszközzé válik. Ugyanez igaz a testemre is: ha megis­merem szükségleteit, erejét és gyengéit, rászánom az időt arra, hogy karbantartsam, fejlesszem, jó gazdája leszek: nyugalmat ad számomra, hogy az elvárható mértékben megbízhatom benne, jó esz­köz lesz mesterségem műveléséhez, és kezelni tudom azokat a késztetéseket, amelyek nem felelnek meg belső szabályaimnak vagy a közösség rendjének. Ha nem válok urává, akkor rabja leszek vágyaimnak, félelmeimnek, ősi ösztöneimnek és kósza ötleteimnek; kiszolgáltatottá válok annak az iparnak, amely a saját teste és elméje feletti uralmat elvesztett tömeget terelgeti fogyasztási cikkek, bankhitelek, politikai mesemondók, testi-lelki nyavalyákból táplálkozó sarlatánok hada felé.</text:p>
      <text:p text:style-name="P15"/>
      <text:p text:style-name="P5">Kissé elvont fogalma a birtoklásnak az emberi kapcsolatok rendszere, amit mégis ugyanazokkal a szavakkal írunk le, és ugyanúgy fogható fel. Nekem három fiam, feleségem van, és ez nem csak nyelvtanilag „birtokos szerkezet”, a kérdés: bírok-e velük. Rendelkezem-e azokkal a képességekkel: szeretettel, erővel, odaadással, határozottsággal, nyitottsággal, odafordulással, amelyek révén „mesterségem” részeként tudom kezelni ezt a „tulajdonviszonyt”, mert ha nem, áldozatként vagy lázadóként, de mindenképpen rabjává válok az apa, férj szerepének. Figyelem: a „bírni vele” nem a „birtok”, jelen esetben a másik ember totális irányítását, leigázását jelenti, hanem a képességeimnek és szerepemnek megfelelő harmonikus kapcsolatot. Ha én bírok a feleségemmel, nem zárja ki, hogy ő bírjon velem, épp ellenkezőleg: a kapcsolatban rejlő lehetőségek akkor bomlanak ki, ha kölcsö­nösen bírunk egymással, nem egyéni, hanem közös érdekeink mentén osztozunk feladatainkon.</text:p>
      <text:p text:style-name="P15">A fizikai szintű birtoklásra ugyanez érvényes: mindig kölcsönös viszony épül ki a tulajdonos és a tulajdon között. Helyesen járok el, ha a tulajdonviszony létrehozása előtt végiggondolom, hogy a megkívánt dolog milyen módon fogja megváltoztatni az életemet, milyen feltételeknek kell majd megfelelnem, milyen új függési viszonyokat épít majd ki – egyáltalán, megfelelő birtokos leszek-e én, és jó üzletet kötök-e azáltal, hogy ezt a viszonyt felépítem. A tulajdonviszonyaimban pedig csak két választásom van: vagy „bírok” a birtokommal, vagy rabja vagyok, nincs más út.</text:p>
      <text:p text:style-name="P15">A fentiek óvatosságra intenek, úgy tűnik, hogy a birtoklás ára a szabadság feladása, egyre bonyolultabb függő viszonyok jönnek létre általa; a legszabadabbnak ennek megfelelően a vándorló vadász-gyűjtögető közösségek, például a busmanok tűnnek. Egy ilyen embernek csak annyi szemé­lyes tulajdona van, amennyit folyamatosan, nagy távolságokra el tud vinni magával, minden egyes tárgy birtoklása a súlyánál, méreténél fogva csak akkor megengedhető, ha annyi hasznot hoz, hogy megéri cipelni. Ez a birtoknélküliség azonban a mi fogalmaink szerint igen távol áll a szabadságtól, hiszen a csoport tagjai teljesen kiszolgáltatottak a közvetlen környezeti hatásoknak. Másként fogalmazva: a busman közösségek az élőhelyük birtokosai, amit annak aprólékos megismerése és a hozzá való teljes alkalmazkodás révén valósítanak meg. Minimális mennyiségű, magukkal vihető tárgyi javaik és a közösségben örökített tudásuk révén azonban képesek életben maradni azon a területen, ahol rajtuk kívül bárki más állandó külső segítség nélkül rövid idő alatt életét vesztené.</text:p>
      <text:p text:style-name="P15">Minden más, kevésbé szélsőséges körülmények között élő emberi közösség azt az utat választotta, hogy az élőhely uralását annak megváltoztatása: földművelés, gazdálkodás, ásványkincsekre épülő termelés, szállítás által valósítja meg. Ehhez közösségi és egyéni tulajdonviszonyokat alakít ki: saját közösségi és egyéni terület, munkaeszközök, állandó lakóhely, egymás számára nyújtott szolgáltatások. Ezen tulajdonok nélkül, pusztán a természeti környezetből már nem tudja biztosítani fennmaradását, függ tőlük, cserébe viszont megszabadul az élőhelytől való totális függéstől. </text:p>
      <text:p text:style-name="P15">A történelem azt igazolja, hogy a beavatkozó hozzáállás hatékonyabb, vagy legalábbis képes kiszorítani az alkalmazkodókat, hiszen ők a közvetlen függés miatt képtelenek kezelni a beavatkozás miatt gyorsan változó környezeti feltételeket. Ráadásul a beavatkozó közösség a természeti folyamatokhoz képest mérhetetlen sebességgel állandóan fejlődik, alakul, változtatja önmagát, míg az alkalmazkodók élete a hangyák, méhek végletekig kifinomult társadalmához hasonlóan szinte örök és változatlan.</text:p>
      <text:p text:style-name="P15">Mi, a globális emberi faj beavatkozó, birtokviszonyban élő közösség vagyunk, vitathatatlanul sikeres működési mintákat hordozunk, amelyek bennünket eddig eljuttattak. Gyengénk viszont, hogy nem ismerjük működésünk alapszabályait, nem birtokoljuk őket, ezért azok uralkodnak rajtunk. Ilyen maga a birtoklás fogalma is, külön kiemelendő a „bármi birtoklása lehetőségének birtoklása”, vagyis az egyéni pénzfelhalmozás lehetősége. Ez azért különleges, mert elrejti a birtoklás kölcsönös viszonyát: a pénznek nem kell garázst építeni vagy megművelni, nem kell hozzá szaktudás, nem jár feladattal, „csak van”. </text:p>
      <text:p text:style-name="P5">Nem kell végiggondol­nom, hogy az általam a lehetőség birtoklásának vágya miatt felhalmozott összeg másnak életet, munkalehetőséget jelentene, felelős gazdaként a közösségemet kellene gyarapítanom a segítségével; nem számít, hogy milyen tevékenységeket támogat belőle az a bank, amelybe betettem; hogy alapvetően függök a pénzemet forgató banktól: ha nagyot hibázik, annak én is megiszom a levét. Mivel ez a birtoklás nem testesül meg konkrét tárgyakban, szolgáltatásokban, eszközökben, ezért nincs felső határa, mindig lehet több, soha nem lehet „jóllakni” vele; az általa okozott öröm nem csökken ugyanúgy a birtoklás következményei miatt (amiért a tizedik ház, autó vagy sör már nem okoz akkora élvezetet, mint az első). Ha mégis így lenne, akkor mutatja meg magát a pénz másik arca: az érte futott versenyben az erősebbnek mindig nő az esélye, aki kimarad, meg akar állni egy szinten, jó eséllyel végleg kiesik, könyörtelenül kitúrják az éhesebbek.</text:p>
      <text:p text:style-name="P15">Ezt az eszközt választottuk ki arra, hogy vezérelje a fizikai birtokainkhoz való viszonyunkat, így – mivel „beavatkozó, birtokos” társadalom vagyunk – az életünket. Már nem mérjük fel, hogy mik a valós szükségleteink, milyen árat fizetünk azok kielégítéséért, milyen szintű függést vállalunk fel ennek során, és hogyan lesz mesterségesen generált szabadságvágyunk eredménye totális rabság a kiszolgáló rendszerek irányában (amelyek ebből, belőlünk élnek).</text:p>
      <text:h text:style-name="P20" text:outline-level="2">Együttműködés és verseny</text:h>
      <text:p text:style-name="P15">A természet folyamatainak megfigyelése során arra a következtetésre juthatunk, hogy az élőlények rövid és hosszú távon egyaránt állandó versenyt futnak. Küzd a fényért az egymás mellett növekvő növények sokasága, az életéért fut rendkívül egyenlőtlen versenyt a zebra az oroszlánnal, ha veszít, elpusztul. A fajok evolúciós versenyben állnak egymással, belső mutációik, változásaik szintén „küzdenek” az élettérért. Az együttműködés, kommunikáció, feladatmegosztás leginkább a csoportokban élő állatokra jellemző, kialakulása és fejlődése azonban ismét a versenynek köszönhe­tő: ha a hatékonyabban együttműködő csoport életképesebb, mint az élettérben mozgó vetélytársak, akkor a csoport esélye nagyobb, az adott faj, illetve az adott, fejlettebb kommunikációval rendelkező csoport képes kiszorítani a vetélytársakat: más fajokat és ugyanazon faj más csoportjait.</text:p>
      <text:p text:style-name="P15">A felszínen zajló állandó küzdelem azonban valójában az együttműködés leghatékonyabb formája. Az élővilág „értékelő rendszere” rendkívül egyszerű: a cél az élőhelyen bármilyen forrásból elérhető energiából a legnagyobb biomassza felépítése. Az elsődleges energiaforrás a Nap fénye, amelyet a növények kötnek meg. A gyorsabb, nagyobb előnyben van; de az árnyékukban is nagy a küzdelem a maradék fényért. A bennük raktározott energiát az állatok táplálkozási piramisa hasznosítja újra; a rendszer minden pontján megtalálhatók a lebontók, akik egyszerű tápanyagokká alakítják az elpusztultakat, így a „hulladékot” ismét visszaforgatják. </text:p>
      <text:p text:style-name="P15">A verseny nem más, mint a „lehetséges megoldások” állandó összehasonlítása, amely során a „pillanatnyilag jobb” kicsit nagyobb esélyt kap a fennmaradásra, elterjedésre. Ezáltal azonban az őt hasznosító szervezetek is nagyobb tápanyagforrást, szaporodási lehetőséget kapnak (kórokozók, paraziták, szimbióták, ragadozók). Másrészt, bár egyedek szintjén szó szerint élet-halál harc folyik, az élőhelyet tekintve a győztes nem pusztítja el, csak háttérbe szorítja a pillanatnyi feltételekhez kevésbé alkalmas vetélytársakat, akik a környezeti feltételek esetleges változása vagy a felülkerekedett faj, változat összeomlása esetén újra előtörnek. Mindez felülről szemlélve egy állandóan változó rendszert alkot, amely nem törekszik a katasztrófák kizárására, de minimalizálja a törvényszerű fajszintű összeomlások globális hatását.</text:p>
      <text:p text:style-name="P15">Az emberi civilizáció fejlődése ugyanezt a versengést használta fel. A fejlettebb kommunikációs készséggel rendelkező csoportok kiszorították vagy magukba olvasztották a fejletlenebbeket. A magasabb szintű önszerveződést biztosító társadalmi rendszerek leigázták a szétszórtabbakat; ebben nagy szerepe volt az egyházak szigorú, hierarchikus felépítésének és jellegzetesebb, államok feletti szerveződésének. </text:p>
      <text:p text:style-name="P5">Az agresszívabb, egyéni és helyi szempontok feletti érdekeket képviselni és megvalósítani képes rendszerek felülkerekednek a helyi közösségeken, így alakulnak ki a faluközösségekből az uradalmak, azokból az államok, majd a mai, nemzetek feletti bankok, befektetőcsoportok, cégek által uralt világ.</text:p>
      <text:p text:style-name="P15">Mindez a verseny magasabb szinten ugyanúgy az együttműködés eszköze volt, amelynek révén az emberi társadalom a Föld bolygó egyetlen általunk ismert globális társadalmává alakult. A folya­matban részt vevő minden közösség gondolkodásmódjába kódolva hordozta a terjeszkedés, növekedés, szaporodás, térítés motívumát, és amelyik nem, az törvényszerűen alulmaradt a hódítókkal szemben, kivéve, ha azok számára teljesen értéktelen területet birtokolt. A hatékonyabb háttérbe szorította a sikertelenebbet, átvette a területét, és tovább növekedett, újabb és újabb területet szerezve.</text:p>
      <text:p text:style-name="P15">A mai felemás állapot oka ezek után már egyértelmű: megszűnt az a magasabb szintű együttműködés, amely az egyedi szinten zajló versenynek hátteret, igazolást, magasabb szintű ellenőrzést adott. A győzelme pillanatában a bukás felé induló, önelemzése szerint a piac törvényein és versenyén alapuló tőkés társadalom fejlődését annak köszönhette, hogy minden verseny felett állt a szereplők összefogása a „kommunista blokk” ellenében. A két „blokk” versenye pedig a két markánsan eltérő, materialista társadalmi szervező elv közötti evolúciós harc volt a világuralomért.</text:p>
      <text:p text:style-name="P15">A piaci verseny gondoskodott a jobb megoldások túléléséről; azonban mindenek felett érvényesült, hogy az „ellenségnél” is jobbnak kell lenni, és nem a nyereség maximalizálása a végső cél. Aki minőségben, hasznosságban, tartósságban nem volt elég jó, az „ellenség ügynöke” szerepében találhatta magát, aminél súlyosabb és abszolút a rendszer felett álló szelekciós tényezőt nehéz lett volna találni. Igen, megfelelő önbizalommal rendelkező vállalkozó (bármelyik blokkban) képes lehetett kijátszani, megkenni a rendszert, ám feje felett mindig ott lebegett Damoklész kardjaként egy olyan hithű, megvesztegethetetlen, dühös hivatalnok, párttitkár, államügyész, …, aki az egész birodalmat képes (a versenytársak aktív közreműködésével) felderíteni, és az ellenségtől félő tömeg által szétszaggattatni.</text:p>
      <text:p text:style-name="P15">A verseny fejlesztő hatását tehát kizárólag egy magasabb szintű együttműködés által támasztott, megkerülhetetlen szelekciós tényezőként viselkedő szabályok képesek stabilizálni. Ennek hiányában indult el mai világunk a kizárólag pénzügyi haszon által vezérelt verseny irányában, amely az erőforrások felhasználásában, az elkészült javak szükségességében, minőségében és elosztásában, illetve folyamatainak fenntarthatóságában egyaránt elfogadhatatlan. Ezért próbálkozik folyamatosan a legtöbb közösségformáló rendszer (vallás, politika) szinte állandóan ellenségképet generálni, amellyel az elengedhetetlen magasabb szintű ellenőrzés erejét biztosítja. </text:p>
      <text:p text:style-name="P15">Ez az út azonban nem járható, civilizációnk számára létkérdés, hogy a legutolsó globális konfliktusról csak múlt időben tudjunk beszélni, hogy Hirosima az első és Nagaszaki valóban az utolsó atomcsapás legyen. Egyetlen fegyverről lehet biztosan mondani, hogy ártalmatlan: amelyik meg sem jelenik az emberi elmében, ahogy biztonságról is csak akkor lehet beszélni, ha az emberek <text:s/>közössége olyan mintákat tartalmaz, amelyek az egyének között természetes módon keletkező minden érdekellentétet a felek számára megnyugtató módon képes kezelni.</text:p>
      <text:p text:style-name="P15">„Örök életű”, minden valós céltól és objektív értékeléstől megszabadult óriáscégeink, bankjaink, állami hivatalaink élet-halál harca, túlélésért folytatott versenyének nincs semmilyen igazolható hozadéka: létezésük és küzdelmük célját elértük. Globálissá vált civilizációnk saját fennmaradása és továbbfejlődése érdekében kénytelen megfogalmazni egy új, magasabb rendű együttműködés céljait és szabályait, amelyeknek alárendelhető a verseny. </text:p>
      <text:p text:style-name="P15"/>
      <text:p text:style-name="P5">Jelen pillanatban ez talán túl egyszerű is: meg kell határozni azt a szükséglethalmazt, amelyhez minden egyes embernek születési helytől és időtől függetlenül fajtársunkként joga van (bár helyesebb ezt <text:s/>közös életterünk révén minden élőlényre kiterjesztenünk). Erre a szintre kell leszállítani a „fejlett világ”, és felemelni a „fejlődő világ” lakosainak ellátását, továbbá biztosítani kell, hogy kielégítésük ne ronthassa gyermekeink lehetőségeit. Ez a mai világból, gondolkodásból nézve mesének hangzik – valójában ez az első feladat, amelyet egy életterét teljes mértékben, további „szerzés” lehetősége nélkül belakó, magát intelligensnek tartó társadalomnak kötelessége megoldani: definiálni a rendelkezésre álló erőforrások igazságos elosztásának szabályait.</text:p>
      <text:p text:style-name="P15">Ez a cél számtalan feladatot határoz meg, amelyek megvalósításához versenyre van szükség a leg­jobb ötletek és a legjobb megvalósítók között. A verseny célja azonban nem a túlélés, a „dicsőség”, a hatalom vagy birtokok megszerzése, hanem az, hogy valóban a legalkalmasabb résztvevők dolgozzanak a legjobb megoldáson, és mindenkinek jusson a tehetségéhez megfelelő feladat.</text:p>
      <text:h text:style-name="P20" text:outline-level="2">Egyidejűség</text:h>
      <text:p text:style-name="P15">Civilizációnk működését, képességeit a legutóbbi időkig egy rendkívül komoly, ugyanakkor láthatatlan tényező befolyásolta: az információ terjedésének sebessége. A jelenség fontosságát nehéz elsőre belátni, azonban egy példa talán segíthet ebben. </text:p>
      <text:p text:style-name="P15">A csillagászat a világűrrel foglalkozik, kutatja annak jelenségeit; egyvalamiről viszont keveset beszél: a világűr mai helyzetének semmi köze nincs ahhoz, amit látunk belőle. Nem csak hogy régen volt olyan, amilyennek látjuk – valójában <text:span text:style-name="T1">sosem volt olyan</text:span>. Két galaxis eltakarja egymást, de nem voltak egymás mögött, csak történetesen a közelebbi mozgása közben (pár millió évvel ezelőtt) éppen keresztezte a távolabbi felől felénk tartó (már akkor több millió éve utazó) fénysugár útját. Azt, hogy az <text:s/>Univerzum ma, ebben a pillanatban hogy néz ki, soha nem fogjuk megtudni a csillagászat segítségével, mert ehhez az elektromágneses sugárzás (fény, rádió, röntgen) egész egyszerűen alkalmatlan eszköz.</text:p>
      <text:p text:style-name="P15">A fizika egyik kedvenc „informatikai játéka” Schrödinger macskájának kísérlete, mely szerint elméletben teremthetők olyan körülmények, amikor egy dobozba zárt macskáról nem eldönthető, hogy él-e vagy elpusztult, az esély minden pillanatban 50-50%. A kísérlet szereplői a gyakorlatban mi magunk vagyunk. Semmi nem zárja ki, hogy a földi civilizáció tizenötezer évvel ezelőtt véget ért, amikor egy (tőlünk akár egy jótékony porfelhő révén láthatatlan) csillag összeomlása során olyan gamma sugárkitörést produkált, amely lesöpri az életet a bolygó jelentős részéről. Csakhogy ez a fény sebességével terjed, és még nem ért ide, és addig a pillanatig nem is fogunk tudni róla, amíg ide nem érkezik, és el nem takarít bennünket.</text:p>
      <text:p text:style-name="P15">Ha mai eszközeinkkel véletlenül megtaláljuk egy idegen civilizáció nyomát, csak annyit fogunk tudni, hogy százezer vagy millió évvel ezelőtt valami történt. Minden híradásunk ugyanilyen időtávokban érhet el valaki mást – szép kis párbeszéd, ahol a felek százezer éveket várnak egy válaszra. Ha létezik egyáltalán galaktikus kommunikáció különféle fajok között, arról két dolog tudható: semmi köze nincs azokhoz az eszközökhöz, amikkel ma mi próbálkozunk, illetve: ők gyökeresen más, egyidejű univerzumban élnek, amiről mi most (a fény-palackposta ismeretében) semmit sem tudunk.</text:p>
      <text:p text:style-name="P15">Ehhez képest mérhetetlen rövid történelme során az emberiség 99%-ának az akár 100km-es távolság is „végtelen” volt, hiszen nem ment olyan messzire, nem volt semmilyen kapcsolata ilyen „messzeségből”. Ráadásul azok a hírek, amelyek távolról érkeztek, mindig egy-egy utazón keresztül jöttek, így megbízhatónak egyáltalán nem voltak nevezhetők; a személyesen bejárható tartományon túl akár a mesevilág is következhetett volna.</text:p>
      <text:p text:style-name="P27"/>
      <text:p text:style-name="P28">Az intézményes oktatás, közösen elfogadott „igazságkép” már egy fokkal jobb helyzetet teremtett: képes volt összhangot teremteni a távol élő, egymást soha nem látó emberek fejében levő világ­képek között: mintha fényképeket mutattak volna a távoli dolgokról. Igaz, hogy soha nem voltam, és nem is leszek ott, de ha akarom, tudhatok a Kilimandzsáró hegyről, tudhatom, hogy emberek bejárták a bolygó minden zegét-zugát; elolvashatom, rajzokon, fényképeken megnézhetem, hogy mit láttak ott. Akkor, amikor arra jártak. Vagyis, az információ terjedési sebessége még nem sokat változott, csak jelen van, mint a csillagászat tudása a világegyetemről.</text:p>
      <text:p text:style-name="P27">Természetesen a hadviselés, a politika ismét az élen jár: nekik a legfontosabb, hogy minél kisebb késedelemmel, megbízható adatokat kapjanak a távoli történésekről. Megjelenik a futárszolgálat, a postagalambokkal felszerelt ügynökök; aki gyorsabban, megbízhatóbb információk alapján hoz döntést, nyer. Háborúban is, de a gazdasági küzdelmek során is.</text:p>
      <text:p text:style-name="P27">A fejlődés pedig megállíthatatlan, jön a távíró, a telefon, a közvetlen, fénysebességű kapcsolat a bolygó tetszőleges két pontja között, ami ekkora léptékben egyidejűséget jelent: a két pont között az információ emberi közvetítő nélkül, csaknem azonnal és hiteles formában jelenik meg. A mindenki számára elérhetővé váló internet ezt a képességet terjeszti ki először a hadseregektől a politikusokra, majd az üzleti élet szereplőire, a médiára, és végül minden egyes emberre.</text:p>
      <text:p text:style-name="P27">Ennek a folyamatnak éppen a felénél járunk. A politikai élet főszereplőitől már átvették a hatalmat a gazdasági vezetők: a globális egyidejűség olyan szintű pénzmozgást tesz lehetővé, amely minden nemzetállam lehetőségeit sokszorosan meghaladja. Nem mellékes módon: a pénzvilág vezetői maguk fújták hatalmasra ezt a lufit, amelynek eredményeképpen ma több pénz összpontosulhat egy befektető kezében, mint amennyi értéket bármely állam, sőt, az egész bolygó fel tud mutatni. Ez is kétélű megállapítás, mert egyik oldalról azt mondja, hogy mindenkinél hatalmasabb, másik oldalról viszont azt, hogy a hatalma semmit sem ér valójában.</text:p>
      <text:p text:style-name="P27">A hétköznapi ember számára ma az egyidejűség azt jelenti, hogy egy pályán versenyez a világ összes hozzá hasonló képességű emberével, legyen az mérnök, tervező, telefonos ügyfélszolgálatos, fröccsöntő üzemi munkás; és az nyeri a versenyt, aki olcsóbban tud még a vevő torkán letuszkolható árut előállítani. Az árat pedig az általánosan elfogadott életkörülmények határozzák meg: aki hajlandó barakkokban élni, és tizenkét órát robotolni, nyerni fog. Persze nem személyesen, hiszen ő várhatóan rövidebb ideig fog élni, mint emberhez méltó körülményeket kikövetelő távoli versenytársa, aki viszont amiatt kerül rossz helyzetbe, hogy munkanélkülivé válik, és mivel ez társadalmi szintű jelenség, lassan beszakad alatta a szociális háló.</text:p>
      <text:p text:style-name="P27">A pénzvilág emberei, az elvileg a rendszert irányítók számára az egyidejűség azt jelenti, hogy számítógépes algoritmusok elemzik a folyamatokat, és igyekeznek töredék másodpercnyi előnyt szerezni a versenytársakkal szemben – az elemzés pedig kizárólag pénzügyi értékeléseken alapulnak, tőzsdei következmények előjelzésére koncentrálnak, minden egyéb szempont másodlagos. Mint Pilátus és Jézus viszonya, előbbi az abszolút hatalomként jelenik meg, mégis képtelen megmenteni Jézust, mert nem haladhat az elvileg általa vezetett tömeg közös akarata ellen.</text:p>
      <text:p text:style-name="P27">Az egyidejűség, a globalizáció és a helyi különbségek kialakítása jelenleg a gazdasági hatalmat birtoklók kezében van. Ők szabályozzák, hogy mennyire legyen globális a világ, mennyire maradja­nak fenn hihetetlen különbségek a régiók között, amiből ők hasznot húznak. Szabadalmakkal védik, perekkel fenyegetik a globális tudás áramlását, mert ebből nyereségük származik. Megfojtják az önellátó közösségeket, mert minden szállítás, minden utazás őket gazdagítja; a globalizációt az áruk és emberek ide-oda mozgatásaként fogják fel. </text:p>
      <text:p text:style-name="P15">A kevésbé fejlettek cenzúrával gondoskodnak arról, hogy ne juthasson el felfogásuktól idegen tartalom az emberekhez; az ügyesebbek a mindentudás illúziójával operálnak: a Google, a Wikipédia „mindent tud”, pedig csak a közösség átlagának tükörképe, a középszint; nem alkalmas a civilizáció tudatos önfejlesztésére. </text:p>
      <text:p text:style-name="P15"/>
      <text:p text:style-name="P5">Ironikus, hogy az „információs társadalom” középpontjában az internet végtelen szemétdombjának belső kapcsolatain alapuló értékelő rendszer áll (és csak remélhetjük, hogy kizárólag azon alapul, nincs mögötte befektetői érdekeken alapuló súlyozás vagy tiltás... vajon reális ez a remény?). „Világpolgári” kapcsolati hálónkat informatikai rendszerekben tároljuk számtalan személyes adatunkkal együtt, felkínálva mindezt azok számára, akik nemzetbiztonsági vagy fogyasztói szempontból elemezni kívánnak minket.</text:p>
      <text:p text:style-name="P15">Még egy rövid kitekintés: ha létezik tőlünk idegen, galaktikus kommunikációra képes civilizáció, akkor az akár jelen is lehet bolygónkon, mégis képtelen velünk bármit is kezdeni. Addig, amíg fajtánk képtelen feldolgozni ezt a hozzájuk képes porszemnyi, bolygószintű egyidejűséget, addig teljesen értelmetlen bármilyen, ennél nagyobb rendszerről beszélni.</text:p>
      <text:p text:style-name="P15">Az egyidejűség azonban megállíthatatlan. Minél több valós idejű információ birtokába kerülünk, annál nagyobb a feszültség, az értetlenség afelett, hogy hogyan vagyunk képesek ennyire ostoba módon bánni természeti kincseinkkel és emberi erőforrásainkkal. Hogy létezhet, hogy mérhetetlen sok ember él ma, ebben a pillanatban elfogadhatatlan körülmények között? Kinek jó, ha a gyerekeimmel egykorú szerencsétlenek kezébe fegyvert adnak, kábítószerekkel tömik őket, és lövetik egymást halomra? A sor a végtelenségig folytatható...</text:p>
      <text:p text:style-name="P15">Ma elértünk abba a korba, amikor egy hang, egy szó, egy gondolat bárhová eljuthat a világban. Egy jó ötletnek sincs már helye páncélszekrényekben, szabadalmi, ipari védelem mögött. Képesek vagyunk globális álmokat megfogalmazni, és ezek nem luxusvillákban, világuralomban vagy a világ keletkezésének megfejtésében öltenek testet, hanem abban, hogy olyan életmodellt alkossunk, amelyet minden egyes embertársunkkal képesek és hajlandóak vagyunk megosztani. Képesek vagyunk virtuális templomot létrehozni a tudásnak, amely a mai szintre emelt, és valódi megbecsülést adni a munkának, amely táplál és fenntart bennünket, és végre harmóniát teremt köztünk és környezetünk között.</text:p>
      <text:h text:style-name="P20" text:outline-level="2">Klykhor, Gólem</text:h>
      <text:p text:style-name="P15">A tibeti Pema Tense szerzetesnek, amikor elérte a spirituális fejlettség megfelelő fokát, mestere, Kang Rinpoche azt a feladatot adta, hogy idézzen meg egy tanító szellemet (Yidam). Ez egy hosszú folyamat, meg kell találni a megfelelő helyet, aztán egy mágikus ábrát kell létrehozni (ennek neve kylkhor). Ezután a tanítvány hónapokat tölt el a kylkhor előtt, folyamatosan arra koncentrálva, hogy egyszer csak megpillantja a kylkhor belsejében a szellemet. Ha ez sikerült, akkor meg kell hallania a hangját, megéreznie az érintését, végül rávenni, hogy hagyja el a kylkhor kereteit, és szabadon járjon mellette – ebben az állapotában már más is valós létezőként érzékeli a szellemet. Pema Tense a Himalája hegység egy elhagyatott barlangjában sok-sok hónapos erőfeszítéssel végrehajtotta a feladat minden lépését.</text:p>
      <text:p text:style-name="P15">A mester ekkor azt mondta tanítványnak, hogy őrá már nincs szüksége, mert a szellem folytatja majd a tanítását. Pemában – habár a yidam olyan dolgokat tudott, amiket ő maga nem, megtett dolgokat, amiket ő maga nem tudott megtenni – kétely ébredt, úgy érezte, hogy a yidamot nem megidézte (tehát az nem egy tőle függetlenül létező istenség), hanem saját teremtménye, belőle származik. Mestere megfeddte, és szigorú meditációs gyakorlatokat írt elő számára, hogy elűzze a szentségsértő kételkedést. Mindezek dacára Pema kételkedése csak erősebbé vált, így visszatért mesteréhez, és elétárta problémáját: képtelen megszabadulni attól a gondolattól, hogy a yidam nem valóságos. „Nem látod? Nem hallod? Nem olyan valóságos számodra, mint maga a Himalája?” – kérdezte a mester. „De igen” – válaszolt a tanítvány –, „mégis az a meggyőződésem, hogy ez csak az elmém terméke.” – „Nos, akkor végre megértetted a leckét” – mondta a mester.</text:p>
      <text:p text:style-name="P15"/>
      <text:p text:style-name="P15"/>
      <text:p text:style-name="P5">A zsidó kabbala szerint a megfelelően képzett rabbi számára lehetséges, hogy agyagból embert formázzon, majd életre keltse azáltal, hogy a héber „igazság” szót írja a homlokára, leállítani pedig a szó első betűjének letörlésével lehet, így ugyanis a felirat jelentése „halál”. A sebezhetetlen, fájdalmat nem érző, félelmet nem ismerő, hatalmas erejű gólem szolgálni fogja alkotóját, de vigyáznia kell vele, ugyanis nem tud beszélni, nincs lelke vagy értelme, ezért minden parancsot szó szerint, gondolkodás nélkül hajt végre, ráadásul minél tovább létezik, annál nehezebb irányítani. Törvény továbbá, hogy <text:span text:style-name="T1">Sabbath</text:span>, az Úrnak szentelt pihenés napján nem lehet életben. A legenda sze­rint a prágai Lőw rabbi ezt felejtette el, ezért góleme, akit a zsidó negyed elleni erőszakos támadá­sok kivédésére hozott létre, őrjöngeni kezdett, és a fél várost lerombolta, mire meg tudta állítani.</text:p>
      <text:p text:style-name="P15">Ezek a történetek sok tanulságot hordoznak az emberi teremtő képesség hatalmáról és sebezhetőségéről egyaránt. Ma túlnyomó részben egy általunk teremtett világban élünk. Időnk jelentős részét olyan gondolatok foglalják le, amelyek nem a valós (étel, ital, környezet, emberek), hanem az általunk teremtett világra vonatkoznak (árucikkek, politika, gazdaság, karrier, szórakozás). Ez a világ egy általunk teremtett, mérhetetlen hatalommal rendelkező, önálló lényként viselkedik, érzéketlen a fájdalomra, nem fél semmitől. Valójában mi magunk alkotjuk, egyedi fájdalmaink, szenvedésünk és bukásuk a gólem testében zajlik, ám gond nélkül lecserél bennünket a helyünkre várakozó versenytársainkra.</text:p>
      <text:p text:style-name="P15">A gond is ugyanaz vele: nem tartottuk tiszteletben a gólem megalkotásának szabályait. Nem vettük figyelembe, hogy a gólem mindent szó szerint értelmez, nincs benne „lélek”, amely figyelembe venné a tettek következményeit, hosszú távú hatásait, a gyengébbekre gyakorolt hatását. Ha azt mondjuk neki, hogy „az ember a legnagyobb érték”, illetve azt, hogy törekedni kell a hatékonyságra, akkor a gólem lecseréli a helyi „értékes” embereket távoli, arctalan rabszolgák tömegére, igyekszik minél kevesebbet használni a túl értékes nyersanyagból. A gólem eszköz, amelyet használni kell, és a használatával járó felelősséget értelmetlen átruházni rá, és a „gazdasági törvényszerűségekre” hivatkozni.</text:p>
      <text:p text:style-name="P15">Életben hagytuk Sabbath napján. Profán megfogalmazásban: az Úr rendelése szerint minden hetedik napot tölts azzal, hogy megszemléled, mit csináltál az elmúlt hat nap során, és ezt ne a megszokott tevékenységi körben tedd, hanem az Ő színe előtt, vagyis egy abszolút, teljes hatalom és tudás birtokában ítélő külső szemlélő előtt, a teljes felelősség tudatában, kifogások és mentségek nélkül. Ez az idő az ember és Isten személyes találkozásának van rendelve, a gólem, az ember által teremtett szolga nem szólhat bele, az életét meg kell szakítani. Megtörtük ezt a szabályt, nincs az életünkben egy állandó szembenézés minden tettünk következményével, felelősségünkkel; ezért az általunk teremtett, mérhetetlen hatalommal rendelkező gólem őrjöngeni kezdett. Pusztítja városunkat – természetes életterünket, és minket magunkat is veszélyeztet.</text:p>
      <text:p text:style-name="P35">A gólemet mi teremtettük azáltal, hogy agyagból gyúrtunk egy alakot: saját rendszerünkben model­leztük az életet, evolúciót, civilizációnk modelljét, majd ráírtuk a homlokára: „igazság”. Igaznak tartjuk a pénzügyi törvényeket, gazdasági szabályokat, élőnek hisszük a gólemet, és elfelejtettük, hogy hét naponként le kellene törölni a homlokáról ezt a szót, és az eszköz helyett önmagunkba, er­kölcsi törvényeink felé kellene fordulnunk; elfelejtettük, hogy képesek vagyunk felülemelkedni a gólemen. Ettől aztán a gólem egyre irányíthatatlanabbá vált, hiszen mesterei, mi magunk nem hi­szünk már a felette való hatalmunkban, sőt, inkább hazugságokba menekülünk a felelősségtudat elől.</text:p>
      <text:p text:style-name="P15">A gólem azzal állítható meg, hogy a homlokára írt „igazság” szó első betűjét, az aleph-et (alfa, az első betű, a kezdet, a születés, teremtés jele) letöröljük; a megmaradó betűk jelentése: halál. Akár úgy is fordítható ez a gondolat, hogy ez nem a gólem elpusztítása, hanem lényegének megjelenése. Mi írtuk rá, hogy ő az igazság, hogy valóban létezik, de ha teremtő erőnket elvonjuk tőle, a helyén a halál marad: a gólem maga nem élő, és halált hoz mindenre, amivel érintkezik. Más szóval: ahhoz, hogy ne tegyen tönkre mindent, a mi hitünk, teremtő erőnk, felelősségünk elengedhetetlen.</text:p>
      <text:p text:style-name="P15"/>
      <text:p text:style-name="P5">A tibeti változat tanulsága hasonló, bár máshová vezet. A yidam, a gondolkodásunk által teremtett lény, ha elég időt töltünk vele, pontosan olyan valóságos lehet, mint akármelyik tőlünk független létező, a különbség teljesen elmosódhat. Egyformán valóságosnak tűnik egy földműves, egy asztalos, egy ápolónő, egy adóellenőr, egy bankár vagy egy miniszterelnök, azonban míg a földműves munkájának eredménye a kenyér, amelyet megeszünk, az asztalos készíti a szekrényt a házunkba, az ápolónő a gyógyulásunkért küzd, addig a többiek egy általunk kitalált rendszer különböző pontjain, magának a rendszernek a fenntartásán foglalatoskodnak. A mai „gazdasági válság” egyértelműen mutatja, hogy a rendszer fenntartói hatalmuknál fogva sokszoros és indokolatlan túlsúlyba kerültek a valós értéket előállítókkal szemben, ezért a „csinált világ” beteg. Ez pedig hatalmas szerencse, mert így talán fellebben az állandó mesék és rejtegetések függönye, és kiderül: a valódi világgal is óriási baj van; ha valami dolgunk van, az egyáltalán nem a pénzügyi rendszer, a bankok, a mobiltelefon-gyártók vagy az autóipar megsegítése, hanem bolygónk és civilizációnk megmentése az előbbiek által végzett rombolástól.</text:p>
      <text:p text:style-name="P15">A kylkhor megteremtése és elpusztítása törvényszerű része a tanítvány fejlődésének – ez valószínűleg az emberi civilizáció szintjén is ugyanígy elkerülhetetlen. A yidam, hiába írja le mesterünk tanító szellemként, nem hordoz tőlünk független bölcsességet. Nincs mit tanulnunk csinált világunkból, politikánkból, gazdaságunkból, történelmünkből: mindez nem külső forrás, hanem saját gondolkodásunk hatalmasra nagyító tükre. Ne feledjük el: fejlődésünk érdekében elengedhetetlenül fontos, hogy létrehozzuk, hogy eleinte külsőként fogjuk fel, megcsodáljuk hatalmát és erejét. Aztán magunkra ismerünk benne; majd minden erőnkkel küzdjünk a bennünk felmerülő kétellyel szemben, amely azt sugallja, hogy az egésznek semmi értelme, hogy valójában nincs is ott, az egészet csak mi magunk teremtettük. Fontos, hogy minden erőnkkel akarjuk hinni valódiságát, és végül mégis elbukjunk, és rádöbbenjünk: valóban nincs ott, valóban csak mi találtuk ki, és hagyjuk elenyészni, mint bármely más kósza gondolatot.</text:p>
      <text:p text:style-name="P15">A tibeti misztérium megvilágosodást ígér a tanítványnak, amikor megéli ezt a váltást, annak felfo­gását, hogy lényegében bármi a világon lehet ugyanilyen, általa teremtett, meggyőződése és tapasz­talatai által fenntartott illúzió, és hogy a lényeg mindig a látható, megtapasztalható dolgok mögött keresendő. Vajon ezt az analógiát követve mit jelenthet egy globális, fajszintű megvilágosodás?</text:p>
      <text:h text:style-name="P20" text:outline-level="2">Miért jó a válság?</text:h>
      <text:p text:style-name="P15">A mostani válság nem más, mint a nagyon régen eltitkolt, feledni vágyott igazság felszínre kerülése: ha hagyjuk, hogy az értékmérő, a pénz elszakadjon a civilizáció értékfogalmától (legyen az emberi érték vagy környezeti erőforrás), akkor semmi nem állítja meg azt a folyamatot, hogy bármely összeget leírhatunk egy papírra, számítógépbe – ez nehézséget mindig csak akkor fog okozni, ha valaki be is akarja váltani valamire. Hatalmas adagokat lehet belőle tologatni, függetlenül attól, hogy például egy országban valójában hányan termelnek értéket, és velük szemben hányan élnek szállításból, forgalmazásból, reklámból, irányításból és így tovább.</text:p>
      <text:p text:style-name="P15">Most a csúf északi szél becsukta a mesekönyvet, és bár igen sokan fáradoznak azon, hogy újra visszaaludjunk, még nem látszik az a folyamat, amelytől mindenki újra megnyugodva visszasüllyedne a szép új világról szóló álmodozásba.</text:p>
      <text:p text:style-name="P15">Nem is szabad, hogy sikerüljön. Az ajtó előtt ugyanis egy valódi szörny, egy a mainál nagyságrendekkel komolyabb válság álldogál, és egyelőre még türelmesen vár: kifogyó energiahordozó-készlet és a bolygó klímaváltozásának ezer kegyetlen következménye (valójában az ő előrevetett árnyéka tombol most a tőzsdéken, nem maga a tény, hanem a tőle való félelem okozza a pánikot: mindenki tudja valamilyen szinten, hogy ezen az úton nincs „előre tíz év”, nincs maihoz hasonló jövő). </text:p>
      <text:p text:style-name="P5">Még vár, még talán van néhány évünk arra, hogy kicsit álmos szemmel ajtót nyissunk neki, beengedjük a házba, és elbeszélgessünk arról, hogy merre is kell fordulnunk annak érdekében, hogy még gyermekeinknek is legyen jövője, döntési szabadsága, ne váljon a mi gondatlanságunk következményeinek játékszerévé. Ha ezt nem tesszük meg, ránk dönti a házat, mi meg, rajzfilmes képpel élve, ott maradunk egy szál ajtóval a kezünkben...</text:p>
      <text:p text:style-name="P15">Jó ez a válság! Szembesülnünk kell vele, milyen is az, amikor egy egész iparág (nevezetesen az évtizedek óta csak a marketingből élő, a józan ésszel indokolható szintet nagyságrendekkel meghaladó méretű autóipar) megroppan, százezrek, milliók megélhetése kerül veszélybe, országok költségvetése borul fel miatta.</text:p>
      <text:p text:style-name="P15">Az ökológiai értelemben fenntartható állapot kialakítása ennél sokszorta nagyobb átalakulást követel. Amikor végre komolyan vesszük, és felmérjük a távolsági szállítás ma szőnyeg alá söpört járulékos károkozását és költségét, a teherhajó-, kamion-, repülőgépflották hirtelen megszűnnek létezni, mérhetetlen töredékükre húzódnak össze. Megszűnik a távolsági turizmus, mert hirtelen megint túl költségessé válik az utazás; azok a közösségek, amelyeket a „pihenni vágyók” érdekében teljesen tönkretettünk, egyik pillanatról a másikra bevétel nélkül maradnak. Ha hajlandók leszünk civilizációnk szervezésében valóban jól használni az informatikát, az önirányítás nyomtatványtologató vízfeje szinte teljesen megszűnik létezni. Szükségtelenné válik a pénzzel való bűvészkedés óriási apparátusa. Ha megszűnik az ipar mindent szabadalmakkal védő, mindent ezerszer újra feltaláló és megvalósító, szükségtelen és egyenest a kukának tervezett tárgyakat alkotó hozzáállása, a valós igényeket a jelen kapacitás csekély hányadával képes lesz kielégíteni. Egészséges önértékeléssel rendelkező egyének világában kipukkan a divat, a luxus, a kozmetikumok csodavilága... Vajon mit fogunk csinálni akkor?</text:p>
      <text:p text:style-name="P15">Borúlátó jóslat szerint mindnyájan kis földecskéken próbálunk majd élelmet termelni, véres harcokat vívunk ételért, vízért; nevetséges fertőzésekben pusztulunk el, mert a ma ismert és természetesnek tekintett civilizáció megszűnik létezni. Vagy: szembenézünk ezekkel a kérdésekkel, nem menekülünk előlük ebbe a mai rémálomba, és megtervezzük a jövőt, gondot viselve minden egyes emberre minden erőnkkel segítjük őket megérteni a folyamatot, és együtt, vállvetve viseljük a feladatokat és a következményeket. Nem a gépek, civilizációk, vallások vagy a szerencsétlen rongyos túlélők háborúját és hasonló változatos önpusztító fantáziaképeket, hanem azt a 21. századot, amely után lesz, aki számolja a 22.-et, és elégedett, sőt, némi elnéző mosollyal büszke lesz őseire: miránk...</text:p>
      <text:p text:style-name="P15">Divat csodálkozva tekinteni önmagunkra, hogy „de hiszen ennyi mindent tudunk a klímaváltozásról, hogyhogy nem teszünk ellene semmit?” Pedig a válasz rendkívül egyszerű: arról van szó, hogy mi globálisan oroszlánnak látjuk magunkat, amióta az eszünket tudjuk, és minden, amit teszünk, és amivel tönkretesszük a bolygót, az oroszlánságból fakad. Ahhoz, hogy túléljünk, báránnyá kellene válnunk... Globálisan, minden egyes emberre nézve meg kellene változtatnunk saját jelenünket (minél fejlettebb részén élünk a világnak, annál inkább) – annak érdekében, hogy legyen jövőnk. Sőt, hogy pontosabb legyek: egyáltalán rendelkeznünk kellene olyan jövőképpel, amellyel tudati és érzelmi szinten egyaránt azonosulni tudunk, de amelyet képtelenek vagyunk felrajzolni a mai világ „fejlődési” irányának mentén. Nincs átmenet, nincs az a kanyar, ami minket egy valóban szép világba a maiból elvinne.</text:p>
      <text:p text:style-name="P15">Van ma egy szép nevű mozgalom: Lehet Más a Politika. Minden tiszteletem azoké az eszméké, amelyek mozgatják, de… Van új ismeret mögötte, olyan, amit nem tudunk öt (mondjuk Soros György vagy klímakutatók elemzései), ötven (mondjuk Ökotópia) vagy éppen kétezer-ötszáz (Lao-ce) éve, ami most, ebben a pillanatban gyökeresen átrajzolná az érdekviszonyokat? Másrészt, itt nem volna érvényes az evolúció törvénye? </text:p>
      <text:p text:style-name="P5">A politika az, amit ma látunk belőle (illetve nyilván csak a „napos” oldalát látjuk, a háttérben még sokkal sötétebb a történet). Évezredek társadalmi evolúciója alakította ki a szerepeket, a viselkedésmintákat, folyamatokat. Nyilván „lehet más”, ahogy lehetnének kék egerek, hatlábú paripák, és mindenekelőtt, minden oroszlán megmaradhatna édes cicának, hogy később ne gyilkolja meg azokat az aranyos zebrákat. De nem... Társadalmi életünkből szavannát csináltunk, sok kérődzővel és tökéletes ragadozókkal, mindenki játssza a saját szerepét; a mesék, amelyekben a főhős csodákat tesz, és teljes idegenként viselkedve túlél lehetetlen dolgokat, szimbólumok csupán, és ilyen formában nem ültethetők át a hétköznapi életbe. A „politika” nem lehet „más”, mert <text:span text:style-name="T1">pontosan az, amivé általunk válhatott</text:span>.</text:p>
      <text:p text:style-name="P15"><text:span text:style-name="T1">Mi magunk lehetünk mások.</text:span> Egyetlen út van: tudatára ébredni annak, hogy hiába mérhetetlenül hatalmas ez a világ, mégiscsak mi magunk, egyenként alkotjuk és álmodjuk meg olyannak, amilyenné válik. Ha hajlandóak vagyunk szembenézni azokkal a kérdésekkel és problémákkal, amelyek megbénítanak, és ebben a mai rémálomban tartanak bennünket, igenis tehetünk azért, hogy másként legyen; felelősek vagyunk, és ha ezt felvállaljuk, alkotói lehetünk világunk folyamatainak. Arra persze garancia nincs, hogy képesek is leszünk megteremteni ezt a „másik világot” – ez hit kérdése. Az viszont biztos, hogy ha nem indulunk el ezen az úton, egy másik világ fog eljönni hozzánk, de olyan, amilyet nagyon nem szeretnénk látni.</text:p>
      <text:h text:style-name="P59" text:outline-level="1">Kiút</text:h>
      <text:h text:style-name="P60" text:outline-level="2">A hátsó kijárat</text:h>
      <text:p text:style-name="P27">Elemzésem szerint a mai állapotból két lehetséges kijárat van; a helyzet leginkább egy rakéta fellövésére hasonlít. A most hátsó kijáratnak nevezett lehetőség az, hogy a rakéta egy csúcspontot elérve visszafordul, és egy ívet bejárva ismét földet ér. A másik változat szerint, amellyel az egész könyvben foglalkoztam, a rakéta az első fokozat kiégésével új hajtóművet indít be, folyamatos gyorsulással az ív tetőpontját felfelé hagyja el, és eddig ismeretlen világ felé veszi útját. A könyv mégsem lenne teljes, ha nem ejtenék szót az alternatív befejezésről.</text:p>
      <text:p text:style-name="P27">Az emberi közösségek fejlődését a homogén irányítás kiterjesztése, az egyre nagyobb erőforrás-koncentráció vezérelte. Minél nagyobb embertömegre és területre terjedt ki a vezérlés képessége, a központban annál nagyobb erőforrás-felesleg keletkezett, amely lehetővé tette mind több ember kivonását a közvetlen termelő folyamatokból. Ez volt a tudósok, művészek, irányítók „kasztja”, akik a közösség további fejlődésének irányát megszabták, eszközeit kialakították. Nekik születésük jogán másik világ jutott, mint a tömegnek; az ő történetükről szól a szintén általuk vezetett történelem, míg a kiszolgáló tömeg élete nem sokat változott századokon keresztül. Az irányítható tömeg mérete, a birtokolható terület nagysága a rendelkezésre álló eszközöktől (kommunikáció, hadsereg) és a szomszédoktól (hadi erőviszonyok, szövetségek) függött, ezek állandó felső korlátot jelentettek.</text:p>
      <text:p text:style-name="P27">Ugrásszerű változást hozott, amikor a tudományos fejlődés belülről áttörte a felső kaszt burkát az ipari forradalom során: a találmányok kiáradtak a tömegbe, és átalakították annak szerkezetét, az „egyszerű ember” és a tudás viszonya megváltozott: megszerezhetővé, fejleszthetővé, uralhatóvá vált. Mindez hirtelen megnövelte az erőforrás-felesleget, már több nem-termelőt bírt biztonsággal eltartani a rendszer; illetve kiderült, hogy a szellemi képesség nem születési előjog, így érdemes a nép között is halászni, tanítani és kiemelni a tehetségeket (ez korábban a népességet mélységében behálózó egyház előjoga volt). A megnövekedett fejlesztői kapacitás gyorsan dolgozott, egyre újabb találmányokat forgatott vissza a termelésbe, a spirál óriási sebességű fejlődést hozott.</text:p>
      <text:p text:style-name="P27">Ugyanez a fejlődés vezetett el a világháborúkhoz, majd az azt követő hidegháborúhoz, hiszen a közösség alapvető terjeszkedő, a szomszédra vetélytársként tekintő szemlélete nem változott, a képességet továbbra is a homogén módon irányítható terület és embertömeg nagyságával mérte. Így jutottunk el a mai állapothoz, amikor megszűnt a vetélytárs, a felszínen működik a homogén irányítás: mindnyájan ismerjük és beszéljük a pénz nyelvét.</text:p>
      <text:p text:style-name="P27">Ez a világ azonban nem tökéletes: a milliárdnyi, a demokrácia, felvilágosodás, szólásszabadság és egyenjogúság eszménye által táplált ellentétes érdek kaotikussá teszi; a hatalmasra duzzadt ellátóipar, mialatt óriási üzletet csinál a tömeg elbutításából és mesterséges igényeik kielégítéséből, mohón falja fel a bolygó utolsó erőforrásait. A rakéta túljutott a felső holtponton és zuhanni kezd... Ha ebben a formában marad az irányítás, akkor hatalmas árat fogunk fizetni érte, a pénzügyi irányítás összeomlása (amelynek szelét már érezzük) totális káoszt, a globális szövet cafatokra szakadását eredményezné. Le <text:span text:style-name="T1">kell</text:span> eresztenünk az önmaga törvényei által a szakadás határáig pumpált lufit, csökkentenünk <text:span text:style-name="T1">kell</text:span> fajunk fogyasztását.</text:p>
      <text:p text:style-name="P15">Lehetőségként fennáll, hogy a régi minta szerint újból kettészakad a világ irányító és fenntartó kasztra. Ehhez az szükséges, hogy a fenntartók ismét engedelmes, tudatosan alárendelt szolgái legyenek az irányítóknak, önmaguk örömmel mondjanak le szabadságukról a biztonság (kenyér, munka, béke) fejében. Véleményem szerint ma nagyon közel állunk ehhez: hatalmas tömegek váltak 5-10-20 évre kilátástalan módon a pénzvilág foglyaivá, létbiztonságuk egyedül az árfolyam­ingadozástól, furcsa és érthetetlen mérőszámok változásától függ. A szociális és egészségügyi biz­tonság szintén a pénz függvénye, valójában a lakás, munka, gyógyulás, élet állandó veszélyben van.</text:p>
      <text:p text:style-name="P27"/>
      <text:p text:style-name="P28">A pénzvilág urai, ha képesek összefogni, megtehetik, hogy a pénzügyi-irányítási válságra, erőforráshiányra és az egyre nyomasztóbb ökológiai problémákra hivatkozva (ne feledjük el: néhány éven belül sok millió ember szembesül életterének megszűnésével a tengerszint emelkedése miatt, míg mondjuk India lakosságának egy része a vízkészlet apadása miatt az éhhalál küszöbére kerülhet) a területi teljhatalom (a nemzetállamok függetlenségéről már évtizedek óta nem beszélhetünk) és az informatikai eszközök birtokában globális szükségállapotot rendelnek el. Ennek jogán erőszakkal visszaszoríthatják – pontosabban a globális tömegtől elkobozva saját, kis létszámú csoportjuknak tarthatják fenn – a pazarlást, és valóban „rendet csinálhatnak” a bolygón, egyfajta felvilágosult istenkirályság formájában ténylegesen biztosíthatják az időközben óhatatlanul megfogyatkozó népesség biztonságát. Jelmondatuk több ezer éves, így szól: <text:span text:style-name="T1">„A néppel el lehet érni, hogy a helyes utat kövesse, de nem lehet elérni, hogy meg is értse azt.”</text:span> (Konfucius) </text:p>
      <text:p text:style-name="P27">Ezzel a megoldással az a problémám, hogy soha nem sikerült megvalósítani. Minden kor új uralko­dói abban a hitben kezdték működésüket, hogy kommunikációs és irányító képességeik, fegyveres erejük sokszorosan meghaladja a korábbi generációkét, ez biztosítja számukra a stabilitást. Mindnyájan elfelejtették olvasni a történelmet, és megtanulni belőle a következő szabályokat:</text:p>
      <text:p text:style-name="P27"><text:span text:style-name="T1">Mindig van belső ellenzék</text:span>. Hiába a legjobb szándék a kezdetekkor, az ellenkezés örök, és ha egy társadalom (amely szerkezete miatt „közösségnek” nem nevezhető) hatalma erőn és tiltásokon alapul, az uralkodó előbb-utóbb szembesül vele. Egy idő után már kénytelen erővel fenyegetni, majd alkalmazni is azt, végül óhatatlanul bizonyítékát adja korábban csak feltételezett gonoszságának, és elveszíti a tömeg támogatását.</text:p>
      <text:p text:style-name="P27"><text:span text:style-name="T1">A vezető réteg mindig elrothad</text:span>. A szép eszmék lassan berozsdásodnak a hatalom mindennapjainak mámorában, a kíméletlen belső szelekció törvényét felpuhítják az emberi kapcsolatok és érdekviszonyok, mindig kifelé csúszik a „megtehetném...”, „megteszem titokban”, „versenyzek a többiekkel abban, hogy melyikünk tudja csúnyábban...” határa; a generációk elvesztik személyes kapcsolatukat azzal a motivációval, amely az őket csúcsra emelő rendszert megalkotta.</text:p>
      <text:p text:style-name="P27"><text:span text:style-name="T1">Mindig van konkurens rendszer</text:span>. A pénzvilág hatalma ma elsöprőnek tűnik – a felszínen –; valójában (időnként már látható módon) élet-halál harcot folytat a vallással: a „terület” kétségkívül az övé, de a „tömeg” minden egyes tagjáért szobáról szobára kell megharcolnia. </text:p>
      <text:p text:style-name="P27">Valóban sikerült álomvilágba ringatni-kergetni minket. Valóban sikerült sekélyessé tenni az okta­tást, az ismeretekkel, tudással való viszonyt, állatkertbe zárni a bölcsesség fogalmát. Sikerült megrontani az emberek közvetlen kapcsolatát, számtalan rikító színes mozaikdarabbal helyettesíteni a tükörképünket, és már nem látjuk önmagunkat. Sikerült érthetetlenné tenni az emberi közösség fenntartásához elengedhetetlen fogalmakat, mint tisztelet, alázat, becsület, szeretet... Sikerült a poli­tika foglyává tenni minden értelmes gondolatot: bármi jót mond valaki, ha néhány százalék szava­zatot remél mögötte, valamelyik párt úgyis felírja a listájára a többi, jellemzően teljesíthetetlen ígérete mellé – aztán lehet próbálkozni azzal, hogy „én nem vagyok …, csak ezt az egy dolgot sze­retném”. Számtalan felmérés mutathatja, hogyan közeledünk napról napra az irányítható csordához.</text:p>
      <text:p text:style-name="P27">Ahogy a történelem is megmutatja: az ember természetes állapota nem ez. Egy reménytelen helyzettől való félelmében beterelhető ugyan egy akolba, de a kulcs nem a félelem, hanem a kilátástalanság. Ha esélyt lát arra, hogy előrelépjen, vállalja a félelmet, a veszélyt, akár a pusztulást is azért, hogy eszméinek, a közösségnek javára legyen. A pénz, a fizikai hatalom nem tudja sokáig uralni az embert, hiszen képtelen legmélyebb, legszentebb vezérlő elveit, fogalmait kezelni. Hiába hirdeti meg ma a végső vallásháborút, hiába tartja gyerekesnek, vagy festi a vadállat képét azokra, akik a felszínen is képviselik hitüket – ezzel örök harcra és végül vereségre kárhoztatja önmagát.</text:p>
      <text:p text:style-name="P15">Ezért nem kívánok foglalkozni az irányított földet érés „hátsó kijáratával”, helyette azt keresem, hogy a most valóban zuhanó rakétán hogyan lehetne begyújtani a következő fokozatot, mellyel előre, egy valóban ismeretlen világ felé törhetünk ki mai kaotikus helyzetünkből.</text:p>
      <text:h text:style-name="P20" text:outline-level="2">Minél rosszabb, annál jobb</text:h>
      <text:p text:style-name="P27">Rogyadozik az a csodálatosan felépített világméretű piacgazdaság, egymás után érkeznek a hírek bankcsődökről, állami beavatkozásokról, semmivé olvadt vagyonokról, az ingatlanpiac összeomlá­sáról, recesszióról. Hiába az intelligens, jól öltözött és jól fizetett pénzügyi szakértők hada, szerintem lassan kénytelenek meghátrálni egy egyszerű tény előtt: ha az emberek által vásárolt holmik jelentős részét a világ másik végén állítják elő (a kőolajtól a ruhákon, cipőkön át a játékokig és elektronikai termékekig), akkor hiába olcsóbb minden, felborul az egyensúly, és kifelé fizetek folyamatosan. Ez ideig-óráig, csinált pénzzel (hitelek) eltakarható, de aztán könyörtelenül visszaüt.</text:p>
      <text:p text:style-name="P27">Vegyük például a magyarországi politikát: elvileg a köz ügyeivel foglalkozó, valójában saját hangjukba szerelmes hősök és primadonnák huzakodnak végtelen szappanoperákban, miközben saját bőrünkön érezzük, hogy az egészségügyi rendszer, a szociális fenntartórendszerek, az oktatás valahogy minden évben nehezebb helyzetbe kerül, minden „adócsökkentés” után egyre kevesebb pénz marad a zsebünkben; további iszonyú pénzeket felemésztő kirakatperekben a valódi haszonélvezők mosolyogva sétálnak el a zsebünkből hiányzó milliókkal, milliárdokkal.</text:p>
      <text:p text:style-name="P27">A média harsogása egyre irritálóbb. Persze a csodavetélkedők ezredik fordulójába már lasszóval kell fogni a leendő tehetségeket, és kicsit fárasztó már a hullócsillag-gyár, a bemondogató-show, meg a „csak azért is rájövök, hogy belezte ki – fröccs reccs bumm” filmek.</text:p>
      <text:p text:style-name="P27">Egyre kevesebb „igazi férfi” hiszi el, hogy az új illatszer, borotvazselé, szeszes ital vagy csodaautó teszi őt igazivá – szemben a dugóban történő araszolással vagy tülekedéssel; ugyanez samponra, tisztítószerre, joghurtra, a nyolcméteres plazmatévé annyival nem jobb a hétméteresnél... A „nagy felbontású digitális műsorszórásra való átállás” országos programja mellett óhatatlanul felmerül: nincs véletlenül egy-két fontosabb dolog, mint ez (azon kívül, hogy ami az egyik oldalon kiadás, az a másikon nyereség)?</text:p>
      <text:p text:style-name="P27">Sajátos pillanat: a kör két vége lassan összeér: a kaliforniai „csúcsfogyasztó” életébe a túlterhelt ellátó hálózatok révén ugyanazok a problémák törnek be, amelyekről úgy gondoljuk, hogy csak a világ végén jelenthetnek gondot: nagy területre kiterjedő áramszünetek kényszerítik őket közös gondolkodásra, kisebb, közösségi alapú energiafelhasználásra, helyi energiaforrások és házon belüli energiagazdálkodásra – olyan eszközök fejlesztésére, amelyek már valóban változtatás nélkül felhasználhatók az energiahiányos Afrikában, Indiában, Ázsiában is. A valóban megbízhatóan működő eszközök többet érnek, mint egy olyan csodamasina, amelynek csak a sötét képernyőjét bámulhatom, amikor a leginkább szükségem lenne rá.</text:p>
      <text:p text:style-name="P27">A fásultság, végtelen unalom és kiábrándultság nem kellemes érzés, de alapvetően jó. Azokról az eszközökről, amelyek igyekeznek egységes, százalékokkal és mutatókkal mérhető tömeggé formálni bennünket, egyenként kiderül, hogy mennyit érnek, ugyanakkor mibe kerülnek nekünk és a bolygónak. A király meztelen, hiába a kikiáltók hangos üvöltése, a fizetett hangulatcsinálók suttogása a tömegben – az ember újra keresni kezdi szomszédja kezét.</text:p>
      <text:p text:style-name="P27">Tudjuk már, hogy a bennünket pirosra, narancsra, kékre vagy zöldre festő, százalékokért bármit kimondó <text:s/>„teamek” folyamatosan lesnek, méregetnek minket; minden óhajt és az ellenkezőjét is felírják zászlajukra – csak sajnos oly kevés már ott a hely a korábbi elvek, ígéretek mellett.</text:p>
      <text:p text:style-name="P27">Így aztán egyre erősebben vágyunk arra, hogy valaki végre mondjon igazat, ha fáj is – és ne hagyja abba csak emiatt. Igenis szúrja a tűt, vágja a húst, fájjon, ha kell; de szeretet, felelősségtudat és hit legyen a szemében, ne tartson poharat a véremnek, és ne koccintson vele a műtőasztal alatt.</text:p>
      <text:p text:style-name="P15">Ma mindez vágyálom csupán, és nem a szereplők miatt, mert bár ők egyénileg természetesen felelősek az általuk okozott kárért, de ha lecseréljük őket, ugyanolyanok állnak a helyükre. De talán éppen ez tesz minket elég erőssé, elhatározottá ahhoz, hogy felvállaljuk és kimondjuk: igen, én magam vagyok ez a rendszer. </text:p>
      <text:p text:style-name="P15"/>
      <text:p text:style-name="P5">Magam vágytam arra, hogy szebb világot hazudjanak nekem, én kívántam, hogy elvakítsanak, elkábítsanak, és magam is részt veszek mások becsapásában. Most viszont látni akarok, színről színre úgy, ahogy a dolgok vannak, és igazat akarok mondani akkor is, ha ez sokba kerül nekem, mert megcsömörlöttem már ettől a kusza, önmagának folyamatosan ellentmondó rendszertől, amelynek része vagyok. Leesni az ágyról nagyon kellemetlen, de ha ez szükséges ahhoz, hogy végre felébredjünk egy lázálomból, akkor megéri.</text:p>
      <text:h text:style-name="P26" text:outline-level="2">Pozitív minták teremtése, a kártékonyak kizárása</text:h>
      <text:p text:style-name="P15">Jelenleg világunk folyamatait „racionálisan”, szakterületekre bontva vizsgáljuk, ezek törvényszerűségei alapján értékelünk és cselekszünk. Ezzel az a gond, hogy maga a megközelítés hibás. Vizsgálhatom egy embercsoport problémáit oktatási, szociális, bűnügyi, gazdasági, etnikai, vallási stb. szempontból, levonhatok következtetéseket, terveket alkothatok. Mindezek szükségszerűen tévesek lesznek, a beavatkozások kisiklanak, mert az a csoport, ahogy a világon minden, rendszert alkot, nem emelhetek ki egy-egy szempontot, nem vizsgálhatom azt elkülönítve a többitől, nem módosíthatok a működésén csak egy szempont alapján.</text:p>
      <text:p text:style-name="P15">Felismerve, hogy mind az emberi gondolkodás, mind pedig maga a világ összes jelenségével „rendszereket” alkot, a feladat a minták, a rendszerek jellegzetességeinek és ezek kölcsönhatásainak felismerése, majd a tapasztalatok alapján újabb gondolkodási, életviteli minták kialakítása, ezek hatásának vizsgálata, szükség szerinti módosítása.</text:p>
      <text:h text:style-name="P61" text:outline-level="3">Biztonságvágy</text:h>
      <text:p text:style-name="P27">Gondolkodásra, előrelátásra képes biológiai lényként tudatában vagyok annak, hogy nagy valószínűséggel fizikai sérüléseket, betegségeket fogok elszenvedni életem folyamán, illetve ha nem halok meg valamilyen balesetben, akkor fizikai testem elhasználódása idővel egyre több problémát fog jelenteni. Nyugalmam érdekében érthető igényem van egyfajta biztonságtudatra, amely azt sugallja, hogy ilyen esetekben megkapom a szükséges segítséget, gondoskodást, figyel­met, fájdalmaimat a mindenkori emberi tudásnak megfelelő szinten csökkentik, életminőségem helyreállítására minden elvárhatót meg fognak tenni.</text:p>
      <text:p text:style-name="P27">Ennek legfontosabb feltétele nem más, mint egy jó állapotban levő emberi civilizáció, amely bizto­sítja, hogy emberek lesznek mellettem gyengeségeim idején, akik becsben tartják életemet, egészsé­gemet, megvan a szakértelmük, és rendelkezésükre áll a szükséges eszközkészlet. Az elesettek felemelése ugyanis óriási tartalékokat igényel, olyan emberekre fordít nagy erőforrásokat, akik az adott pillanatban értéktelenek, és csak esély van arra, hogy a későbbiekben vissza tudják pótolni a rájuk fordított erőforrásokat. Éhínség, polgárháború, járványok, sorozatos árvizek idején a legna­gyobb jó szándék is teljesen hiábavaló, mert nincsenek meg a feltételek az elesettek felkarolására.</text:p>
      <text:p text:style-name="P27">Biztonságom záloga tehát nem a a közösség rovására felhalmozott személyes vagyon, amely ugyan kiemel engem, de gyengíti a hálót, amely minket összetart; átmenetileg abba az álomba ringathat, hogy ha baj ér, kiemelten fognak velem foglalkozni; viszont ha akkor leszek beteg, amikor már a háló átszakadt, ugyanolyan, vagy még rosszabb helyzetben leszek, mint azok, akiknek korábban a fejére álltam. </text:p>
      <text:p text:style-name="P15">Nekem is jobb, ha ahhoz járulok hozzá, hogy a közösség halmozhasson fel erőforrásokat: munkám­mal támogatom, közben jól kezelem a közösség rám bízott erőforrásait, illetve takarékosan bánok azokkal, amelyeket nekem juttat. Ezáltal jó mintákat adok a közösségnek, növelem közös biztonság­érzetünket, áttételesen, vagy akár közvetlenül segítek azok­nak, akik most vannak bajban; hozzájáru­lok ahhoz, hogy mások megszerezzék a segítségnyújtáshoz szükséges képességeket, megőrizzék elhi­vatottságukat; megmaradjanak, fejlődjenek az igényelt erőforrások és eszközök – ebből fog összeállni az a rendszer, amely engem is megtart elesettségem idején.</text:p>
      <text:h text:style-name="P39" text:outline-level="3">Halandóság, birtoklás, megosztás</text:h>
      <text:p text:style-name="P15">Gondolkodásunk menekül a halandóság, vagyis az elkerülhetetlen vereség tudata elől, ennek köszönhetők az élet alapvető törvényeivel, működésével szemben létező „örök életű” gondolkodási minták, szerveződések, a birtoklásra, fogyasztásra, elhasználásra való törekvés. Amennyiben képes vagyok tudatos gondolkodásomba beépíteni a halandóságot, ha megértem, hogy létezésem törékenysége ellenére is kiemelkedő érték, és halandóságom, esendőségem nem valami felmérhetetlen büntetés, hanem a faj biológiai és társadalmi fejlődésének egyetlen eszköze, számos ma megszokott minta az ellenkezőjére fordul.</text:p>
      <text:p text:style-name="P15">Tudomásul veszem, hogy a közösség részéről hatalmas munkát testesít meg, hogy nem kell bioló­giai fennmaradásomért való küzdelemmel töltenem életidőm jelentős részét, így a fennmaradó idővel tartozom a közösségnek; a játszma úgy korrekt, ha lelkiismeretem szerint minden erőmmel törekszem olyan ismeretek, képességek és erő megszerzésére, amellyel hasznos tagjává válhatok az engem eltartó rendszernek, részt vehetek mások eltartásában, közös célok megvalósításában.</text:p>
      <text:p text:style-name="P15">Mivel értékes és hasznos tagja vagyok az engem befogadó közösségnek, félelem nélkül vehetek részt megmérettetésekben, ahol minden erőmmel igyekszem felmutatni képességeimet. Az egyéni és közösségi cél az, hogy megismerjem saját erős és gyenge oldalaimat, jó képet kapjunk a bir­to­komban lévő eszközkészletről, így megtalálhassuk a számomra legmegfelelőbb feladatot és helyet a feladat megoldására létrejött közösségben. (Ehhez persze az is kell, hogy a megmérettetés valós kö­zösségi haszonnal bíró területeken és körülmények között történjen, szemben a mai ver­senyekkel).</text:p>
      <text:p text:style-name="P15">Az általam birtokolt dolgok egészségemet, boldogságomat, fizikai és lelki fejlődésemet szolgálják – nem arra valók, hogy általa fontosságomat, hatalmamat jelezzem; utóbbiak az általam vállalt és a közösség értékelése szerint sikeresen végrehajtott feladatoktól függ, és annak megfelelően, a birtok­tól függetlenül változnak. Ugyanakkor a birtoklás is ideiglenes, az aktuális igényeknek, feladatok­nak és képességeknek megfelelő viszony – a halálba úgysem viszek magammal semmit. Így aztán a birtokaimnak is (legyen az az általam felhasznált energia, erőforrás vagy tartós használati cikk, ingatlan) inkább felelős átmeneti gazdája vagyok, mint abszolút, örök ura; alapvető felelősségem, hogy megfelelő állapotban adjam tovább, amikor birtoklására már nem én vagyok a legmegfelelőbb személy.</text:p>
      <text:p text:style-name="P15">Az általam létrehozott termék (legyen az szék, tudományos elmélet vagy zenedarab) nem csak a saját munkámat, hanem generációk tapasztalatát hordozza, számos velem együtt élő ember munkája kellett hozzá (tanáraimtól a véső acélját kibányászó, megolvasztó, megmunkáló emberig és így tovább), illetve az utánam következő generációk is találkoznak vele (akár a létrejött tartós termékkel, a pusztulásakor, illetve a létrehozása, használata során keletkező hulladékkal, akár a létrehozása, használata, eltakarítása során elhasznált energia, erőforrások hiányával). E termékek sem „saját birtokaim” tehát, hanem törvényszerűen megoszlanak az emberi közösségben; így célom sem lehet más bármilyen alkotással, mint a megosztás. Ennek tudatában olyan alkotásokat hozok létre, amelyek belesimulnak az időben és térben egyaránt szükségszerűen felettem álló emberi közösség életébe, legjobb tudásom szerint segítik, és semmilyen módon nem rombolják azt.</text:p>
      <text:h text:style-name="P39" text:outline-level="3"/>
      <text:h text:style-name="P53" text:outline-level="3">Szemét</text:h>
      <text:p text:style-name="P15">Tarts rendet a szobádban! – kérjük, várjuk el a gyerektől. Ő azonban egyre csak viszi befelé a holmit a szobába, bontja a dobozokat, zacskókat, üvegeket, flakonokat, majd sötét sarkokba gyömöszöli, a szőnyeg alá söpri, „nem használt” szekrényfiókokba dugja őket. Rend ez? – zúg a szülői szigor hangja...</text:p>
      <text:p text:style-name="P15">Pontosan ugyanezt csináljuk ma otthonunkkal, a Föld nevű bolygóval. Amíg „kicsik” voltunk, még megbocsátható volt, hogy az ismert terület határáig toltuk a szemetet, majd „ottfelejtettük”. Ma ugyanolyan kicsik vagyunk, de nagyon sokan lettünk, határaink összeérnek, és olyan szemetet termelünk, amivel a bolygó nem tud mit kezdeni. Kedvenc példám a nejlon zacskó, amit ha Szulejmán szultán Szigetvár alatt eldobott volna, mára bomlana le. Bizonyára ő is „szemetelt”, de olyan anyagokat olyan tömegben eldobni, mint mi most tesszük, nem lehetett képes.</text:p>
      <text:p text:style-name="P27">Mi vagyunk azok az ostoba gyerekek a szemetesünkkel, beleértve a külön gyűjtött újrahasznosítható szemetet, a sokáig őrizgetett építési maradékokkal, hivatalos módon kezelt veszélyes hulladékokkal (maradék olaj, elektronikai cikkek, gyógyszerek) együtt, mert ezek is gyakran csak egy másik sarokba kerülnek, de az alapproblémát nem oldjuk meg.</text:p>
      <text:p text:style-name="P62">Merész elképzelés a „nulla hulladék” elv? Amikor <text:span text:style-name="T1">a kukákba nem kerül semmi</text:span>, megszűnik a közös­sé­gi sze­métszállítás, és helyette kivételes, de minden termékre egyértelműen szabályozott esetté válik a hul­ladék kezelése (törés, leégés, óhatatlanul keletkező anyagmaradékok)? Pedig ez nem a „cél”, csupán a kezdet! Csupán annyi, hogy nem növeljük azt a borzalmas terhet, amit környezetün­kre helye­zünk, és amivel a benne élni kénytelen utódainkat megátkozzuk. Utána kezdődik a valódi feladat: civilizá­ciónk hányadékának felmosása, ártalmatlanítása, lakásunk emberhez méltó állapotba hozása...</text:p>
      <text:p text:style-name="P27">Rögtön látszik az is, hogy ezt egyéni szinten megoldani lehetetlen. Nem azért jutott erre a fejlettségi szintre civilizációnk, hogy aztán egyénenként kivonuljunk belőle egy sátorba, és meghaljunk egy bélfertőzésben, mert időközben a többiek is „kivonultak”, és nincs gyógyszer, orvos, kórház. Meg tudjuk oldani, minden eszközünk megvan hozzá, hogy a mindennapi létezéshez valóban szükséges termékeket tudásunknak és képességeinknek megfelelő tisztasági szinten, de eldobásra szánt csomagolások nélkül jussanak el hozzánk. </text:p>
      <text:p text:style-name="P27">Lehet, hogy ebben a „vásárlói kosárban” nem lesz harmincféle gyümölcsjoghurt és kombidobozos gyümölcslé, lehet, hogy nem tudjuk eltartani a multinacionális élelmiszerláncokat, oda lesznek a plázák is, viszont az ott dolgozó emberek munkájára, a szállításra és a „show-ra” elpocsékolt energiára hatalmas szükség van azért, hogy ne kissé büdösödő, cserélgetett PET-palackban hozza a tejes házhoz az aznapi fejésből származó tejet, hanem ennél is kevesebb energiát használva, valóban 21. századi, higiénikus tartályokban érkezzen annyi, amennyire szükségem van.</text:p>
      <text:p text:style-name="P27">Persze, ma úgy állunk hozzá, hogy ha meg tudom fizetni a csillogást, a mindig új játékokat, a szemét elszállítását, akkor jár nekem. <text:span text:style-name="T1">Nem jár!</text:span> Senkit, semmilyen csodálatos tette, felmérhetetlen egyéni vagy közösségi haszna (ha lenne ilyen egyáltalán) nem jogosít fel arra, hogy olyan embereknek, akik számára semmi örömöt nem okozott, akikkel nem kötött megállapodást erre vonatkozóan, személyesen kárt okozzon (a gyermekeink, unokáink, de mi magunk is, amikor egy szeméttelep szagával, látványával vagy élettani hatásaival, az általa elfoglalt terület hiányával szembesülünk). Még akkor sem, ha ők (vagy akár „mi”), gyengeségünk, hiányos tudásunk miatt, vagy egyszerűen azért, mert még nem születtek meg, nem tiltakoznak. </text:p>
      <text:p text:style-name="P15">Ez nem az „utódainkkal szembeni felelősség” – csupán annyi, hogy tudunk-e tükörbe nézni egyáltalán. Igen, egy katasztrofális szabályrendszer kényszerében élünk, de mi teremtettük és tartjuk fenn ezt a szabályrendszert, és közösségként hatalmunkban áll újat teremteni.</text:p>
      <text:h text:style-name="P39" text:outline-level="3"/>
      <text:h text:style-name="P63" text:outline-level="3">Mérhetőség: pénz – CO2 – energia – beavatkozás</text:h>
      <text:p text:style-name="P15">Az emberi faj pár százezres, elszórtan élő populációból globális, lassan hétmilliárd egyedet számláló tömeggé nőtte ki magát. Az ilyen szintű növekedés óriási terhet ró az eltartó rendszerekre, azok hatalmas mértékű átalakítása elkerülhetetlen. Amennyiben nem kívánjuk fajunk lélekszámát drasztikusan csökkenteni, kénytelenek vagyunk ezzel, sőt még kicsit nagyobb embertömeg igényei­vel, és a beavatkozások következményeivel számolni. Számolnunk pedig muszáj valahogyan, mert az ökológiai egyenlet létezik és egyre inkább visszahat ránk, akár tudomásul vesszük, akár nem.</text:p>
      <text:p text:style-name="P15">A számítás eszköze a legutóbbi időkig a pénz volt, amely azonban kizárólag az adott pillanatban elérhető, szintén pénzben számolt nyereséget veszi figyelembe, a hosszabb távú hatások közvetlen formában nem gyakorolnak hatást rá. Igaz, egyes elszigetelt esetekben sikerült befolyásolni a piaci folyamatokat a környezeti hatások felismerésével: a legszebb példa a CFC-koncentráció és az ózonlyuk kapcsolatának feltárása és az ezzel kapcsolatos intézkedések. Itt az emberiség először szembesült saját hatásának drasztikus következményeivel; a közösségi megdöbbenés mellett a gyártók is megtalálták a saját üzletüket az átállásban, tehát sikerült. Ellenpélda: globális szegénység, éhezés, háborúk, vagy az erdőirtás: hiába a nagyszabású tömegrendezvények, nincs az a pénzügyi modell, amely bármelyiket jövedelmezővé tenné, ezért soha nem érhetnek célt.</text:p>
      <text:p text:style-name="P15">Friss mérési módszer a széndioxid kibocsátás. Dicséretes kezdeményezés, tekintve, hogy egy relatíve objektív eszközt sikerült választani, ami viszonylag jól is mérhető (bár a kijátszásának is kialakul az ipara, amennyiben komolyan fogják venni), ráadásul a pénzügyi értékeléstől elvileg független, és a korlátlan fejlődés visszafogását célozza. Végiggondolva, igen beszédes például a következő adat: az egy főre jutó éves széndioxid kibocsátás a listavezető Ausztráliában 10 tonna, egy amerikai lakosra vetítve 9,5 tonna, az EU egészére átlagolva 3,3 tonna. Kegyetlen számok – szembesítve fajunk egyedszámával. Mindezek ellenére a CO<text:span text:style-name="T10">2</text:span>-kibocsátás tipikus „csővégi” ellenőrzés: olyan mérőszám, amely miatt lehet büntetni, vele kereskedni, ugyanakkor nem mond semmit arról, hogyan kellene megváltoztatni a folya­ma­tokat a jobb működés érdekében. Tipikus példa: felvetődik, hogy az óceánokkal kellene elnyeletni a széndioxidot – közben elkerüli a figyelmet, hogy a vizek savasodása miatt már most kritikus állapotban vannak a korallzátonyok, és ez közvetlenül veszélyezteti az egész óceáni élővilág táplálékegyensúlyát.</text:p>
      <text:p text:style-name="P15">Előremutatóbbnak tűnik az energiamérleg vizsgálata. Ez „bemeneti oldalon” figyelné, hogy mennyi energiára van szükség egy folyamat működtetéséhez, természetesen azt jutalmazva, amelyik kevesebb energiát fogyaszt, mindent beleszámítva. Ma az olcsó kínai, indiai, bangladesi munkaerővel tömegben gyártott ruhanemű, több ezer kilométert utazik; a Lengyelországban gyártott vaj, a német sajt olcsóbb, mint a hazai, azonban ha figyelembe vesszük a szállítás energiamérlegét, a számok másként alakulnak. Ma a hagyományos erőművekben termelt energia árával nem versenyképes a helyben előállított szél- vagy napenergia; ha az energia árába beleszámítanánk az erőművek (igen rossz) hatásfokát és a szállító hálózat megdöbbentő veszteségét (ezek együtt például a kőszénből felszabaduló energia 85%-át emésztik fel!), másként állna a helyzet. Minderre azért lenne szükség, mert tragikus mértékben túlfogyasztjuk a bolygó energiakészletét úgy, hogy a népesség viszonylag csekély hányada felel a fogyasztás túlnyomó részéért. A minket, „gazdagokat” kiszolgáló rendszerek fogyasztását töredékére kell csökkenteni ahhoz, hogy értelme legyen egyenlő elosztásról beszélni.</text:p>
      <text:p text:style-name="P15">A végcél pedig a beavatkozás teljes felmérése. A felsorolt ellenőrzési módszerek egyre mélyebbre hatolnak, míg eljutunk addig a kérdésig, honnan származnak a szükségleteink kielégítéséhez megszerzett erőforrások, miből mennyire van szükségünk. Megéri-e a vizsgált igény kielégítése mindazt az erőforrás-felhasználást, beavatkozást a természet, környezet jelenlegi állapotába? Kiterjeszthető-e ez az igény hétmilliárd egyenrangú, azonos életfeltételekre jogosult, velünk együtt élő fajtársra, és minden következményével együtt megosztható-e az utánunk következő generációkkal? A beavatkozás felmérése nem időpontra vonatkozik, hanem egy állandó folyamatra, a szolgáltatás megtervezésétől addig, amíg végleg meg nem szűnik, vagy kiváltásra nem kerül egy újabb megoldással. Amennyiben az arányok nem megfelelőek, a beavatkozás túl nagy mértékű, a visszalépés, új megoldás keresése helyesebb, mint a hibás út következményeinek enyhítése.</text:p>
      <text:h text:style-name="P53" text:outline-level="3">Azonosíthatóság, felelősségvállalás, utódkeresés</text:h>
      <text:p text:style-name="P35">Emberi lényként, minden egyes fajtársamhoz hasonló módon, egyedi és megismételhetetlen tudás és képességhalmaz birtokosa vagyok, amelyet születési adottságaim és teljes élettörténetem határoz meg. Ebben benne van minden sikerem, küzdelmem és kudarcom; minden, amire büszke vagyok, és min­den, amire nem; ha bármit eltagadok belőle, az már nem én vagyok. Továbbá: minden egyes dönté­semmel, minden pillanatban választok aközött, hogy a következő cselekedetem, a mai napom melyik halmazba fog kerülni: abba, amelyik saját és közösségem hasznára válik, fejlődöm, alkotok általa, és amelyet nyugodtan vállalok bárki előtt – vagy abba, amelyiket bármilyen körben titkolni szeretnék. Segítséget jelenthet ennek végiggondolása, ha választani kell a kellemes és a hasznos között...</text:p>
      <text:p text:style-name="P15">Tartozom hát önmagamnak azzal, hogy a teljes énemet vállalom a tükör és az engem befogadó közösség előtt egyaránt. Ennek tudatában vagyok képes önmagam reális megítélésére, annak felmérésére, hogy mely feladatok elvégzésére vagyok a leginkább alkalmas. Joga van az engem befogadó, életfeltételeimet, biztonságomat nyújtó közösségnek arra, hogy megismerjen, és így a számomra leginkább megfelelő feladatokat adja; illetve nekem arra, hogy a számomra leginkább megfelelő közösségekhez csatlakozhassam. Ennek megfelelően minden cselekedetemben, kapcsolatomban egyértelműen, azonosítható módon vállalom önmagam. </text:p>
      <text:p text:style-name="P15">Minden cselekedetemért, szavamért, gondolatomért felelősséget vállalok. Ha hibát követek el, számomra és a közösség számára is az a legjobb, ha erre mihamarabb fény derül. Az eltitkolás egyrészt növeli a hiba hatását, további hibákat okozhat, megnehezíti a javítását – összességében <text:s/>a közösségre gyakorolt negatív hatás nagyobb lehet. A felelősség megállapítása mindig kétoldalú, osztozik benne a hibát vétő és a közösség, amely a hiba előfordulását lehetővé tette: nem állapította meg a felkészületlenségemet, nem biztosította a megfelelő körülményeket, nem ellenőrizte az adott pillanatban a megfelelő állapotomat, nem adott lehetőséget a cserére; illetve a felsoroltak nem megfelelő kezelésével motivációt teremtett bennem a hiba elhallgatására, így a károk növelésére.</text:p>
      <text:p text:style-name="P15">Másrészt kárt okoz bennem, csökkenti önbecsülésemet, félelmet gerjeszt, és növeli annak esélyét, hogy újabb hibákat kövessek el akár az első elrejtése érdekében, akár azért, mert nem tudok a feladataimra megfelelően koncentrálni. Az első hiba az, ami: jelzése annak, hogy felkészültségem vagy képességeim (még) nem megfelelő az aktuális feladatomra; ennek megítélése a nálam tapasztaltabbak feladata. Ha a jelen feladat számomra nem megfelelő, helyesebb, ha új utat keresek, de ha a tanítóim szerint jót tesz nekem, ha a hiba ellenére folytatom és fejlődöm általa, akkor az a helyes irány. Az elrejtett hiba azonban méreg, a következményként elkövetett újabb hibák már kényszer alatt született használhatatlan jelzések.</text:p>
      <text:p text:style-name="P15">Ha hozzászoktam önmagam megbecsüléséhez, nem lesz szükségem arra, hogy az általam végzett feladatok, közösségi szerepek által határozzam meg önmagam. Vagyok, aki vagyok, és ez a valaki most éppen az adott feladatokon dolgozik, az adott szerepeket tölti be. Nem célom, hogy életem végéig egy bizonyos feladaton dolgozzam; az a célom, hogy azt a feladatot önmagam és a közösség megelégedésére megoldjam, majd újat találjak. Ha a közösségben van olyan ember, aki ezt nálam jobban tudja megoldani, akkor helyesebb, ha ő dolgozik rajta, számomra pedig más feladatot találunk. Sőt: tudatában annak, hogy létezésem véges, az általam végzett feladat, szerep pedig a közösség szempontjából fontos, önmagam és a közösség érdekében kötelességem, hogy állandóan keressem azt az embert vagy embereket, akik az általam végzett tevékenységeket át tudják venni, a lehető legkevesebb veszteséggel továbbvinni. </text:p>
      <text:p text:style-name="P15">Mindez szemben áll a mai gondolkodás és értékelési rendszer által vezérelt viselkedéssel: nem kell harcolnom a jó képességű lehetséges utódok ellen; nem kell ragaszkodnom és folyamatosan újratermelnem azt a feladatot, amelynek a megoldásában jó vagyok, hiszen ezzel csak kárt okozok mind közösségemnek, mind önmagamnak. </text:p>
      <text:h text:style-name="P39" text:outline-level="3">Lokális értékfogalom, szükségletalapúság</text:h>
      <text:p text:style-name="P15">Múlandóak, gyengébbek, és esendőbbek vagyunk, mint szeretnénk; a körülöttünk élő emberek nem olyanok, nem azt gondolják és teszik, mint amit szeretnénk; ahhoz, hogy harmóniában élhessünk együtt, magunknak is változnunk kell. Mai világunk vonzerejét éppen az adja, hogy tekintetünket el tudja vonni önmagunkról, közvetlen környezetünkről, állandó és korlátlan lehetőségekkel kecsegtet minket. Az álmok gyártóit érdekeik arra hajtják, hogy a bennünk lévő feloldatlan problémákat folyamatosan egyre újabb pótszerekkel fedjék el, arra késztetve minket, hogy egyetlen kincsünket: életidőnket e javak megszerzésének érdekében nekik adjuk. Törekednek arra is, hogy közvetlen közösségeinkbe furakodva elszakítsanak minket egymástól, és mindazért, amit egy élő közösség tagjai egymásnak természetesen nyújtanának, ismét hozzájuk legyünk kénytelenek fordulni. Csábításukat követve egyre inkább támaszkodunk rájuk, az általuk sugallt mintákat próbáljuk megvalósítani, elszakadunk környezetünktől és önmagunktól, végső soron óhatatlanul pusztulást hozva mindkettőre.</text:p>
      <text:p text:style-name="P15">Ha ezzel a következménnyel nem akarok szembesülni, nincs más út: el kell szakítanom a tekintetemet ettől az álomvilágtól, és feltenni a legfontosabb kérdéseket: <text:span text:style-name="T1">ki vagyok én, és mi a jó nekem?</text:span> Nem a tévé filmjeiből, reklámjaiból, újsághirdetésekből, divatos véleményekből, párt és spirituális vezetők, médiaszemélyek, „celebek” nyilatkozataiból összeollózott mozaikfigurának, hanem <text:span text:style-name="T1">nekem</text:span>, a zavaróan rövid ideig létező, egyedi és megismételhetetlen emberi lénynek, gyermeknek és szülőnek, házastársnak, munkatársnak, barátnak...</text:p>
      <text:p text:style-name="P15">Valóban nekem kell-e az új tévé, a csicsergő mobiltelefon, a „páratlan vezetési élményt nyújtó” autó, a távoli nyaralás? Mennyit ér meg véges időmből a „szórakozás” a tévé előtt heverve vagy bulikon „pörögve”? Mennyit ér meg képességeimből, jövőmből a tudatmódosító szerek által oko­zott vagy fokozott mámor? Megéri-e a sérülés, halál kockázata, a környezetemben élők zavarása, esetleg veszélyeztetése, a rá fordított idő és erőforrások a pillanatnyi adrenalin mámort? Mik a valós szükségleteim, és melyek azok az igények, amelyek rám ragadtak a körülöttem tomboló bazári forgatagból?</text:p>
      <text:p text:style-name="P15">Hagy-e számomra lehetőséget a mai, állítólag csak az én érdekeimet és szabadságvágyamat kiszolgáló struktúra arra, hogy valódi szükségleteimet kielégítsem? Ilyeneket: egészséges és pon­tosan szükséges mennyiségű, szervezetemnek éppen megfelelő összetételű táplálék... tiszta víz, hogy szomjamat olthassam... csend és mérgektől mentes levegő... szabadidőm tisztelete, amelyben testem és elmém valóban felfrissülhet, feltöltődhet... a mai tudás mellett elvárható mértékű figyelem, amely időben segít megelőzni egészségi vagy lelki problémákat... szeretetteljes emberi közeg, amely tiszteli és használja képességeimet, segít megtalálni utamat, feladatomat és önmagam, bátorít, ha hibát vétek, segít, ha elesnék, és emberhez méltó módon búcsúzik tőlem az utam végén.</text:p>
      <text:p text:style-name="P15">Merthogy ezek a valós szükségleteim, amelyek kielégítésére minden egyes ember jogosult, és ha végtelen álomvilágunk hajszolásából fel tudunk pillantani, megtalálhatjuk a módot is rá.</text:p>
      <text:h text:style-name="P39" text:outline-level="3">Határainkon túlmutató feladatok</text:h>
      <text:p text:style-name="P15">Gondolkodásunk a válaszok bűvöletében él, folyamatosan válaszokat keresünk, ezek megtalálóit díjazzuk, elismerjük, példaként állítjuk, míg a kérdéseket eleve adottnak, természetesnek tekintjük. Mindebben igazunk is van, meg nem is. Nincs igazunk azért, mert a válasz csupán a kérdés másik fele, a környezet és a kérdező aktuális állapota azt egyértelműen meghatározza; mondhatjuk, hogy a válasz egy lépés előre, de a kérdés határozza meg a lépés irányát. Ennek megfelelően a válasz megtalálásával egyenrangú, hogy jó kérdést tegyünk fel.</text:p>
      <text:p text:style-name="P15"/>
      <text:p text:style-name="P5">Az utóbbi mondat rejti azt, hogy miért is van igazunk: a kérdés valóban adott, pontosabban az adott környezet és a hozzá való viszony egy kérdéshalmazt hoz létre. Ezek közül választjuk ki, találjuk meg a feltett kérdéseket, a rájuk adott válaszok új helyzetet alakítanak ki, amelyek megváltoztatják a kérdéshalmazt. A kérdés felvetése mindig változást idéz elő, hiszen az, hogy tudok egy problémáról, de képtelen vagyok megoldást találni rá, vagy ha ismerem a megoldást, mégsem teszek lépéseket feléje, új helyzetet eredményez; igaz, a változás nem kint, hanem bent történt.</text:p>
      <text:p text:style-name="P15">A globális emberi közösség viszonya önmagával és a bolygóval ugyanígy kérdéshalmazt generál, ezt csak közösségi szinten lehet feltenni, válaszokat keresni rá; ez a közösség felelőssége környezetével, önmagával és tagjaival szemben egyaránt. Nekünk ezáltal nyújt vigaszt mulandóságunkban: büszkék lehetünk életünkre, ha közösen vállalt, nagy célok érdekében tevékenykedhettünk, hittünk abban, hogy ha mi magunk nem is látjuk meg minden eredményét, azért valóban fontos kérdésekre igyekeztünk jó választ adni.</text:p>
      <text:p text:style-name="P15">A „kérdések” az emberi civilizáció által megoldandó problémák, vagyis feladatok, amelyeket meg kell találni, amelyek között rangsort kell felállítani, és eszerint megoldani őket: azért dolgozni, hogy utána ne kelljen többet ezen dolgozni. Ezek a kérdések kellemetlenek, és megoldásuk iránya homlokegyenest ellenkezik a mai irányítási rendszer érdekeivel, ezért nem tudjuk, nem akarjuk megoldani őket. Csak néhány kiragadott példa:</text:p>
      <text:p text:style-name="P15"><text:span text:style-name="T1">Népesedés</text:span>... az emberi faj egyedszáma a fejlett társadalmak jelenlegi elöregedésének dacára riasztó tempóban emelkedik – köszönhetően a némileg hosszabb élettartamnak és több élő gyermeknek. Nem túl szép megoldás az, hogy ezt a folyamatot gazdasági okokra hivatkozva oly módon próbáljuk szabályozni, hogy millió számra hagyunk éhen, szomjan, betegségekben meghalni olyan embereket, gyermekeket, akik megmenthetők lennének számunkra nevetséges ráfordítással. Ugyanakkor tény, hogy a népesedéssel jelen szinten is nehezen tartjuk a lépést, ha minden segítséget megadnánk, a helyzet katasztrófába torkollna. Helyesebb lenne exportálni a 21. századot, ahol a gyermekek nem véletlenül pottyannak a földre, és jó ha tízből kettő megmarad, hanem aki megszületik, annak igen jó esélye van megélni az öregkort. Így rangot, ugyanakkor feladatot jelent a gyermekvállalás: személyes felelősség a megfelelő képességgel és szemlélettel rendelkező új ember felnevelése; globális felelősség az emberi faj egyedszámának és genetikai tisztaságának megfelelő szinten tartása.</text:p>
      <text:p text:style-name="P15">Igen, <text:span text:style-name="T1">genetika</text:span>... 21. századi civilizációnk drasztikusan csökkentette a szelekciós tényezők szerepét, amelyek evolúciós szinten fajunk génanyagának tisztasága felett őrködtek: az emberi élet szentsége magasabb rendű érték, mint a menekülés vagy vadászat fizikai képességei – ez együtt jár a közösség nyújtotta létbiztonsággal. Elkerülhetetlen viszont, hogy megtaláljuk azokat a mechanizmusokat, amelyek ennek ellenére képesek genetikai és gondolkodási („memetikai”) szelekcióra, tisztításra, fejlesztésre, saját fajunk feletti felelősségteljes kertészkedésre akkor is, ha ez egyéni szinten esetenként súlyos következményekkel járhat. A szükséges tudás a birtokunkban van, a módszer kiválasztása azonban addig, amíg a maihoz hasonló életellenes érdekviszonyok határozzák meg gondolkodásunkat, lehetetlen.</text:p>
      <text:p text:style-name="P15"><text:span text:style-name="T1">Alapszükségletek</text:span> és a kielégítésükhöz szükséges erőforrások azonosítása oly módon, hogy azt valóban képesek legyünk megosztani a velünk együtt élő hétmilliárd, és az utánunk következő megszámlálhatatlan embertársunkkal. A felső korlátokról gondoskodik a nyilvánosság... a mai média által számtalan formában meggyalázott, kifordított magánélet intimitása szent, de ez nem ad jogot vagy mentséget olyan tevékenységre vagy javak felhalmozására, amely az egyénre vagy bármely közösségére káros – akár azzal, hogy létrehozása, használata nem éri meg.</text:p>
      <text:h text:style-name="P39" text:outline-level="3"/>
      <text:h text:style-name="P53" text:outline-level="3">A hit kulcsmondatai</text:h>
      <text:p text:style-name="P15">Ezek a kulcsmondatok számomra meghatározó pontok az ember és a hit viszonyában; egymásra épülnek, az új nem „meghaladja” az előzőt, csak kiteljesíti, élhetővé teszi azt. Az új szabályra mindig igaz az, hogy a korábbi szabály keletkezésekor még értelmetlen lett volna megfogalmazni, létrejöttét a korábbi szabály közösségben való működése tette lehetővé. Az első kettő történelmi, a harmadikat a magam részéről szeretném kiteljesedve látni.</text:p>
      <text:list text:style-name="L7">
        <text:list-item>
          <text:p text:style-name="P64">Ha nem látod is, létezik egy mindenható, mindenről tudomást szerző hatalom, amely megtestesíti az egyéni érdekeid felett álló közösségi igényeket és a közösség tagjaként rád is kötelező szabályokat. A szabályok megszegésének következményei vannak, amelyeket nem csak te, hanem leszármazottaid is viselni fognak. Röviden: <text:span text:style-name="T1">„féld a Mindenhatót”</text:span>. Probléma: idővel kialakul a hitetlen hívők kasztja, amely úgy véli, egy bonyolult szabályrendszer betartása garantálja számára az Úr kegyét, így közvetítőként járhat el a „hétköznapi emberek” (akik bár őszintén félik az Urat, a szabályokat betartani viszont képtelenek) és az Úr között, és ebből jó üzletet csinálnak (az „írástudók és farizeusok” rétege).</text:p>
        </text:list-item>
        <text:list-item>
          <text:p text:style-name="P64">Minden közösség lényege, hogy tagjai egyként tekintenek önmagukra és a többi tagra, igényeiket a közösség tagjaként fogalmazzák meg, és az ilyen formán a megfogalmazott igény érvényes lesz mindenki másra is. Aki ezt az egyszerű szabályt képes betartani, az mindig „kedves lesz az Úrnak”, hiszen hozzáállásából fakadóan képtelen bűnt elkövetni a másik ember ellen, mert ez olyan lenne, mintha önmaga ellen fordulna. Röviden: „<text:span text:style-name="T1">szeresd felebarátodat, mint önmagadat!”</text:span> Probléma: ha valaki nem szereti önmagát, kiesik e szabály alól – a szeretet pedig mély megismerésen, jónak és rossznak ítélt tulajdonságok elfogadásán alapul, önmagunkkal szembeni kíméletlen őszinteséget és szigorú szabályok követését jelenti. Kialakul egy kultúra, amely a frusztrációra épül, annak fenntartásában érdekelt, és a lehető legnagyobb mértékben egymástól elszigetelt, egymással nem foglalkozó egyedekből szervez közösséget, megcsapolva minden lehetséges folyamatot, amely emberek között zajlik.</text:p>
        </text:list-item>
        <text:list-item>
          <text:p text:style-name="P64">Az élet alapvető törvényei nincsenek tekintettel személyes vágyainkra, jogosnak tartott igényeinkre – éppen ellenkezőleg: véges időt kapunk egy olyan környezetben, amelyben minden értékért meg kell dolgoznunk, ahol minden boldogságban ott van a fájdalom magja, ahogy minden veszteség új lehetőség csíráját is hordozza. Ezek az élet megváltoztathatatlan szabályai; megpróbálhatunk kibújni alóluk, de aki megteszi, valójában már nem él, csak vegetál. Harcolhatunk ellenük, de teljesen értelmetlen, az csak szenvedést hoz, és állandósítja a feszültséget, a belső zavart, mindez lehetetlenné teszi önmagunk teljes elfogadását és a szereteten alapuló közösség kialakítását. Érdemes inkább megismerni és elfogadni ezeket a szabályokat, megtanulni, hogy mit adnak nekünk cserébe, milyen módon tesznek többé bennünket, adnak értelmet létezésünknek. Röviden: „<text:span text:style-name="T1">szeresd az Urat, mint édesapádat!”</text:span> Probléma: kevesen tudjuk ma ezt helyesen értelmezni. Apa nem akar mindenbe beleszólni. Áthághatatlan szabályokat állít fel, amelyeket egy mélyebb tudás birtokában alkalmasnak tart arra, hogy a legjobbat hozza ki gyermekéből. Nem várja minden cselekedet után a „nézd, apa, jó?” kérdést, az szeretné, ha én magam dönteném el, mi a helyes, mi illik a törvényekhez és mi nem. Csak egyetlen alkalmat vár, amikor befejezem a munkát, odafordulok hozzá, és azt mondom: „Figyeld, Apa, kész. Minden erőmet, tudásomat és jó szándékomat beletettem. Tetszik?” Valójában mit „akar” Apa? Milyen ő pontosan? Hogy kell őt hívnom? Sőt, hogy egyáltalán ott van-e valahol az ajtófélfa mellett, mindig kívül a látóteremen? <text:span text:style-name="T1">Nem mindegy?</text:span></text:p>
        </text:list-item>
      </text:list>
      <text:h text:style-name="P20" text:outline-level="2"/>
      <text:h text:style-name="P41" text:outline-level="2">Alapfeltételek</text:h>
      <text:p text:style-name="P15">Van néhány alapfeltétel, amelyeket fontos előre tudatosítani. Ezek nagyon-nagyon rosszul hangzanak – gyakorlatilag ezek elől menekülünk a mostani kaleidoszkóp-szerű, önbecsapásra épülő álomvilágba. Randy Pausch-tól hallottam a következő mondást: <text:span text:style-name="T1">Ha elefántok vannak a szobában, mutasd be őket!</text:span> Íme az elefántok:</text:p>
      <text:h text:style-name="P39" text:outline-level="3">Szervezettség</text:h>
      <text:p text:style-name="P15">Egész civilizációnk arra épül, azért jött létre, hogy képesek legyünk az irányítás központosítására. Törzsközösség, teokrácia, diktatúra vagy demokrácia – a sokszínű köntös alatt ugyanaz a vezérelv: az egyének tevékenységét egy magasabb szintű szervezet, a közösség érdekei legyenek képesek meghatározni. Az irányítás és irányítottság ténye mindegyik rendszerben közös, az eltérés a szereplők és a hatalom viszonyában van csupán. Amikor kiutat keresek ebből a mai káoszból, akkor valójában olyan szervező módszert keresek, amely hatékonyabb, mint a mai demokratikus beren­dezkedés, amely ezt az egyszerű, de rosszul hangzó feladatot végső soron az anyagi érdekek és folyamatok mögé rejti. </text:p>
      <text:p text:style-name="P15">Igen, valóban egy globális és helyi szinten egyaránt működőképes, az egyidejűvé vált világot kezelni képes, totális irányítási rendszert keresek. Egyszerűen azért, mert a mostani, ugyanezt a célt szolgáló pénzügyi rendszert le kell cserélni – mielőtt kiirtatja velünk saját fajunkat.</text:p>
      <text:h text:style-name="P39" text:outline-level="3">Információ</text:h>
      <text:p text:style-name="P15">Hatékony rendszert valós információk birtokában lehet létrehozni, ugyanakkor a „szabadságot” részben azzal definiáljuk, hogy mit vagyunk képesek elrejteni egymás és a „rendszer” elől. Ez a két feltétel homlokegyenest ellenkezik egymással, állandó konfliktusokat gerjeszt: az állam, a gazdaság szereplői folyamatosan „szimatolnak” utánunk, „polgárok” és „fogyasztók” után, igyekeznek felderíteni azokat a dolgokat, amiket nem mondtunk el (például ez az ára az iWiW-nek, a MySpace-nek, a Gmail-nek, ezért követi a Google a weben való mozgásainkat – AdSense). </text:p>
      <text:p text:style-name="P15">Fogyasztóként próbálunk hiteles információkat keresni a nekünk kínált termékekről, de ez a szándékunk gyakran ütközik a termék gyártójának óhajával: ő inkább zsigeri alapon szeretne hatni ránk, függetlenül terméke valós hasznától, tartalmától, hatásaitól. Egészségügyi állapotunkat, ezt érintő szokásaink egy részét igyekszünk titokban tartani, pedig az életünk múlhat azon, hogy a rajtunk segíteni kívánó orvos minél többet tudjon rólunk akkor is, amikor mi magunk képtelenek vagyunk kommunikálni.</text:p>
      <text:p text:style-name="P15">Összefoglalva: információs téren frontvonalat húzunk, és folyamatos harcot vívunk egy rendszer kellős közepén. Hatékony irányítási rendszert – amely képes visszajelzéseinket figyelembe véve számunkra ideális feladatot találni, illetve fordítva: a rendelkezésére álló erőforrásokat (a mi képességeinket és időnket) a lehető legjobban felhasználni – csak a rólunk szóló hiteles információk birtokában lehet létrehozni. Ez ellen lehet harcolni, vagy lehet tényként elfogadni, és levonni a követ­keztetéseket: nem az a szabadság, hogy titokban próbálok tartani információkat; a valódi sza­badság egy olyan rendszer felépítése, amelyre nyugodt lélekkel bízom rá az összeset, mert pon­to­san szabályozza a hozzáférés módját, és az én hosszú távú érdekeimnek megfelelően használja azt.</text:p>
      <text:h text:style-name="P65" text:outline-level="3"/>
      <text:h text:style-name="P66" text:outline-level="3">Motiváció</text:h>
      <text:p text:style-name="P27">Minden döntés és cselekedet alapja a bennem élő motiváció, az az erő, amely mozgat, előre visz. <text:line-break/>A célok megváltozhatnak a környezet hatására, a szándékaim viszont saját lényemből fakadnak és állandóak mindaddig, amíg én magam gyökeresen meg nem változom. </text:p>
      <text:p text:style-name="P27">Motivációim alapját a saját szükségleteim kielégítésére való törekvés, illetve az együttérzés alkotja – ez utóbbi törekvés arra, hogy az engem magukba foglaló közösségek tagjainak egyéni és közösségi igényei szintén teljesüljenek. Szerencsés esetben majdnem minden egyéni szükségletem lefedhető azokkal az igényekkel, amelyeket valamely közösség tagjaként, a közösség minden tagja számára kívánatosnak tartok.</text:p>
      <text:p text:style-name="P27">Mind a mai napig nem sikerült olyan társadalmi rendet létrehoznunk, amely képes lett volna az egyéni motivációk egymással gyakran ellentétes voltát a közösségben tartósan feloldani – e helyett egy hullámzás figyelhető meg. Az egyéni sors reménytelensége közösségbe tömöríti a szenvedőket, elnyomottakat, akik képesek önfeláldozásra a közösség érdekeinek, jövőképének megfelelően. A közösség eléri célját, megszűnik a tagjait egyedileg érintő nyomás, ezáltal megszűnik az őket összetartó erő, és ha hamarabb nem is, de a következő generációban ismét fontosabbá válnak az egyéni érdekek.</text:p>
      <text:p text:style-name="P27">A feladat tehát egy olyan rendszer kialakítása, amely a motivációk örökítésére képes, amely nem egy meghatározott cél érdekében, főleg nem valami ellen jön létre, hanem kizárólag azért, hogy tagjainak motivációit megfelelő irányba terelje. Szörnyen hangzik, ez az összes negatív utópiák legrosszabbika – feltehetően azért, mert mélyen tudatában vagyunk: minden rendszer arra törekszik, hogy tagjai boldogan áldozzák fel magukat az érdekeinek megfelelően, ezt a mintát örökítsék utódaikra, és lehetőleg ne is legyenek ennek tudatában. Ez alól az egyéni szabadságot fennen hangoztató modern demokrácia sem kivétel, csak ma karriernek, fizetésnek, hitelnek és életbiztosításnak hívjuk ezeket a láncokat.</text:p>
      <text:p text:style-name="P15">Összefoglalva: nem az a kérdés, hogy a fennálló rendszer akarja-e befolyásolni a motivációinkat, mert mindig és mindenhol akarja. A feladat olyan rendszert teremteni, amely megmondja, hogy mit tesz és mit ad cserébe; tagjai számára pedig biztosítja a választás, az ellenvélemény szabad közzétételének és – megfelelő támogatás esetén – a változtatás lehetőségét. Lehetetlenné teszi ugyanakkor az ezzel kapcsolatos teljes felelősség elől való elrejtőzést. Ha valaki rám hivatkozva kárt okoz, kutya kötelességem, minden más feladatomat félretéve, megpróbálni helyrehozni azt.</text:p>
      <text:h text:style-name="P67" text:outline-level="3">Hit</text:h>
      <text:p text:style-name="P27">Az egész „kiút” alapja az emberi jóságba vetett hitem. Tudom, hogy mentséget <text:span text:style-name="T1">akarok</text:span> találni minden hibára, amivel találkozom, és ez a szándék megkérdőjelezi az egész elemzés objektivitását. </text:p>
      <text:p text:style-name="P27">Minden egyszerűen magyarázható lenne azzal, hogy az ember eredendően hibás konstrukció, és képtelen önmagát egyéni és globális szinten kézben tartani. Akkor viszont minden hiába, valóban nem fogunk tanulni a történelmünkből és jelen hibáinkból, óhatatlanul magába roskad mai civilizációnk. Lehetséges ez az ág – engem azonban <text:span text:style-name="T1">nem érdekel</text:span>, és tudatosan fordulok a másik lehetőség felé. </text:p>
      <text:p text:style-name="P27">Ha bárki szimpatikusnak, követhetőnek tartja az itt leírtakat, hozzám hasonlóan tudatosítania kell: lehet, hogy téves a gondolatmenet, mert ezen a ponton egyéni hitem szerint hoztam döntést. Ha tévedek, akkor a fenti eszközkészlet a lehető legrosszabb kezekbe kerül: egy teljes információs rendszer, amelyet mindenki elfogad, ugyanakkor az irányítók által befolyásolt és szűrt tartalmat mutat, alkalmas a tökéletes diktatúra megteremtésére. </text:p>
      <text:p text:style-name="P27">Olyan ez, mint a magfúzió: ha képesek lennénk kézben tartani, gyakorlatilag kifogyhatatlan, tiszta energiaforrás állna rendelkezésünkre, azonban sajnos eddig nem tudtunk eljutni. Ahhoz viszont, hogy gyakorlatilag bármit elpusztítsunk vele, felesleges kontrollálni – a hidrogénbomba stabil, ma is létező, működő találmány.</text:p>
      <text:h text:style-name="P20" text:outline-level="2"/>
      <text:h text:style-name="P41" text:outline-level="2">Források</text:h>
      <text:p text:style-name="P15">Ahogy minden tervnél, itt is illik tisztázni, hogy a feladatok milyen erőforrások felhasználásával valósíthatók meg. Az első és legfontosabb állításom: nincs értelme pénzügyi forrásokról beszélni. A pénzalapú optimalizációt vitathatatlanul tökélyre fejlesztette mai világunk – csakhogy közben maga a pénz teljesen elszakadt az „erőforrás” fogalmától, amelyet valaha reprezentált. Ennek megfelelően most a valós fizikai, emberi tartalékokról fogok szólni, amelyeket ma a pénzügyi haszon hajszolásától elvakulva megdöbbentő mértékben pazarolunk.</text:p>
      <text:h text:style-name="P39" text:outline-level="3">Közvetlen szeméttermelés – csomagolás</text:h>
      <text:p text:style-name="P15">Összesíteni kellene, hogy mennyi energia, nyersanyag, emberi munka (a tervezéstől a csomagolásig) kerül közvetlenül a gyárból, minden egyéb haszon nélkül a szemetesbe: a reklámszatyortól az egyedileg formatervezett parfümösüvegig. Mindez totális, 100%-os erőforráspazarlás. Na jó, a teljes hulladék-visszaforgató ipart figyelembe véve 98%. </text:p>
      <text:p text:style-name="P15">Létezik ugyan a szállításhoz, tároláshoz kapcsolódó valós szükséglet; itt azonban kiemelt kérdés a tartósság, csereszabatosság, az előre tervezett életciklus, melynek végén az elhasználódott tároló nyersanyagként újra felhasználható. Ebbe nem érthető bele a két hét alatt tönkremenő, hipermarketes, kulacsnak látszó tárgy sem, ami nálam a közvetlen szemét kategóriába tartozik. </text:p>
      <text:p text:style-name="P15">Léteznek elvárások, amelyeket a nagy távolságra történő szállítás (teherbíró, könnyű, raklapra pakolható) és az eladáskori ideiglenes tárolás (csillogó, légmentes, átlátszó, …) támaszt – javarészt olyan termékeknél, amelyek akár helyben előállíthatók, és egy „praktikus csuporban” a gyártótól a fogyasztóig egy lépésben szállíthatók lennének...</text:p>
      <text:h text:style-name="P39" text:outline-level="3">Közvetlen szeméttermelés a négyzeten – szenvedélyek</text:h>
      <text:p text:style-name="P15">Legyen az valamilyen lassú méreghez való ragaszkodás, a nemi élet egyre szélsőségesebb megnyilvánulásai, az adrenalinfüggés számtalan formája vagy a folyamatos éjszakai tévézés, számítógépezés (utóbbinak sajnos időnként én is rabja vagyok) – mindezek az erőforrás-pazarlás kirívó formái. Komoly erőforrásokat áldozunk arra, hogy az alkoholt, dohánytermékeket, kábítószereket (illetve az ugyanilyen módon, hivatalosan vagy illegálisan használt gyógyszereket), szórakoztató elektronikát, a „technikai sportok” számtalan eszközét: motorok, autók, quadok, stb. előállítsuk, felhasználóikhoz eljuttassuk, és a minden értelmes határon túli használatukat népszerűsítsük.</text:p>
      <text:p text:style-name="P15">Mindezek az elsődleges hatások: az előállításukra fordított erőforrások elvonása valós, értelmes céloktól, illetve használatuk közvetlen környezetkárosító hatásán túl további károkat is okoznak. A rendszeres alkohol- és drogfogyasztás a használó közösségi értékét: képességeit, megbízhatóságát drasztikusan csökkenti, a környezetében élők, vele személyes kapcsolatban álló emberekre negatív hatást gyakorol – akár a vele való állandó konfliktus, akár a szenvedélybetegség terjesztése által; a sebességmámor áldozatai saját és környezetük épségét, életét veszélyeztetik, és így tovább.</text:p>
      <text:p text:style-name="P15">Az emberi közösség evolúciója során az ön- és közveszélyes, erőforrás-pazarló viselkedési formák közvetlen szelekciós tényezőként szerepeltek; következményük a magatartásforma megbélyegzése, az egyén kiközösítése volt. A közösség erőforrásai ugyanis igen korlátozottak voltak, saját életben maradása és fejlődése érdekében egy egészségügyi karanténhoz hasonlóan meg kellett jelölnie és ki kellett zárnia a veszélyes és fertőző negatív mintákat. Az egyén tehát az elhajlással tudott módon saját biztonságát, életét tette kockára; ez az elhatalmasodott betegségen nyilván már nem segített, de erősen csökkentette a rossz minta átvételének esélyét és a fertőzésveszély időtartamát.</text:p>
      <text:p text:style-name="P15"/>
      <text:p text:style-name="P5">Ma az erőforrásokban dúskáló társadalmak testén parazitaként fejlődnek az önpusztítás, ön- és köz­veszélyes, közösségromboló magatartásformák változatai. A legális és illegális szenvedélyek köve­tői hatalmas erőforrásokat szereznek és használnak fel vágyaik kielégítésére, amelyeket más, hasznosabb céloktól vonnak el; hétköznapi értékük csökken, és ha szenvedélyük következtében károsodást szenvednek, ugyanúgy számíthatnak a közösség segítségére, mint azok, akik vétlen áldozatai sérülé­seknek, betegségeknek. Természetesen a szenvedélyek, függőségek hatalmas üzletet jelentenek: mind a legális változatok látványos kielégítése, mind pedig az illegálisak háttérben történő kiszolgálása és az előtérben ellenük folyó látványos küzdelem – valamint a mindehhez tartozó reklám.</text:p>
      <text:p text:style-name="P15">A közösségnek egyértelműen el kell határolnia az egyének javát, fejlődését, egyensúlyát szolgáló játék és szórakozás jogos szükségletét az ezek túlpörgetéséből származó megengedhetetlen pazarlástól. Pozitív életmintákat (feladatokat és kikapcsolódást) kell mutatnia azok számára, akiknek nagyobb igényük van a fizikai, szellemi megterhelésre, ugyanakkor meg kell szabadulnia a negatív minták reklámozásától. A hibás viselkedést nem üzleti lehetőségként, hanem valóban betegségként kell kezelni, segíteni; és világossá kell tenni, hogy a hozzá való ragaszkodással az egyén önmagát sorolja hátrébb, amin sorsa, de akár élete is múlhat.</text:p>
      <text:h text:style-name="P39" text:outline-level="3">Közvetlen szeméttermelés a köbön – fegyverek</text:h>
      <text:p text:style-name="P15">Bár a felszínen ritkán jelenik meg, amikor mégis, akkor a „szükséges rossz, de abból a legjobb” címkét igyekszünk ráragasztani. Valójában a globális emberi közösség erőforrásainak hihetetlen hányadát használják a legfejlettebb államok, a globális béke önjelölt őrei pusztító eszközök előállítására, új fegyverek kutatására, tesztelgetésére. Ez nem véletlen, vagy valami rossz szándék következménye: a pénzügyi értékelés szempontjából <text:span text:style-name="T1">ez a tökéletes termék!</text:span> </text:p>
      <text:p text:style-name="P15">A fegyverkezési versenyben nem áttételesen, hanem közvetlenül jelenik meg a kiszolgáltatott­ság­tól, haláltól való félelem: minél szörnyűbb fegyvert sikerül <text:span text:style-name="T1">kitalálni</text:span>, annál erősebb a rettegés a má­sik féltől: hátha neki is van ilyen, vagy esetleg még erősebb? Így aztán a biztonság hajszolásában saját biztonságérzetét tökéletesen lenullázó közösség minden külső hatás nélkül képes végtelen spirálba kergetni önmagát, képes igényt tartani minden létező erőforrásra – nem is szólva arról, ha több közösség kering ugyanilyen pályán. Rémálom a köbön: az ellenség ellopja a csoda­fegyveremet és beveti ellenem! Bárki lehet ellenség, még a szomszédom, az évtizedek óta mellet­tem dolgozó munkatársam, a feleségem, aki talán csak azért él mellettem és mossa a ruháimat, neveli a gyermekeinket, mert az ellenség megbízta vele! A pénzügyi érdekek mentén létrehozott álomvilág „betörési pontja” mindig az egyéni és közösségi frusztráció – íme a tökéletes forrás.</text:p>
      <text:p text:style-name="P15">A létrehozott fegyverek <text:span text:style-name="T1">fenntartása</text:span> komoly erőfeszítést: emberi munkát és karbantartást igényel, a vonatkozó ismeretek fenntartásához használni kell őket (üzemanyag, szennyezés, elhasználódás). Mindezt a védelem érdekei igazolják, nem is kérdéses, hogy mindenek felett „szükség van rájuk”.</text:p>
      <text:p text:style-name="P15"><text:span text:style-name="T1">Használat</text:span> során hamar megrongálódnak – jelentős hányaduk egyszer használatos: bombák, rakéták, lövedékek, így aztán nagyon sok kell belőlük. Ha használják, akkor problémákat okoznak, feladatokat teremtenek (épületek, utak, infrastruktúra), ami újabb befektetéseket generál, erőforrásokat igényel. </text:p>
      <text:p text:style-name="P15">Egy apróság: a használatot lehetőség szerint exportálni kell. Nem azért, mert a helyben okozott kár nem lenne ugyanolyan jó befektetés, mint a világ másik végén keletkező, hanem azért, mert sok olyan ember, aki a fegyverek hatását, a harc értelmetlenségét saját bőrén megtapasztalja, bosszantóan pacifista lesz, és akár meghalni is hajlandó inkább, minthogy mondvacsinált jelszavak érdekében öljön. Sőt az is lehet, hogy a fegyvert valódi elnyomói ellen fordítaná... </text:p>
      <text:p text:style-name="P15"/>
      <text:p text:style-name="P5">Sokkal hasznosabb (és kicsi gyermekkortól kezdve folyamatosan sulykolt) minta a mesterségesen generált „hős” megfelelő távolságban folyó örök harca az arctalan, mindig gonosz, megismerhetet­len „ellenséggel”. Az emberi életet ez a gondolkodás nem tekinti értéknek, hiába kopik meg a régi hősök fénye a tények, történelem ismeretében. Egykor büszkén hangoztatott jelszavak válnak szégyenfolttá (lásd: „Csak a halott indián jó indián!”, „Az ember színe a fehér!”), de ez nem akadályozza meg pontosan ugyanilyen új jelszavak létrejöttét – vagy akár ugyanazok visszatérését.</text:p>
      <text:h text:style-name="P39" text:outline-level="3">Másodlagos szeméttermelés</text:h>
      <text:p text:style-name="P15">Ide tartozik mindaz, amit „az én helyzetemben megengedhetek magamnak”, és egyébként is, ismerőseimnek is van ilyen. A szórakoztató elektronika, a kozmetikumok, a „trendi” lakberendezés, divatos ruhák, cipők, sportszerek, közlekedési eszközök, italok, ételek stb. Minden, ami nem létező, csak a média által generált szükségletet elégít ki, vagy olyasmi, amire lenne hatékonyabb, egyszerűbb megoldás.</text:p>
      <text:p text:style-name="P15">Ez egy igen rázós terület, hiszen nem cél a kockalakás és <text:s/>Orwell 1984-éből ismert egyenruha, egyenélet, egyengondolkodás kialakítása. Viszont tudomásul kell vennünk azt, hogy 1: túlfogyasztjuk a bolygó erőforrásait, többet használunk el, mint amennyit egy év alatt, mindent figyelembe véve megterem, 2: ha a bolygó minden lakója „európai középszinten” élne a mai definíció szerint, még ez a túlfogyasztás is a sokszorosára nőne. </text:p>
      <text:p text:style-name="P15">Következtetés: sokat kell engednünk a mai habzsolásból ahhoz, hogy célul tűzhessük ki a minden ember számára elérhető, kellemes közérzetet nyújtó környezet megteremtését. Talán szebben hang­zik így: a valós szükségletek feletti igények csökkentésével hatalmas erőforrások szabadíthatók fel.</text:p>
      <text:h text:style-name="P39" text:outline-level="3">Szemétté válás</text:h>
      <text:p text:style-name="P15">Másként: tervezett avulás, termékéletciklus. Minden gyártó elvi célja a vásárló valamilyen szükségletének kielégítése, gyakorlati célja viszont a pénzügyi haszon – minél több termék előállítása és eladása révén. Mivel a felhasználók köre korlátos, a képlet egyetlen megoldása a termék élettartamának csökkentése és ennek elfogadtatása a felhasználóval. Az elméletben zajló piaci verseny során valójában kartell alakul ki, amelyben a cél a szolgáltatások terén való versen­gés: minél több képesség, minél vonzóbb számok és mérések. Ennek ”köszönhetően” a kétéves termék ugyan továbbra is használható állapotban marad, mégis „ócska kacat” az új változatokhoz képest. Ahol ez nem elég, ott sajnos a terméknek el kell romlania, a hibás alkatrész csak nagy blokkokban, szakszervizben cserélhető – senki ne forrasztgasson otthon. Így a javítás haszna ismét visszatér a gyártóhoz, költségei miatt nagy a nyomás az új termék megvásárlása irányában. </text:p>
      <text:p text:style-name="P15">Ha képesek vagyunk elszakadni az „eladni-eladni-eladni” motivációtól, és helyette valóban a szükségletek hosszú távú, alacsony költséggel fenntartható kielégítésére koncentrálni, újabb aranybányát tárhatunk fel.</text:p>
      <text:h text:style-name="P39" text:outline-level="3">Megosztás</text:h>
      <text:p text:style-name="P15">Ma minden szolgáltató, gyártó stb. abban érdekelt, hogy minél szélesebb vevőkört szólítson meg, és minél több darabot adjon el a termékeiből, illetve a gyártás a lehető legkisebb költséggel történ­jen. Ennek megfelelően titokban tart minden technológiai trükköt, amivel a termelést optimalizálja; igyekszik saját termékét minél egyedibbé tenni, hogy más gyártók ne kapcsolódhassanak hozzá. Elég csak az elektronikai eszközök tápegységeinek, akkumulátorainak sokféleségére gondolni.</text:p>
      <text:p text:style-name="P15">Hatalmas kiaknázatlan lehetőségeket tár fel, ha a kizárólag pénzügyi előnyöket szolgáló párhuza­mos megoldásokat megszüntetjük, teljesen nyílt ipari szabványokat alkotunk, és közös, moduláris tervezés venné át a mai, „minél többet az én dobozomba” szemlélet helyét.</text:p>
      <text:h text:style-name="P39" text:outline-level="3">Szállítás</text:h>
      <text:p text:style-name="P15">Valamikor majdnem minden hétköznapi fogyasztási igényeket kielégítő termék helyben készült, illetve a lehető legkisebb távolságot utazott a szállítás fizikai nehézségei és kockázata miatt. Ma sem eszünk ezerszer többet, építünk és bútorozunk be ezerszer akkora házakat, mégis a legegysze­rűbb termékek is elképesztő távolságokat utaznak be, néha többször is (elég az Olaszországba kiszállított tejre és a belőle készült sajt visszaszállítására gondolni).</text:p>
      <text:p text:style-name="P15">Természetesen a mai megszokott környezet biztosítása sokkal nagyobb területet igényel, számtalan gyár és szolgáltató termékei gyűlnek össze mindnyájunk otthonában, így a szállítás elkerülhetetlen. Ugyanakkor alapszabály, hogy minél szegényebb a munkás, és minél gazdagabb a vásárló, a termé­ken elérhető haszon annál nagyobb lesz; ez a törvény alakítja évtizedek óta a mindinkább globalizálódó, egyre nagyobb távolságokat lefedő szállítási üzletet. </text:p>
      <text:p text:style-name="P15">„Szegénység” és „gazdagság” csak a pénzügyi világ által teremtett fogalmak, míg az úthálózat, a hajók és kikötők, repülőgépek és kamionok valós és elképesztő erőforrást emésztenek fel – óriási járulékos kárt okozva. Ha sikerülne a valós igények szerint optimalizálni a szállítást, nyilván lekerülne sok termék az asztalról, játékboltokból, ruházati és bútorüzletekből, ugyanakkor a jelenlegi kamion-, repülőgép-, hajóflotta töredéke készülne és égetné a fogyatkozó olajat; erdőirtás, talajpusztítás és egyebek helyett fenntartható földművelés irányába mozdulnánk, és így tovább...</text:p>
      <text:h text:style-name="P39" text:outline-level="3">Kereskedelem</text:h>
      <text:p text:style-name="P15">A kereskedelem célja egy termék vagy szolgáltatás eljuttatása az előállítótól a fogyasztóig – elvileg. Gyakorlatilag célja egy minél szélesebb fogyasztói réteg felkutatása és megtömése testre szabott termékekkel és szolgáltatásokkal – pénzügyi teljesítőképességük határáig. Vagy még csúnyábban: az emberek zsebében elfekvő pénzek felkutatása és kinyerése valamilyen termék vagy szolgáltatás bepumpálásával. Ehhez keresnek és vesznek igénybe olyan embereket vagy cégeket, akik, illetve amelyek a kitalált terméket előállítják (mindez persze történhet egy vállalaton belül is, de a határt nem a jog, hanem a funkció szerint érdemes meghúzni). Pénzügyi szempontból a kereskedelem szerepe ideális: két szereplő közé ékelődik, és kiaknázva ellentétes érdekeiket, maximalizálja saját nyereségét. Működése azért is kiemelkedő, mert lehetővé teszi a természetes, ember-ember közötti áru- és szolgáltatásforgalom „megcsapolását”. Például: egy javarészt önfenntartó közösség belső árucseréjéből nem lehet hasznot húzni, viszont ha ugyanez a közösség gyárakban dolgozik és boltokban vásárol, hasznot termel a kereskedőnek, még ha ugyanazt a tevékenységet gyakorolja is, mint korábban.</text:p>
      <text:p text:style-name="P15">Optimális helyzetben a kereskedelem feladata a javak létrehozásának és elosztásának helyi és időbeli optimalizálása (szállítás, tárolás, veszteség és hiány minimalizálása), az ideiglenes tárolás és a fogyasztóhoz való eljuttatás; egy globális információs rendszerrel rendelkező faj számára ez nem jelenthet problémát. Még akkor sem, ha nem használ hozzá (ellene) termékmenedzsert, reklámszakembert, marketingest, plázát és hipermarketet.</text:p>
      <text:h text:style-name="P39" text:outline-level="3">Utazás</text:h>
      <text:p text:style-name="P15">Utazunk munka kapcsán; sokan ingáznak munka- és lakóhelyük között, van, aki hosszú utakat tesz meg munkaügyben. Utazunk magánügyben, rendszeresen, rövidebb távon: vásárolni, ügyeket intézni, szórakozni, gyerekeket vagy idős rokonokat szállítani; hosszú távon: családi okok miatt, illetve kirándulni, nyaralni. Hirtelen, egyetlen generáció élete alatt a fejenként megtett távolság mérhetetlen módon megnövekedett. Ez vajon valós szükséglet vagy inkább csak a lehetőség által táplált vágy? Esetleg még pontosabban: a kialakult szállító rendszerek fenntartása érdekében gerjesztett szükséglet...</text:p>
      <text:h text:style-name="P39" text:outline-level="3"/>
      <text:h text:style-name="P53" text:outline-level="3">Képzés</text:h>
      <text:p text:style-name="P27">Főként fejlett társadalmainkra igaz, hogy a fiatalok számára elsősorban olyan életpályákat állítanak vonzó, pozitív mintaként, amelyek hosszú iskolai képzést (főiskola, egyetem, több diploma, végzés utáni továbbképzések) igényelnek; és való igaz, a pénz-világ „győztesei” jellemzően ebből a rétegből kerülnek ki. A kiszolgáló intézmények fennmaradásuk érdekében azért küzdenek, hogy minél több fiatalt tudjanak „kapukon belül” a képzésért járó pénzösszeg növelése érdekében. A folyamat komoly károkat okoz. </text:p>
      <text:p text:style-name="P27">Azok a fiatalok, akik kiváló mesterei lehetnének számtalan hasznos, termelő szakmának, nem kap­nak ehhez megfelelő támogatást, biztatást, a megbecsült életpálya ígéretét, pedig társadalmunknak hatalmas szüksége van mindazokra, akik működését kezük erejével, ügyességével fenntartják. Az élő közösségek piramishoz hasonlítanak: sok erős kézre van szükség ahhoz, hogy eltartsa azokat, akik szellemi képességeikkel tudnak nagyobb hasznot hajtani; belőlük kevesebbre, csak az igazán kiemelkedőkre van szükség. Egy működő kórháznak sok ápolóra, nővérre, beteghordóra, laboránsra van szüksége és hozzájuk képest viszonylag kevés orvosra, akik viszont a hivatásuk gyakorlásához szükséges tudás, hit birtokában vannak, és vállalják annak óriási felelősségét is.</text:p>
      <text:p text:style-name="P15">Ha a képző intézményeknek nincs közvetlen kapcsolatuk a közösséggel, amely számára a szakértőket termelnék, elveszítik a kiválasztás motivációját, pedig feladatuk lenne mihamarabb eltanácsolni a fiatalt, ha képességei vagy szorgalma nem megfelelő; így kicsi a kényszerítő erő is, amellyel a szükséges ismeretek és koncentrációs képesség megszerzésére bírhatnák a tanulót. Ő pedig az intézmény által „kibocsátott”, ám jövőt nem ígérő végzettséggel bizonytalan pályára kerül, vagy újabb képzésbe menekül.</text:p>
      <text:h text:style-name="P39" text:outline-level="3">Összefoglalva</text:h>
      <text:p text:style-name="P15">Elképesztő mennyiségű időt, erőforrást, energiát zabáltatunk fel az általunk kiépített rendszerrel, miközben azon aggódunk, hogy nincs belőlük elég. Egyetlen utunk van: a valóban szükséges szintig leépíteni, és így hosszú távon életben tartani ellátó rendszereinket; ha nem tesszük meg, éveken belül összeroskadnak. Más szóval: megtehetjük, hogy teljesítményüket 100-ról a valóban igényelt 5 százalékra csökkentjük folyamatos átalakítással, közben erőforrásként kinyerjük és újrahasznosítjuk az elpazarolt 95%-ot! Ha nem, azzal szembesülhetünk, hogy teljesítményük nullára zuhan vissza, miközben mi erre egyáltalán nem vagyunk felkészülve.</text:p>
      <text:h text:style-name="P26" text:outline-level="2">Útiterv</text:h>
      <text:p text:style-name="P27">Dőreség lenne azt várni, hogy a jelenleg fennálló hatalom támogatná vagy akár elnézné egy olyan rendszer kialakulását, amely a mai fogalmakat, viszonyokat tökéletesen semmibe veszi. Valószínű­leg még az is kényelmesebb lenne, ha háborút hirdetnék a hatalomért – akkor az erő és alkalmazko­dási képesség döntené el, hogy ki milyen részt kaparint meg magának és szövetségeseinek az új rendszerből. Ezzel szemben én nem kívánok semmilyen módon konfrontálódni a rendszer képviselőivel: elemzésem szerint rájuk (tudásukra, erejükre, tapasztalataikra) igen, viszont jelen <text:s/>szerepeikre nincs szükség. Amennyiben elméletem téves, és a mai rendszer mégis képes működtetni a bolygót, reményeim szerint kárt nem tehetek benne, ha viszont helyes, akkor néhány éven belül súlyos következményekkel kell szembenéznünk. Helyes vagy sem, célom, hogy a Hajnalvilág elég felkészült és erős legyen, hatékony segítséget nyújthasson bármilyen körülmények között.</text:p>
      <text:p text:style-name="P15">A Hajnalvilág a hatalom fogalmát kérdőjelezi meg, működőképessége esetén teljesen értelmetlen bármilyen maihoz hasonló tagozódás, felhalmozás, üzletelés és titkolózás. Koncepciója arra épül, hogy a jelen informatikai, kommunikációs, közlekedési, szállítási eszközei révén átértelmezhető számtalan fizikai és időbeli korlát; környezetünk gyökeresen megváltozott, ehhez maga az emberi lény még nem tudott alkalmazkodni. </text:p>
      <text:p text:style-name="P15"/>
      <text:p text:style-name="P5">Hitemet, hogy erre mégis képes, történelmi tapasztalat nem támaszthatja alá, az elmélet jelentősége és alkalmazhatósága előre nem meghatározható. Ennek megfelelően egy útitervet tudok csak megfogalmazni, amely időben nem behatárolható, de lényeges mérföldköveket tartalmaz; csupán feltételezem a vonatkozó igényeket, jövőbeli eseményeket. </text:p>
      <text:h text:style-name="P61" text:outline-level="3">Bemutatkozás – virtuális szubjektum</text:h>
      <text:p text:style-name="P27">Ma az emberi lény az informatika által teremtett, egymással csak érintőleges kapcsolatban levő vir­tuális környezetekben (telefonszám, e-mail-címek, fórumok, szerepjátékok, blogok; de ide tartoznak a bankok, állami hivatalok, szolgáltatók rendszerei is) számtalan helyi „identitás” (login, belépés) létrehozására kényszerül; nem ritkán egy rendszerben több párhuzamos szereplőként jelenik meg akár szórakozásból, akár valamilyen céllal. Ez a viselkedés a mai világ által erősen támogatott szerephalmozás eredménye, és súlyos károkat okoz: a virtuális világ szereplői nem önmaguk, hanem egymás számára felvett szerepek, emberi kapcsolat jóformán nem jön létre, csak az álarcok kommunikálnak. Másrészt, ez a viselkedés kiterjed a mindennapi gondolkodásra, világfelfogásra is.</text:p>
      <text:p text:style-name="P27">Az első feladat a Hajnalvilág mint virtuális tér és benne a belépő egyén mint virtuális szubjektum létrehozása. Minden résztvevő <text:span text:style-name="T1">pontosan egy</text:span> virtuális szubjektummal rendelkezik, amely a bejelentkezéstől folyamatosan létezik: nincs kijelentkezés, törlés, tiszta lappal indulás, három különböző szerep: egyetlen lény vagyok a Hajnalvilágban, örök nyomot hagyok, amely még halálom után is jelen lesz – ugyanúgy, mint a valósban. </text:p>
      <text:p text:style-name="P27">Minden cselekedet, vélemény, megnyilatkozás kitörölhetetlen, megváltoztathatatlan, csupán ahhoz van jogom, hogy utólag megjegyzést fűzzek hozzá. Ez reményeim szerint visszahozza a virtuális világba a felelősség, tisztesség, udvariasság, odafigyelés, bizalom ma már a hétköznapokban is elavultnak tűnő fogalmait. Amíg választott neveken hőböröghetek, cégek és törvények kiskapuin közlekedhetek – bármit megengedek magamnak, ám ha ez mindig elkísér, és láthatóvá válik, az önkorlátozásnak sokkal nagyobb ereje lesz. Fontos, hogy a személyiséget és közösséget romboló viselkedésformák, gondolati szerkezetek és szervezetek nem „bűnként”, hanem kezelhető hibaként jelentkeznek; kialakulhat egy közösségi kultúra, amely segítséget nyújt a beilleszkedésben, mintákat ad az óhatatlan vélemény- és érdekütközések kezeléséhez, akár személyes segítséget nyújthat.</text:p>
      <text:p text:style-name="P27">A Hajnalvilágban nincsenek kitalált szereplők és történetek, nem a „párhuzamos” fantáziavilágok egyike. Létezésének célja, hogy az informatika lehetőséget nyújtson az ember számára abban, hogy személyesen megélje a fizikai határok feletti kapcsolódás, együttműködés, segítségnyújtás lehetőségét. Segítsen az önfenntartás, öngondoskodás, helyi célok megvalósítása érdekében közösségeket formálni és működtetni.</text:p>
      <text:p text:style-name="P27">A megvalósításhoz használt számítógépes programok tervezése és megvalósítása során kiemelt cél, hogy azokat a lehető legszélesebb körben, a lehető legkisebb erőforrásigénnyel működhessenek, a kapcsolódás lehetősége így minél szélesebb kör számára adott, vagy könnyen elérhető legyen. Az informatikai rendszer nyitott, bárki által továbbfejleszthető addig, amíg a fejlesztés és használat összeegyeztethető a Hajnalvilág céljaival – tilos viszont olyan célra használni, amely ezekkel ellen­tétes. Ennek megfelelően semmilyen esetben sem használható fegyverekkel, erőszakkal, hatalom­mal, pénzzel kapcsolatos, az alapvető egyéni és közösségi erkölcsbe ütköző rendszer kialakítására.</text:p>
      <text:p text:style-name="P27">Mi marad ezek kihagyása után? A lényeg: kapcsolatteremtés, kommunikáció, önmagunk: tudásunk, tapasztalataink, fizikai erőnk megosztása helyi közösségünkkel, közös célok kialakítása, a megvalósítás megszervezése, a tapasztalatok összegyűjtése és megosztása hasonló csoportokkal.</text:p>
      <text:p text:style-name="P15">Reményem szerint a Hajnalvilág első telepesei felismerik a virtuális szubjektumban rejlő lehetőségeket, felelősségteljes, alkotó részeivé válnak természetes és választott közösségeiknek. Felismerik a véleménykülönbségek értékét és a feloldás alkotó módszereit, ezek segítségével példaértékű megoldásokkal gazdagítják a Hajnalvilág eszköztárát. Menet közben a Hajnalvilág informatikai rendszere olyan szintre bővül, amellyel már lehetséges kritikus közfeladatokat ellátni.</text:p>
      <text:h text:style-name="P39" text:outline-level="3">Erőgyűjtés</text:h>
      <text:p text:style-name="P27">Amennyiben a telepesek valóban értékes segítséget kapnak a Hajnalvilágtól, az eszköztár elérhetősége, „híre” terjedni kezd, a kialakuló megoldások, tapasztalatok működő, kipróbált és hozzáférhető mintákat kínálnak a hasonló feladatokat megoldani kívánó közösségeknek. Ezek közé tartozhat a helyi energiaellátás, energiabiztonság megszervezése, helyi alapélelmiszer-elosztás, idénymunkák és közösségi feladatok (közterületek játszóterek, óvodák, iskolák stb. karbantartása, szociális gondoskodás, szállítás megszervezése, hulladékminimalizálás és -kezelés). Előtérbe kerülnek a konkrét feladatok és a szükséges erőforrások; a pénz és a hivatalok háttérből irányító hatalma eszközzé és legyőzhető átmeneti akadállyá változik.</text:p>
      <text:p text:style-name="P27">Ennek során országhatárok, etnikai különbségek válnak átjárhatóvá a tapasztalatok és személyes élmények megosztása révén, a közösségek felismerik saját erejüket, lehetőségeiket és korlátaikat. A közösségek összefogása révén nagyobb léptékű megoldások születnek, továbbá megtörténnek az első komoly konfliktusok, amelyből remélhetőleg bölcsebben kerülnek majd ki a résztvevők.</text:p>
      <text:p text:style-name="P27">A Hajnalvilág az erőgyűjtés szakaszába léphet: elkezd felkészülni arra, hogy a globális fajjá vált emberiség előtt álló feladatok megoldásához segítséget nyújthasson. Kialakításra kerülnek azok az eszközök, amelyek minden egyes, ezeket igénylő ember kezébe adhatók, hogy alanyi joggá válhasson a globális rendszeren keresztül a helyi közösségekhez való csatlakozás. Ez minimális fogyasztású, akár napenergiával vagy kézi erővel feltölthető kézi eszközöket, alacsony fogyasztású hálózati csomópontokat jelent. Ezekhez a tudás és technológia jelentős része már ma rendelkezésre áll, csak ilyen módon történő használatára nincs motiváció.</text:p>
      <text:p text:style-name="P15">Az eszköztár és az addigra megbízhatóvá váló programok birtokában a rendszer bekapcsolódhat különleges helyzetek megoldásába (katasztrófák, elzárt területek, humanitárius segítségnyújtás, természetvédelem), és a jelenleg elérhetőnél hatékonyabb segítséget nyújthat. Különös fontosságot kap a rendszer elemeinek és a benne felhalmozódó tudás hordozhatósága, amely az egyedi eseteket, a helyben befektetett munkát, pozitív és negatív szervezési tapasztalatokat azonnal használhatóvá teszi a világ bármely pontján. Ennek eredményeként az ipari forradalomhoz hasonlóan katalizálja a fejlődést a kritikus, a mai világ által elhanyagolt területeken.</text:p>
      <text:h text:style-name="P61" text:outline-level="3">Kibontakozás</text:h>
      <text:p text:style-name="P27">Ha az erőgyűjtés fázisa az elképzelt módon zajlik, egy idő múltán egyértelművé válik, hogy az eddig elhanyagolt területeken (ahol a feladatra koncentráló, aktív közösségekbe tömörülő emberek átveszik a pénzügyi haszon termelésére specializálódott cégek és szervezetek helyét; ahol a szaktu­dás megosztása és használata kap támogatást – szemben annak eltitkolásával és szabadalmak mögé bújtatásával) a mai iszapbirkózással szemben gyors fejlődés mutatkozik. A Hajnalvilág felmutatja, hogy az érdekek összehangolásán és az információ felszabadításán alapuló irányítási szerkezet állja a versenyt, sőt hatékonyabb a valós feladatmegoldás terén, mint a piaci/politikai rendszer, bizo­nyos esetekben képes szembefordítani a demokrácia deklarált elveit az azokkal gyak­ran ellentétes érdekeket képviselő államapparátussal, már hatékonyabb kommunikációs eszköz, mint a tömeg­média. Ez lenne a „nagy háború” kitörésének pillanata, amikor a régi és az új rend az ősi szokás szerint érvek és objektív összehasonlítás helyett izommal próbálja meg legyűrni egymást – a Haj­nalvilág polgárainak elszántságát és jó szándékát is próbára tenné a média, a szándékos bomlasztás. </text:p>
      <text:p text:style-name="P15">Erre azonban véleményem szerint nem szükséges, hogy sor kerüljön, a háttérben ugyanis elér hozzánk az ökológiai rendszerek kíméletlen visszacsapása, amikor valóban nincs már mivel kielégíteni a könyörtelen pénzügyi rendszerek által hajszolt gazdaság állandóan nö­vekvő energia­igényét, sorozatos természeti csapások a föld alá küldik a nemzetközi biztosítótársasá­gok kasszáit, amikor valóban háborút akarnának kezdeni olajért, vízért, amikor valóban milliókat kell kitelepíteni a lassan tengerszint alá kerülő területekről, élelemmel ellátni a víz hiányában összeomló mezőgazdaság miatt éhező tömegeket.</text:p>
      <text:p text:style-name="P15"/>
      <text:p text:style-name="P5">Erre a helyzetre nincs fehér ingben, hűvös szobában, halk zene mellett kitalálható, pályázatokkal és törvényekkel végrehajtatható megoldás; ehhez erős, gyors, áldozatkész és tapasztalt, embertár­saikkal együttérző, értük minden erővel dolgozni kész közösségek, megbízható, csoportjukkal együtt küzdő, őket egyenként ismerő vezetők kellenek. Szükség van továbbá a legszélsőségesebb körülmények között, minimális energiaigénnyel üzemelő, évek során megbízhatóvá fejlődött kommunikációs és szervező rendszerekre, vagyis arra, amit a Hajnalvilág jelent.</text:p>
      <text:p text:style-name="P15">A feladat nem áll meg a katasztrófák azonnali kárelhárításánál, az élet újjászervezésében szintén hatalmas szerepet játszik majd mindaz a közösségi tapasztalat, amit a bemutatkozás és erőgyűjtés fázisában a Hajnalvilág magába szívott. Nincs szükség a fenntartáshoz állandó jelenlétre, a Hajnalvilághoz csatlakozó helyi közösségek közvetlenül hozzáférnek a hozzájuk hasonló csoportok tudásához, minimális kezdeti segítséggel kiválaszthatják és kialakíthatják a számukra leginkább megfelelő megoldásokat.</text:p>
      <text:h text:style-name="P39" text:outline-level="3">Kiteljesedés</text:h>
      <text:p text:style-name="P15">A végső fázisban a Hajnalvilág visszatér bölcsőjéhez, a segítségnyújtás és újjászervezés során szerzett tapasztalatokat felhasználva békésen átveszi a „régi rend” utolsó bástyáit is. Erre csak akkor lesz lehetősége, ha a fenti folyamatok valóban ebben a formában képesek lejátszódni, ugyanis ekkor már minden ember számára nyilvánvalóvá válik, hogy felesleges az állandó görcsös félelem saját fajtársainktól, az csupán egy korábbi evolúciós lépés szükségszerű, de már meghaladott része volt.</text:p>
      <text:p text:style-name="P15">Közösen, együtt tárjuk fel azokat a kincsesbányákat és dögtemetőket, amelyek az egymás elől való rejtőzködés évszázadai alatt halmozódtak fel; kiválasztjuk, amit értelmes, közös céljaink érdekében használni tudunk, a többit örökre megőrizzük fajunk emlékezetében annak érdekében, hogy e tudás és tapasztalat tanulságként szolgáljon, és megtartson minket egymás közelében.</text:p>
      <text:h text:style-name="P39" text:outline-level="3">Esélyek?</text:h>
      <text:p text:style-name="P15">Mindez szép elképzelés, ám racionálisan végiggondolva 1% alatti esélyt adnék annak, hogy sikerül megvalósítani. Kérdéses a szükséges informatikai rendszer kifejlesztése, az, hogy a bekapcsolódó első felhasználók és közösségek tapasztalatai valóban pozitívak lesznek, nem történik visszaélés a rendszer adataival és működésével, hogy sikerül-e időben kifejleszteni az emberi és technológiai hátteret a hatékony problémakezeléshez, és hogy megvalósul-e a pozitív, békés átmenet a mai irányítási rendszerből a Hajnalvilágon keresztül megvalósuló vezérlésbe. További kérdés, hogy ha mindez működik, akkor sikerül-e megkapaszkodni a túloldalon, fenntartani és örökíteni azokat a gondolkodási mintákat, amelyek kivezetnek minket a mostani útvesztőből...</text:p>
      <text:p text:style-name="P15">Mindez azonban nem veszi el a kedvemet a vele való foglalkozástól. Végtére is, ugyanígy szemlélhetek másmilyen, tetszőlegesen feltételezett jövőt; bármelyik konkrét kép megvalósulásának esélye ugyanolyan parányi, mint a Hajnalvilágé. Ezzel szemben úgy érzem, hogy a Hajnalvilágban érdemes hinnem, törekednem arra, hogy megvalósulását segítsem; ha az elméleteim jók, akkor bízhatom a hasonló gondolkodású emberek támogatásában, hihetek abban, hogy a megfelelő pillanatban mindig világossá fog válni a következő lépés.</text:p>
      <text:p text:style-name="P46">Ezt a vezetést folyamatosan éreztem utamon, most is emiatt írok. Hiszem, hogy ha jó úton járok, nem fog elhagyni, és ha eltévednék, segíti majd azokat, akik a helyes irányt követik.</text:p>
      <text:h text:style-name="P20" text:outline-level="2"/>
      <text:h text:style-name="P41" text:outline-level="2">Közös tudatosság</text:h>
      <text:p text:style-name="P46">(Bár nagyon törekedtem rá, nem tudom megúszni a spirituális felhangot. Sajnos itt csak a „kész” szöveget tudom leírni, azt a folyamatot nem, ahogy hajnalról hajnalra erre a képre ébredek, ahogy <text:s/>egyre jobban kibomlik a szemem előtt, és kezdem megérteni, mit is jelent...)</text:p>
      <text:p text:style-name="P51">A tudás, az intelligencia, a kreativitás, amely gondolatokban, szavakban és cselekedetekben végül alakot ölt, láthatóvá válik, és kapcsolatba lép a környezetével, olyan, mint a szappanbuborék vékony hártyája: mindig színes, mindig változó egyedi tünemény. A bölcsesség pedig hasonló ahhoz a leve­gőhöz, amely a hártyán belül lakik: láthatatlan, minden buborékban – de ha úgy tetszik, a teljes külső környezetben is – állandó, változatlan. Tudásunk, lehetőségeink és tapasztalataink egyedivé tesznek minket, ám a helyes emberi élet törvényei, az erkölcs szabályai, a megnyugodott lélek tulaj­donságai időtől és helytől függetlenül ugyanazok, alapvetően egyként tekintenek minden buborékra, a világ buborékon belüli és azon kívüli részére, hiszen mindegyikben ugyanúgy jelen vannak.</text:p>
      <text:p text:style-name="P27">Mai világunk elvész a színek forgatagában, csak a buborékok külsejére koncentrál. Sajnos egyértelmű a szabály: minél nagyobb egy buborék, annál jobban hasonlít egy másikra, az egyediség ellenére egyre hangsúlyosabb a láthatatlan belső tartalom; ezzel szemben a kicsi buborékok nagyon színesek, egyediek, és csak ennek fontosságát harsogják, cél tehát a minél kisebb, minél különlegesebb buborékok termelése, mert ez a „szabadság”.</text:p>
      <text:p text:style-name="P27">Időről időre megjelenik történelmünkben az az irány, amely a különbségek helyett a hasonlóság keresésére helyezi a hangsúlyt. Vagy talán pontosabb így: minden rendszer fejlődése során „egyéniesedik”, egyre inkább a hatalmon levők személyes igényeit elégíti ki. A folyamat addig tart, amíg az „alul levők” nem kezdik tudatosítani sorsközösségüket. Minél nagyobb tömegű ember fókuszál a különbségek helyett a bennük rejlő hasonlóságra, annál erősebbé válik a belőlük formálódó közösség ereje. Végül meghaladja azt az erőt, amelyet a rendszer urai szembe tudnak állítani vele, és „győz a forradalom” akár harc, akár békés átmenet árán. Magyarországon jól ismert a kollektivizmus uralma, amelynek véleményem szerint nem az volt a hibája, hogy közösséget formált az emberekből, hanem az, hogy nevétől és eszméitől függetlenül, történelmi fejlődése során óhatatlanul átalakult a hatalmon levők kiszolgálására. Az már más kérdés, hogy a „forradalom” minket olyan „új rendszerbe” vezetett, amely még inkább erre épül.</text:p>
      <text:p text:style-name="P27">A történelem során látott közösségformáló folyamatok azonban jellemzően a buborék felszínére alapultak: anyagi helyzet, faji alapú csoportosulás; vagy egy más csoporttól való különbözés köti össze a tagokat; sajnos ez elég jellemző minden vallási/spirituális csoportra is: ahogy a tagok a hit révén kiemelkedni, megkülönböztetni vágyják önmagukat a „hitetlen többiektől” – nem beszélve az „idegen hitet vallókról”.</text:p>
      <text:p text:style-name="P27">Ezek azonban mind a buborék külseje: társadalmi helyzet, rang, vallás, könyvek, szertartások. Az egésznek a mélyén ott van a hallgatag, nem látható lényeg, amelynek a felületén életünk, gondola­taink, cselekedeteink, megtapasztalásaink zajlanak. A következő lépés hihetetlenül nehéz, ugyanak­kor véleményem szerint minden vallásból, keleti tanításból valamiképpen ez köszön vissza: önma­gun­kat (modern szóval: identitásunkat) nem a felszínben, hanem ebben a láthatatlan, azonosnak és megkü­lön­böztethetetlennek, szélsőségesen „egyedietlennek” tűnő mélységben kell keresni. Tudás, tapasztala­tok, világnézet, önmagunkról alkotott kép – mindez nem több vagy stabilabb az időben, mint egy szeretett ruhadarab vagy nyaklánc: ugyanúgy elveszhet, eltörhet, vagy csalódva mi ma­gunk dob­hatjuk el; újat, gyökeresen eltérőt kedvelhetőnk meg életünk során. Kiolthatatlan bizony­talanságunk is ebből fakad: folyamatosan keresünk valami megfogható, ugyanakkor biztos kapasz­ko­dót az életben mindaddig, amíg rá nem jövünk: ami megfogható, az éppen ezért bizonytalan is. Megteremtettük tehát a megfoghatatlan, univerzális kapaszkodót: a pénzt, és megtanultunk mindent ráaggatni – csak egy a baj vele: mi magunk csináltuk, így örökölte minden bizonytalanságunkat. </text:p>
      <text:p text:style-name="P27"/>
      <text:p text:style-name="P28">Itt az ideje, hogy elfogadjuk: az egyetlen valódi bizonyosság az egyetlen „abszolút érték” – bennünk van, ott, ahol „nincs semmi”. A legjobb hasonlatom erre gyerekkoromból származik, amikor bámultam a tükröt, és kerestem benne önmagam: testem? Kezem? Lábam? Arcom? Szemem? A végeredmény bizarr: én a két szemem közepén levő pici fekete lyukkal kezdődöm (és egyébként ott is csak azért, mert éppen a <text:span text:style-name="T1">látással</text:span> próbálom elkapni önmagam; ha tapintással kísérleteztem volna, akkor az ujjbegyeimnél lyukadtam volna ki): a milliárd különböző alak „egyedisége” abban rejlik, ami mindegyikünkben pontosan ugyanolyan.</text:p>
      <text:p text:style-name="P51">Haza, nyelv, vallás, világkép – ruha csupán, a lényeg a mindnyájunkban közös emberi lény, aki ezt a helyet és időt kapta a létezésre. Ha elhisszük, hogy „önmagunk” ettől független, akkor nem szük­sé­ges belőle határt vonnunk önmagunk köré: nem kell tudatosan elválasztanunk, elhatárolnunk ma­gun­kat embertársainktól. A milliárdszor milliárd színes, erőnek erejével fenntartott fal, amelyekbe ka­pasz­kodunk, amikor azt mondjuk: én; amelyek köztem és a többi ember között húzódnak – feleslegesek.</text:p>
      <text:p text:style-name="P27">Én maradok akkor is, amikor ezek helyett kizárólag önmagamra, belső, láthatatlan énemre fókuszálok, amikor meghallom önmagamban minden embertársam hangját – hiszen ezen a szinten mindannyian osztozunk. Eközben természetesen ugyanaz maradok, a kültakarómon nem változik semmi: hazám, hitem, nyelvem ugyanaz, csak mondjuk az ének és tánc már nem a nemzeti hovatartozás büszke kifejezése, hanem a boldogság megélésének számomra megadott módja.</text:p>
      <text:p text:style-name="P27">Más hasonlattal élve: bár egyetlen globális fajjá váltunk, ma még egyéni tudati szinten egysejtűek vagyunk, mindnyájan saját „kültakaróval” rendelkezünk: én vagyok én, a többiek mind „mások”. Ezzel csak az a baj, hogy fajszintű képességeink túlnőtték ezt a gondolkodásmódot: a hatmilliárd egysejtűként gondolkodó lény válaszút elé érkezett. Ha egysejtűként folytatja, egyéni motivációit a közösségé elé helyezi, a környezetétől való eltérésre koncentrál, akkor a jelen pályán továbbhaladva gyakorlatilag egy generáción belül katasztrófára ítéli önmagát: biológiai és emberi környezetének végletes beszennyezésével drasztikusan csökkenti ezek fenntartóképességét, a következmények egyéni szinten kezelhetetlenek, és ez a ma ismert minden rendszer felbomlásához, káoszhoz vezet.</text:p>
      <text:p text:style-name="P27">A kiút? A többsejtű szervezetté válás. Hiszen már most is azok vagyunk: minden, amit magunk körül látunk, megeszünk, megiszunk, használunk, minden, amit tudunk, sok ezer láthatatlan, velünk együtt élő vagy már századokkal ezelőtt eltávozott embertársunk munkájának eredménye, ahogy remélhetően mi is (látható vagy rejtett módon) jelen vagyunk néhány velünk együtt élő, vagy akár utánunk megszülető ember mindennapjaiban. Mindezt azonban tudati szinten saját határaink, vágyaink, tárgyakban és elvekben megtestesülő identitásunk védelmében folyamatosan egymás ellen harcolva éljük meg.</text:p>
      <text:p text:style-name="P27">Sajátos fintora világunknak, hogy valójában éppen az egyediségért való harc tesz minket igazán homogén masszává. Vegyünk bármelyik reklámot, amely kozmetikummal, autóval, itallal, elektronikus ketyerével csillantja fel: ez a Te hangod, stílusod, megérdemled, … Így aztán részévé válhatok annak a sok százezres tömegnek, amely az egyéniségét pont ezzel fejezi ki. Na jó, luxushajók esetében néhány tíz emberből áll az a „tömeg”, de ha úgy tetszik, ők is sok százezres tömeget testesítenek meg „vásárlóerő” formájában. </text:p>
      <text:p text:style-name="P15">Valódi specializációra, egyediségre éppen a szervezetté válás ad lehetőséget, amikor a sejt – vagy ember – megtalálja azt a feladatot, azt a helyet, amelyre képességei, sorsa, egyedi tulajdonságai szólítják. Találkozik hasonló felfogású társakkal; nem valami személyes „jutalom” vagy „siker” formájában mérik önmagukat, hanem abban, ahogy együtt, eredményeikben és hibáikban osztozva, mindig tanulva és egymásnak példát adva fejlődnek, és kiszolgálják a szervezetet azzal, amit ők tudnak a legjobban. Lehet ez szőlőművelés, színészet, fafaragás, autóvezetés – bármi. Mindezek mögött pedig annak a tudatos megélése húzódik meg, hogy mindenek felett és elsősorban <text:span text:style-name="T1">ember vagyok,</text:span> egy mindenkivel, egy a hatmilliárdból, aki feladatokat kapott, megvalósításukhoz helyet, időt és képességet – ahogy mindenki más is: más feladathoz más helyet, időt, képességet; más tapasztalatokat és más világképet. És ez pont így van jól.</text:p>
      <text:h text:style-name="P41" text:outline-level="2"><draw:frame draw:style-name="fr8" draw:name="Keret6" text:anchor-type="paragraph" svg:x="1.191cm" svg:y="0.21cm" svg:width="14.616cm" draw:z-index="5"><draw:text-box fo:min-height="23.797cm"><text:p text:style-name="P68">Elemzésem végkövetkeztetése viszonylag egyszerű: meggyőződésem, hogy egy evolúciós ugrás közepén járunk. Ezek mindig óriási lépések, és idő kell ahhoz, hogy az általuk nyújtott új lehetőségek, egy új világ képe átvegye a régi helyét.</text:p><text:p text:style-name="P68">A mai helyzetet leginkább ahhoz tudnám hasonlítani, amikor az ember felegyenese­dett, és ideje nagyobb részét két lábon állva töltötte. Lassan hozzászokott, hogy futáshoz sem kell visszaereszkednie, hanem két lábon gyorsabban tud szaladni is, ráadásul közben a kezében tárgyakat is tud vinni. Sokkal ügyesebb lett a keze is, addig elképzelhetetlen dolgokat volt képes létrehozni.</text:p><text:p text:style-name="P68">A legfontosabb változás viszont az volt, hogy míg eddig a földet bámulta, és csak kis időkre pillantott vagy egyenesedett fel, innentől az a természetes, hogy teljes magasságában kiegyenesedve messzire lát. Tudatába kerül annak, hogy életterét számtalan, hozzá hasonló, fejlett és csodálatos lénnyel osztja meg. Elsősorban nem ételt, gyökereket és szagokat tapasztal maga körül, hanem arcokat, emberi alakokat, akik­kel kapcsolatot lehet létesíteni. A távolság eddig örök korlátot, megismerhetetlen­séget jelentett, most viszont egyidejűvé vált számára az egész élettér, tud a benne zajló folyamatokról, az itt élő lényekről.</text:p><text:p text:style-name="P68">Bár külsőleg láthatóan semmi sem változott, az ember számára ez egy gyökeresen új világ, és még nem tudja, hogyan éljen benne. Eddig apró csoportokban élt, egyértelmű érdekeket, életutat jelöltek ki számára a zárt erőviszonyok és a sorsszerűen elfogadni kényszerült környezet; most viszont hatalmas távolságokat lát be, messzire el tud jutni, hosszú távra képes tervezni; a pillanatnyi hátrányokat el tudja fogadni azért, hogy nagyobb tervei megvalósulhassanak. Szándékai ennek megfelelően nagyobb rendszerbe, az összes fajtárs, az összes élőlény által alkotott közösségbe kell hogy beilleszkedjenek, hiszen látja, érzi őket, tudja, hogy ott vannak, és most már hatással van rájuk</text:p><text:p text:style-name="P68">A minták azonban még a régiek, abból az időből származnak, amikor a kis helyet, a kevés zárt erőforrást kellett megosztani, amikor még nem volt képessége komolyan beleavatkozni a környezetében zajló folyamatokba. Ezért aztán törvényszerűen óriási hibákat követ el, amikor a régi sémákat változatlanul használja új erejének, képességeinek birtokában; azt látja, hogy minden kísérlete pont az ellenkezőjére fordul, jó szándékának is katasztrófa a következménye. </text:p><text:p text:style-name="P68">Megpróbál álomvilágba zárkózni, egyfajta sorsszerű kényszerűséget képzelni maga köré, amelynek csupán tehetetlen eszköze, így a felelősségtől megmenekül­het. Ez azonban nem menekvés, ha valaki kést kapott a kezébe, nem mentség, ha csak csukott szemmel vagdalkozik vele.</text:p><text:p text:style-name="P68">Új mintákra van szükség, új gondolkodásra, a felelősségvállalás bátorságára. A tá­volra látás képességéhez kapcsolódik számtalan, eddig ismeretlen probléma, fájda­lom és félelem megjelenése, ennek feldolgozása elkerülhetetlen ahhoz, hogy vissza-visszaereszkedő félmajomból örökre felegyenesedett, tiszta emberekké legyünk.</text:p><text:p text:style-name="P68">A választás, <text:span text:style-name="T1">a változás ideje eljött</text:span>, és nem múlik el attól, hogy az önsajnálatot, be­gubózó szerencsétlenkedést választjuk ahelyett, hogy büszkén vállalnánk a nekünk megadatott sorsot, óriási lehetőséget.</text:p><text:p text:style-name="P68"/><text:p text:style-name="P69">Fel a fejjel!</text:p></draw:text-box></draw:frame></text:h>
      <text:h text:style-name="P44" text:outline-level="1">Mazsolák</text:h>
      <text:p text:style-name="P15">Többször próbálkoztam már nagyobb méretű, „koherens”, valamilyen struktúrát követő írás létre­hozásával, így találkoztam már azzal a jelenséggel is, hogy eközben óhatatlanul eszembe jutnak olyan gondolattöredékek, amelyek nem illeszthetők be a létrehozni kívánt rendszerbe. Túl kicsik ahhoz, hogy valami fejezetet költhessek köréjük, ugyanakkor túl fontosak számomra ahhoz, hogy kihagy­jam őket, mert valamiként mégiscsak kapcsolódnak az egészhez. Ezeket gyűjtöttem ebbe a részbe.</text:p>
      <text:h text:style-name="P39" text:outline-level="3">Élet</text:h>
      <text:p text:style-name="P15">Az emberi élet csodálatos: öröm, szeretet, szerelem, odaadás, izgalom, szárnyalás – és borzalmas: hibák és bukások sorozata, szenvedés, betegségek, szeretteink elvesztése és a halál. A kettő együttes jelenléte teszi az életet nagyszerűvé, különleges ajándékká, amelyet nem tudunk megélni, ha egyik vagy másik oldalát megtagadjuk, elfelejteni igyekszünk.</text:p>
      <text:h text:style-name="P39" text:outline-level="3">Inverz Parkinson</text:h>
      <text:p text:style-name="P15">Ha egy csoport célja egy feladat megoldása, akkor a csoport létszáma a tapasztalatok szerint a hatékonyság mentén optimalizálódik: annyi tagja lesz, ahányra szükség van, mindenkinek kialakul a szerepe, illetve kialakulnak a tartalékok. Mindenkinek érdeke, hogy a legjobbak legyenek ott, és képesek legyenek jó hangulatban együtt dolgozni. Ha viszont a csoport tagjainak egyéni célja a feladat megoldására szánt pénzből minél többet szerezni, minden motiváció megfordul: minél kevesebb ember között oszlik meg a pénz, annál több jut egynek, még ha meg is kell szakadnia érte; minél okosabbak, többet tudnak a munkámról a kollégák, annál nagyobb veszélyben van a pozícióm és a pénzem... Jobban járok tehát, ha elmarom magam mellől a valóban értékes embereket, így jobban látszik az én csillogásom (bár nagyobb esély van arra is, hogy a végén egy tényleg értéktelen vetélytárs fog kitúrni a helyemről; de ez se baj, majd jobban hiányzom)</text:p>
      <text:h text:style-name="P39" text:outline-level="3">Lóverseny</text:h>
      <text:p text:style-name="P15">Oly divatos az a mondás, hogy a piaci verseny jó a fogyasztónak. Néhány apróság azért kissé árnyalja a képet. A versenyzők nem ellenségei saját érdekeiknek. Ami alulról versenynek látszik, az valójában kartellmegállapodásokká alakul abban a pillanatban, amikor bezárul a piac; a verseny valójában csak addig él, amíg van nyitott, szűz piac. A másik: divat elfelejteni, hogy meglehetősen ritka madár a „fogyasztó”, vagyis az az ember, akinek korlátlan pénz áll rendelkezésére, és csak fogyasztania kell. Nekünk, „többieknek” meg kell dolgoznunk a pénzért ezen a „versengő piacon”, amely így valójában olyan, mint egy lóverseny, amelyben mi vagyunk... a lovak.</text:p>
      <text:h text:style-name="P39" text:outline-level="3">Hőbörgők</text:h>
      <text:p text:style-name="P15">Az esztelen lázadó törvényszerűen válik azok eszközévé, akik ellen lázad.</text:p>
      <text:h text:style-name="P39" text:outline-level="3">Hajnalvilág</text:h>
      <text:p text:style-name="P15">Isaac Asimov: Az Alapítvány előtt című könyvét a napokban olvastam, a magyar fordítás sokszor említi a „Hajnalvilágot”, mint egy ősi, emberek lakta bolygót. Erről én eddig nem tudtam, a Hajnalvilág nevet ettől függetlenül és igen sok töprengés után választottam – mindenesetre érdekes az egybeesés...</text:p>
      <text:h text:style-name="P70" text:outline-level="3"/>
      <text:h text:style-name="P71" text:outline-level="3">Hit 1</text:h>
      <text:p text:style-name="P15">Racionálisan szemlélve az élet egy rettenetes nagy kitolás: korlátozott, tehát a végén mindenképpen rövid, fizikai és lelki szenvedésekkel teli (például saját testünk nyavalyái és szeretteink testének nyavalyái, illetve halálunk). A hit döntés: helyezzük mindezt irracionális kontextusba, egy, a saját létezésünkön túlmutató rendszerbe. Igyekezzünk egy általunk meg nem érthető, de mindenképpen jó szándékú létező vagy létezők ajándékaként felfogni, és ennek tükrében csak azért is értelmesnek tekinteni. Vagyis a hit egy olyan, a hívő által létrehozott, irracionális, de létezőnek tekintett alap, amely mentén képes elfogadni saját szenvedését, és nem másokat büntet fájdalmában, sőt, törekszik mások fájdalmának megértésére, a velük való együttműködésre. Akkor is, amikor minden jól megy. Mert a racionális elme csak a bajok határáig kísér, amikor elmegy az áram, elmossa a várost a hurrikán, a gyermekén az orvostudomány már nem tud segíteni, akkor a racionális ember mégiscsak imádkozni kezd.</text:p>
      <text:h text:style-name="P72" text:outline-level="3">Kérdések és válaszok</text:h>
      <text:p text:style-name="P15">Életünk azzal telik, hogy válaszokat keresünk kérdésekre; pedig sokkal fontosabb maga a kérdés: mi az, amit meg szeretnénk tudni, és miért pont azt?</text:p>
      <text:p text:style-name="P62">A fejlődés első lépése: ráébredni egy kérdésre, ami ugyan mindig is ott volt, de nem tudatosult, hogy az kérdés is lehet, másként is lehet, mint ahogy „szoktam”. A válasz csupán a kérdés „másik fele”, mindig egy-egy lépés előre – az irányt viszont a kérdés feltevése jelöli ki. Abban a pillanat­ban, hogy feltettem a kérdést, a válasz tudásszintemnek és emberi nyitottságomnak megfelelően ele­ve el­rendelt. Ennek ellenére sok időbe, erőfeszítésbe kerülhet, amíg „megtalálom”, elfogadom a tar­tal­mát, megérek arra, hogy megfogalmazzam – utólag visszatekintve jellemzően kézenfekvőnek tűnik.</text:p>
      <text:p text:style-name="P51">Ha úgy tetszik, a kérdés „abszolút”, a válasz viszont mindig relatív, függ a válaszadó tudásától és a befogadó nyitottságától (különösen akkor, ha a kettő ugyanaz a személy). A legjobb példa erre a minden ember számára, így számomra is legfontosabb kérdés: ki vagyok én? A kérdés az egész élet során változatlan, a válasz mindig ideiglenes, és folyamatosan változik. A kérdés a lezárás, a halál pilla­natában változik: „ki voltam én?”, és csak ebben a pillanatban válaszolható meg végérvényesen.</text:p>
      <text:p text:style-name="P15">Mai civilizációnk a válaszok keresésének bűvöletében él, elfelejtve azt, hogy a kérdések megfogalmazásának felelőssége - így fejlődési útjának kijelölése is a feladata. Adottnak tekinti saját szerkezetét, nem tesz fel kérdéseket vele kapcsolatban, pedig ez a struktúra egyértelműen meghatározza a benne megtalálható válaszokat, így rögzíti a „fejlődés” jelenlegi, önpusztító irányát.</text:p>
      <text:h text:style-name="P72" text:outline-level="3">Hit 2</text:h>
      <text:p text:style-name="P27">Arról álmodtam, hogy egy hívő ember képes volt csodákat tenni, a fia viszont nem hitt benne. Egyszer eljött a tökéletes alkalom, és az ember így imádkozott: kérlek, mutasd meg magad a fiamnak – és a csoda <text:span text:style-name="T1">nem történt meg</text:span>. A hit lényege nem az, hogy bizonyosságot szerzünk a természetfelettiről, hanem ellenkezőleg: elfogadjuk azt a hézagot, amely világképünk és az objektív valóság között van, és mindörökké ott is marad. Megnyugszunk benne, elfogadjuk, mint egy helyes és megkérdőjelezhetetlen alapszabályt, és úgy kezdünk élni, hogy tudjuk: minden a mi felelőssé­günk, mert minden tudásunk és logikánk mélyén ott lapul a saját döntésünk, hogy milyennek akarjuk látni a világot.</text:p>
      <text:p text:style-name="P27">Más oldalról: emberi értékünket nem a tudásunk, és az ezen alapuló ésszerű lépéseink adják, hanem éppen ellenkezőleg: a hitünk. Ezalatt pedig nem a vallásos meggyőződést kell érteni, hanem azt, hogy milyen elvek, álmok, remények miatt vagyunk képesek irracionális döntéseket hozni. Ez az, amiért az ember a rendkívül kis esély tudatában is berohan egy égő házba, ha kiáltást hall bentről.</text:p>
      <text:p text:style-name="P15">„Monda néki Jézus: Mivelhogy láttál engem, Tamás, hittél: boldogok, a kik nem látnak és hisznek.” Az én olvasatomban: csak úgy lehetünk boldogok, ha a hitet és a tudást egyaránt ismerjük; tudjuk, melyiknek hol a helye, és nem keverjük össze őket.</text:p>
      <text:h text:style-name="P39" text:outline-level="3">Hit-el</text:h>
      <text:p text:style-name="P27">A magyar nyelvvel mindig érdekes játszani, ilyen a következő is: minden renden, szabályozáson, huzakodáson túl egy társadalom tagjait legerősebb befolyásoló tényező a közös jövőkép, más szóval a hit: milyen lesz az a világ, amelyben gyermekeink élnek majd. </text:p>
      <text:p text:style-name="P27">Ez az az erő, amely képes romokon új városokat emelni, hidakat építeni, közlekedési hálózatokat teremteni. Ez mutat feladatokat, amelyek megvalósítására érdemes a véges időt elhasználni, érdemes a tőlünk telhető legtöbbet nyújtani, fáradságot és fájdalmat félretenni, és életünkre, tetteinkre büszkén távozni, amikor annak jön el az ideje.</text:p>
      <text:p text:style-name="P15">Ezt a hitet nem pótolhatja semmi; ha elvész, akkor elvesznek a nagy álmok, a célok és az önfeláldozás, marad a jövő teremtése helyett annak felélése, gyarapítás helyett fogyasztás, <text:span text:style-name="T1">a hit helyett a hitel...</text:span></text:p>
      <text:h text:style-name="P67" text:outline-level="3">Modern rabszolgaság</text:h>
      <text:p text:style-name="P15"><text:span text:style-name="T1">A rabszolgatartó társadalom csúnya dolog.</text:span> Egyik ember a másikat saját tulajdonaként kezelte, megalázhatta, játékszernek használhatta, megkínozhatta, meg is ölhette. Ugyanakkor nem árt észben tartani: alapvetően vigyázott is rá, mint minden más tulajdonára, hiszen sokba került neki. Amíg módjában állt, folyamatosan biztosította neki az ételt, igyekezett egészségesnek, erősnek megtartani, mert ha nem jól táplálta, nem foglalkozott az egészségével, vagy akár túldolgoztatta, a rabszolga veszített az értékéből, használhatatlanná vált, újat kellett venni helyette. A rabszolgatartók közössége szintén valamilyen szinten szabályozta azért a rabszolgafogyasztást, hiszen (amíg a modern korban ipart nem sikerült csinálni ebből is) meg kellett küzdeni értük: háborúkat vívni, vagy vállalni a meghódított néptömeg növekvő, esetenként veszélyes ellenállását – ez, ha emberként nem is, de tulajdonként magas értéket biztosított a rabszolgának.</text:p>
      <text:p text:style-name="P15"><text:span text:style-name="T1">Kérdés, hogy a mai világ jobb-e ennél.</text:span> Igaz, a hitelt felvevő ember szabad, csupán álmai vagy esetenként létszükségleteinek rabja, a hitelt adó bank nem tulajdonosa, csupán az elkövetkező években megszerzendő javai egy részére tart igényt. Nem kerül erőfeszítésébe, hogy újakat szerezzen, a média és a tehetetlen állam birkaként tereli a tömeget a kapuihoz. Nem érdeke, hogy szolgája jól működjön, nem gondoskodik élelméről, egészségéről, nem ad neki munkát, nincs közös felelősség, hiszen szabad, oldja meg saját baját, ahogy tudja – ezeket a problémákat „kihelyezte”, a neki szintén eladósodott államra lökte. Nem fenyegeti halállal, csak azzal, hogy bármijét elveheti, kidobhatja abból az életből és biztonságillúzióból, amiért eladta bizonytalan jövőjét. Zuhanását az egyre inkább foszladozó, már csak régi újságokban emlegetett szociális háló fogná meg, valójában azonban áthullik a cinkos hallgatás mellett egyre táguló lyukakon.</text:p>
      <text:h text:style-name="P67" text:outline-level="3">Pohár</text:h>
      <text:p text:style-name="P15">Sokszor emlegetjük a nézőpont fontosságát, hangsúlyozva azt a példát, hogy ugyanazt a poharat van aki félig üresnek, más félig telinek látja; van, aki az elérhetőre koncentrál és hiányt érez, más az elért eredménynek örül. Az már árnyalja egy kicsit a képet, hogy ennek megítélése sem egyértelmű, gyakran dicsérjük meg azt az embert, aki nem dől hátra elégedetten eredményei birtokában, hanem álmait követve mindig előre tekint és tovább tör – máskor viszont ugyanazt az embert álladó elégedetlensége miatt korholjuk.</text:p>
      <text:p text:style-name="P35">Vajon eszünkbe jut-e a nagy morfondírozás közben az, hogy a „pohár” teljessége, értelme, definí­ciója pontosan ez az állapot! Az üres pohár, amelyben nincs semmi, értelmetlen, hiszen azért létezik, hogy legyen benne valami; ugyanúgy értelmetlen a teljesen teli pohár, hiszen már nem kerülhet be­le semmi új. Nem a félig üres – félig tele nézőpont között van a különbség, hanem ott, hogy megért­jük-e ezen állapot szükségszerűségét, saját nézőpontunk (és a nézőpont megítélésének) állandó és törvényszerű változását, a két nézőpont megítélésének, minősítésének totális értelmetlenségét...</text:p>
      <text:h text:style-name="P39" text:outline-level="3">Az alkotás határai</text:h>
      <text:p text:style-name="P15">Az alkotás három határa az Érdemes, az Értelmetlen és a Lehetetlen. Az emberi civilizációt folya­matosan növekedésre sarkallta az a tudat, hogy <text:span text:style-name="T1">lehetetlen</text:span> számára olyan dolgok megvalósítása, amit pedig <text:span text:style-name="T1">érdemes</text:span> volna. Mára azonban a megvalósíthatóság határát megállás nélkül tolta át az <text:span text:style-name="T1">érdemesség</text:span> szintjén (vagyis olyan dolgok létrehozásán túlra, amelyeknek összesített hatása negatív a jelenleg mérhető pozitív hatás ellenére), majd messze túllépett az <text:span text:style-name="T1">értelmetlenség</text:span> határán is, és olyan dolgok tömegét hozza létre, amelyeknek a jelenben sem mutatkozik pozitív haszna...</text:p>
      <text:h text:style-name="P67" text:outline-level="3">Civilizációk kapcsolata</text:h>
      <text:p text:style-name="P27">Az utazás témakörben eltöprengtem azon, milyen hatással van a mi civilizációnk egy meghódított közösségre; így azon is gondolkodtam, hogyan lehetne ezt jól csinálni. </text:p>
      <text:p text:style-name="P62">A fejlettebb civilizáció részéről logikusnak tűnik, hogy a fejletlen csoportból egyedeket ragadjon ki, megtanítsa őket saját tudásának átadni kívánt részére, és rájuk bízza, hogy milyen módon adják majd tovább. Azzal viszont nem sokat nyer, ha elrabol néhány embert, mert így ellenségként lépne fel. A logikus megoldásnak az tűnik, hogy olyan egyedeket választ, akik halálos betegséget vagy sérülést szenvednek, a másik csoport lemond róluk, halottnak tekinti őket. Ekkor gond nélkül színre léphet a fejlettebb csoport, magához veszi a haldoklót, meggyógyítja, és fel tudja használni közvetítőként.</text:p>
      <text:p text:style-name="P27">Ez két szempontból is érdekes következtetésekre ad módot. Egyrészt, a fejletlen csoportban kialakul a halál utáni életben való hit, hiszen olyan emberek, akik számukra menthetetlenek, tehát halottak voltak, idővel újra egészségesen megjelennek közöttük, bár már nem olyanok, mint ők: „voltak a túlvilágon”, sokkal többet tudnak mindenről. Másrészt, vajon mi történik, ha a fejlettebb civilizáció megszakítja a kapcsolatot? Feltehető, hogy addigra valamilyen formában együttműködés alakult ki a két kultúra között, egyfajta „papság” jön létre az „idegenek” (és közvetítőik), illetve a hétköznapi emberek között; az ő hatalmukat a felsőbbrendűekkel való kapcsolatuk, együttműködésük biztosítja. </text:p>
      <text:p text:style-name="P15">Ha az idegenek elmennek, ez a kiváltság megszűnik, pedig a papság igencsak szeretné, ha megmaradna, szeretné visszahívni az idegeneket a számára legegyszerűbb módon: közvetítő-alanyokat kínál fel nekik, esetleg olyan helyzetet teremtve, hogy az idegenek kénytelenek legyenek megmenteni őket... vagyis megjelenik az emberáldozat az istenek felé.</text:p>
      <text:h text:style-name="P67" text:outline-level="3">… tanítsd meg halászni...</text:h>
      <text:p text:style-name="P27">Van ez a szép mondás: „Adj egy halat az éhezőnek, és jóllakattad egy napra – tanítsd meg halászni, és jóllakattad egy életre.” Sajnos a következő mondat mindig lemarad a végéről: „... és többé nem fog függni tőled, nem vásárolja meg a haladat!”</text:p>
      <text:p text:style-name="P62">Ki az az <text:span text:style-name="T1">ostoba</text:span>, aki megtanítja halászni az éhezőt, ahelyett, hogy elvenné a tavát cserébe a halért, amelyet esetleg ugyanonnan fog ki neki, majd kihalásztatná vele az összes halat a saját tavából, hogy újabb éhezőket „lakathasson jól” vele? Létezne olyan állam, amely támogatna bennünket abban, hogy megoldjuk saját problémáinkat, esetleg a szomszédét is kalákában ahelyett, hogy szolgálnunk kell a pénzért, amelyet aztán kifizetünk a szomszéd munkájáért; közben minden ponton adókkal támogatjuk a „mindezt <text:span text:style-name="T8">lehetővé tevő”, </text:span>ugyanakkor a pénzünkkel elszámolni nem kívánó államot?</text:p>
      <text:p text:style-name="P27">Meglepő? A géntechnológiával foglalkozó vetőmag gyártó cégek szellemi termékre vonatkozó sza­badalom révén igyekeznek megtiltani a gazdáknak, hogy jövő évi vetőmagként használják az idei termés egy részét ahelyett, hogy megint tőlük vásárolnának. Példa: az amerikai „támogatásként” Irakba szállított vetőmagból termett gabona vetését 2004-től törvény tiltja az iraki gazdáknak, akik évszázadokon keresztül a józan ész szabályainak megfelelően így művelték földjeiket. Csoda hát, hogy nem lelkesednek?</text:p>
      <text:p text:style-name="P15">A mondás helyesen tehát így hangzik: <text:span text:style-name="T1">Felejtsen el halászni mindenki, majd én etetem őket napról napra – ők meg szolgálnak nekem, hogy éhen ne haljanak!</text:span></text:p>
      <text:h text:style-name="P53" text:outline-level="3">Az őrült kovácsmester</text:h>
      <text:p text:style-name="P35">Egyszer volt, hol nem volt, volt egyszer egy kovácsmester. Ez a kovács nagyon derék ember volt. A falu népe kisgyermekkora óta szerette, mert nehéz mesterségét sokáig tanulta, minden mást feladott érte, és nagy szeretettel művelte. A keze alól került ki a falu összes kapája, kaszája, baltája, egyszó­val minden házban találni lehetett számos olyan nélkülözhetetlen eszközt, amely az ő tudását dicsérte.</text:p>
      <text:p text:style-name="P15">A kovács, miután szakmáját kitanulta, és tökéletes baltákat tudott készíteni, egyre búskomorabb lett: nem elégítette ki saját tudománya, hogy képességeivel egy kis falu népét boldogította. Barátainak gyakran panaszkodott, hogy ő bizony többre hivatott, csak az idejét vesztegeti azokkal a csip-csup munkákkal, amelyeket rá bíznak, melyeket bárki kovács el tudna végezni; ezek nem az ő tehetsé­géhez, tudásához méltók.</text:p>
      <text:p text:style-name="P15">A falubeliek értették, bólogattak, vigasztalták a kovácsot, amennyire tőlük telt, hiszen nagyra értékelték – meg hát: nem volt más kovács a faluban. Közben azonban mindegyiküknek eszébe jutott valami: egy törött kapa, egy régóta megígért kés, amit a kovácstól kértek, de ő még nem ért rá megcsinálni. Talán a kovács is érezte ezt, mert egyre kevesebbet járt a templomba, kocsmába, ha találkozott valakivel, inkább csak mogorván köszönt neki.</text:p>
      <text:p text:style-name="P15">Egy nap szomszédja és legkitartóbb barátja azt tanácsolta neki, hogy ne csak az eszközt lássa a baltában, amelyet készít, hanem a szépséget is. A kovács megölelte, és rohant haza. A falu népe boldogan hallgatta, hogy talán meggyógyult a kovács, ismét vidáman peng az üllő a műhelyben. És másnap délutánra a szomszéd megkapta a régen várt baltát, amely nem csak jó volt, de a kovács egy gyönyörű madarat is vert bele. Igaz, borsos árat kért érte, de a barát szívesen fizetett, mert ilyen baltája tényleg senki másnak nem volt az egész környéken.</text:p>
      <text:p text:style-name="P15">Épp olyan talán nem. De erdős, faleveles, szőlős, táncos, vadászos... A kovács attól kezdve nem készített egyszerű szerszámot, mindegyiknek nevet adott, történetet mesélt hozzá, mívesen díszítette – és sokkal drágábban adta, mint addig, hiszen sokat dolgozott rajta, és mestersége minden tudását megmutatta vele. Mígnem egy szép napon a favágó, aki egyszerű ember volt, és nem szívlelte a kovács ilyetén hajlamait, visszahozta eltört fűrészét, amelynek pengéjébe egy erdőt vágott a kovács. Ledobta a szerszámot a műhely padlójára, és így szólt: „Te kovács, én nem tudom, mi szállt meg téged. Nekem nem kell semmi csoda, olyan fűrészt akarok, amilyet régen csináltál, amiben nem volt semmi különös, de húsz évig szolgált! Ilyen hívságos vacakot többet nekem ne adj, mert egyszer megyek ki vele az erdőbe, és szemétté válik a kezemben. Ezért ötször annyit kértél, mint a régiért, de huszadát sem érte. Add vissza a pénzemet, kovács!”</text:p>
      <text:p text:style-name="P45">A kovács erős ember volt, kidobta a favágót, és többet nem dolgozott neki, hiába is kérlelték, hogy segítené a favágót, hiszen a régi, silányodó szerszámaival nem tud úgy dolgozni, és nem lesz fa a télre, ke­vesebb jut építésre ácsnak, asztalosnak. Újabb, egyre nehezebben használható eszközök készül­tek a műhelyben, egyre kevesebb is, pedig az üllő szinte éjjel-nappal pengett, zakatolt a fújtató...</text:p>
      <text:p text:style-name="P15">Egy nap a kovács egy furcsa szerkezettel állított be szomszédjához. Az alig ismert rá: a régebben ápolt külsejű kovács helyett egy torzonborz, szakállas, égő szemű, rongyos, kiégetett ruhájú alak állt az ajtóban. Kezében egy kovácsolt lábpihentető szerkezetet tartott, amely pedállal hajtva rezegni kezd, és ellazítja az ember lábát. Nyomban be is mutatta, de a szomszéd nem értette, mire jó az, ha valaki pedálozik azért, hogy a másiknak ellazuljon a lába, és persze nem kért a szerkezetből.</text:p>
      <text:p text:style-name="P15">A kovács azonban kérlelni kezdte, hogy vegye meg akár olcsóbban is, mert fogytán a műhelyében a vas, nincs szén, és már hónapok óta nem evett rendes ételt; kiderült, hogy egy éjszaka a felesége is otthagyta, már nem tudott együtt élni vele. A szomszéd megvacsoráztatta a kovácsot, majd átsétált vele a műhelybe, ahol valamikor régen oly gyakori vendég volt.</text:p>
      <text:p text:style-name="P15"/>
      <text:p text:style-name="P5">A látvány megdöbbentette. Mindenütt félkész, furcsa szerkezetek, lyukas fejű kapák, éles kilincsek, hatalmas vasalatok hevertek egymás hegyén-hátán, tűz égett mindenhol, a falakon füstnyomok, széndarabok, korom, rendetlenség. A kovács csillogó szemmel szaladgált egyik kupactól a másikig, mutogatta barátjának „mesterműveit”, aki egyre elkeseredettebben hallgatta. Legvégül felesége szobájába tuszkolta, ahonnét minden bútor eltűnt (hát nem eladta a szerencsétlen még azt a ládát is, amelyet nászajándékba kapott az asztalostól...), és a közepén egy óriási vasgolyó terpeszkedett. A kovács erre volt a legbüszkébb, mestersége csúcsának nevezte. Azt mondta, ez a legnagyobb acélgolyó a világon; mihelyt egy kis vas felszabadul, felizzítja és hozzákovácsolja. Tökéletesen gömb alakú, és még ő sem tudna kivenni belőle egy darabkát sem, annyira összekalapálta.</text:p>
      <text:p text:style-name="P15">A szomszéd kifordult a műhelyből, otthagyta a házát és a falu másik végébe költözött. A házából elvitt minden éghetőt, a tetőt leverte, a gerendákat odaadta a favágónak.</text:p>
      <text:p text:style-name="P15">No és a fegyverek... kardok, lándzsahelyek, dobókések, mindenféle ismert és ismeretlen gyilkos szerszámok... A kovács egy ideje azt híresztelte, hogy védekezniük kell, mert az ellenség bármikor rajtuk üthet, fegyvereket kínált hát mindenkinek, azonban csak nagyon kevesen értettek egyet vele, titkon inkább arra gondoltak, hogy a kovácstól kellene megvédeniük magukat, sőt, a kovácsot saját magától. Elborzadtak <text:span text:style-name="T11">hallván, hogyan büszkélkedik a kovács új találmányainak pusz­tító erejével.</text:span></text:p>
      <text:p text:style-name="P45">Ezért hát a kovács a gyermekekhez fordult, szörnyű meséket mondott nekik, és nekik adta el portékáját – válogatás nélkül: kinek katonababát, kinek pajzsot, lándzsát, kardot. A gyerekek pedig háborúzni kezdtek a valódi fegyverekkel, egyre többen sérültek meg vagy haltak meg a kovács fegyvereitől. Az emberek gyűlölni kezdték egymást a csapások és károk miatt, a béke elillant a falu­ból, egyre többen költöztek el – az ottmaradottak házaikba húzódtak, a szomszédaiktól, főleg gyermekeiktől egyre jobban félve azon töprengtek, vajon hová veszett a szépség, a nyugalom és a szeretet.</text:p>
      <text:p text:style-name="P15">Az őrült kovács műhelyében most is izzik a szén, a gyerekek hozzák neki; lángok lobognak mindenütt. A faluból tünedeznek a fémszerszámok, mert lopkodják őket, hogy a kovács újabb szerszámot és fegyvert kovácsolhasson belőlük örökké csattogó üllőjén. Az emberek rettegve, egyben reménykedve várják a napot, amikor a műhely lángra lobban, a vörös kakas végigrohan a falun, és elpusztít mindent, ami még megmaradt belőle, elemészti végre a kovácsműhelyt, és visszaperzsel mindenkit abba az időbe, amikor össze kellett fogni azért, hogy túléljék a közeledő telet. Néhányan pedig abban reménykednek, hogy a kovács egy reggel kicsit tovább alszik, és... </text:p>
      <text:p text:style-name="P57">amikor kinyitja a szemét, megdörzsöli az arcát, rádöbben arra, mennyire ápolatlan. Körülnéz a műhelyben, és végre meglátja azt, ami elől az őrületbe menekült: a kacathalmokat, a félbemaradt, oktalan álmokat, a mindenütt lobogó, mindenki életét fenyegető, szabadjára eresztett tüzet. Lassan feláll, keresgélni kezd a lom között, és rábukkan egy dísztelen, régi kapára, amely még magán viseli alkotója mesterségbeli tökélyén túl az alázat egyszerűségét is, amely őt egy kerek, zavartalanul gördülő világba illeszti, ahol nincs félelem, nincs fegyvercsattogás, tolvajlás, rombolás és őrület. Egy kapára bukkan, amellyel helyet ásnak a földben a magnak és az elpihent ember testének, közben verejték csöppen az arcokról földre, és mindebből új élet fakad; a nap végeztével kezek fonódnak egymásba és a munkások együtt köszöntik az estét.</text:p>
      <text:p text:style-name="P57">A kapát a mestergerendára szögezi, megpihenteti rajta a tekintetét, áldást kér munkájára. A tűz újra a helyén lobban fel, de most nem okádja, hanem elemészti az őrület cifraságait, és a megszerzett tudás most újra egyszerű, hasznos tárgyakká formálja őket. </text:p>
      <text:p text:style-name="P57">Végül, amikor a műhely újra a mesterség <text:span text:style-name="T12">temploma és nem mészárszéke</text:span> lesz, amikor a lom elfogy, és az üllő vasért sóhajt, amikor az elűzött társ hűvös keze megérinti a kovácsét, és tekintete a hátát perzseli,</text:p>
      <text:p text:style-name="P73">a kalapács lesújt az acélgömbre.</text:p>
      <text:h text:style-name="P74" text:outline-level="1">Zárszó</text:h>
      <text:h text:style-name="P75" text:outline-level="2">Rövid kérdezz-felelek</text:h>
      <text:h text:style-name="P39" text:outline-level="3">Komolyan gondolod a leírtakat?</text:h>
      <text:p text:style-name="P15">Igen, teljesen komolyan gondolom. Nyilván számtalan gondolat tűnik inkább utópiának, de a fene egye meg, van, aki komolyan gondolja, hogy neki egy (vagy éppen nyolc) Ferrarira van szüksége ahhoz, hogy kifejezze önmagát; van, aki újsághirdetésekből másolt életképeket kerget folyamatosan. Miért ne választhatnék én egy magam teremtette álmot életfeladatomnak?</text:p>
      <text:h text:style-name="P39" text:outline-level="3">Belekapsz mindenféle tudományba – egyáltalán tudod, miről beszélsz?</text:h>
      <text:p text:style-name="P27">Valójában csak a programozáshoz értek, ezt azonban jó iskolának tartom. Írhatok az élet bármely területével kapcsolatos programot, nem kell mélységében értenem azt, de képesnek kell lennem arra, hogy a terület szakértőjének tudásából modelleket építsek. </text:p>
      <text:p text:style-name="P27">A programok nem „romlanak el”, és főleg: nem „javulnak meg”; ha valami hibás, akkor azt a hibát én követtem el, nekem is az a legjobb, ha mihamarabb rámutat valaki, mert ezzel nekem segít. Persze jó, ha én találom meg és javítom ki, hiszen így tanulok belőle a legtöbbet. Tudnom kell segítséget kérni, mert előfordul, hogy nem látom meg saját programomban az ordító hibát: hiába nézem, nem azt látom, amit leírtam, hanem azt, amit le akartam írni. Tudnom kell a tervezés során, hogy az általam egyértelműen jónak tartott és teljes erővel képviselt megoldás lehet hiányos, vagy akár alapjaiban rossz is, ezért a viták során minden erőmmel figyelnem kell, hátha „ellenfeleimnek” valóban igazuk van. Nagyon kellemetlen sok munkát kidobni az ablakon; még rosszabb tudni, hogy elhangzottak azok a szempontok, amelyeket figyelembe kellett volna vennem, de ostoba módon nem hallottam meg őket.</text:p>
      <text:p text:style-name="P27">Valójában az érintett témák egyikéhez sem értek, csupán igyekszem látni és gondolkodni. Célom az, hogy kérdéseket, jó kérdéseket találjak és tegyek fel, igyekszem a tőlem telhető legjobb, számomra elfogadható válaszokat adni rájuk. Ettől azok még lehetnek elveikben is hibásak, egy szakértő szemében szükségszerűen elnagyoltak; a pontos kidolgozás nem az én szintem, lehet, hogy még konkrét programozás terén sem.</text:p>
      <text:h text:style-name="P39" text:outline-level="3">Hasonló kezdeményezések?</text:h>
      <text:p text:style-name="P27">Sok ilyen van, gondolatok, javaslatok, tervek, emberek, közösségek; úgy gondolom, nem mondok vagy írok le semmi olyat, ami ne volna jelen a mai világban. Ha valamit hozzáteszek, az a struktúra, annak felderítése, hogy az elszigetelt kezdeményezések miért nem találnak egymásra, a jó szándék miért nem elég a világ megváltoztatására. Mekkora valójában az ellenszél, amellyel küzdünk; meddig ér, mi mozgatja, és mit csinál valójában a „piac láthatatlan keze”.</text:p>
      <text:p text:style-name="P27">Ha elég jól csinálom a dolgomat, eszközt adok azon emberek és közösségek kezébe, akik más jövőt képzelnek el. Meg szeretném mutatni az álmaimat, hogy közös álmokat alakíthassunk ki, közös és távoli, de megvalósítható és küzdelemre érdemes feladatokat alkossunk. Ha jól csinálom, mindez tőlem teljesen függetlenül bomlik majd le egyedi feladatokká számtalan közösségben, amelyek mindig megtalálják egymást, ha a feladat túlnő rajtuk. Egyetlen, bolygó méretű, szereteten, megbecsülésen, hiten és emberi erőn alapuló háló szövődik belőlünk; valóban, minden egyes emberben globális fajjá válunk.</text:p>
      <text:p text:style-name="P27">A három kőfaragó története jut az eszembe, akik egymás mellett azonos anyagból és szerszámokkal egyforma kőkockákat készítenek, de arra a kérdésre, hogy mit csinálnak, mégis másként vála­szolnak. Az első kőkockákat farag, a második egy támpillérhez csinál anyagot – a harmadik viszont katedrálist épít. </text:p>
      <text:p text:style-name="P57">Az én nagy álmom, hogy mindannyian eljutunk a harmadik kőfaragó szintjére.</text:p>
      <text:h text:style-name="P39" text:outline-level="3">Mi következik ezután?</text:h>
      <text:p text:style-name="P15">Valami egészen más... Érdekes ez az időeltolódás – nekem az elmúlt másfél évet jelenti a Hajnalvilág, örülök, hogy befejeztem, amit mondani akartam, elmondtam. Nyilván felmerül bennem is, hogy mi lesz, ha esetleg sokan érdeklődnek a téma iránt? Beszélgetések, előadások, riportok? Nos, ez egyáltalán nem tetszene, azt jelentené, hogy nem tudtam érthetően leírni azt, ami bennem megfogalmazódott. Én programozó vagyok, nem író vagy filozófus; abban reménykedem, hogy most már jobban tudok koncentrálni a következő feladatomra, a Hajnalvilág útitervben említett rendszer megtervezésére és megalkotására. Bízom benne, hogy meglesz a segítség, a megfelelő közeg ennek a kialakítására. Nem számtalan közösség elérése a lényeg, hanem az, hogy azzal néhány csoporttal, amelyhez én eljutok, valóban hasznos eszközkészletet és tapasztalatbázist sikerüljön kialakítani, legyenek jó minták, amelyek a későbbiekben tovább örökíthetők. </text:p>
      <text:h text:style-name="P39" text:outline-level="3">… és a média?</text:h>
      <text:p text:style-name="P15">Jelen pillanatban nem hiszem, hogy sok szükségünk lenne egymásra. Állítólag bármilyen témáról legyen is szó, a népesség 5%-át elérve „bekerül a köztudatba”, és érdeklődést gerjeszt – számomra azonban ez nem cél. Sokkal fontosabb annak a tartalomnak a fejlesztése, amelyet később majd a közösségek adnak tovább egymásnak; a tömegmédia szerepe ebben elhanyagolható.</text:p>
      <text:p text:style-name="P15">A média abból él, hogy az ismertség illúziójával magába szívja a kreativitást, majd a saját hordalékkupacára üríti az ott felhalmozódott, meglehetősen kétes tartalom közé. Bármit kiárusít, csak egyvalamire figyel: ne veszélyeztesse saját szerepét. Ha elég jól sikerült elmagyaráznom, hogy véleményem szerint a média mai formájának rövid időn belül el kell tűnnie a világból, akkor reménykedhetem abban, hogy egy darabig békén hagy, magától nem fogja a Hajnalvilágot „hírként feldobni”. Amennyiben ennek ellenére hírré válna, akkor jön a bulvár vagy a politikai festegetés, hátha sikerül a saját posványukba belesimogatni. Remélem, addigra olyan szintre jutok a megvalósításban, hogy ez már ne jelentsen veszélyt. </text:p>
      <text:p text:style-name="P15">Pesszimistának tűnik a hozzáállásom? Az. Nem várom egyetlen ragadozótól sem, hogy a két szép szememért szeressen, ha meg is ehet...</text:p>
      <text:h text:style-name="P39" text:outline-level="3">Nem félsz?</text:h>
      <text:p text:style-name="P76">Dehogynem. Nem ritkán üldögélek a tévé előtt, bokszmeccset nézek (nem hittem volna, hogy ennyire egyformák vagyunk, apu...) vagy valami agymenést a Spektrumon, és azon gondolkodom: milyen szánalmas ez a hajnalvilágos erőlködés. Nem maradhatna minden ugyanígy, mit akarok még? Van családom, házam, életem...</text:p>
      <text:p text:style-name="P76">Vajon hányan fognak értetlenkedni, nevetni rajtam, viccet csinálni belőlem azért, mert ilyen patetikus marhaságokat adok elő? Vagy hányan és mennyire fognak rám haragudni, fenyegetni vagy bántani, ha tényleg elég jó vagyok, és lelkivilágukba vagy üzleti érdekeikbe gázolok? Ha tényleg értéktelen ötlethalmaz, amit itt elmondok, amit joggal dob félre mindenki, a világ pedig szépen megy tovább a mostani úton, és nem lesz semmi baj, én pedig elpazarolom az időmet, amikor ezzel foglalkozom?</text:p>
      <text:p text:style-name="P76">Persze, hogy félek, bizonytalan vagyok. Azt viszont teljes bizonyossággal érzem: ezek a gondolatok bennem vannak, és ki akarnak szabadulni a fejemből; annál erősebb félelmem ma nincs, hogy halálom pillanatában azt látom majd: nem adtam meg nekik minden esélyt.</text:p>
      <text:h text:style-name="P20" text:outline-level="2"/>
      <text:h text:style-name="P77" text:outline-level="2">Motivációk</text:h>
      <text:p text:style-name="P47">A fenti szövegből szándékom szerint nem érzékelhető, de a leírtakkal összemérhető fontosságú kérdés az, hogy vajon mi késztet engem a megírására. Állításom szerint az általánostól gyökeresen eltérő nézőpont­ból vizsgálom világunk jelenségeit. Ugyan mi tesz engem képessé erre a másféle szemléletre? Van-e valamilyen rejtett, hátsó szándékom, amelyet ily módon elérhetek? Milyen motivációk mozgatnak? Ezekre a kérdésekre én magam természetesen nem adhatok választ, csak annyit tehetek, hogy rövi­den írok magamról, igyekszem összefoglalni életem meghatározó eseményeit, aztán az Olvasóra bízom: elfogadja vagy sem az elemzést az elemző ismeretében.</text:p>
      <text:p text:style-name="P47">1973 január 6-án születtem Szegeden, szüleim zenészek voltak. Úgy hatéves lehettem, amikor Down-kórral született testvérem másfél éves korában meghalt: lyukas szíve, amely minden időjárás-változásnál rosszullétet okozott, nem volt operálható. Ebből az időszakból gyakorlatilag nincsenek emlékképeim. Az emlékezés azóta is furcsán működik nálam: folyamatok, szerkezetek jól megmaradnak bennem, de konkrétumok (események, időpontok, arcok, nevek) alig.</text:p>
      <text:p text:style-name="P47">A szegedi óvoda után az iskolát Debrecenben kezdtem, majd szüleim válása után harmadikos koromtól Szombathelyen tanultam, költözés miatt ötödikes koromban ismét új helyen. Alapvetően mindegyik közösségben jól éreztem magam, és azt hiszem, azóta sem jelent problémát egy ismeretlen, de nem ellenséges környezetbe való beilleszkedés. Igyekszem gyorsan felmérni az erőviszonyokat, és semleges pozícióba helyezkedni, önmagamban tisztázni és a környezettel megismertetni saját motivációimat. Sokszor szembesültem az emberi környezet teljes cseréjével, így saját „pozícióm” elveszítette jelentőségét; sokkal inkább számít, hogy mit tehetek és mit tanulhatok meg az adott helyen. Ugyanígy barátságok keletkeztek és múltak el egymás után – talán ezért igyekszem mindent beleadni egy kapcsolatba, amíg tart, és nem sírom vissza, ha vége.</text:p>
      <text:p text:style-name="P47">Édesanyámat, akivel harmadikos koromtól a gimnázium végéig kettesben éltünk, húgom elvesztése, súlyos és fájdalmas betegségek és a mindennapok küzdelmei mély válságba sodorták. Így minden nap szembesülnöm kellett egy olyan problémával, melyet sem megérteni, sem megoldani nem voltam képes. Huszonéves fejjel értettem meg, hogy mennyit köszönhetek neki, hitem szerint mekkora áldozatot hozott ő azért, hogy én azzá lehessek, aki ma vagyok. Ő teremtette meg azt a környezetet, amely elől folyamatosan befelé, a gondolataimba menekültem, gyakorlatilag szerzetesi életet éltem a hétköznapi környezetben, mert az engem foglalkoztató problémákhoz egyszerűen nem értek fel azok a szórakozások és csatározások, amelyek kitöltik egy iskolás gyerek életét. Amikor ezt végre először képes voltam őszintén megköszönni neki, és több mint egy évtizednyi harag, sértettség és önsajnálat után szeretettel nézni rá, elveszítettem őt: otthon elesett, és maradandó agysérülést szenvedett, ma testvérei gondozzák.</text:p>
      <text:p text:style-name="P47">Édesapám mindig egyfajta távoli menedéket jelentett, de tudtam, hogy nem tudna mit kezdeni velem; a nyári szüneteket mindig együtt töltöttük, jól elvoltunk. Majdnem harminc évesnek kellett lennem, amire megértettem, mennyire hasonlók voltunk. Ekkorra tudtam meg, milyen az, amikor küldetésként élem meg a munkámat, megérzem azt, hogy vannak dolgok, amiket én akarok megcsi­nálni bármi áron, mert él bennem egy kép a megvalósítandó egészről. Láttam, mennyire nehéz ezt összeegyeztetni egy családdal, a hétköznapi feladatokkal, a saját élet kézben tartásával; nekem sem sikerült úgy, ahogy szerettem volna. Neki nem adatott meg az egészséges, boldog, tragédiától men­tes együttlét ajándéka, ami nekem végül igen. Nem teljesíthette volna életfeladatát, ha együtt maradunk. 2007. január 23-án hunyt el a második stroke után. Távozása nemcsak űrt hagyott maga után, hanem be is töltött egy másikat: ő az <text:span text:style-name="T1">apám</text:span>, akit ismertem, és aki belépett az <text:span text:style-name="T1">Ősök</text:span> sorába, akik közül senkit nem ismertem. Most én vagyok az éle ennek a szerszámnak, amíg magam is távozni nem fogok. Eddigi életem során mindig kísér egy-egy mondattöredék, amely a legjobban kifejezi gondolkodásomat. Ez apám haláláig a Szárnyas fejvadász című film egyik mondata volt: <text:span text:style-name="T1">„...mindazok a pillanatok eltűnnek az Időben, mint könnycseppek az esőben”</text:span>. </text:p>
      <text:p text:style-name="P47"/>
      <text:p text:style-name="P48">Ma ezt írnám nem létező címeremre:</text:p>
      <text:p text:style-name="P78">Az Ősök tiszteletére,<text:line-break/>Minden társ hasznára,<text:line-break/>Az utódok örömére.</text:p>
      <text:p text:style-name="P35">Tőle kaptam első számítógépemet ötödikes koromban, egy Commodore C116-ost. Fél évig játszottam vele, aztán meguntam, és programozni kezdtem. Ez egy kiváló menedék volt a hétköznapi élet problémái elől, ugyanis ami a gépen nem jól működött, az az én hibám volt, és legalább volt esélyem kijavítani. Ez a hozzáállás azóta is jellemző rám: természetesnek tekintem, hogy hibákat követek el, ennek beismerése nem okoz problémát; sőt, mindig örülök, amikor rábukkanok végre az okára (szerintem programozó abból lesz, aki képes őszintén örülni, amikor végre lehülyézheti magát...). Gimnazista koromban egy nyári szünetben heteket dolgoztam egy programon, amelyet hazaérve első mozdulatommal menthetetlenül letöröltem, amikor fel akartam másolni az iskolai gépre. Pár perc dühöngés után rájöttem, hogy a valódi munka nem a program megírása volt, hanem hogy képessé váltam létrehozni azt: a fejemben továbbra is ott volt az egész, és néhány óra múlva újra működött. Programozó szakra mentem az egyetemen, de a főiskolai diploma megszerzése (3 év) után otthagytam: nem volt semmi, ami a folytatásra késztetett volna. Másfél év polgári szolgálat következett (SOTE Gyermekklinika, beteghordó), meghatározó idősza­ka életemnek, azóta is szeretnék egészségügyi rendszeren dolgozni. Azóta folyamatosan gép előtt ülök, szép feladatokon és jó emberekkel volt szerencsém együtt dolgozni. Ráadásul amióta progra­mo­zok, formálódik bennem egy rendszer gondolata: a számítástechnika világát is szeretném felforgatni.</text:p>
      <text:p text:style-name="P15">Párkapcsolataimban szerencsés voltam. Óvodáskori „felesékemtől” elszakított a költözés, a rá következő évek ilyen történetek nélkül teltek el, a kamaszodás érdeklődésén és rajongásán valódi kapcsolat nélkül léptem át. Középiskolában tetszett egy lány, a nyári szünetben vettem a bátorságot, és levelet írtam neki – amikor találkoztunk, elmondta, hogy van barátja. Ezután egy plátói időszak következett, talán sosem mondtam meg annak a lánynak, hogy tetszett nekem. Az egyetem alatt másfél évig jártam első komoly barátnőmmel, akivel azóta is jó barátok vagyunk; rajta keresztül ismertem meg sok év múltán második barátnőmet, aki tíz éve feleségem és három gyermekünk anyja. A kettő között érzésem szerint lett volna lehetőségem kapcsolatok kialakítására, de a másik ember iránti tisztelet soha nem engedte, hogy a kellemes időtöltés kedvéért nem létező érzelmeket hazudjak. Folyamatos küzdelemben inkább vártam és reméltem egy olyan erejű kapcso­latot, amelynek nem tudok képes ellenállni. Visszatekintve azt mondom, nem vesztettem semmit, és végül megkaptam mindent, amiről csak álmodtam: a munkával, küzdelmekkel teli évek, sok belső változás és három fiú után, talán kicsit érettebb fejjel de változatlan erővel szeretjük egymást.</text:p>
      <text:p text:style-name="P15">Apaként tapasztaltam meg, mennyire távol vagyok attól az ideáltól, amit önmagamról képzeltem. Kezdve azzal, hogy a lelkesedés első hetei után rám törő pánikban képes voltam megkérdezni, hogy akarjuk-e leendő gyermekünket... én menekültem volna, de Renáta kitartott, segített átlépnem ezen a ponton. A feszített munka, az alváshiány, az új felelősség sokkal többet vett ki belőlem, mint valaha hittem volna, figyelmetlen és durva voltam a fiúkhoz, akik mindhárman rendkívül élénk agyat örököltek. Ez ma öröm, de akkor az „azért sem alszom el” hozzáállásban öltött testet, amit nagyon rosszul viseltem: megint egy probléma, ami nagyon zavar, de én nem oldhatom meg... Sokkal könnyebb így, hogy a fiúk már nagyobbak, és kevesebb a frontális ütközés közöttünk. Jelenlegi nagy álmom az, hogy lehetőségem legyen visszahúzódni a „szabályalkotó és betartató” szerepből egy inkább megbeszélésen, meggyőzésen alapuló kapcsolatba, de lehet, hogy túl sokat várok, és ez még sok év múlva jön csak el. Azt értem és érzem, mit miért csinálnak, azt viszont gyakran elfelejtem, hogy gyerekként olyan hatások gyakoroltak rám meghatározó befolyást, amelyektől minden erőmmel védem őket, ráadásul az a rendszer, amit átadni próbálok, bennem is sok év alatt formálódott. A szavak, szabályok egyszerűek, érthetőek – ettől még nem könnyebb kérdés nélkül betartani őket.</text:p>
      <text:p text:style-name="P15"/>
      <text:p text:style-name="P5">A spiritualitás mindig is vonzott, ebben reméltem megtalálni a hétköznapi világ valós működése és a fennen hangoztatott elvek között feszülő ellentét feloldását, ugyanakkor a józan ész kritikájával igyekeztem szemlélni a különféle tanítókat és módszereket. Alsó tagozatos koromban találkoztam Lao-ce Tao te king-jével és Csuang-ce elmélkedéseivel; akkor úgy gondoltam, hogy teljesen felesleges bármit is csinálnom, hiszen ők már minden lényegeset elmondtak... Aztán Buddha beszédei, a Zen-buddhizmusról szóló könyvek, az akkoriban megjelenő agykontroll, TM, Reiki következett az évek során. Nagyon sokáig tartott, amíg képessé váltam elkülöníteni a hétköznapokban és a történelemben megjelenő egyház visszásságait a vallás elveitől, és először befogadó lélekkel olvasni az Újszövetséget. Nem tartom magam az általános definíció szerinti keresztény vallású embernek, viszont mélyen tisztelem azt a megalkuvás nélküli, matematikai szintű tisztaságot és precizitást, amely Jézus szavaiban jelen van; megtanultam tisztelni az egyház fenntartóinak és követőinek áldozatos munkáját. Szabadon választottam, hogy hiszek a Szeretetben és szeretem Istent, de nem sokat foglalkozom azzal, hogy milyen néven kell szólítani, és milyen szertartásokkal kell tisztelni. Úgy gondolom, az egyedüli értékmérő az életem, cselekedeteim, szavaim – és az álmaim, melyeket követve kiválasztom a holnapomat.</text:p>
      <text:p text:style-name="P15">Egyetemista koromban találkoztam azzal az emberrel, akit azóta is spirituális mesteremnek tekintek, bár nagyon ritkán találkozunk. Akkor én sok elképzeléssel, vágyakkal és elvárásokkal rendelkeztem – ő pedig egy személyesen átélt halálközeli élménnyel, és az ebből származó különleges bizonyossággal, szabadsággal és tudással. Ez is jellemző: nem úgy lett mesterem, hogy nagyon kerestem és végre megtaláltam, hanem úgy, hogy élt bennem egy kép, és minden ellenállásom dacára kénytelen voltam elfogadni, hogy bizony ő az. Létrehoztunk egy alapítványt, (majd ebből a feltételek megváltozása miatt később egy másodikat,) amely alapvetően a Szeretet fogalmával, annak megélésével és megjelenítésével kapcsolatos kérdésekkel foglalkozik, és amely mára, sok nagyszerű ember áldozatos munkája révén az ország számos pontján aktívan tevékenykedik. Én magam meglehetősen távolra kerültem tőle, mert egy ponton túl nem éreztem őszintének azt a szerepet, amit betöltöttem, betölthettem volna. Új feladataim lettek: család, gyermekek, munka, és azt éreztem, hogy az Út, aminek bejárásáért jöttem, azt kívánja tőlem, hogy ne csak elméletben ismerjem meg a mai életet, hanem meg is tapasztaljam azt.</text:p>
      <text:p text:style-name="P15">Ez a meglehetősen összezsugorított történet vezetett mai állapotomhoz, amely ismét röviden összefoglalva a következő: végre elkezdtem dolgozni azon a több, mint tíz éve dédelgetett-formálgatott programozási munkámon, amivel fejtetőre szeretném állítani a számítástechnika mai koncepcióit – vagy inkább a talpára állítani azt, ami ma a pénzügyi szempontok uralma miatt a feje tetején áll. Létrehoztam egy alapítványt azért, hogy tulajdonosa legyen az általam létrehozott mindenféle alkotásnak, így lehetetlenné tegye, hogy akár én, akár bárki más eladja, és megfossza azoktól az alapelvektől, amelyeket mindennél fontosabbnak tartok. Így keletkezett ez az írás is.</text:p>
      <text:p text:style-name="P15">Ha tévedek, akkor ostoba módon pazarlom el az életem nem kis részét; akik ismernek, tudják, hogy ebben már nagy gyakorlatom van... Ha igazam van, szelet vetek, és vihart aratok. Tudatában vagyok ennek, és <text:span text:style-name="T1">akarok</text:span> vihart aratni, mert minden elemzésem, gondolkodásom arra a következtetésre vezet, hogy önpusztító rendszerben élek, amelyben nincs motiváció arra, hogy magától új pályára álljon, mivel azonban záros határidőn belül feléli erőforrásait, mindenképpen gyökeresen meg fog változni. Ha már elkerülhetetlen a vihar, legalább érjen a fedélzeten, a vitorláknál vagy evezőknél vagy bárhol, ahol úgy érzem, esélyem van tenni valamit – szemben azzal, hogy egy kabinban kucorogjak, amíg a hajót olyan szándékok irányítják, amelyek legjobb tudásom szerint pusztulásba viszik.</text:p>
      <text:p text:style-name="P15">Mit szeretnék elérni mindezzel? Édesapám hamvai hozzá méltó módon egy tökéletes, fekete gránit­kockában voltak. Amikor a búcsúztatáskor elléptem mellőle, végignéztem az összegyűlt embere­ken, mélyet sóhajtottam, és bár ez rám nem jellemző, két verssor jutott eszembe. Úgy éreztem, eb­ben a pillanatban Apám búcsúzott bennem mindenkitől, akik elkísérték az úton. Amikor számomra is lejár majd az idő, tagadás, panasz és szabadkozás nélkül én is így akarok búcsúzni tőle.</text:p>
      <text:p text:style-name="P78">Köszönjük élet! áldomásidat,<text:line-break/>Ez jó mulatság, férfi munka vo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Wingdings" svg:font-family="Wingdings" style:font-pitch="variable" style:font-charset="x-symbol"/>
    <style:font-face style:name="StarSymbol" svg:font-family="StarSymbol"/>
    <style:font-face style:name="Tahoma1" svg:font-family="Tahoma"/>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letter-kerning="tru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u" fo:country="HU"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hadow="none"/>
      <style:text-properties fo:font-size="11.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margin-top="0cm" fo:margin-bottom="0.31cm" fo:text-align="center" style:justify-single-word="false" fo:break-before="page"/>
      <style:text-properties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319cm" fo:margin-bottom="0.21cm"/>
      <style:text-properties fo:font-size="12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class="text" style:default-outline-level="4">
      <style:paragraph-properties fo:margin-top="0.22cm" fo:margin-bottom="0.21cm"/>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Hajnalvilág_20_szövegtörzs" style:display-name="Hajnalvilág szövegtörzs" style:family="paragraph" style:parent-style-name="Text_20_body"/>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start" style:justify-single-word="false">
        <style:tab-stops>
          <style:tab-stop style:position="8.493cm" style:type="center"/>
          <style:tab-stop style:position="16.999cm" style:type="right"/>
        </style:tab-stops>
      </style:paragraph-properties>
    </style:style>
    <style:style style:name="P2" style:family="paragraph" style:parent-style-name="Footer">
      <style:paragraph-properties fo:text-align="start" style:justify-single-word="false"/>
    </style:style>
    <style:style style:name="T1" style:family="text">
      <style:text-properties fo:font-style="italic" style:font-style-asian="italic" style:font-style-complex="italic"/>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4cm" fo:margin-left="0cm" fo:margin-right="0cm" fo:margin-bottom="0.3cm" fo:border-top="none" fo:border-bottom="0.002cm solid #000000" fo:border-left="none" fo:border-right="none" fo:padding="0cm" style:shadow="none" style:dynamic-spacing="false"/>
      </style:header-style>
      <style:footer-style>
        <style:header-footer-properties fo:min-height="0.699cm" fo:margin-left="0cm" fo:margin-right="0cm" fo:margin-top="0.199cm" fo:border="none" fo:padding="0cm" style:shadow="none" style:dynamic-spacing="false"/>
      </style:footer-style>
    </style:page-layout>
  </office:automatic-styles>
  <office:master-styles>
    <style:master-page style:name="Standard" style:page-layout-name="pm1"/>
    <style:master-page style:name="First_20_Page" style:display-name="First Page" style:page-layout-name="pm1" style:next-style-name="Standard"/>
    <style:master-page style:name="HTML" style:page-layout-name="pm2"/>
    <style:master-page style:name="Hajnalvilág_20_fedlap" style:display-name="Hajnalvilág fedlap" style:page-layout-name="pm1"/>
    <style:master-page style:name="Hajnalvilág_20_tartalom" style:display-name="Hajnalvilág tartalom" style:page-layout-name="pm3">
      <style:header>
        <text:p text:style-name="P1"><text:span text:style-name="T1"><text:tab/><text:tab/></text:span><text:span text:style-name="T1"><text:chapter text:display="number-and-name" text:outline-level="2">A válságot okozó tényezők</text:chapter></text:span></text:p>
      </style:header>
      <style:footer>
        <text:p text:style-name="P2"><text:tab/><text:tab/><text:page-number text:select-page="current">3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Hajnalvilág</dc:title>
    <dc:subject>Hajnalvilág</dc:subject>
    <meta:creation-date>2008-08-11T03:36:19</meta:creation-date>
    <dc:creator>Loránd Kedves</dc:creator>
    <dc:date>2010-12-29T07:46:57</dc:date>
    <dc:language>hu-HU</dc:language>
    <meta:editing-cycles>779</meta:editing-cycles>
    <meta:editing-duration>P87DT10H17M41S</meta:editing-duration>
    <meta:user-defined meta:name="Ver">0.9</meta:user-defined>
    <meta:user-defined meta:name="Info 2"/>
    <meta:user-defined meta:name="Info 3"/>
    <meta:user-defined meta:name="Info 4"/>
    <meta:document-statistic meta:table-count="1" meta:image-count="1" meta:object-count="0" meta:page-count="118" meta:paragraph-count="928" meta:word-count="63501" meta:character-count="444054"/>
  </office:meta>
</office:document-meta>
</file>